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05E0000005E47394922.png"/>
  <manifest:file-entry manifest:media-type="image/png" manifest:full-path="Pictures/10000000000000200000002000309F1C.png"/>
  <manifest:file-entry manifest:media-type="image/gif" manifest:full-path="Pictures/100002000000000E00000007CD436858.gif"/>
  <manifest:file-entry manifest:media-type="image/gif" manifest:full-path="Pictures/100002000000000B0000000B0893AE92.gif"/>
  <manifest:file-entry manifest:media-type="image/png" manifest:full-path="Pictures/1000000000000640000004B0EC954AE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0066cc" draw:textarea-horizontal-align="justify" draw:textarea-vertical-align="middle" draw:auto-grow-height="false"/>
    </style:style>
    <style:style style:name="gr3" style:family="graphic" style:parent-style-name="standard">
      <style:graphic-properties draw:fill-color="#008000" draw:textarea-horizontal-align="justify" draw:textarea-vertical-align="middle" draw:auto-grow-height="false"/>
    </style:style>
    <style:style style:name="gr4" style:family="graphic" style:parent-style-name="standard">
      <style:graphic-properties draw:fill-color="#dc2300" draw:textarea-horizontal-align="justify" draw:textarea-vertical-align="middle" draw:auto-grow-height="false"/>
    </style:style>
    <style:style style:name="gr5" style:family="graphic" style:parent-style-name="standard">
      <style:graphic-properties draw:fill-color="#999999" draw:textarea-horizontal-align="justify" draw:textarea-vertical-align="middle" draw:auto-grow-height="false"/>
    </style:style>
    <style:style style:name="gr6" style:family="graphic" style:parent-style-name="standard">
      <style:graphic-properties draw:fill-color="#9966cc" draw:textarea-horizontal-align="justify" draw:textarea-vertical-align="middle" draw:auto-grow-height="false"/>
    </style:style>
    <style:style style:name="gr7" style:family="graphic" style:parent-style-name="standard">
      <style:graphic-properties draw:stroke="dash" draw:fill="none" draw:fill-hatch-name="Black_20_0_20_Degrees" draw:fill-hatch-solid="false" draw:textarea-horizontal-align="justify" draw:textarea-vertical-align="top" draw:auto-grow-height="false"/>
    </style:style>
    <style:style style:name="gr8" style:family="graphic" style:parent-style-name="standard">
      <style:graphic-properties draw:stroke="dash" draw:fill="none" draw:fill-hatch-name="Black_20_0_20_Degrees" draw:fill-hatch-solid="false" draw:textarea-horizontal-align="justify" draw:textarea-vertical-align="bottom" draw:auto-grow-height="false"/>
    </style:style>
    <style:style style:name="gr9" style:family="graphic" style:parent-style-name="standard">
      <style:graphic-properties svg:stroke-width="0.1cm" svg:stroke-color="#cccc00" draw:marker-start-width="0.45cm" draw:marker-end-width="0.45cm" draw:textarea-horizontal-align="center"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color="#0066cc" draw:textarea-horizontal-align="justify" draw:textarea-vertical-align="top" draw:auto-grow-height="false"/>
    </style:style>
    <style:style style:name="gr12" style:family="graphic" style:parent-style-name="standard">
      <style:graphic-properties svg:stroke-width="0.1cm" svg:stroke-color="#cccc00" draw:marker-start-width="0.45cm" draw:marker-end-width="0.45cm" draw:textarea-horizontal-align="right" draw:textarea-vertical-align="middle" fo:padding-top="0.175cm" fo:padding-bottom="0.175cm" fo:padding-left="0.3cm" fo:padding-right="0.3cm"/>
    </style:style>
    <style:style style:name="gr13" style:family="graphic" style:parent-style-name="standard">
      <style:graphic-properties draw:fill="none" draw:fill-color="#0066cc" draw:textarea-horizontal-align="justify" draw:textarea-vertical-align="middle" draw:auto-grow-height="false"/>
    </style:style>
    <style:style style:name="gr14" style:family="graphic" style:parent-style-name="standard">
      <style:graphic-properties draw:fill-color="#ffff66" draw:textarea-horizontal-align="justify" draw:textarea-vertical-align="middle" draw:auto-grow-height="fals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marker-start="Arrow" draw:marker-start-width="0.3cm" draw:marker-end="Arrow" draw:marker-end-width="0.3cm" draw:textarea-horizontal-align="center" draw:textarea-vertical-align="middle"/>
    </style:style>
    <style:style style:name="gr18" style:family="graphic" style:parent-style-name="standard">
      <style:graphic-properties draw:marker-end="Arrow" draw:marker-end-width="0.3cm" draw:textarea-horizontal-align="center" draw:textarea-vertical-align="botto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draw:fill-color="#ffff66" draw:textarea-horizontal-align="justify" draw:textarea-vertical-align="middle" draw:auto-grow-height="false" fo:min-height="0cm" fo:min-width="0cm" fo:wrap-option="no-wrap"/>
    </style:style>
    <style:style style:name="gr23" style:family="graphic" style:parent-style-name="standard">
      <style:graphic-properties svg:stroke-width="0.1cm" svg:stroke-color="#0066cc" draw:marker-start-width="0.45cm" draw:marker-end="Arrow" draw:marker-end-width="0.45cm" draw:textarea-horizontal-align="center" draw:textarea-vertical-align="middle" fo:padding-top="0.175cm" fo:padding-bottom="0.175cm" fo:padding-left="0.3cm" fo:padding-right="0.3cm"/>
    </style:style>
    <style:style style:name="gr24" style:family="graphic" style:parent-style-name="standard">
      <style:graphic-properties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25" style:family="graphic" style:parent-style-name="standard">
      <style:graphic-properties draw:stroke="dash" draw:marker-end="Arrow" draw:marker-end-width="0.3cm" draw:textarea-horizontal-align="center" draw:textarea-vertical-align="bottom"/>
    </style:style>
    <style:style style:name="gr26" style:family="graphic" style:parent-style-name="standard">
      <style:graphic-properties draw:stroke="none" svg:stroke-color="#000000" draw:fill="none" draw:fill-color="#ffffff" draw:auto-grow-height="true" draw:auto-grow-width="false" fo:max-height="0cm" fo:min-height="6.502cm"/>
    </style:style>
    <style:style style:name="gr27" style:family="graphic" style:parent-style-name="standard">
      <style:graphic-properties draw:stroke="dash" draw:marker-start="Arrow" draw:marker-end="" draw:marker-end-width="0.3cm" draw:textarea-horizontal-align="center" draw:textarea-vertical-align="bottom"/>
    </style:style>
    <style:style style:name="gr28" style:family="graphic" style:parent-style-name="standard">
      <style:graphic-properties draw:fill="solid" draw:fill-color="#94bd5e" draw:textarea-horizontal-align="justify" draw:textarea-vertical-align="middle" draw:auto-grow-height="false"/>
    </style:style>
    <style:style style:name="gr29" style:family="graphic" style:parent-style-name="standard">
      <style:graphic-properties draw:marker-end="Arrow" draw:marker-end-width="0.3cm" draw:textarea-horizontal-align="center" draw:textarea-vertical-align="bottom"/>
    </style:style>
    <style:style style:name="gr30" style:family="graphic" style:parent-style-name="standard">
      <style:graphic-properties draw:marker-end="Arrow" draw:marker-end-width="0.3cm" draw:textarea-horizontal-align="right" draw:textarea-vertical-align="top"/>
    </style:style>
    <style:style style:name="gr31" style:family="graphic" style:parent-style-name="standard">
      <style:graphic-properties draw:fill-color="#aecf00" draw:textarea-horizontal-align="justify" draw:textarea-vertical-align="middle" draw:auto-grow-height="false" fo:min-height="0cm" fo:min-width="0cm" fo:wrap-option="no-wrap"/>
    </style:style>
    <style:style style:name="gr32" style:family="graphic" style:parent-style-name="standard">
      <style:graphic-properties draw:fill-color="#ffff00" draw:textarea-horizontal-align="center" draw:textarea-vertical-align="middle" draw:auto-grow-height="false" fo:min-height="0cm" fo:min-width="0cm" fo:wrap-option="no-wrap"/>
    </style:style>
    <style:style style:name="gr33" style:family="graphic" style:parent-style-name="standard">
      <style:graphic-properties draw:marker-end="Arrow" draw:marker-end-width="0.3cm" draw:textarea-horizontal-align="left" draw:textarea-vertical-align="top"/>
    </style:style>
    <style:style style:name="gr34" style:family="graphic" style:parent-style-name="standard">
      <style:graphic-properties draw:marker-end="Arrow" draw:marker-end-width="0.3cm" draw:textarea-horizontal-align="left" draw:textarea-vertical-align="bottom"/>
    </style:style>
    <style:style style:name="gr35" style:family="graphic" style:parent-style-name="standard">
      <style:graphic-properties draw:marker-end="Arrow" draw:marker-end-width="0.3cm" draw:textarea-horizontal-align="right" draw:textarea-vertical-align="bottom"/>
    </style:style>
    <style:style style:name="gr36" style:family="graphic" style:parent-style-name="standard">
      <style:graphic-properties draw:stroke="dash" draw:stroke-dash="Fine_20_Dashed_20__28_var_29_" draw:marker-end="Arrow" draw:marker-end-width="0.3cm" draw:textarea-horizontal-align="center" draw:textarea-vertical-align="middle"/>
    </style:style>
    <style:style style:name="gr37" style:family="graphic" style:parent-style-name="standard">
      <style:graphic-properties draw:stroke="dash" draw:stroke-dash="Fine_20_Dashed" draw:textarea-horizontal-align="center" draw:textarea-vertical-align="middle"/>
    </style:style>
    <style:style style:name="gr38" style:family="graphic" style:parent-style-name="standard">
      <style:graphic-properties draw:stroke="dash" draw:stroke-dash="Fine_20_Dashed" draw:marker-end="Arrow" draw:marker-end-width="0.3cm" draw:textarea-horizontal-align="center" draw:textarea-vertical-align="middle"/>
    </style:style>
    <style:style style:name="gr39" style:family="graphic" style:parent-style-name="standard">
      <style:graphic-properties svg:stroke-color="#000000"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204cm"/>
    </style:style>
    <style:style style:name="gr41" style:family="graphic" style:parent-style-name="standard">
      <style:graphic-properties draw:stroke="none" svg:stroke-color="#000000" draw:fill="none" draw:fill-color="#ffffff" draw:auto-grow-height="true" draw:auto-grow-width="false" fo:max-height="0cm" fo:min-height="0.704cm"/>
    </style:style>
    <style:style style:name="gr42" style:family="graphic" style:parent-style-name="standard">
      <style:graphic-properties svg:stroke-color="#5e11a6" draw:textarea-horizontal-align="justify" draw:textarea-vertical-align="middle" draw:auto-grow-height="false"/>
    </style:style>
    <style:style style:name="gr43" style:family="graphic" style:parent-style-name="standard">
      <style:graphic-properties draw:fill-color="#2323dc" draw:textarea-horizontal-align="justify" draw:textarea-vertical-align="middle" draw:auto-grow-height="false"/>
    </style:style>
    <style:style style:name="gr44" style:family="graphic" style:parent-style-name="standard">
      <style:graphic-properties draw:fill-color="#ffffff" draw:textarea-horizontal-align="justify" draw:textarea-vertical-align="middle" draw:auto-grow-height="false"/>
    </style:style>
    <style:style style:name="gr45" style:family="graphic" style:parent-style-name="standard">
      <style:graphic-properties svg:stroke-width="0.1cm" svg:stroke-color="#dc2300" draw:marker-start-width="0.45cm" draw:marker-end="Arrow" draw:marker-end-width="0.45cm" draw:textarea-horizontal-align="center" draw:textarea-vertical-align="middle" fo:padding-top="0.175cm" fo:padding-bottom="0.175cm" fo:padding-left="0.3cm" fo:padding-right="0.3cm"/>
    </style:style>
    <style:style style:name="gr46" style:family="graphic" style:parent-style-name="standard">
      <style:graphic-properties draw:stroke="none" svg:stroke-color="#000000" draw:fill="none" draw:fill-color="#ffffff" draw:auto-grow-height="true" draw:auto-grow-width="false" fo:max-height="0cm" fo:min-height="1.639cm"/>
    </style:style>
    <style:style style:name="gr47" style:family="graphic" style:parent-style-name="standard">
      <style:graphic-properties draw:stroke="none" svg:stroke-color="#000000" draw:fill="none" draw:fill-color="#ffffff" draw:auto-grow-height="true" draw:auto-grow-width="false" fo:max-height="0cm" fo:min-height="1.25cm"/>
    </style:style>
    <style:style style:name="gr48" style:family="graphic" style:parent-style-name="standard">
      <style:graphic-properties draw:marker-end="Arrow" draw:marker-end-width="0.3cm" draw:textarea-horizontal-align="right" draw:textarea-vertical-align="middle"/>
    </style:style>
    <style:style style:name="pr1" style:family="presentation" style:parent-style-name="oranssi-subtitle">
      <style:graphic-properties draw:fill-color="#ffffff" draw:auto-grow-height="true" fo:min-height="17.936cm"/>
    </style:style>
    <style:style style:name="pr2" style:family="presentation" style:parent-style-name="oranssi-notes">
      <style:graphic-properties draw:fill-color="#ffffff" draw:auto-grow-height="true" fo:min-height="13.365cm"/>
    </style:style>
    <style:style style:name="pr3" style:family="presentation" style:parent-style-name="oranssi-title">
      <style:graphic-properties fo:min-height="3.506cm"/>
    </style:style>
    <style:style style:name="pr4" style:family="presentation" style:parent-style-name="oranssi-outline1" style:list-style-name="L2">
      <style:graphic-properties fo:min-height="13.859cm"/>
    </style:style>
    <style:style style:name="pr5" style:family="presentation" style:parent-style-name="oranssi-notes">
      <style:graphic-properties draw:fill-color="#ffffff" fo:min-height="13.364cm"/>
    </style:style>
    <style:style style:name="pr6" style:family="presentation" style:parent-style-name="oranssi-subtitle">
      <style:graphic-properties draw:textarea-horizontal-align="left" draw:textarea-vertical-align="top" draw:auto-grow-height="true" fo:min-height="13.86cm"/>
    </style:style>
    <style:style style:name="pr7" style:family="presentation" style:parent-style-name="oranssi-title">
      <style:graphic-properties fo:min-height="3.256cm"/>
    </style:style>
    <style:style style:name="pr8" style:family="presentation" style:parent-style-name="oranssi-notes">
      <style:graphic-properties draw:fill-color="#ffffff" fo:min-height="13.114cm"/>
    </style:style>
    <style:style style:name="pr9" style:family="presentation" style:parent-style-name="oranssi-subtitle">
      <style:graphic-properties draw:textarea-horizontal-align="left" draw:textarea-vertical-align="top" fo:min-height="13.609cm"/>
    </style:style>
    <style:style style:name="pr10" style:family="presentation" style:parent-style-name="oranssi-subtitle">
      <style:graphic-properties fo:min-height="13.609cm"/>
    </style:style>
    <style:style style:name="pr11" style:family="presentation" style:parent-style-name="oranssi-subtitle">
      <style:graphic-properties draw:textarea-horizontal-align="left" draw:textarea-vertical-align="top" fo:min-height="15.223cm"/>
    </style:style>
    <style:style style:name="pr12" style:family="presentation" style:parent-style-name="oranssi-subtitle">
      <style:graphic-properties draw:textarea-horizontal-align="left" draw:textarea-vertical-align="top" fo:min-height="15.652cm"/>
    </style:style>
    <style:style style:name="pr13" style:family="presentation" style:parent-style-name="oranssi-title">
      <style:graphic-properties draw:auto-grow-height="true" fo:min-height="3.507cm"/>
    </style:style>
    <style:style style:name="pr14" style:family="presentation" style:parent-style-name="oranssi-subtitle">
      <style:graphic-properties draw:fill-color="#ffffff" fo:min-height="13.609cm"/>
    </style:style>
    <style:style style:name="pr15" style:family="presentation" style:parent-style-name="oranssi-notes">
      <style:graphic-properties draw:fill-color="#ffffff" draw:auto-grow-height="true" fo:min-height="12.573cm"/>
    </style:style>
    <style:style style:name="pr16" style:family="presentation" style:parent-style-name="oranssi-subtitle">
      <style:graphic-properties draw:fill-color="#ffffff" draw:auto-grow-height="true" fo:min-height="13.86cm"/>
    </style:style>
    <style:style style:name="pr17" style:family="presentation" style:parent-style-name="oranssi-title">
      <style:graphic-properties fo:min-height="3cm"/>
    </style:style>
    <style:style style:name="pr18" style:family="presentation" style:parent-style-name="oranssi-subtitle">
      <style:graphic-properties draw:fill="none" draw:fill-color="#9999ff" draw:fill-gradient-name="Gradient_20_1" draw:fill-hatch-name="Black_20_0_20_Degrees" draw:fill-image-name="Sky" fo:min-height="13.609cm"/>
    </style:style>
    <style:style style:name="pr19" style:family="presentation" style:parent-style-name="oranssi-notes">
      <style:graphic-properties draw:fill-color="#ffffff" draw:auto-grow-height="true" fo:min-height="15.579cm"/>
    </style:style>
    <style:style style:name="pr20" style:family="presentation" style:parent-style-name="oranssi-notes">
      <style:graphic-properties draw:fill-color="#ffffff" draw:auto-grow-height="true" fo:min-height="23.772cm"/>
    </style:style>
    <style:style style:name="pr21" style:family="presentation" style:parent-style-name="oranssi-subtitle">
      <style:graphic-properties draw:auto-grow-height="true" fo:min-height="13.86cm"/>
    </style:style>
    <style:style style:name="P1" style:family="paragraph">
      <style:text-properties fo:color="#23b8dc" fo:font-family="'Times New Roman'" style:font-family-generic="roman" style:font-pitch="variable" fo:text-shadow="1pt 1pt"/>
    </style:style>
    <style:style style:name="P2" style:family="paragraph">
      <style:paragraph-properties fo:margin-left="0.6cm" fo:margin-right="0cm" fo:text-indent="-0.6cm"/>
    </style:style>
    <style:style style:name="P3" style:family="paragraph">
      <style:text-properties fo:color="#0000ff" fo:font-size="48pt" style:font-size-asian="48pt" style:font-size-complex="48pt"/>
    </style:style>
    <style:style style:name="P4" style:family="paragraph">
      <style:text-properties fo:color="#000000" fo:font-family="'Times New Roman'" style:font-family-generic="roman" style:font-pitch="variable" fo:font-size="24pt" fo:text-shadow="1pt 1pt" style:font-size-asian="24pt" style:font-size-complex="24pt"/>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text-properties fo:font-size="18pt" style:font-size-asian="18pt" style:font-size-complex="18pt"/>
    </style:style>
    <style:style style:name="P8" style:family="paragraph">
      <style:text-properties fo:color="#000000"/>
    </style:style>
    <style:style style:name="P9" style:family="paragraph">
      <style:paragraph-properties fo:text-align="center"/>
    </style:style>
    <style:style style:name="P10" style:family="paragraph">
      <style:paragraph-properties fo:text-align="center"/>
      <style:text-properties fo:color="#ffffff" fo:font-family="'Times New Roman'" style:font-family-generic="roman" style:font-pitch="variable" fo:text-shadow="1pt 1pt" fo:font-weight="bold" style:font-weight-asian="bold" style:font-weight-complex="bold"/>
    </style:style>
    <style:style style:name="P11" style:family="paragraph">
      <style:paragraph-properties fo:text-align="center"/>
      <style:text-properties fo:font-family="'Times New Roman'" style:font-family-generic="roman" style:font-pitch="variable" fo:text-shadow="1pt 1pt" fo:font-weight="bold" style:font-weight-asian="bold" style:font-weight-complex="bold"/>
    </style:style>
    <style:style style:name="P12" style:family="paragraph">
      <style:paragraph-properties fo:text-align="center"/>
      <style:text-properties fo:color="#000000" fo:font-family="'Times New Roman'" style:font-family-generic="roman" style:font-pitch="variable" fo:text-shadow="1pt 1pt" fo:font-weight="bold" style:font-weight-asian="bold" style:font-weight-complex="bold"/>
    </style:style>
    <style:style style:name="P13" style:family="paragraph">
      <style:text-properties fo:font-family="'Times New Roman'" style:font-family-generic="roman" style:font-pitch="variable" fo:font-size="20pt" fo:text-shadow="1pt 1pt" fo:font-weight="bold" style:font-size-asian="20pt" style:font-weight-asian="bold" style:font-size-complex="20pt" style:font-weight-complex="bold"/>
    </style:style>
    <style:style style:name="P14" style:family="paragraph">
      <style:paragraph-properties fo:text-align="justify"/>
    </style:style>
    <style:style style:name="P15" style:family="paragraph">
      <style:paragraph-properties fo:text-align="start"/>
      <style:text-properties fo:font-family="'Times New Roman'" style:font-family-generic="roman" style:font-pitch="variable" fo:font-size="18pt" style:font-size-asian="18pt" style:font-size-complex="18pt"/>
    </style:style>
    <style:style style:name="P16" style:family="paragraph">
      <style:paragraph-properties fo:text-align="center"/>
      <style:text-properties fo:color="#ffffff" fo:font-family="'Times New Roman'" style:font-family-generic="roman" style:font-pitch="variable" fo:font-size="18pt" fo:text-shadow="1pt 1pt" fo:font-weight="bold" style:font-weight-asian="bold" style:font-weight-complex="bold"/>
    </style:style>
    <style:style style:name="P17" style:family="paragraph">
      <style:paragraph-properties fo:text-align="center"/>
      <style:text-properties fo:color="#000000" fo:font-family="'Times New Roman'" style:font-family-generic="roman" style:font-pitch="variable" fo:font-size="18pt" fo:text-shadow="1pt 1pt" fo:font-weight="bold" style:font-weight-asian="bold" style:font-weight-complex="bold"/>
    </style:style>
    <style:style style:name="P18" style:family="paragraph">
      <style:text-properties fo:color="#ffffff" fo:font-family="'Times New Roman'" style:font-family-generic="roman" style:font-pitch="variable" fo:text-shadow="1pt 1pt" fo:font-weight="bold" style:font-weight-asian="bold" style:font-weight-complex="bold"/>
    </style:style>
    <style:style style:name="P19" style:family="paragraph">
      <style:text-properties fo:color="#000000" fo:font-family="'Times New Roman'" style:font-family-generic="roman" style:font-pitch="variable" fo:text-shadow="1pt 1pt" fo:font-weight="bold" style:font-weight-asian="bold" style:font-weight-complex="bold"/>
    </style:style>
    <style:style style:name="P20" style:family="paragraph">
      <style:text-properties fo:font-family="'Times New Roman'" style:font-family-generic="roman" style:font-pitch="variable" fo:text-shadow="none" fo:font-weight="normal" style:font-weight-asian="normal" style:font-weight-complex="normal"/>
    </style:style>
    <style:style style:name="P21" style:family="paragraph">
      <style:text-properties style:font-size-asian="20pt"/>
    </style:style>
    <style:style style:name="P22" style:family="paragraph">
      <style:paragraph-properties fo:text-align="center"/>
      <style:text-properties fo:font-family="'Times New Roman'" style:font-family-generic="roman" style:font-pitch="variable"/>
    </style:style>
    <style:style style:name="P23" style:family="paragraph">
      <style:paragraph-properties fo:text-align="center"/>
      <style:text-properties fo:font-family="'Times New Roman'" style:font-family-generic="roman" style:font-pitch="variable" fo:font-size="18pt"/>
    </style:style>
    <style:style style:name="P24" style:family="paragraph">
      <style:text-properties fo:color="#0066cc" fo:font-family="'Times New Roman'" style:font-family-generic="roman" style:font-pitch="variable" fo:text-shadow="1pt 1pt" fo:font-weight="bold" style:font-weight-asian="bold" style:font-weight-complex="bold"/>
    </style:style>
    <style:style style:name="P25" style:family="paragraph">
      <style:text-properties fo:color="#008000" fo:font-family="'Times New Roman'" style:font-family-generic="roman" style:font-pitch="variable" fo:text-shadow="1pt 1pt" fo:font-weight="bold" style:font-weight-asian="bold" style:font-weight-complex="bold"/>
    </style:style>
    <style:style style:name="P26" style:family="paragraph">
      <style:paragraph-properties fo:line-height="200%" fo:text-align="end"/>
    </style:style>
    <style:style style:name="P27" style:family="paragraph">
      <style:paragraph-properties fo:line-height="200%" fo:text-align="end"/>
      <style:text-properties fo:font-family="'Times New Roman'" style:font-family-generic="roman" style:font-pitch="variable" fo:font-size="14pt" style:font-size-asian="14pt" style:font-size-complex="14pt"/>
    </style:style>
    <style:style style:name="P28" style:family="paragraph">
      <style:paragraph-properties fo:text-align="center"/>
      <style:text-properties fo:font-family="'Times New Roman'" style:font-family-generic="roman" style:font-pitch="variable" fo:font-size="14pt" style:font-size-asian="14pt" style:font-size-complex="14pt"/>
    </style:style>
    <style:style style:name="P29" style:family="paragraph">
      <style:paragraph-properties fo:line-height="200%" fo:text-align="start"/>
    </style:style>
    <style:style style:name="P30" style:family="paragraph">
      <style:paragraph-properties fo:line-height="200%" fo:text-align="start"/>
      <style:text-properties fo:font-family="'Times New Roman'" style:font-family-generic="roman" style:font-pitch="variable" fo:font-size="14pt" style:font-size-asian="14pt" style:font-size-complex="14pt"/>
    </style:style>
    <style:style style:name="P31" style:family="paragraph">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2" style:family="paragraph">
      <style:text-properties style:font-size-asian="32pt"/>
    </style:style>
    <style:style style:name="P33" style:family="paragraph">
      <style:paragraph-properties fo:text-align="star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4" style:family="paragraph">
      <style:paragraph-properties fo:text-align="center"/>
      <style:text-properties fo:font-family="'Times New Roman'" style:font-family-generic="roman" style:font-pitch="variable" fo:font-size="20pt" style:font-size-asian="20pt" style:font-size-complex="20pt"/>
    </style:style>
    <style:style style:name="P35" style:family="paragraph">
      <style:paragraph-properties fo:text-align="center"/>
      <style:text-properties fo:color="#000000" fo:font-family="'Times New Roman'" style:font-family-generic="roman" style:font-pitch="variable" fo:font-size="20pt" fo:text-shadow="none" style:font-size-asian="20pt" style:font-size-complex="20pt"/>
    </style:style>
    <style:style style:name="P36" style:family="paragraph">
      <style:paragraph-properties fo:text-align="center"/>
      <style:text-properties fo:font-family="'Times New Roman'" style:font-family-generic="roman" style:font-pitch="variable" fo:font-size="32pt" fo:text-shadow="1pt 1pt" fo:font-weight="bold" style:font-size-asian="32pt" style:font-weight-asian="bold" style:font-size-complex="32pt" style:font-weight-complex="bold"/>
    </style:style>
    <style:style style:name="P37" style:family="paragraph">
      <style:paragraph-properties fo:text-align="star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P38" style:family="paragraph">
      <style:paragraph-properties fo:margin-left="0cm" fo:margin-right="0cm" fo:text-align="start" fo:text-indent="0cm"/>
    </style:style>
    <style:style style:name="P39" style:family="paragraph">
      <style:paragraph-properties fo:margin-left="0cm" fo:margin-right="0cm" fo:text-align="start" fo:text-indent="0cm"/>
      <style:text-properties fo:font-family="'AR PL UKai TW'" style:font-pitch="variable" fo:font-size="18pt" style:font-family-asian="'AR PL UKai TW'" style:font-pitch-asian="variable" style:font-size-asian="18pt" style:font-size-complex="18pt"/>
    </style:style>
    <style:style style:name="P40" style:family="paragraph">
      <style:text-properties fo:color="#000000" fo:font-family="'Times New Roman'" style:font-family-generic="roman" style:font-pitch="variable" fo:font-size="32pt" fo:text-shadow="1pt 1pt" style:font-family-asian="'Times New Roman'" style:font-family-generic-asian="roman" style:font-pitch-asian="variable" style:font-size-asian="32pt" style:font-size-complex="32pt"/>
    </style:style>
    <style:style style:name="P41" style:family="paragraph">
      <style:text-properties fo:font-family="'Times New Roman'" style:font-family-generic="roman" style:font-pitch="variable" fo:font-size="32pt" fo:text-shadow="1pt 1pt" style:font-size-asian="32pt" style:font-size-complex="32pt"/>
    </style:style>
    <style:style style:name="P42" style:family="paragraph">
      <style:text-properties fo:font-size="20pt" style:font-size-asian="20pt" style:font-size-complex="20pt"/>
    </style:style>
    <style:style style:name="P43" style:family="paragraph">
      <style:text-properties fo:text-shadow="1pt 1pt"/>
    </style:style>
    <style:style style:name="P44" style:family="paragraph">
      <style:paragraph-properties fo:line-height="100%" fo:text-align="start"/>
    </style:style>
    <style:style style:name="P45" style:family="paragraph">
      <style:paragraph-properties fo:line-height="100%" fo:text-align="start"/>
      <style:text-properties fo:color="#000000" fo:font-family="'Times New Roman'" style:font-family-generic="roman" style:font-pitch="variable" fo:font-size="16pt" fo:text-shadow="none" fo:font-weight="normal" style:font-size-asian="16pt" style:font-weight-asian="normal" style:font-size-complex="16pt" style:font-weight-complex="normal"/>
    </style:style>
    <style:style style:name="P46" style:family="paragraph">
      <style:text-properties fo:color="#000000" fo:font-family="'Times New Roman'" style:font-family-generic="roman" style:font-pitch="variable" fo:font-size="32pt" fo:text-shadow="1pt 1pt" style:font-size-asian="32pt" style:font-size-complex="32pt"/>
    </style:style>
    <style:style style:name="P47" style:family="paragraph">
      <style:paragraph-properties fo:text-align="center"/>
      <style:text-properties fo:color="#ff0000" fo:text-shadow="1pt 1pt" fo:font-weight="bold" style:font-weight-asian="bold" style:font-weight-complex="bold"/>
    </style:style>
    <style:style style:name="P48" style:family="paragraph">
      <style:paragraph-properties fo:text-align="center"/>
      <style:text-properties fo:font-size="20pt"/>
    </style:style>
    <style:style style:name="P49" style:family="paragraph">
      <style:paragraph-properties fo:text-align="center"/>
      <style:text-properties fo:color="#000000" fo:text-shadow="1pt 1pt" fo:font-weight="bold" style:font-weight-asian="bold" style:font-weight-complex="bold"/>
    </style:style>
    <style:style style:name="P50" style:family="paragraph">
      <style:text-properties fo:font-family="'Times New Roman'" style:font-family-generic="roman" style:font-pitch="variable" fo:font-size="18pt" style:font-size-asian="18pt" style:font-size-complex="18pt"/>
    </style:style>
    <style:style style:name="P51" style:family="paragraph">
      <style:text-properties fo:font-family="'Times New Roman'" style:font-family-generic="roman" style:font-pitch="variable"/>
    </style:style>
    <style:style style:name="P52" style:family="paragraph">
      <style:paragraph-properties fo:text-align="center"/>
      <style:text-properties fo:color="#ffffff" fo:font-family="'Times New Roman'" style:font-family-generic="roman" style:font-pitch="variable" fo:font-size="14pt" style:font-size-asian="14pt" style:font-size-complex="14pt"/>
    </style:style>
    <style:style style:name="P53" style:family="paragraph">
      <style:paragraph-properties fo:text-align="center"/>
      <style:text-properties fo:color="#ff0000" fo:font-family="'Times New Roman'" style:font-family-generic="roman" style:font-pitch="variable" fo:font-size="14pt" fo:font-weight="bold" style:font-size-asian="14pt" style:font-weight-asian="bold" style:font-size-complex="14pt" style:font-weight-complex="bold"/>
    </style:style>
    <style:style style:name="P54" style:family="paragraph">
      <style:paragraph-properties fo:text-align="center"/>
      <style:text-properties fo:color="#355e00" fo:font-family="'Times New Roman'" style:font-family-generic="roman" style:font-pitch="variable" fo:font-size="14pt" fo:font-weight="bold" style:font-size-asian="14pt" style:font-weight-asian="bold" style:font-size-complex="14pt" style:font-weight-complex="bold"/>
    </style:style>
    <style:style style:name="P55" style:family="paragraph">
      <style:paragraph-properties fo:text-align="center"/>
      <style:text-properties fo:color="#2300dc" fo:font-family="'Times New Roman'" style:font-family-generic="roman" style:font-pitch="variable" fo:font-size="14pt" fo:font-weight="bold" style:font-size-asian="14pt" style:font-weight-asian="bold" style:font-size-complex="14pt" style:font-weight-complex="bold"/>
    </style:style>
    <style:style style:name="P56" style:family="paragraph">
      <style:text-properties fo:font-size="20pt" style:font-size-asian="20pt"/>
    </style:style>
    <style:style style:name="T1" style:family="text">
      <style:text-properties fo:color="#008000" fo:font-family="'Times New Roman'" style:font-family-generic="roman" style:font-pitch="variable" fo:font-size="72pt" fo:text-shadow="1pt 1pt" fo:font-weight="bold" style:font-size-asian="72pt" style:font-weight-asian="bold" style:font-size-complex="72pt" style:font-weight-complex="bold"/>
    </style:style>
    <style:style style:name="T2" style:family="text">
      <style:text-properties fo:color="#000000" fo:font-family="TSCu_Comic" style:font-pitch="variable" fo:font-style="italic" fo:text-shadow="1pt 1pt" style:font-style-asian="italic" style:font-style-complex="italic"/>
    </style:style>
    <style:style style:name="T3" style:family="text">
      <style:text-properties fo:color="#0000ff" fo:font-family="'Times New Roman'" style:font-family-generic="roman" style:font-pitch="variable" fo:font-size="48pt" fo:text-shadow="1pt 1pt" fo:font-weight="bold" style:font-size-asian="48pt" style:font-weight-asian="bold" style:font-size-complex="48pt" style:font-weight-complex="bold"/>
    </style:style>
    <style:style style:name="T4" style:family="text">
      <style:text-properties fo:color="#000000" fo:font-family="'Times New Roman'" style:font-family-generic="roman" style:font-pitch="variable" fo:font-size="24pt" fo:text-shadow="1pt 1pt" style:font-size-asian="24pt" style:font-size-complex="24pt"/>
    </style:style>
    <style:style style:name="T5" style:family="text">
      <style:text-properties fo:color="#000000" fo:font-family="'Times New Roman'" style:font-family-generic="roman" style:font-pitch="variable" fo:font-size="18pt" fo:text-shadow="1pt 1pt" style:font-size-asian="18pt" style:font-size-complex="18pt"/>
    </style:style>
    <style:style style:name="T6" style:family="text">
      <style:text-properties fo:color="#0084d1" fo:font-family="'Times New Roman'" style:font-family-generic="roman" style:font-pitch="variable" fo:font-size="24pt" fo:font-weight="bold" style:font-size-asian="24pt" style:font-weight-asian="bold" style:font-size-complex="24pt" style:font-weight-complex="bold"/>
    </style:style>
    <style:style style:name="T7" style:family="text">
      <style:text-properties fo:font-family="'Times New Roman'" style:font-family-generic="roman" style:font-pitch="variable" fo:font-size="18pt" style:font-size-asian="18pt" style:font-size-complex="18pt"/>
    </style:style>
    <style:style style:name="T8" style:family="text">
      <style:text-properties fo:font-family="'Times New Roman'" style:font-family-generic="roman" style:font-pitch="variable" fo:font-size="24pt" style:font-size-asian="24pt" style:font-size-complex="24pt"/>
    </style:style>
    <style:style style:name="T9" style:family="text">
      <style:text-properties fo:color="#008000" fo:font-family="'Times New Roman'" style:font-family-generic="roman" style:font-pitch="variable" fo:font-size="24pt" fo:font-weight="bold" style:font-size-asian="24pt" style:font-weight-asian="bold" style:font-size-complex="24pt" style:font-weight-complex="bold"/>
    </style:style>
    <style:style style:name="T10" style:family="text">
      <style:text-properties fo:color="#ff0000" fo:font-family="'Times New Roman'" style:font-family-generic="roman" style:font-pitch="variable" fo:font-size="24pt" fo:font-weight="bold" style:font-size-asian="24pt" style:font-weight-asian="bold" style:font-size-complex="24pt" style:font-weight-complex="bold"/>
    </style:style>
    <style:style style:name="T11" style:family="text">
      <style:text-properties fo:color="#000000" fo:font-family="'Times New Roman'" style:font-family-generic="roman" style:font-pitch="variable" fo:font-size="32pt" fo:text-shadow="1pt 1pt" fo:font-weight="bold" style:font-size-asian="32pt" style:font-weight-asian="bold" style:font-size-complex="32pt" style:font-weight-complex="bold"/>
    </style:style>
    <style:style style:name="T12" style:family="text">
      <style:text-properties fo:color="#ffffff" fo:font-family="'Times New Roman'" style:font-family-generic="roman" style:font-pitch="variable" fo:text-shadow="1pt 1pt" fo:font-weight="bold" style:font-weight-asian="bold" style:font-weight-complex="bold"/>
    </style:style>
    <style:style style:name="T13" style:family="text">
      <style:text-properties fo:font-family="'Times New Roman'" style:font-family-generic="roman" style:font-pitch="variable" fo:text-shadow="1pt 1pt" fo:font-weight="bold" style:font-weight-asian="bold" style:font-weight-complex="bold"/>
    </style:style>
    <style:style style:name="T14" style:family="text">
      <style:text-properties fo:color="#000000" fo:font-family="'Times New Roman'" style:font-family-generic="roman" style:font-pitch="variable" fo:text-shadow="1pt 1pt" fo:font-weight="bold" style:font-weight-asian="bold" style:font-weight-complex="bold"/>
    </style:style>
    <style:style style:name="T15" style:family="text">
      <style:text-properties fo:font-family="'Times New Roman'" style:font-family-generic="roman" style:font-pitch="variable" fo:font-size="20pt" fo:text-shadow="1pt 1pt" fo:font-weight="bold" style:font-size-asian="20pt" style:font-weight-asian="bold" style:font-size-complex="20pt" style:font-weight-complex="bold"/>
    </style:style>
    <style:style style:name="T16" style:family="text">
      <style:text-properties fo:font-family="'Times New Roman'" style:font-family-generic="roman" style:font-pitch="variable" fo:font-size="18pt" fo:font-weight="normal" style:font-size-asian="18pt" style:font-weight-asian="normal" style:font-size-complex="18pt" style:font-weight-complex="normal"/>
    </style:style>
    <style:style style:name="T17" style:family="text">
      <style:text-properties fo:color="#ffffff" fo:font-family="'Times New Roman'" style:font-family-generic="roman" style:font-pitch="variable" fo:font-size="18pt" fo:text-shadow="1pt 1pt" fo:font-weight="bold" style:font-weight-asian="bold" style:font-weight-complex="bold"/>
    </style:style>
    <style:style style:name="T18" style:family="text">
      <style:text-properties fo:color="#000000" fo:font-family="'Times New Roman'" style:font-family-generic="roman" style:font-pitch="variable" fo:font-size="18pt" fo:text-shadow="1pt 1pt" fo:font-weight="bold" style:font-weight-asian="bold" style:font-weight-complex="bold"/>
    </style:style>
    <style:style style:name="T19" style:family="text">
      <style:text-properties fo:font-family="'Times New Roman'" style:font-family-generic="roman" style:font-pitch="variable" fo:text-shadow="none" fo:font-weight="normal" style:font-weight-asian="normal" style:font-weight-complex="normal"/>
    </style:style>
    <style:style style:name="T20" style:family="text">
      <style:text-properties fo:font-family="'Times New Roman'" style:font-family-generic="roman" style:font-pitch="variable"/>
    </style:style>
    <style:style style:name="T21" style:family="text">
      <style:text-properties fo:font-family="'Times New Roman'" style:font-family-generic="roman" style:font-pitch="variable" fo:font-size="18pt"/>
    </style:style>
    <style:style style:name="T22" style:family="text">
      <style:text-properties fo:color="#0066cc" fo:font-family="'Times New Roman'" style:font-family-generic="roman" style:font-pitch="variable" fo:text-shadow="1pt 1pt" fo:font-weight="bold" style:font-weight-asian="bold" style:font-weight-complex="bold"/>
    </style:style>
    <style:style style:name="T23" style:family="text">
      <style:text-properties fo:color="#008000" fo:font-family="'Times New Roman'" style:font-family-generic="roman" style:font-pitch="variable" fo:text-shadow="1pt 1pt" fo:font-weight="bold" style:font-weight-asian="bold" style:font-weight-complex="bold"/>
    </style:style>
    <style:style style:name="T24" style:family="text">
      <style:text-properties fo:font-family="'Times New Roman'" style:font-family-generic="roman" style:font-pitch="variable" fo:font-size="14pt" style:font-size-asian="14pt" style:font-size-complex="14pt"/>
    </style:style>
    <style:style style:name="T25" style:family="text">
      <style:text-properties style:font-size-asian="20pt"/>
    </style:style>
    <style:style style:name="T26" style:family="tex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T27" style:family="text">
      <style:text-properties fo:font-family="'Times New Roman'" style:font-family-generic="roman" style:font-pitch="variable" fo:font-size="18pt" style:font-family-asian="'Times New Roman'" style:font-family-generic-asian="roman" style:font-pitch-asian="variable" style:font-size-asian="20pt" style:font-size-complex="18pt"/>
    </style:style>
    <style:style style:name="T28" style:family="text">
      <style:text-properties fo:font-family="'Times New Roman'" style:font-family-generic="roman" style:font-pitch="variable" fo:font-size="18pt" style:font-size-asian="20pt" style:font-size-complex="18pt"/>
    </style:style>
    <style:style style:name="T29" style:family="text">
      <style:text-properties fo:font-family="'Times New Roman'" style:font-family-generic="roman" style:font-pitch="variable" fo:font-size="20pt" style:font-size-asian="20pt" style:font-size-complex="20pt"/>
    </style:style>
    <style:style style:name="T30" style:family="text">
      <style:text-properties fo:color="#000000" fo:font-family="'Times New Roman'" style:font-family-generic="roman" style:font-pitch="variable" fo:font-size="20pt" fo:text-shadow="none" style:font-size-asian="20pt" style:font-size-complex="20pt"/>
    </style:style>
    <style:style style:name="T31" style:family="text">
      <style:text-properties fo:font-family="'Times New Roman'" style:font-family-generic="roman" style:font-pitch="variable" fo:font-size="32pt" fo:text-shadow="1pt 1pt" fo:font-weight="bold" style:font-size-asian="32pt" style:font-weight-asian="bold" style:font-size-complex="32pt" style:font-weight-complex="bold"/>
    </style:style>
    <style:style style:name="T32" style:family="tex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T33" style:family="text">
      <style:text-properties fo:font-family="'AR PL UKai TW'" style:font-pitch="variable" fo:font-size="18pt" style:font-family-asian="'AR PL UKai TW'" style:font-pitch-asian="variable" style:font-size-asian="18pt" style:font-size-complex="18pt"/>
    </style:style>
    <style:style style:name="T34" style:family="text">
      <style:text-properties fo:color="#000000" fo:font-family="'AR PL UKai TW'" style:font-pitch="variable" fo:font-size="32pt" fo:text-shadow="1pt 1pt" style:font-family-asian="'AR PL UKai TW'" style:font-pitch-asian="variable" style:font-size-asian="32pt" style:font-size-complex="32pt"/>
    </style:style>
    <style:style style:name="T35" style:family="text">
      <style:text-properties fo:color="#000000" fo:font-family="'Times New Roman'" style:font-family-generic="roman" style:font-pitch="variable" fo:font-size="32pt" fo:text-shadow="1pt 1pt" style:font-size-asian="32pt" style:font-size-complex="32pt"/>
    </style:style>
    <style:style style:name="T36" style:family="text">
      <style:text-properties fo:color="#000000" fo:font-family="'Times New Roman'" style:font-family-generic="roman" style:font-pitch="variable" fo:font-size="16pt" fo:text-shadow="none" fo:font-weight="normal" style:font-size-asian="16pt" style:font-weight-asian="normal" style:font-size-complex="16pt" style:font-weight-complex="normal"/>
    </style:style>
    <style:style style:name="T37" style:family="text">
      <style:text-properties fo:font-family="'Times New Roman'" style:font-family-generic="roman" style:font-pitch="variable" fo:font-size="16pt" style:font-size-asian="16pt" style:font-size-complex="16pt"/>
    </style:style>
    <style:style style:name="T38" style:family="text">
      <style:text-properties fo:color="#000000" fo:font-family="'Times New Roman'" style:font-family-generic="roman" style:font-pitch="variable" fo:font-size="32pt" fo:text-shadow="1pt 1pt" style:font-family-asian="'AR PL UKai TW'" style:font-pitch-asian="variable" style:font-size-asian="32pt" style:font-size-complex="32pt"/>
    </style:style>
    <style:style style:name="T39" style:family="text">
      <style:text-properties fo:color="#ff0000" fo:font-family="'Times New Roman'" style:font-family-generic="roman" style:font-pitch="variable" fo:text-shadow="1pt 1pt" fo:font-weight="bold" style:font-weight-asian="bold" style:font-weight-complex="bold"/>
    </style:style>
    <style:style style:name="T40" style:family="text">
      <style:text-properties fo:color="#ff0000"/>
    </style:style>
    <style:style style:name="T41" style:family="text">
      <style:text-properties fo:color="#000000"/>
    </style:style>
    <style:style style:name="T42" style:family="text">
      <style:text-properties fo:font-family="'Times New Roman'" style:font-family-generic="roman" style:font-pitch="variable" fo:font-size="20pt" style:font-size-asian="20pt" style:font-size-complex="20pt"/>
    </style:style>
    <style:style style:name="T43" style:family="text">
      <style:text-properties fo:font-family="'Times New Roman'" style:font-family-generic="roman" style:font-pitch="variable"/>
    </style:style>
    <style:style style:name="T44" style:family="text">
      <style:text-properties fo:color="#ff0000" fo:font-size="20pt"/>
    </style:style>
    <style:style style:name="T45" style:family="text">
      <style:text-properties fo:font-size="20pt"/>
    </style:style>
    <style:style style:name="T46" style:family="text">
      <style:text-properties fo:color="#000000" fo:font-family="'Times New Roman'" style:font-family-generic="roman" style:font-pitch="variable" fo:font-size="32pt" fo:text-shadow="1pt 1pt" style:font-family-asian="'Times New Roman'" style:font-family-generic-asian="roman" style:font-pitch-asian="variable" style:font-size-asian="32pt" style:font-size-complex="32pt"/>
    </style:style>
    <style:style style:name="T47" style:family="text">
      <style:text-properties fo:color="#000000" fo:text-shadow="1pt 1pt" fo:font-weight="bold" style:font-weight-asian="bold" style:font-weight-complex="bold"/>
    </style:style>
    <style:style style:name="T48" style:family="text">
      <style:text-properties fo:color="#ff0000" style:font-size-asian="20pt"/>
    </style:style>
    <style:style style:name="T49" style:family="text">
      <style:text-properties fo:color="#ffffff" fo:font-family="'Times New Roman'" style:font-family-generic="roman" style:font-pitch="variable" fo:font-size="14pt" style:font-size-asian="14pt" style:font-size-complex="14pt"/>
    </style:style>
    <style:style style:name="T50" style:family="text">
      <style:text-properties fo:color="#ff0000" fo:font-family="'Times New Roman'" style:font-family-generic="roman" style:font-pitch="variable" fo:font-size="14pt" fo:font-weight="bold" style:font-size-asian="14pt" style:font-weight-asian="bold" style:font-size-complex="14pt" style:font-weight-complex="bold"/>
    </style:style>
    <style:style style:name="T51" style:family="text">
      <style:text-properties fo:color="#355e00" fo:font-family="'Times New Roman'" style:font-family-generic="roman" style:font-pitch="variable" fo:font-size="14pt" fo:font-weight="bold" style:font-size-asian="14pt" style:font-weight-asian="bold" style:font-size-complex="14pt" style:font-weight-complex="bold"/>
    </style:style>
    <style:style style:name="T52" style:family="text">
      <style:text-properties fo:color="#2300dc" fo:font-family="'Times New Roman'" style:font-family-generic="roman" style:font-pitch="variable" fo:font-size="14pt" fo:font-weight="bold" style:font-size-asian="14pt" style:font-weight-asian="bold" style:font-size-complex="14pt" style:font-weight-complex="bold"/>
    </style:style>
    <style:style style:name="T53" style:family="text">
      <style:text-properties fo:font-size="20pt" style:font-size-asian="20pt"/>
    </style:style>
    <style:style style:name="T54" style:family="text">
      <style:text-properties fo:color="#ff0000" fo:font-size="20pt" style:font-size-asian="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0893AE92.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0893AE92.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3">
      <text:list-level-style-image text:level="1" xlink:href="Pictures/100002000000000E00000007CD436858.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D436858.gif" xlink:type="simple" xlink:show="embed" xlink:actuate="onLoad">
        <style:list-level-properties text:space-before="1.6cm" text:min-label-width="0.8cm" style:vertical-pos="middle" style:vertical-rel="line" fo:width="0.37cm" fo:height="0.185cm"/>
      </text:list-level-style-image>
      <text:list-level-style-image text:level="3" xlink:href="Pictures/100002000000000E00000007CD436858.gif" xlink:type="simple" xlink:show="embed" xlink:actuate="onLoad">
        <style:list-level-properties text:space-before="3cm" text:min-label-width="0.6cm" style:vertical-pos="middle" style:vertical-rel="line" fo:width="0.37cm" fo:height="0.185cm"/>
      </text:list-level-style-image>
      <text:list-level-style-image text:level="4" xlink:href="Pictures/100002000000000E00000007CD436858.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D436858.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D436858.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D436858.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D436858.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D436858.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D436858.gif" xlink:type="simple" xlink:show="embed" xlink:actuate="onLoad">
        <style:list-level-properties text:space-before="5.4cm" text:min-label-width="0.6cm" style:vertical-pos="middle" style:vertical-rel="line" fo:width="0.37cm" fo:height="0.185cm"/>
      </text:list-level-style-image>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text-style-name="P1" draw:layer="layout" svg:width="25.199cm" svg:height="17.936cm" svg:x="1.4cm" svg:y="0.837cm" presentation:class="subtitle" presentation:user-transformed="true">
          <draw:text-box>
            <text:p><text:span text:style-name="T1">Learing WebKit Happily</text:span></text:p>
            <text:p/>
            <text:p><text:span text:style-name="T2">Daniel Tsai</text:span></text:p>
          </draw:text-box>
        </draw:frame>
        <presentation:notes draw:style-name="dp2">
          <draw:page-thumbnail draw:style-name="gr1" draw:layer="layout" svg:width="14.848cm" svg:height="11.135cm" svg:x="3.07cm" svg:y="2.257cm" draw:page-number="1" presentation:class="page"/>
          <draw:frame presentation:style-name="pr2" draw:text-style-name="P2" draw:layer="layout" svg:width="16.79cm" svg:height="13.365cm" svg:x="2.098cm" svg:y="14.107cm" presentation:class="notes" presentation:placeholder="true" presentation:user-transformed="true">
            <draw:text-box/>
          </draw:frame>
        </presentation:notes>
      </draw:page>
      <draw:page draw:name="page2" draw:style-name="dp1" draw:master-page-name="oranssi"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Table of Contents</text:span></text:p>
          </draw:text-box>
        </draw:frame>
        <draw:frame presentation:style-name="pr4" draw:text-style-name="P4" draw:layer="layout" svg:width="25.199cm" svg:height="13.859cm" svg:x="1.4cm" svg:y="4.914cm" presentation:class="outline" presentation:user-transformed="true">
          <draw:text-box>
            <text:list text:style-name="L2">
              <text:list-item>
                <text:p><text:span text:style-name="T4">What is WebKit?</text:span></text:p>
              </text:list-item>
            </text:list>
            <text:list text:style-name="L3">
              <text:list-item>
                <text:list>
                  <text:list-item>
                    <text:p><text:span text:style-name="T4"/></text:p>
                  </text:list-item>
                </text:list>
              </text:list-item>
            </text:list>
            <text:list text:style-name="L2">
              <text:list-item>
                <text:p><text:span text:style-name="T4">The tasks of WebKit</text:span></text:p>
              </text:list-item>
            </text:list>
            <text:list text:style-name="L3">
              <text:list-item>
                <text:list>
                  <text:list-item>
                    <text:p><text:span text:style-name="T5">Loading</text:span></text:p>
                  </text:list-item>
                  <text:list-item>
                    <text:p><text:span text:style-name="T5">Parsing</text:span></text:p>
                  </text:list-item>
                  <text:list-item>
                    <text:p><text:span text:style-name="T5">Script Execution</text:span></text:p>
                  </text:list-item>
                  <text:list-item>
                    <text:p><text:span text:style-name="T5">Layout</text:span></text:p>
                  </text:list-item>
                  <text:list-item>
                    <text:p><text:span text:style-name="T5">Style Resolution</text:span></text:p>
                  </text:list-item>
                  <text:list-item>
                    <text:p><text:span text:style-name="T5">Paint</text:span></text:p>
                  </text:list-item>
                  <text:list-item>
                    <text:p><text:span text:style-name="T5">Event Handling</text:span></text:p>
                  </text:list-item>
                  <text:list-item>
                    <text:p><text:span text:style-name="T5">HTML Editing</text:span></text:p>
                  </text:list-item>
                  <text:list-item>
                    <text:p><text:span text:style-name="T5">JS Binding</text:span></text:p>
                  </text:list-item>
                </text:list>
              </text:list-item>
            </text:list>
          </draw:text-box>
        </draw:frame>
        <presentation:notes draw:style-name="dp2">
          <draw:page-thumbnail draw:style-name="gr1" draw:layer="layout" svg:width="14.848cm" svg:height="11.135cm" svg:x="3.07cm" svg:y="2.257cm" draw:page-number="2" presentation:class="page"/>
          <draw:frame presentation:style-name="pr5" draw:text-style-name="P5" draw:layer="layout" svg:width="16.79cm" svg:height="13.364cm" svg:x="2.098cm" svg:y="14.107cm" presentation:class="notes" presentation:placeholder="true">
            <draw:text-box/>
          </draw:frame>
        </presentation:notes>
      </draw:page>
      <draw:page draw:name="page3" draw:style-name="dp1" draw:master-page-name="oranssi" presentation:presentation-page-layout-name="AL3T0">
        <office:forms form:automatic-focus="false" form:apply-design-mode="false"/>
        <draw:frame presentation:style-name="pr6" draw:text-style-name="P7" draw:layer="layout" svg:width="14.1cm" svg:height="13.86cm" svg:x="1.4cm" svg:y="4.914cm" presentation:class="subtitle" presentation:user-transformed="true">
          <draw:text-box>
            <text:p text:style-name="P6"><text:span text:style-name="T6"/></text:p>
            <text:p text:style-name="P6"><text:span text:style-name="T6"/></text:p>
            <text:p text:style-name="P6"><text:span text:style-name="T6">WebKit</text:span></text:p>
            <text:p text:style-name="P6"><text:span text:style-name="T7">Thin, OS interaction layer</text:span></text:p>
            <text:p text:style-name="P6"><text:span text:style-name="T8"/></text:p>
            <text:p text:style-name="P6"><text:span text:style-name="T9">WebCore</text:span></text:p>
            <text:p text:style-name="P6"><text:span text:style-name="T7">Rendering, Layout, Painting, DOM Bindings, everything you think of …</text:span></text:p>
            <text:p text:style-name="P6"><text:span text:style-name="T7"/></text:p>
            <text:p text:style-name="P6"><text:span text:style-name="T10">JavaScriptCore / V8</text:span></text:p>
            <text:p text:style-name="P6"><text:span text:style-name="T7">JavaScript Engine, JS Execution</text:span></text:p>
          </draw:text-box>
        </draw:frame>
        <draw:frame presentation:style-name="pr7" draw:text-style-name="P8" draw:layer="layout" svg:width="25.199cm" svg:height="3.256cm" svg:x="1.4cm" svg:y="0.962cm" presentation:class="title">
          <draw:text-box>
            <text:p><text:span text:style-name="T11">WebKit components</text:span></text:p>
          </draw:text-box>
        </draw:frame>
        <draw:custom-shape draw:style-name="gr2" draw:text-style-name="P10" draw:layer="layout" svg:width="9cm" svg:height="1.5cm" svg:x="16.5cm" svg:y="8cm">
          <text:p text:style-name="P9"><text:span text:style-name="T12">WebKit</text:span></text:p>
          <draw:enhanced-geometry svg:viewBox="0 0 21600 21600" draw:type="rectangle" draw:enhanced-path="M 0 0 L 21600 0 21600 21600 0 21600 0 0 Z N"/>
        </draw:custom-shape>
        <draw:custom-shape draw:style-name="gr3" draw:text-style-name="P10" draw:layer="layout" svg:width="9cm" svg:height="3cm" svg:x="16.5cm" svg:y="9.5cm">
          <text:p text:style-name="P9"><text:span text:style-name="T12">WebCore</text:span></text:p>
          <text:p text:style-name="P9"><text:span text:style-name="T12">All the logic, most of the code</text:span></text:p>
          <draw:enhanced-geometry svg:viewBox="0 0 21600 21600" draw:type="rectangle" draw:enhanced-path="M 0 0 L 21600 0 21600 21600 0 21600 0 0 Z N"/>
        </draw:custom-shape>
        <draw:custom-shape draw:style-name="gr4" draw:text-style-name="P10" draw:layer="layout" svg:width="4.3cm" svg:height="1.869cm" svg:x="21.2cm" svg:y="12.631cm">
          <text:p text:style-name="P9"><text:span text:style-name="T12">JS Engine</text:span></text:p>
          <draw:enhanced-geometry svg:viewBox="0 0 21600 21600" draw:type="rectangle" draw:enhanced-path="M 0 0 L 21600 0 21600 21600 0 21600 0 0 Z N"/>
        </draw:custom-shape>
        <draw:custom-shape draw:style-name="gr5" draw:text-style-name="P10" draw:layer="layout" svg:width="4.5cm" svg:height="2cm" svg:x="16.5cm" svg:y="12.5cm">
          <text:p text:style-name="P9"><text:span text:style-name="T12">Platform</text:span></text:p>
          <draw:enhanced-geometry svg:viewBox="0 0 21600 21600" draw:type="rectangle" draw:enhanced-path="M 0 0 L 21600 0 21600 21600 0 21600 0 0 Z N"/>
        </draw:custom-shape>
        <draw:custom-shape draw:style-name="gr6" draw:text-style-name="P10" draw:layer="layout" svg:width="9cm" svg:height="1.5cm" svg:x="16.5cm" svg:y="6.4cm">
          <text:p text:style-name="P9"><text:span text:style-name="T12">Application</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cm" svg:y="2.257cm" draw:page-number="3" presentation:class="page"/>
          <draw:frame presentation:style-name="pr8" draw:layer="layout" svg:width="16.79cm" svg:height="13.114cm" svg:x="2.098cm" svg:y="14.107cm" presentation:class="notes" presentation:placeholder="true">
            <draw:text-box/>
          </draw:frame>
        </presentation:notes>
      </draw:page>
      <draw:page draw:name="page4"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WebKit versus WebKit2</text:span></text:p>
          </draw:text-box>
        </draw:frame>
        <draw:custom-shape draw:style-name="gr2" draw:text-style-name="P10" draw:layer="layout" svg:width="7.5cm" svg:height="2cm" svg:x="2.5cm" svg:y="9.2cm">
          <text:p text:style-name="P9"><text:span text:style-name="T12">WebKit</text:span></text:p>
          <draw:enhanced-geometry svg:viewBox="0 0 21600 21600" draw:type="rectangle" draw:enhanced-path="M 0 0 L 21600 0 21600 21600 0 21600 0 0 Z N"/>
        </draw:custom-shape>
        <draw:custom-shape draw:style-name="gr3" draw:text-style-name="P10" draw:layer="layout" svg:width="7.5cm" svg:height="2cm" svg:x="2.5cm" svg:y="11.6cm">
          <text:p text:style-name="P9"><text:span text:style-name="T12">WebCore</text:span></text:p>
          <draw:enhanced-geometry svg:viewBox="0 0 21600 21600" draw:type="rectangle" draw:enhanced-path="M 0 0 L 21600 0 21600 21600 0 21600 0 0 Z N"/>
        </draw:custom-shape>
        <draw:custom-shape draw:style-name="gr4" draw:text-style-name="P10" draw:layer="layout" svg:width="7.5cm" svg:height="2cm" svg:x="2.5cm" svg:y="14cm">
          <text:p text:style-name="P9"><text:span text:style-name="T12">JS Engine</text:span></text:p>
          <draw:enhanced-geometry svg:viewBox="0 0 21600 21600" draw:type="rectangle" draw:enhanced-path="M 0 0 L 21600 0 21600 21600 0 21600 0 0 Z N"/>
        </draw:custom-shape>
        <draw:custom-shape draw:style-name="gr7" draw:text-style-name="P11" draw:layer="layout" svg:width="9cm" svg:height="11.2cm" svg:x="1.7cm" svg:y="5.7cm">
          <text:p text:style-name="P9"><text:span text:style-name="T13">UI Process</text:span></text:p>
          <draw:enhanced-geometry svg:viewBox="0 0 21600 21600" draw:type="rectangle" draw:enhanced-path="M 0 0 L 21600 0 21600 21600 0 21600 0 0 Z N"/>
        </draw:custom-shape>
        <draw:custom-shape draw:style-name="gr6" draw:text-style-name="P10" draw:layer="layout" svg:width="7.5cm" svg:height="2cm" svg:x="2.5cm" svg:y="6.6cm">
          <text:p text:style-name="P9"><text:span text:style-name="T12">Application</text:span></text:p>
          <draw:enhanced-geometry svg:viewBox="0 0 21600 21600" draw:type="rectangle" draw:enhanced-path="M 0 0 L 21600 0 21600 21600 0 21600 0 0 Z N"/>
        </draw:custom-shape>
        <draw:custom-shape draw:style-name="gr2" draw:text-style-name="P10" draw:layer="layout" svg:width="7.5cm" svg:height="2cm" svg:x="17.1cm" svg:y="12.2cm">
          <text:p text:style-name="P9"><text:span text:style-name="T12">WebKit (Web Process)</text:span></text:p>
          <draw:enhanced-geometry svg:viewBox="0 0 21600 21600" draw:mirror-horizontal="false" draw:mirror-vertical="false" draw:type="rectangle" draw:enhanced-path="M 0 0 L 21600 0 21600 21600 0 21600 0 0 Z N"/>
        </draw:custom-shape>
        <draw:custom-shape draw:style-name="gr3" draw:text-style-name="P10" draw:layer="layout" svg:width="7.5cm" svg:height="2cm" svg:x="17.1cm" svg:y="14.6cm">
          <text:p text:style-name="P9"><text:span text:style-name="T12">WebCore</text:span></text:p>
          <draw:enhanced-geometry svg:viewBox="0 0 21600 21600" draw:mirror-horizontal="false" draw:mirror-vertical="false" draw:type="rectangle" draw:enhanced-path="M 0 0 L 21600 0 21600 21600 0 21600 0 0 Z N"/>
        </draw:custom-shape>
        <draw:custom-shape draw:style-name="gr4" draw:text-style-name="P10" draw:layer="layout" svg:width="7.5cm" svg:height="2cm" svg:x="17.1cm" svg:y="17cm">
          <text:p text:style-name="P9"><text:span text:style-name="T12">JS Engine</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9cm" svg:height="6cm" svg:x="16.3cm" svg:y="5.7cm">
          <text:p text:style-name="P9"><text:span text:style-name="T13">UI Process</text:span></text:p>
          <draw:enhanced-geometry svg:viewBox="0 0 21600 21600" draw:mirror-horizontal="false" draw:mirror-vertical="false" draw:type="rectangle" draw:enhanced-path="M 0 0 L 21600 0 21600 21600 0 21600 0 0 Z N"/>
        </draw:custom-shape>
        <draw:custom-shape draw:style-name="gr6" draw:text-style-name="P10" draw:layer="layout" svg:width="7.5cm" svg:height="2cm" svg:x="17.1cm" svg:y="6.6cm">
          <text:p text:style-name="P9"><text:span text:style-name="T12">Application</text:span></text:p>
          <draw:enhanced-geometry svg:viewBox="0 0 21600 21600" draw:mirror-horizontal="false" draw:mirror-vertical="false" draw:type="rectangle" draw:enhanced-path="M 0 0 L 21600 0 21600 21600 0 21600 0 0 Z N"/>
        </draw:custom-shape>
        <draw:custom-shape draw:style-name="gr2" draw:text-style-name="P10" draw:layer="layout" svg:width="7.5cm" svg:height="2cm" svg:x="17.1cm" svg:y="9.2cm">
          <text:p text:style-name="P9"><text:span text:style-name="T12">WebKit (UI Process)</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9cm" svg:height="8.4cm" svg:x="16.3cm" svg:y="11.8cm">
          <text:p text:style-name="P9"><text:span text:style-name="T13">Web Process</text:span></text:p>
          <draw:enhanced-geometry svg:viewBox="0 0 21600 21600" draw:mirror-horizontal="false" draw:mirror-vertical="false" draw:type="rectangle" draw:enhanced-path="M 0 0 L 21600 0 21600 21600 0 21600 0 0 Z N"/>
        </draw:custom-shape>
        <draw:line draw:style-name="gr9" draw:text-style-name="P12" draw:layer="layout" svg:x1="0.5cm" svg:y1="8.9cm" svg:x2="27cm" svg:y2="8.9cm">
          <text:p text:style-name="P9"><text:span text:style-name="T14">API Boundary</text:span></text:p>
        </draw:line>
        <draw:frame draw:style-name="gr10" draw:text-style-name="P13" draw:layer="layout" svg:width="7.5cm" svg:height="1.034cm" svg:x="2.6cm" svg:y="4.2cm">
          <draw:text-box>
            <text:p><text:span text:style-name="T15">WebKit software stack</text:span></text:p>
          </draw:text-box>
        </draw:frame>
        <draw:frame draw:style-name="gr10" draw:text-style-name="P13" draw:layer="layout" svg:width="8cm" svg:height="1.034cm" svg:x="17cm" svg:y="4.166cm">
          <draw:text-box>
            <text:p><text:span text:style-name="T15">WebKit2 software stack</text:span></text:p>
          </draw:text-box>
        </draw:frame>
        <presentation:notes draw:style-name="dp2">
          <draw:page-thumbnail draw:style-name="gr1" draw:layer="layout" svg:width="14.848cm" svg:height="11.135cm" svg:x="3.07cm" svg:y="2.257cm" draw:page-number="4" presentation:class="page"/>
          <draw:frame presentation:style-name="pr8" draw:layer="layout" svg:width="16.902cm" svg:height="13.114cm" svg:x="2.098cm" svg:y="14.107cm" presentation:class="notes" presentation:placeholder="true" presentation:user-transformed="true">
            <draw:text-box/>
          </draw:frame>
        </presentation:notes>
      </draw:page>
      <draw:page draw:name="page5"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WebKit2</text:span></text:p>
          </draw:text-box>
        </draw:frame>
        <draw:frame presentation:style-name="pr9" draw:text-style-name="P15" draw:layer="layout" svg:width="25.199cm" svg:height="13.609cm" svg:x="1.4cm" svg:y="5.038cm" presentation:class="subtitle" presentation:user-transformed="true">
          <draw:text-box>
            <text:p text:style-name="P6"><text:span text:style-name="T7">WebKit2 - High Level Document</text:span></text:p>
            <text:p text:style-name="P14"><text:span text:style-name="T7">WebKit2 is a new API layer for WebKit designed from the ground up to support a split process model, where the web content(JavaScript, HTML, layout, etc) lives in a separate process from the application UI. This model is very similar to what Google Chrome offers, with the major difference being that we have built the process split model directly into the framework, allowing other clients of WebKit to use it.</text:span></text:p>
            <text:p text:style-name="P6"><text:span text:style-name="T7"/></text:p>
            <text:p text:style-name="P14"><text:span text:style-name="T7">Notice that there is now a process boundary, and it sites </text:span><text:span text:style-name="T16">*below* the API boundary. Part of WebKit operates in the UI process, where the application logic also lives. The rest of WebKit, along with WebCore and the JS engine, lives in the web process. The web process is isolated from the UI process. This can deliver benefits in responsiveness, robustness, security (through the potential to sandbox the web process) and better use of multicore CPUs. There is a straightforward API that takes care of all the process management details for you.</text:span></text:p>
          </draw:text-box>
        </draw:frame>
        <presentation:notes draw:style-name="dp2">
          <draw:page-thumbnail draw:style-name="gr1" draw:layer="layout" svg:width="14.848cm" svg:height="11.135cm" svg:x="3.07cm" svg:y="2.257cm" draw:page-number="5" presentation:class="page"/>
          <draw:frame presentation:style-name="pr8" draw:layer="layout" svg:width="16.79cm" svg:height="13.114cm" svg:x="2.098cm" svg:y="14.107cm" presentation:class="notes" presentation:placeholder="true">
            <draw:text-box/>
          </draw:frame>
        </presentation:notes>
      </draw:page>
      <draw:page draw:name="page6" draw:style-name="dp1" draw:master-page-name="oranssi" presentation:presentation-page-layout-name="AL3T0">
        <office:forms form:automatic-focus="false" form:apply-design-mode="false"/>
        <draw:frame presentation:style-name="pr7" draw:layer="layout" svg:width="25.199cm" svg:height="3.256cm" svg:x="1.4cm" svg:y="0.962cm" presentation:class="title" presentation:user-transformed="true">
          <draw:text-box>
            <text:p><text:span text:style-name="T11">WebKit in Android</text:span></text:p>
          </draw:text-box>
        </draw:frame>
        <draw:custom-shape draw:style-name="gr11" draw:text-style-name="P16" draw:layer="layout" svg:width="9.5cm" svg:height="5cm" svg:x="2.5cm" svg:y="8.015cm">
          <text:p text:style-name="P9"><text:span text:style-name="T17">WebKit</text:span></text:p>
          <draw:enhanced-geometry svg:viewBox="0 0 21600 21600" draw:mirror-horizontal="false" draw:mirror-vertical="false" draw:type="rectangle" draw:enhanced-path="M 0 0 L 21600 0 21600 21600 0 21600 0 0 Z N"/>
        </draw:custom-shape>
        <draw:custom-shape draw:style-name="gr3" draw:text-style-name="P16" xml:id="id7" draw:id="id7" draw:layer="layout" svg:width="9.5cm" svg:height="2cm" svg:x="2.5cm" svg:y="13.115cm">
          <text:p text:style-name="P9"><text:span text:style-name="T17">WebCore</text:span></text:p>
          <draw:enhanced-geometry svg:viewBox="0 0 21600 21600" draw:type="rectangle" draw:enhanced-path="M 0 0 L 21600 0 21600 21600 0 21600 0 0 Z N"/>
        </draw:custom-shape>
        <draw:custom-shape draw:style-name="gr4" draw:text-style-name="P16" xml:id="id9" draw:id="id9" draw:layer="layout" svg:width="9.5cm" svg:height="2cm" svg:x="2.5cm" svg:y="16.6cm">
          <text:p text:style-name="P9"><text:span text:style-name="T17">JS Engine</text:span></text:p>
          <draw:enhanced-geometry svg:viewBox="0 0 21600 21600" draw:type="rectangle" draw:enhanced-path="M 0 0 L 21600 0 21600 21600 0 21600 0 0 Z N"/>
        </draw:custom-shape>
        <draw:custom-shape draw:style-name="gr6" draw:text-style-name="P16" xml:id="id1" draw:id="id1" draw:layer="layout" svg:width="9.5cm" svg:height="2cm" svg:x="2.5cm" svg:y="4.5cm">
          <text:p text:style-name="P9"><text:span text:style-name="T17">Activity</text:span></text:p>
          <draw:enhanced-geometry svg:viewBox="0 0 21600 21600" draw:type="rectangle" draw:enhanced-path="M 0 0 L 21600 0 21600 21600 0 21600 0 0 Z N"/>
        </draw:custom-shape>
        <draw:line draw:style-name="gr12" draw:text-style-name="P17" draw:layer="layout" svg:x1="1.5cm" svg:y1="10.8cm" svg:x2="15cm" svg:y2="10.8cm">
          <text:p text:style-name="P9"><text:span text:style-name="T18">Java</text:span></text:p>
          <text:p text:style-name="P9"><text:span text:style-name="T18"/></text:p>
          <text:p text:style-name="P9"><text:span text:style-name="T18">C++</text:span></text:p>
        </draw:line>
        <draw:custom-shape draw:style-name="gr13" draw:text-style-name="P16" xml:id="id3" draw:id="id3" draw:layer="layout" svg:width="8.5cm" svg:height="1cm" svg:x="3cm" svg:y="9.015cm">
          <text:p text:style-name="P9"><text:span text:style-name="T17">Java Part</text:span></text:p>
          <draw:enhanced-geometry svg:viewBox="0 0 21600 21600" draw:mirror-horizontal="false" draw:mirror-vertical="false" draw:type="rectangle" draw:enhanced-path="M 0 0 L 21600 0 21600 21600 0 21600 0 0 Z N"/>
        </draw:custom-shape>
        <draw:custom-shape draw:style-name="gr13" draw:text-style-name="P16" xml:id="id5" draw:id="id5" draw:layer="layout" svg:width="8.5cm" svg:height="1cm" svg:x="3cm" svg:y="11.515cm">
          <text:p text:style-name="P9"><text:span text:style-name="T17">C++ Part</text:span></text:p>
          <draw:enhanced-geometry svg:viewBox="0 0 21600 21600" draw:mirror-horizontal="false" draw:mirror-vertical="false" draw:type="rectangle" draw:enhanced-path="M 0 0 L 21600 0 21600 21600 0 21600 0 0 Z N"/>
        </draw:custom-shape>
        <draw:custom-shape draw:style-name="gr14" draw:text-style-name="P9" draw:layer="layout" svg:width="1cm" svg:height="1.5cm" svg:x="6.8cm" svg:y="10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9" draw:layer="layout" svg:width="1cm" svg:height="1.5cm" svg:x="6.8cm" svg:y="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8" draw:layer="layout" svg:width="2cm" svg:height="0.954cm" svg:x="7.6cm" svg:y="10.246cm">
          <draw:text-box>
            <text:p><text:span text:style-name="T12">JNI</text:span></text:p>
          </draw:text-box>
        </draw:frame>
        <draw:frame draw:style-name="gr10" draw:text-style-name="P19" draw:layer="layout" svg:width="3.5cm" svg:height="0.954cm" svg:x="7.7cm" svg:y="6.8cm">
          <draw:text-box>
            <text:p><text:span text:style-name="T14">WebView</text:span></text:p>
          </draw:text-box>
        </draw:frame>
        <draw:custom-shape draw:style-name="gr14" draw:text-style-name="P9" draw:layer="layout" svg:width="1cm" svg:height="1.5cm" svg:x="6.8cm" svg:y="1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9" draw:layer="layout" svg:width="5.5cm" svg:height="0.954cm" svg:x="7.7cm" svg:y="15.446cm">
          <draw:text-box>
            <text:p><text:span text:style-name="T14">ScriptController</text:span></text:p>
          </draw:text-box>
        </draw:frame>
        <draw:connector draw:style-name="gr15" draw:text-style-name="P9" draw:layer="layout" draw:type="line" svg:x1="12cm" svg:y1="5.5cm" svg:x2="15.6cm" svg:y2="5.523cm" draw:start-shape="id1" draw:start-glue-point="1" draw:end-shape="id2" draw:end-glue-point="3" svg:d="m12000 5500 3600 23">
          <text:p/>
        </draw:connector>
        <draw:frame draw:style-name="gr10" draw:text-style-name="P20" xml:id="id2" draw:id="id2" draw:layer="layout" svg:width="6.5cm" svg:height="0.954cm" svg:x="15.6cm" svg:y="5.046cm">
          <draw:text-box>
            <text:p><text:span text:style-name="T19">Application's folder</text:span></text:p>
          </draw:text-box>
        </draw:frame>
        <draw:connector draw:style-name="gr15" draw:text-style-name="P9" draw:layer="layout" draw:type="line" svg:x1="11.5cm" svg:y1="9.515cm" svg:x2="15.6cm" svg:y2="9.523cm" draw:start-shape="id3" draw:start-glue-point="1" draw:end-shape="id4" draw:end-glue-point="3" svg:d="m11500 9515 4100 8">
          <text:p/>
        </draw:connector>
        <draw:connector draw:style-name="gr15" draw:text-style-name="P9" draw:layer="layout" draw:type="line" svg:x1="11.5cm" svg:y1="12.015cm" svg:x2="15.6cm" svg:y2="12.008cm" draw:start-shape="id5" draw:end-shape="id6" draw:end-glue-point="3" svg:d="m11500 12015 4100-7">
          <text:p/>
        </draw:connector>
        <draw:connector draw:style-name="gr15" draw:text-style-name="P9" draw:layer="layout" draw:type="line" svg:x1="12cm" svg:y1="14.115cm" svg:x2="15.6cm" svg:y2="14.108cm" draw:start-shape="id7" draw:start-glue-point="1" draw:end-shape="id8" draw:end-glue-point="3" svg:d="m12000 14115 3600-7">
          <text:p/>
        </draw:connector>
        <draw:connector draw:style-name="gr15" draw:text-style-name="P9" draw:layer="layout" draw:type="line" svg:x1="12cm" svg:y1="17.6cm" svg:x2="15.6cm" svg:y2="17.6cm" draw:start-shape="id9" draw:start-glue-point="1" draw:end-shape="id10" draw:end-glue-point="3" svg:d="m12000 17600h3600">
          <text:p/>
        </draw:connector>
        <draw:frame draw:style-name="gr10" draw:text-style-name="P20" xml:id="id4" draw:id="id4" draw:layer="layout" svg:width="11.5cm" svg:height="0.954cm" svg:x="15.6cm" svg:y="9.046cm">
          <draw:text-box>
            <text:p><text:span text:style-name="T19">frameworks/base/core/java/android/webkit</text:span></text:p>
          </draw:text-box>
        </draw:frame>
        <draw:frame draw:style-name="gr10" draw:text-style-name="P20" xml:id="id6" draw:id="id6" draw:layer="layout" svg:width="12.5cm" svg:height="0.954cm" svg:x="15.6cm" svg:y="11.531cm">
          <draw:text-box>
            <text:p><text:span text:style-name="T19">external/webkit/Source/WebKit/android</text:span></text:p>
          </draw:text-box>
        </draw:frame>
        <draw:frame draw:style-name="gr10" draw:text-style-name="P20" xml:id="id8" draw:id="id8" draw:layer="layout" svg:width="12cm" svg:height="0.954cm" svg:x="15.6cm" svg:y="13.631cm">
          <draw:text-box>
            <text:p><text:span text:style-name="T19">external/webkit/Source/WebCore</text:span></text:p>
          </draw:text-box>
        </draw:frame>
        <draw:frame draw:style-name="gr10" draw:text-style-name="P20" xml:id="id10" draw:id="id10" draw:layer="layout" svg:width="11cm" svg:height="3.063cm" svg:x="15.6cm" svg:y="16.069cm">
          <draw:text-box>
            <text:p><text:span text:style-name="T19">SquirrelFish:</text:span></text:p>
            <text:p><text:span text:style-name="T19">external/webkit/Source/JavaScriptCore</text:span></text:p>
            <text:p><text:span text:style-name="T19">or</text:span></text:p>
            <text:p><text:span text:style-name="T19">V8: external/v8/src</text:span></text:p>
          </draw:text-box>
        </draw:frame>
        <presentation:notes draw:style-name="dp2">
          <draw:page-thumbnail draw:style-name="gr1" draw:layer="layout" svg:width="14.848cm" svg:height="11.135cm" svg:x="3.07cm" svg:y="2.257cm" draw:page-number="6" presentation:class="page"/>
          <draw:frame presentation:style-name="pr8" draw:text-style-name="P21" draw:layer="layout" svg:width="16.79cm" svg:height="13.114cm" svg:x="2.098cm" svg:y="14.107cm" presentation:class="notes" presentation:placeholder="true">
            <draw:text-box/>
          </draw:frame>
        </presentation:notes>
      </draw:page>
      <draw:page draw:name="page7" draw:style-name="dp1" draw:master-page-name="oranssi" presentation:presentation-page-layout-name="AL3T0">
        <office:forms form:automatic-focus="false" form:apply-design-mode="false"/>
        <draw:frame presentation:style-name="pr7" draw:layer="layout" svg:width="25.199cm" svg:height="3.256cm" svg:x="1.4cm" svg:y="0.962cm" presentation:class="title" presentation:user-transformed="true">
          <draw:text-box>
            <text:p><text:span text:style-name="T11">WebKit Framework</text:span></text:p>
          </draw:text-box>
        </draw:frame>
        <draw:custom-shape draw:style-name="gr16" draw:text-style-name="P22" xml:id="id12" draw:id="id12" draw:layer="layout" svg:width="5cm" svg:height="2cm" svg:x="9.5cm" svg:y="7.5cm">
          <text:p text:style-name="P9"><text:span text:style-name="T20">WebKit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2" xml:id="id14" draw:id="id14" draw:layer="layout" svg:width="5cm" svg:height="2cm" svg:x="21cm" svg:y="16cm">
          <text:p text:style-name="P9"><text:span text:style-name="T20">WebKit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2" xml:id="id13" draw:id="id13" draw:layer="layout" svg:width="5cm" svg:height="2cm" svg:x="21cm" svg:y="7.5cm">
          <text:p text:style-name="P9"><text:span text:style-name="T20">JN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2" xml:id="id15" draw:id="id15" draw:layer="layout" svg:width="5cm" svg:height="2cm" svg:x="9.5cm" svg:y="16cm">
          <text:p text:style-name="P9"><text:span text:style-name="T20">Bridge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9" draw:layer="layout" draw:type="line" svg:x1="5.5cm" svg:y1="8.5cm" svg:x2="9.5cm" svg:y2="8.5cm" draw:start-shape="id11" draw:start-glue-point="10" draw:end-shape="id12" draw:end-glue-point="6" svg:d="m5500 8500h4000">
          <text:p/>
        </draw:connector>
        <draw:connector draw:style-name="gr18" draw:text-style-name="P22" draw:layer="layout" draw:type="line" svg:x1="14.5cm" svg:y1="8.5cm" svg:x2="21cm" svg:y2="8.5cm" draw:start-shape="id12" draw:start-glue-point="10" draw:end-shape="id13" draw:end-glue-point="6" svg:d="m14500 8500h6500">
          <text:p text:style-name="P9"><text:span text:style-name="T20">invoke</text:span></text:p>
        </draw:connector>
        <draw:connector draw:style-name="gr19" draw:text-style-name="P9" draw:layer="layout" draw:type="line" svg:x1="23.5cm" svg:y1="9.5cm" svg:x2="23.5cm" svg:y2="16cm" draw:start-shape="id13" draw:start-glue-point="8" draw:end-shape="id14" svg:d="m23500 9500v6500">
          <text:p text:style-name="P9"><text:span text:style-name="T20">invoke</text:span></text:p>
        </draw:connector>
        <draw:connector draw:style-name="gr18" draw:text-style-name="P9" draw:layer="layout" draw:type="line" svg:x1="21cm" svg:y1="17cm" svg:x2="14.5cm" svg:y2="17cm" draw:start-shape="id14" draw:start-glue-point="6" draw:end-shape="id15" svg:d="m21000 17000h-6500">
          <text:p text:style-name="P9"><text:span text:style-name="T20">invoke</text:span></text:p>
        </draw:connector>
        <draw:connector draw:style-name="gr19" draw:text-style-name="P9" draw:layer="layout" draw:type="line" svg:x1="12cm" svg:y1="16cm" svg:x2="12cm" svg:y2="9.5cm" draw:start-shape="id15" draw:start-glue-point="4" draw:end-shape="id12" draw:end-glue-point="8" svg:d="m12000 16000v-6500">
          <text:p text:style-name="P9"><text:span text:style-name="T20">invoke Java method</text:span></text:p>
        </draw:connector>
        <draw:custom-shape draw:style-name="gr20" draw:text-style-name="P9" xml:id="id11" draw:id="id11" draw:layer="layout" svg:width="3cm" svg:height="3cm" svg:x="2.5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0" draw:layer="layout" svg:width="4cm" svg:height="0.954cm" svg:x="2cm" svg:y="10.046cm">
          <draw:text-box>
            <text:p text:style-name="P9"><text:span text:style-name="T20">Application</text:span></text:p>
          </draw:text-box>
        </draw:frame>
        <presentation:notes draw:style-name="dp2">
          <draw:page-thumbnail draw:style-name="gr1" draw:layer="layout" svg:width="14.848cm" svg:height="11.135cm" svg:x="3.07cm" svg:y="2.257cm" draw:page-number="7" presentation:class="page"/>
          <draw:frame presentation:style-name="pr8" draw:layer="layout" svg:width="16.79cm" svg:height="13.114cm" svg:x="2.098cm" svg:y="14.107cm" presentation:class="notes" presentation:placeholder="true">
            <draw:text-box/>
          </draw:frame>
        </presentation:notes>
      </draw:page>
      <draw:page draw:name="page8" draw:style-name="dp1" draw:master-page-name="oranssi" presentation:presentation-page-layout-name="AL3T0">
        <office:forms form:automatic-focus="false" form:apply-design-mode="false"/>
        <draw:frame presentation:style-name="pr7" draw:layer="layout" svg:width="25.199cm" svg:height="3.256cm" svg:x="1.4cm" svg:y="0.962cm" presentation:class="title" presentation:user-transformed="true">
          <draw:text-box>
            <text:p><text:span text:style-name="T11">Major Objects in framework/webkit</text:span></text:p>
          </draw:text-box>
        </draw:frame>
        <draw:custom-shape draw:style-name="gr16" draw:text-style-name="P23" xml:id="id19" draw:id="id19" draw:layer="layout" svg:width="4cm" svg:height="1.5cm" svg:x="2.5cm" svg:y="5cm">
          <text:p text:style-name="P9"><text:span text:style-name="T21">WebView</text:span></text:p>
          <draw:enhanced-geometry svg:viewBox="0 0 21600 21600" draw:type="rectangle" draw:enhanced-path="M 0 0 L 21600 0 21600 21600 0 21600 0 0 Z N"/>
        </draw:custom-shape>
        <draw:custom-shape draw:style-name="gr16" draw:text-style-name="P23" xml:id="id16" draw:id="id16" draw:layer="layout" svg:width="4.5cm" svg:height="1.5cm" svg:x="14.5cm" svg:y="10cm">
          <text:p text:style-name="P9"><text:span text:style-name="T21">WebViewCore</text:span></text:p>
          <draw:enhanced-geometry svg:viewBox="0 0 21600 21600" draw:type="rectangle" draw:enhanced-path="M 0 0 L 21600 0 21600 21600 0 21600 0 0 Z N"/>
        </draw:custom-shape>
        <draw:custom-shape draw:style-name="gr16" draw:text-style-name="P23" xml:id="id26" draw:id="id26" draw:layer="layout" svg:width="4.5cm" svg:height="1.5cm" svg:x="17cm" svg:y="15cm">
          <text:p text:style-name="P9"><text:span text:style-name="T21">BrowserFrame</text:span></text:p>
          <draw:enhanced-geometry svg:viewBox="0 0 21600 21600" draw:type="rectangle" draw:enhanced-path="M 0 0 L 21600 0 21600 21600 0 21600 0 0 Z N"/>
        </draw:custom-shape>
        <draw:custom-shape draw:style-name="gr16" draw:text-style-name="P23" xml:id="id20" draw:id="id20" draw:layer="layout" svg:width="4.5cm" svg:height="1.5cm" svg:x="5cm" svg:y="10cm">
          <text:p text:style-name="P9"><text:span text:style-name="T21">CallbackProx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3" xml:id="id17" draw:id="id17" draw:layer="layout" svg:width="4.5cm" svg:height="1.5cm" svg:x="12.5cm" svg:y="5cm">
          <text:p text:style-name="P9"><text:span text:style-name="T21">EventHu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3" xml:id="id18" draw:id="id18" draw:layer="layout" svg:width="6cm" svg:height="1.5cm" svg:x="16.5cm" svg:y="6.5cm">
          <text:p text:style-name="P9"><text:span text:style-name="T21">sWebCor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3" xml:id="id21" draw:id="id21" draw:layer="layout" svg:width="4.5cm" svg:height="1.5cm" svg:x="1cm" svg:y="7.5cm">
          <text:p text:style-name="P9"><text:span text:style-name="T21">Privat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9" draw:layer="layout" draw:type="line" svg:x1="16.75cm" svg:y1="10cm" svg:x2="14.75cm" svg:y2="6.5cm" draw:start-shape="id16" draw:start-glue-point="0" draw:end-shape="id17" draw:end-glue-point="8" svg:d="m16750 10000-2000-3500">
          <text:p/>
        </draw:connector>
        <draw:connector draw:style-name="gr21" draw:text-style-name="P9" draw:layer="layout" draw:type="line" svg:x1="16.75cm" svg:y1="10cm" svg:x2="19.5cm" svg:y2="8cm" draw:start-shape="id16" draw:start-glue-point="0" draw:end-shape="id18" draw:end-glue-point="8" svg:d="m16750 10000 2750-2000">
          <text:p/>
        </draw:connector>
        <draw:connector draw:style-name="gr21" draw:text-style-name="P9" draw:layer="layout" draw:type="line" svg:x1="4.5cm" svg:y1="6.5cm" svg:x2="7.25cm" svg:y2="10cm" draw:start-shape="id19" draw:start-glue-point="2" draw:end-shape="id20" draw:end-glue-point="4" svg:d="m4500 6500 2750 3500">
          <text:p/>
        </draw:connector>
        <draw:connector draw:style-name="gr21" draw:text-style-name="P9" draw:layer="layout" draw:type="line" svg:x1="4.5cm" svg:y1="6.5cm" svg:x2="3.25cm" svg:y2="7.5cm" draw:start-shape="id19" draw:start-glue-point="2" draw:end-shape="id21" svg:d="m4500 6500-1250 1000">
          <text:p/>
        </draw:connector>
        <draw:custom-shape draw:style-name="gr16" draw:text-style-name="P23" xml:id="id22" draw:id="id22" draw:layer="layout" svg:width="5cm" svg:height="1.5cm" svg:x="1cm" svg:y="13.5cm">
          <text:p text:style-name="P9"><text:span text:style-name="T21">WebViewClient</text:span></text:p>
          <draw:enhanced-geometry svg:viewBox="0 0 21600 21600" draw:type="rectangle" draw:enhanced-path="M 0 0 L 21600 0 21600 21600 0 21600 0 0 Z N"/>
        </draw:custom-shape>
        <draw:custom-shape draw:style-name="gr16" draw:text-style-name="P23" xml:id="id23" draw:id="id23" draw:layer="layout" svg:width="5.5cm" svg:height="1.5cm" svg:x="10.5cm" svg:y="15cm">
          <text:p text:style-name="P9"><text:span text:style-name="T21">WebChromeClient</text:span></text:p>
          <draw:enhanced-geometry svg:viewBox="0 0 21600 21600" draw:type="rectangle" draw:enhanced-path="M 0 0 L 21600 0 21600 21600 0 21600 0 0 Z N"/>
        </draw:custom-shape>
        <draw:connector draw:style-name="gr18" draw:text-style-name="P9" draw:layer="layout" draw:type="line" svg:x1="14.5cm" svg:y1="10.75cm" svg:x2="9.5cm" svg:y2="10.75cm" draw:start-shape="id16" draw:start-glue-point="3" svg:d="m14500 10750h-5000">
          <text:p text:style-name="P9"><text:span text:style-name="T20">UI message</text:span></text:p>
        </draw:connector>
        <draw:connector draw:style-name="gr18" draw:text-style-name="P22" draw:layer="layout" draw:type="line" svg:x1="6.5cm" svg:y1="5.75cm" svg:x2="12.5cm" svg:y2="5.75cm" draw:start-shape="id19" draw:start-glue-point="1" draw:end-shape="id17" svg:d="m6500 5750h6000">
          <text:p text:style-name="P9"><text:span text:style-name="T20">WebCore message</text:span></text:p>
        </draw:connector>
        <draw:connector draw:style-name="gr19" draw:text-style-name="P22" draw:layer="layout" draw:type="line" svg:x1="7.25cm" svg:y1="11.5cm" svg:x2="3.5cm" svg:y2="13.5cm" draw:start-shape="id20" draw:start-glue-point="8" draw:end-shape="id22" draw:end-glue-point="0" svg:d="m7250 11500-3750 2000">
          <text:p text:style-name="P9"><text:span text:style-name="T20">View event</text:span></text:p>
        </draw:connector>
        <draw:connector draw:style-name="gr19" draw:text-style-name="P22" draw:layer="layout" draw:type="line" svg:x1="7.25cm" svg:y1="11.5cm" svg:x2="13.25cm" svg:y2="15cm" draw:start-shape="id20" draw:start-glue-point="8" draw:end-shape="id23" draw:end-glue-point="0" svg:d="m7250 11500 6000 3500">
          <text:p text:style-name="P9"><text:span text:style-name="T20">Chrome event</text:span></text:p>
        </draw:connector>
        <draw:custom-shape draw:style-name="gr16" draw:text-style-name="P23" xml:id="id24" draw:id="id24" draw:layer="layout" svg:width="8cm" svg:height="1.5cm" svg:x="5cm" svg:y="17.5cm">
          <text:p text:style-name="P9"><text:span text:style-name="T21">WebBackForwardListClient</text:span></text:p>
          <draw:enhanced-geometry svg:viewBox="0 0 21600 21600" draw:type="rectangle" draw:enhanced-path="M 0 0 L 21600 0 21600 21600 0 21600 0 0 Z N"/>
        </draw:custom-shape>
        <draw:connector draw:style-name="gr19" draw:text-style-name="P22" draw:layer="layout" draw:type="line" svg:x1="7.25cm" svg:y1="11.5cm" svg:x2="9cm" svg:y2="17.5cm" draw:start-shape="id20" draw:start-glue-point="8" draw:end-shape="id24" draw:end-glue-point="0" svg:d="m7250 11500 1750 6000">
          <text:p text:style-name="P9"><text:span text:style-name="T20">History event</text:span></text:p>
        </draw:connector>
        <draw:custom-shape draw:style-name="gr22" draw:text-style-name="P22" xml:id="id25" draw:id="id25" draw:layer="layout" svg:width="5cm" svg:height="4cm" svg:x="22.2cm" svg:y="8.752cm">
          <text:p text:style-name="P9"><text:span text:style-name="T20">WebCore</text:span></text:p>
          <text:p text:style-name="P9"><text:span text:style-name="T20">Library</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9" draw:layer="layout" draw:type="line" svg:x1="19cm" svg:y1="10.75cm" svg:x2="22.2cm" svg:y2="10.752cm" draw:start-shape="id16" draw:start-glue-point="1" draw:end-shape="id25" svg:d="m19000 10750 3200 2">
          <text:p/>
        </draw:connector>
        <draw:connector draw:style-name="gr19" draw:text-style-name="P22" draw:layer="layout" draw:type="line" svg:x1="16.75cm" svg:y1="11.5cm" svg:x2="19.25cm" svg:y2="15cm" draw:start-shape="id16" draw:start-glue-point="2" draw:end-shape="id26" draw:end-glue-point="0" svg:d="m16750 11500 2500 3500">
          <text:p text:style-name="P9"><text:span text:style-name="T20">Frame message</text:span></text:p>
        </draw:connector>
        <draw:custom-shape draw:style-name="gr22" draw:text-style-name="P22" xml:id="id27" draw:id="id27" draw:layer="layout" svg:width="3.7cm" svg:height="2.5cm" svg:x="23.5cm" svg:y="14.5cm">
          <text:p text:style-name="P9"><text:span text:style-name="T20">WebFram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9" draw:layer="layout" draw:type="line" svg:x1="21.5cm" svg:y1="15.75cm" svg:x2="23.5cm" svg:y2="15.75cm" draw:start-shape="id26" draw:start-glue-point="1" draw:end-shape="id27" svg:d="m21500 15750h2000">
          <text:p/>
        </draw:connector>
        <presentation:notes draw:style-name="dp2">
          <draw:page-thumbnail draw:style-name="gr1" draw:layer="layout" svg:width="14.848cm" svg:height="11.135cm" svg:x="3.07cm" svg:y="2.257cm" draw:page-number="8" presentation:class="page"/>
          <draw:frame presentation:style-name="pr8" draw:text-style-name="P21" draw:layer="layout" svg:width="16.902cm" svg:height="13.114cm" svg:x="2.098cm" svg:y="14.107cm" presentation:class="notes" presentation:placeholder="true" presentation:user-transformed="true">
            <draw:text-box/>
          </draw:frame>
        </presentation:notes>
      </draw:page>
      <draw:page draw:name="page9" draw:style-name="dp1" draw:master-page-name="oranssi" presentation:presentation-page-layout-name="AL3T0">
        <office:forms form:automatic-focus="false" form:apply-design-mode="false"/>
        <draw:frame presentation:style-name="pr7" draw:layer="layout" svg:width="25.199cm" svg:height="3.256cm" svg:x="1.4cm" svg:y="0.962cm" presentation:class="title" presentation:user-transformed="true">
          <draw:text-box>
            <text:p><text:span text:style-name="T11">The Flow of Create a WebView</text:span></text:p>
          </draw:text-box>
        </draw:frame>
        <draw:line draw:style-name="gr23" draw:text-style-name="P22" draw:layer="layout" svg:x1="9cm" svg:y1="5.5cm" svg:x2="9cm" svg:y2="19.5cm">
          <text:p/>
        </draw:line>
        <draw:line draw:style-name="gr24" draw:text-style-name="P22" xml:id="id28" draw:id="id28" draw:layer="layout" svg:x1="17.5cm" svg:y1="9.192cm" svg:x2="17.5cm" svg:y2="19.5cm">
          <text:p/>
        </draw:line>
        <draw:frame draw:style-name="gr10" draw:text-style-name="P24" draw:layer="layout" svg:width="3.5cm" svg:height="0.954cm" svg:x="7.2cm" svg:y="4.546cm">
          <draw:text-box>
            <text:p><text:span text:style-name="T22">UI Thread</text:span></text:p>
          </draw:text-box>
        </draw:frame>
        <draw:frame draw:style-name="gr10" draw:text-style-name="P25" draw:layer="layout" svg:width="5.5cm" svg:height="0.954cm" svg:x="14.7cm" svg:y="8cm">
          <draw:text-box>
            <text:p><text:span text:style-name="T23">WebCore Thread</text:span></text:p>
          </draw:text-box>
        </draw:frame>
        <draw:frame draw:style-name="gr10" draw:text-style-name="P27" draw:layer="layout" svg:width="9.406cm" svg:height="10.625cm" svg:x="-0.5cm" svg:y="5.5cm">
          <draw:text-box>
            <text:p text:style-name="P26"><text:span text:style-name="T24">new WebView</text:span></text:p>
            <text:p text:style-name="P26"><text:span text:style-name="T24">new CallbackProxy</text:span></text:p>
            <text:p text:style-name="P26"><text:span text:style-name="T24">new WebViewCore</text:span></text:p>
            <text:p text:style-name="P26"><text:span text:style-name="T24">create WebCore Thread</text:span></text:p>
            <text:p text:style-name="P26"><text:span text:style-name="T24">new EventHub</text:span></text:p>
            <text:p text:style-name="P26"><text:span text:style-name="T24">new WebSettings</text:span></text:p>
            <text:p text:style-name="P26"><text:span text:style-name="T24">send INITIALIZE message</text:span></text:p>
            <text:p text:style-name="P26"><text:span text:style-name="T24">init</text:span></text:p>
            <text:p text:style-name="P26"><text:span text:style-name="T24">setupPackageListener</text:span></text:p>
            <text:p text:style-name="P26"><text:span text:style-name="T24">setupProxyListener</text:span></text:p>
          </draw:text-box>
        </draw:frame>
        <draw:connector draw:style-name="gr25" draw:text-style-name="P28" draw:layer="layout" draw:type="line" svg:x1="9cm" svg:y1="9.2cm" svg:x2="17.5cm" svg:y2="9.192cm" draw:end-shape="id28" draw:end-glue-point="0" svg:d="m9000 9200 8500-8">
          <text:p text:style-name="P9"><text:span text:style-name="T24">create thread</text:span></text:p>
        </draw:connector>
        <draw:frame draw:style-name="gr26" draw:text-style-name="P30" draw:layer="layout" svg:width="10cm" svg:height="9.533cm" svg:x="17.5cm" svg:y="8.8cm">
          <draw:text-box>
            <text:p text:style-name="P29"><text:span text:style-name="T24">create sWebCoreHandler</text:span></text:p>
            <text:p text:style-name="P29"><text:span text:style-name="T24"/></text:p>
            <text:p text:style-name="P29"><text:span text:style-name="T24"/></text:p>
            <text:p text:style-name="P29"><text:span text:style-name="T24">initialize</text:span></text:p>
            <text:p text:style-name="P29"><text:span text:style-name="T24">new BrowserFrame</text:span></text:p>
            <text:p text:style-name="P29"><text:span text:style-name="T24">new JwebCoreJaveBridge</text:span></text:p>
            <text:p text:style-name="P29"><text:span text:style-name="T24">BrowserFrame.nativeCreateFrame</text:span></text:p>
            <text:p text:style-name="P29"><text:span text:style-name="T24">mEventHub.transferMessages</text:span></text:p>
            <text:p text:style-name="P29"><text:span text:style-name="T24">send WEBCORE_INITIALIZED message</text:span></text:p>
          </draw:text-box>
        </draw:frame>
        <draw:connector draw:style-name="gr25" draw:text-style-name="P9" draw:layer="layout" draw:type="line" svg:x1="9cm" svg:y1="12.5cm" svg:x2="17.5cm" svg:y2="12.492cm" svg:d="m9000 12500 8500-8">
          <text:p text:style-name="P9"><text:span text:style-name="T24">INITIALIZE</text:span></text:p>
        </draw:connector>
        <draw:connector draw:style-name="gr27" draw:text-style-name="P9" draw:layer="layout" draw:type="line" svg:x1="9cm" svg:y1="17.9cm" svg:x2="17.5cm" svg:y2="17.892cm" svg:d="m9000 17900 8500-8">
          <text:p text:style-name="P9"><text:span text:style-name="T24">WEBCORE_INITIALIZED</text:span></text:p>
        </draw:connector>
        <presentation:notes draw:style-name="dp2">
          <draw:page-thumbnail draw:style-name="gr1" draw:layer="layout" svg:width="14.848cm" svg:height="11.135cm" svg:x="3.07cm" svg:y="2.257cm" draw:page-number="9" presentation:class="page"/>
          <draw:frame presentation:style-name="pr8" draw:text-style-name="P21" draw:layer="layout" svg:width="24.402cm" svg:height="14.167cm" svg:x="2.098cm" svg:y="14.107cm" presentation:class="notes" presentation:user-transformed="true">
            <draw:text-box>
              <text:p><text:span text:style-name="T25">UI: WebView::Constructor</text:span></text:p>
              <text:p><text:span text:style-name="T25">→ </text:span><text:span text:style-name="T25">new CallbackProxy</text:span></text:p>
              <text:p><text:span text:style-name="T25">→ </text:span><text:span text:style-name="T25">new WebViewCore</text:span></text:p>
              <text:p><text:span text:style-name="T25">→ → </text:span><text:span text:style-name="T25">new Thread (WebViewCoreThread) <text:s/>→ create sWebCoreHandler</text:span></text:p>
              <text:p><text:span text:style-name="T25">→ → </text:span><text:span text:style-name="T25">new EventHub</text:span></text:p>
              <text:p><text:span text:style-name="T25">→ → </text:span><text:span text:style-name="T25">new WebSettings</text:span></text:p>
              <text:p><text:span text:style-name="T25">→ → </text:span><text:span text:style-name="T25">Send initialize message to WebViewCoreThread via sWebCoreHandler</text:span></text:p>
              <text:p><text:span text:style-name="T25">→ </text:span><text:span text:style-name="T25">init</text:span></text:p>
              <text:p><text:span text:style-name="T25">→ </text:span><text:span text:style-name="T25">setupPackageListener</text:span></text:p>
              <text:p><text:span text:style-name="T25">→ </text:span><text:span text:style-name="T25">setupProxyListener</text:span></text:p>
              <text:p><text:span text:style-name="T25"/></text:p>
              <text:p><text:span text:style-name="T25">WebViewCore: WebViewCore::initialize</text:span></text:p>
              <text:p><text:span text:style-name="T25">→ </text:span><text:span text:style-name="T25">new BrowserFrame</text:span></text:p>
              <text:p><text:span text:style-name="T25">→ → </text:span><text:span text:style-name="T25">new JWebCoreJavaBridge</text:span></text:p>
              <text:p><text:span text:style-name="T25">→ → </text:span><text:span text:style-name="T25">CookieSyncManager::createInstance</text:span></text:p>
              <text:p><text:span text:style-name="T25">→ → </text:span><text:span text:style-name="T25">PluginManager::getInstance</text:span></text:p>
              <text:p><text:span text:style-name="T25">→ → </text:span><text:span text:style-name="T25">BrowserFrame::nativeCreateFrame <text:s text:c="3"/>(*)</text:span></text:p>
              <text:p><text:span text:style-name="T25"/></text:p>
            </draw:text-box>
          </draw:frame>
        </presentation:notes>
      </draw:page>
      <draw:page draw:name="page10"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WebView</text:span></text:p>
          </draw:text-box>
        </draw:frame>
        <draw:frame presentation:style-name="pr10" draw:text-style-name="P31" draw:layer="layout" svg:width="25.199cm" svg:height="13.609cm" svg:x="1.4cm" svg:y="5.039cm" presentation:class="subtitle">
          <draw:text-box>
            <text:p><text:span text:style-name="T26">WebView </text:span><text:span text:style-name="T26">用於基本的網頁資料載入，顯示等 </text:span><text:span text:style-name="T26">UI </text:span><text:span text:style-name="T26">操作。</text:span></text:p>
          </draw:text-box>
        </draw:frame>
        <presentation:notes draw:style-name="dp2">
          <draw:page-thumbnail draw:style-name="gr1" draw:layer="layout" svg:width="14.848cm" svg:height="11.135cm" svg:x="3.07cm" svg:y="2.257cm" draw:page-number="10" presentation:class="page"/>
          <draw:frame presentation:style-name="pr8" draw:layer="layout" svg:width="16.79cm" svg:height="13.114cm" svg:x="2.098cm" svg:y="14.107cm" presentation:class="notes" presentation:placeholder="true" presentation:user-transformed="true">
            <draw:text-box/>
          </draw:frame>
        </presentation:notes>
      </draw:page>
      <draw:page draw:name="page11"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WebView::PrivateHandler</text:span><text:span text:style-name="T11"><text:line-break/></text:span><text:span text:style-name="T11">Run in UI Thread</text:span></text:p>
          </draw:text-box>
        </draw:frame>
        <draw:frame presentation:style-name="pr10" draw:text-style-name="P32" draw:layer="layout" svg:width="25.199cm" svg:height="13.609cm" svg:x="1.4cm" svg:y="5.039cm" presentation:class="subtitle" presentation:placeholder="true">
          <draw:text-box/>
        </draw:frame>
        <presentation:notes draw:style-name="dp2">
          <draw:page-thumbnail draw:style-name="gr1" draw:layer="layout" svg:width="14.848cm" svg:height="11.135cm" svg:x="3.07cm" svg:y="2.257cm" draw:page-number="11" presentation:class="page"/>
          <draw:frame presentation:style-name="pr8" draw:text-style-name="P21" draw:layer="layout" svg:width="16.79cm" svg:height="13.114cm" svg:x="2.098cm" svg:y="14.107cm" presentation:class="notes" presentation:placeholder="true">
            <draw:text-box/>
          </draw:frame>
        </presentation:notes>
      </draw:page>
      <draw:page draw:name="page12"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CallbackProxy(2/3)</text:span><text:span text:style-name="T11"><text:line-break/></text:span><text:span text:style-name="T11">Run in UI Thread</text:span></text:p>
          </draw:text-box>
        </draw:frame>
        <draw:frame presentation:style-name="pr11" draw:text-style-name="P33" draw:layer="layout" svg:width="25.199cm" svg:height="15.223cm" svg:x="1.626cm" svg:y="4.277cm" presentation:class="subtitle" presentation:user-transformed="true">
          <draw:text-box>
            <text:p><text:span text:style-name="T27">CallbackProxy </text:span><text:span text:style-name="T27">用於處理 </text:span><text:span text:style-name="T27">WebCore </text:span><text:span text:style-name="T27">與 </text:span><text:span text:style-name="T27">UI thread </text:span><text:span text:style-name="T27">訊息的代理類別。當有 </text:span><text:span text:style-name="T27">Web </text:span><text:span text:style-name="T27">事件發生時，</text:span><text:span text:style-name="T27">WebCore thread </text:span><text:span text:style-name="T27">會呼叫該類別，</text:span><text:span text:style-name="T27">CallbackProxy </text:span><text:span text:style-name="T27">會透過訊息的方式通知 </text:span><text:span text:style-name="T27">UI thread</text:span><text:span text:style-name="T27">，並且調用設置的客戶物件的回呼函數</text:span><text:span text:style-name="T27">(WebViewClient and WebChromeClient)</text:span><text:span text:style-name="T27">。</text:span></text:p>
          </draw:text-box>
        </draw:frame>
        <presentation:notes draw:style-name="dp2">
          <draw:page-thumbnail draw:style-name="gr1" draw:layer="layout" svg:width="14.848cm" svg:height="11.135cm" svg:x="3.07cm" svg:y="2.257cm" draw:page-number="12" presentation:class="page"/>
          <draw:frame presentation:style-name="pr8" draw:text-style-name="P21" draw:layer="layout" svg:width="16.79cm" svg:height="13.114cm" svg:x="2.098cm" svg:y="14.107cm" presentation:class="notes" presentation:placeholder="true" presentation:user-transformed="true">
            <draw:text-box/>
          </draw:frame>
        </presentation:notes>
      </draw:page>
      <draw:page draw:name="page13"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CallbackProxy(2/3)</text:span><text:span text:style-name="T11"><text:line-break/></text:span><text:span text:style-name="T11">Run in UI Thread</text:span></text:p>
          </draw:text-box>
        </draw:frame>
        <draw:frame presentation:style-name="pr11" draw:text-style-name="P15" draw:layer="layout" svg:width="25.199cm" svg:height="16.17cm" svg:x="1.626cm" svg:y="4.277cm" presentation:class="subtitle" presentation:user-transformed="true">
          <draw:text-box>
            <text:p text:style-name="P6"><text:span text:style-name="T7">PAGE_STARTED</text:span></text:p>
            <text:p text:style-name="P6"><text:span text:style-name="T7">RECEIVED_ICON</text:span></text:p>
            <text:p text:style-name="P6"><text:span text:style-name="T7">RECEIVED_TITLE</text:span></text:p>
            <text:p text:style-name="P6"><text:span text:style-name="T7">OVERRIDE_URL</text:span></text:p>
            <text:p text:style-name="P6"><text:span text:style-name="T7">AUTH_REQUEST</text:span></text:p>
            <text:p text:style-name="P6"><text:span text:style-name="T7">SSL_ERROR</text:span></text:p>
            <text:p text:style-name="P6"><text:span text:style-name="T7">PROGRESS</text:span></text:p>
            <text:p text:style-name="P6"><text:span text:style-name="T7">UPDATE_VISITED</text:span></text:p>
            <text:p text:style-name="P6"><text:span text:style-name="T7">LOAD_RESOURCE</text:span></text:p>
            <text:p text:style-name="P6"><text:span text:style-name="T7">CREATE_WINDOW</text:span></text:p>
            <text:p text:style-name="P6"><text:span text:style-name="T7">CLOSE_WINDOW</text:span></text:p>
            <text:p text:style-name="P6"><text:span text:style-name="T7">SAVE_PASSWORD</text:span></text:p>
            <text:p text:style-name="P6"><text:span text:style-name="T7">JS_ALERT</text:span></text:p>
            <text:p text:style-name="P6"><text:span text:style-name="T7">JS_CONFIRM</text:span></text:p>
            <text:p text:style-name="P6"><text:span text:style-name="T7">JS_PROMPT</text:span></text:p>
            <text:p text:style-name="P6"><text:span text:style-name="T7">JS_UNLOAD</text:span></text:p>
            <text:p text:style-name="P6"><text:span text:style-name="T7">ASYNC_KEYEVENTS</text:span></text:p>
            <text:p text:style-name="P6"><text:span text:style-name="T7">DOWNLOAD_FILE</text:span></text:p>
            <text:p text:style-name="P6"><text:span text:style-name="T7">REPORT_ERROR</text:span></text:p>
            <text:p text:style-name="P6"><text:span text:style-name="T7">RESEND_POST_DATA</text:span></text:p>
            <text:p text:style-name="P6"><text:span text:style-name="T7">PAGE_FINISHED</text:span></text:p>
            <text:p text:style-name="P6"><text:span text:style-name="T7">REQUEST_FOCUS</text:span></text:p>
            <text:p text:style-name="P6"><text:span text:style-name="T7">SCALE_CHANGED</text:span></text:p>
          </draw:text-box>
        </draw:frame>
        <presentation:notes draw:style-name="dp2">
          <draw:page-thumbnail draw:style-name="gr1" draw:layer="layout" svg:width="14.848cm" svg:height="11.135cm" svg:x="3.07cm" svg:y="2.257cm" draw:page-number="13" presentation:class="page"/>
          <draw:frame presentation:style-name="pr8" draw:text-style-name="P21" draw:layer="layout" svg:width="16.79cm" svg:height="13.114cm" svg:x="2.098cm" svg:y="14.107cm" presentation:class="notes" presentation:placeholder="true" presentation:user-transformed="true">
            <draw:text-box/>
          </draw:frame>
        </presentation:notes>
      </draw:page>
      <draw:page draw:name="page14"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CallbackProxy(3/3)</text:span><text:span text:style-name="T11"><text:line-break/></text:span><text:span text:style-name="T11">Run in UI Thread</text:span></text:p>
          </draw:text-box>
        </draw:frame>
        <draw:frame presentation:style-name="pr12" draw:text-style-name="P15" draw:layer="layout" svg:width="25.199cm" svg:height="15.652cm" svg:x="1.801cm" svg:y="4.5cm" presentation:class="subtitle" presentation:user-transformed="true">
          <draw:text-box>
            <text:p text:style-name="P6"><text:span text:style-name="T7">RECEIVED_CERTIFICATE</text:span></text:p>
            <text:p text:style-name="P6"><text:span text:style-name="T7">SWITCH_OUT_HISTORY</text:span></text:p>
            <text:p text:style-name="P6"><text:span text:style-name="T7">EXCEEDED_DATABASE_QUOTA</text:span></text:p>
            <text:p text:style-name="P6"><text:span text:style-name="T7">REACHED_APPCACHE_MAXSIZE</text:span></text:p>
            <text:p text:style-name="P6"><text:span text:style-name="T7">JS_TIMEOUT</text:span></text:p>
            <text:p text:style-name="P6"><text:span text:style-name="T7">ADD_MESSAGE_TO_CONSOLE</text:span></text:p>
            <text:p text:style-name="P6"><text:span text:style-name="T7">GEOLOCATION_PERMISSIONS_SHOW_PROMPT</text:span></text:p>
            <text:p text:style-name="P6"><text:span text:style-name="T7">GEOLOCATION_PERMISSIONS_HIDE_PROMPT</text:span></text:p>
            <text:p text:style-name="P6"><text:span text:style-name="T7">RECEIVED_TOUCH_ICON_URL</text:span></text:p>
            <text:p text:style-name="P6"><text:span text:style-name="T7">GET_VISITED_HISTORY</text:span></text:p>
            <text:p text:style-name="P6"><text:span text:style-name="T7">OPEN_FILE_CHOOSER</text:span></text:p>
            <text:p text:style-name="P6"><text:span text:style-name="T7">ADD_HISTORY_ITEM</text:span></text:p>
            <text:p text:style-name="P6"><text:span text:style-name="T7">HISTORY_INDEX_CHANGED</text:span></text:p>
            <text:p text:style-name="P6"><text:span text:style-name="T7">AUTH_CREDENTIALS</text:span></text:p>
            <text:p text:style-name="P6"><text:span text:style-name="T7">SET_INSTALLABLE_WEBAPP</text:span></text:p>
            <text:p text:style-name="P6"><text:span text:style-name="T7">NOTIFY_SEARCHBOX_LISTENERS</text:span></text:p>
            <text:p text:style-name="P6"><text:span text:style-name="T7">AUTO_LOGIN</text:span></text:p>
            <text:p text:style-name="P6"><text:span text:style-name="T7">CLIENT_CERT_REQUEST</text:span></text:p>
            <text:p text:style-name="P6"><text:span text:style-name="T7">SEARCHBOX_IS_SUPPORTED_CALLBACK</text:span></text:p>
            <text:p text:style-name="P6"><text:span text:style-name="T7">SEARCHBOX_DISPATCH_COMPLETE_CALLBACK</text:span></text:p>
            <text:p text:style-name="P6"><text:span text:style-name="T7">PROCEEDED_AFTER_SSL_ERROR</text:span></text:p>
            <text:p text:style-name="P6"><text:span text:style-name="T7">NOTIFY</text:span></text:p>
          </draw:text-box>
        </draw:frame>
        <presentation:notes draw:style-name="dp2">
          <draw:page-thumbnail draw:style-name="gr1" draw:layer="layout" svg:width="14.848cm" svg:height="11.135cm" svg:x="3.07cm" svg:y="2.257cm" draw:page-number="14" presentation:class="page"/>
          <draw:frame presentation:style-name="pr8" draw:text-style-name="P21" draw:layer="layout" svg:width="16.79cm" svg:height="13.114cm" svg:x="2.098cm" svg:y="14.107cm" presentation:class="notes" presentation:placeholder="true">
            <draw:text-box/>
          </draw:frame>
        </presentation:notes>
      </draw:page>
      <draw:page draw:name="page15" draw:style-name="dp1" draw:master-page-name="oranssi" presentation:presentation-page-layout-name="AL3T0">
        <office:forms form:automatic-focus="false" form:apply-design-mode="false"/>
        <draw:frame presentation:style-name="pr13" draw:layer="layout" svg:width="25.199cm" svg:height="3.507cm" svg:x="1.4cm" svg:y="0.837cm" presentation:class="title">
          <draw:text-box>
            <text:p><text:span text:style-name="T11">WebViewCore</text:span></text:p>
          </draw:text-box>
        </draw:frame>
        <draw:frame presentation:style-name="pr9" draw:text-style-name="P15" draw:layer="layout" svg:width="25.199cm" svg:height="13.609cm" svg:x="1.4cm" svg:y="5.039cm" presentation:class="subtitle">
          <draw:text-box>
            <text:p text:style-name="P6"><text:span text:style-name="T7">Handler sWebCoreHandler</text:span></text:p>
            <text:p text:style-name="P6"><text:span text:style-name="T7"/></text:p>
            <text:p><text:span text:style-name="T28">WebViewCore </text:span><text:span text:style-name="T28">物件對 </text:span><text:span text:style-name="T28">WebCore library </text:span><text:span text:style-name="T28">進行了封裝，將 </text:span><text:span text:style-name="T28">UI thread </text:span><text:span text:style-name="T28">中的資料請求發送給 </text:span><text:span text:style-name="T28">WebCore </text:span><text:span text:style-name="T28">處理，並且透過 </text:span><text:span text:style-name="T28">CallbackProxy </text:span><text:span text:style-name="T28">的方式，通過訊息通知 </text:span><text:span text:style-name="T28">UI thread </text:span><text:span text:style-name="T28">資料處理的結果。</text:span></text:p>
          </draw:text-box>
        </draw:frame>
        <presentation:notes draw:style-name="dp2">
          <draw:page-thumbnail draw:style-name="gr1" draw:layer="layout" svg:width="14.848cm" svg:height="11.135cm" svg:x="3.07cm" svg:y="2.257cm" draw:page-number="15" presentation:class="page"/>
          <draw:frame presentation:style-name="pr8" draw:text-style-name="P21" draw:layer="layout" svg:width="16.79cm" svg:height="13.114cm" svg:x="2.098cm" svg:y="14.107cm" presentation:class="notes" presentation:placeholder="true" presentation:user-transformed="true">
            <draw:text-box/>
          </draw:frame>
        </presentation:notes>
      </draw:page>
      <draw:page draw:name="page16" draw:style-name="dp1" draw:master-page-name="oranssi" presentation:presentation-page-layout-name="AL3T0">
        <office:forms form:automatic-focus="false" form:apply-design-mode="false"/>
        <draw:frame presentation:style-name="pr13" draw:layer="layout" svg:width="25.199cm" svg:height="3.507cm" svg:x="1.4cm" svg:y="0.837cm" presentation:class="title">
          <draw:text-box>
            <text:p><text:span text:style-name="T11">WebViewCore::sWebCoreHandler</text:span><text:span text:style-name="T11"><text:line-break/></text:span><text:span text:style-name="T11">Run in WebViewCoreThread</text:span></text:p>
          </draw:text-box>
        </draw:frame>
        <draw:frame presentation:style-name="pr9" draw:text-style-name="P15" draw:layer="layout" svg:width="25.199cm" svg:height="13.609cm" svg:x="1.4cm" svg:y="5.039cm" presentation:class="subtitle">
          <draw:text-box>
            <text:p text:style-name="P6"><text:span text:style-name="T7">INITIALIZE</text:span></text:p>
            <text:p text:style-name="P6"><text:span text:style-name="T7">WebViewCore core = (WebViewCore) msg.obj</text:span></text:p>
            <text:p text:style-name="P6"><text:span text:style-name="T7">core.initialize()</text:span></text:p>
            <text:p text:style-name="P6"><text:span text:style-name="T7"/></text:p>
            <text:p text:style-name="P6"><text:span text:style-name="T7">REDUCE_PRIORITY</text:span></text:p>
            <text:p text:style-name="P6"><text:span text:style-name="T7">Process.setThreadPriority(Process.THREAD_PRIORITY_DEFAULT + 3 * Process.THREAD_PRIORITY_LESS_FAVORABLE)</text:span></text:p>
            <text:p text:style-name="P6"><text:span text:style-name="T7"/></text:p>
            <text:p text:style-name="P6"><text:span text:style-name="T7">RESUME_PRIORITY</text:span></text:p>
            <text:p text:style-name="P6"><text:span text:style-name="T7">Process.setThreadPriority(Process.THREAD_PRIORITY_DEFAULT)</text:span></text:p>
            <text:p text:style-name="P6"><text:span text:style-name="T7"/></text:p>
            <text:p text:style-name="P6"><text:span text:style-name="T7">EventHub.ADD_PACKAGE_NAME</text:span></text:p>
            <text:p text:style-name="P6"><text:span text:style-name="T7">BrowserFrame.sJavaBridge.addPackageName((String)msg.obj)</text:span></text:p>
            <text:p text:style-name="P6"><text:span text:style-name="T7"/></text:p>
            <text:p text:style-name="P6"><text:span text:style-name="T7">EventHub.REMOVE_PACKAGE_NAME</text:span></text:p>
            <text:p text:style-name="P6"><text:span text:style-name="T7">BrowserFrame.sJavaBridge.removePackageName((String)msg.obj)</text:span></text:p>
            <text:p text:style-name="P6"><text:span text:style-name="T7"/></text:p>
            <text:p text:style-name="P6"><text:span text:style-name="T7">EventHub.PROXY_CHANGED</text:span></text:p>
            <text:p text:style-name="P6"><text:span text:style-name="T7">BrowserFrame.sJavaBridge.updateProxy((ProxyProperties)msg.obj)</text:span></text:p>
          </draw:text-box>
        </draw:frame>
        <presentation:notes draw:style-name="dp2">
          <draw:page-thumbnail draw:style-name="gr1" draw:layer="layout" svg:width="14.848cm" svg:height="11.135cm" svg:x="3.07cm" svg:y="2.257cm" draw:page-number="16" presentation:class="page"/>
          <draw:frame presentation:style-name="pr8" draw:text-style-name="P21" draw:layer="layout" svg:width="16.79cm" svg:height="13.114cm" svg:x="2.098cm" svg:y="14.107cm" presentation:class="notes" presentation:placeholder="true">
            <draw:text-box/>
          </draw:frame>
        </presentation:notes>
      </draw:page>
      <draw:page draw:name="page17" draw:style-name="dp1" draw:master-page-name="oranssi" presentation:presentation-page-layout-name="AL3T0">
        <office:forms form:automatic-focus="false" form:apply-design-mode="false"/>
        <draw:frame presentation:style-name="pr13" draw:layer="layout" svg:width="25.199cm" svg:height="3.507cm" svg:x="1.4cm" svg:y="0.837cm" presentation:class="title">
          <draw:text-box>
            <text:p><text:span text:style-name="T11">BrowserFrame</text:span></text:p>
          </draw:text-box>
        </draw:frame>
        <draw:frame presentation:style-name="pr9" draw:text-style-name="P33" draw:layer="layout" svg:width="25.199cm" svg:height="13.609cm" svg:x="1.4cm" svg:y="5.039cm" presentation:class="subtitle">
          <draw:text-box>
            <text:p text:style-name="P6"><text:span text:style-name="T27">BrowserFrame </text:span><text:span text:style-name="T27">物件是 </text:span><text:span text:style-name="T27">WebCore </text:span><text:span text:style-name="T27">中 </text:span><text:span text:style-name="T27">Frame </text:span><text:span text:style-name="T27">物件的 </text:span><text:span text:style-name="T27">Java </text:span><text:span text:style-name="T27">層封裝，用於建構 </text:span><text:span text:style-name="T27">WebCore </text:span><text:span text:style-name="T27">中定義的 </text:span><text:span text:style-name="T27">Frame</text:span><text:span text:style-name="T27">，以及為該 </text:span><text:span text:style-name="T27">Frame </text:span><text:span text:style-name="T27">物件提供 </text:span><text:span text:style-name="T27">Java </text:span><text:span text:style-name="T27">層的回呼方法。</text:span></text:p>
          </draw:text-box>
        </draw:frame>
        <presentation:notes draw:style-name="dp2">
          <draw:page-thumbnail draw:style-name="gr1" draw:layer="layout" svg:width="14.848cm" svg:height="11.135cm" svg:x="3.07cm" svg:y="2.257cm" draw:page-number="17" presentation:class="page"/>
          <draw:frame presentation:style-name="pr8" draw:text-style-name="P21" draw:layer="layout" svg:width="16.79cm" svg:height="13.114cm" svg:x="2.098cm" svg:y="14.107cm" presentation:class="notes" presentation:placeholder="true" presentation:user-transformed="true">
            <draw:text-box/>
          </draw:frame>
        </presentation:notes>
      </draw:page>
      <draw:page draw:name="page18" draw:style-name="dp1" draw:master-page-name="oranssi" presentation:presentation-page-layout-name="AL3T0">
        <office:forms form:automatic-focus="false" form:apply-design-mode="false"/>
        <draw:frame presentation:style-name="pr13" draw:layer="layout" svg:width="25.199cm" svg:height="3.507cm" svg:x="1.4cm" svg:y="0.837cm" presentation:class="title">
          <draw:text-box>
            <text:p><text:span text:style-name="T11">WebViewWorker</text:span><text:span text:style-name="T11"><text:line-break/></text:span><text:span text:style-name="T11">Run in WebViewWorkerThread</text:span></text:p>
          </draw:text-box>
        </draw:frame>
        <draw:frame presentation:style-name="pr9" draw:text-style-name="P15" draw:layer="layout" svg:width="25.199cm" svg:height="13.609cm" svg:x="1.4cm" svg:y="5.039cm" presentation:class="subtitle">
          <draw:text-box>
            <text:p text:style-name="P6"><text:span text:style-name="T7">MSG_ADD_STREAMLOADER</text:span></text:p>
            <text:p text:style-name="P6"><text:span text:style-name="T7">((StreamLoader) msg.obj).load()</text:span></text:p>
            <text:p text:style-name="P6"><text:span text:style-name="T7"/></text:p>
            <text:p text:style-name="P6"><text:span text:style-name="T7">MSG_ADD_HTTPLOADER</text:span></text:p>
            <text:p text:style-name="P6"><text:span text:style-name="T7">((FrameLoader) msg.obj).handleHTTPLoad()</text:span></text:p>
            <text:p text:style-name="P6"><text:span text:style-name="T7"/></text:p>
            <text:p text:style-name="P6"><text:span text:style-name="T7">MSG_CREATE_CACHE</text:span></text:p>
            <text:p text:style-name="P6"><text:span text:style-name="T7">MSG_UPDATE_CACHE_ENCODING</text:span></text:p>
            <text:p text:style-name="P6"><text:span text:style-name="T7">MSG_APPEND_CACHE</text:span></text:p>
            <text:p text:style-name="P6"><text:span text:style-name="T7">MSG_SAVE_CACHE</text:span></text:p>
            <text:p text:style-name="P6"><text:span text:style-name="T7">MSG_REMOVE_CACHE</text:span></text:p>
            <text:p text:style-name="P6"><text:span text:style-name="T7">MSG_TRIM_CACHE</text:span></text:p>
            <text:p text:style-name="P6"><text:span text:style-name="T7">MSG_CLEAR_CACHE</text:span></text:p>
            <text:p text:style-name="P6"><text:span text:style-name="T7">MSG_CACHE_TRANSACTION_TICKER</text:span></text:p>
            <text:p text:style-name="P6"><text:span text:style-name="T7">MSG_PAUSE_CACHE_TRANSACTION</text:span></text:p>
            <text:p text:style-name="P6"><text:span text:style-name="T7">MSG_RESUME_CACHE_TRANSACTION</text:span></text:p>
            <text:p text:style-name="P6"><text:span text:style-name="T7">assert !JniUtil.useChromiumHttpStack();</text:span></text:p>
            <text:p text:style-name="P6"><text:span text:style-name="T7">...</text:span></text:p>
          </draw:text-box>
        </draw:frame>
        <presentation:notes draw:style-name="dp2">
          <draw:page-thumbnail draw:style-name="gr1" draw:layer="layout" svg:width="14.848cm" svg:height="11.135cm" svg:x="3.07cm" svg:y="2.257cm" draw:page-number="18" presentation:class="page"/>
          <draw:frame presentation:style-name="pr8" draw:text-style-name="P21" draw:layer="layout" svg:width="16.79cm" svg:height="13.114cm" svg:x="2.098cm" svg:y="14.107cm" presentation:class="notes" presentation:placeholder="true">
            <draw:text-box/>
          </draw:frame>
        </presentation:notes>
      </draw:page>
      <draw:page draw:name="page19"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JniUtil</text:span></text:p>
          </draw:text-box>
        </draw:frame>
        <draw:frame presentation:style-name="pr9" draw:text-style-name="P15" draw:layer="layout" svg:width="25.199cm" svg:height="13.609cm" svg:x="1.4cm" svg:y="5.039cm" presentation:class="subtitle" presentation:user-transformed="true">
          <draw:text-box>
            <text:p text:style-name="P6"><text:span text:style-name="T7">System.loadLibrary(”webcore”);</text:span></text:p>
            <text:p text:style-name="P6"><text:span text:style-name="T7">System.loadLibrary(”chromium_net”);</text:span></text:p>
            <text:p text:style-name="P6"><text:span text:style-name="T7"/></text:p>
            <text:p text:style-name="P6"><text:span text:style-name="T7">// Used by Chromium HTTP stack.</text:span></text:p>
            <text:p text:style-name="P6"><text:span text:style-name="T7">private static String sDatabaseDirectory;</text:span></text:p>
            <text:p text:style-name="P6"><text:span text:style-name="T7">private static String sCacheDirectory;</text:span></text:p>
            <text:p text:style-name="P6"><text:span text:style-name="T7">private static Boolean sUseChromiumHttpStack; <text:s/>// assert !false ? Do we expect false now?</text:span></text:p>
            <text:p text:style-name="P6"><text:span text:style-name="T7">private static Context sContext;</text:span></text:p>
            <text:p text:style-name="P6"><text:span text:style-name="T7"/></text:p>
            <text:p text:style-name="P6"><text:span text:style-name="T7">// Called by JNI</text:span></text:p>
            <text:p text:style-name="P6"><text:span text:style-name="T7">private static synchronized String getDatabaseDirectory()</text:span></text:p>
            <text:p text:style-name="P6"><text:span text:style-name="T7">private static synchronized String getCacheDirectory()</text:span></text:p>
            <text:p text:style-name="P6"><text:span text:style-name="T7">private static synchronized long contentUrlSize(String url)</text:span></text:p>
            <text:p text:style-name="P6"><text:span text:style-name="T7">private static synchronized InputStream contentUrlStream(String url)</text:span></text:p>
            <text:p text:style-name="P6"><text:span text:style-name="T7"/></text:p>
            <text:p text:style-name="P6"><text:span text:style-name="T7">static boolean useChromiumHttpStack() <text:s/>→ call nativeUseChromiumHttpStack (jni/JniUtil.cpp)</text:span></text:p>
            <text:p text:style-name="P6"><text:span text:style-name="T7">private static synchronized String getAutofillQueryUrl()</text:span></text:p>
            <text:p text:style-name="P6"><text:span text:style-name="T7">private static boolean canSatisfyMemoryAllocation(long bytesRequested)</text:span></text:p>
          </draw:text-box>
        </draw:frame>
        <presentation:notes draw:style-name="dp2">
          <draw:page-thumbnail draw:style-name="gr1" draw:layer="layout" svg:width="14.848cm" svg:height="11.135cm" svg:x="3.07cm" svg:y="2.257cm" draw:page-number="19" presentation:class="page"/>
          <draw:frame presentation:style-name="pr8" draw:layer="layout" svg:width="16.79cm" svg:height="13.114cm" svg:x="2.098cm" svg:y="14.107cm" presentation:class="notes" presentation:placeholder="true">
            <draw:text-box/>
          </draw:frame>
        </presentation:notes>
      </draw:page>
      <draw:page draw:name="page20"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Loader</text:span></text:p>
          </draw:text-box>
        </draw:frame>
        <draw:custom-shape draw:style-name="gr16" draw:text-style-name="P22" xml:id="id30" draw:id="id30" draw:layer="layout" svg:width="4.5cm" svg:height="1.5cm" svg:x="11.5cm" svg:y="5.5cm">
          <text:p text:style-name="P9"><text:span text:style-name="T20">StreamLoader</text:span></text:p>
          <draw:enhanced-geometry svg:viewBox="0 0 21600 21600" draw:type="rectangle" draw:enhanced-path="M 0 0 L 21600 0 21600 21600 0 21600 0 0 Z N"/>
        </draw:custom-shape>
        <draw:custom-shape draw:style-name="gr16" draw:text-style-name="P22" xml:id="id32" draw:id="id32" draw:layer="layout" svg:width="4.5cm" svg:height="1.5cm" svg:x="11cm" svg:y="14cm">
          <text:p text:style-name="P9"><text:span text:style-name="T20">DataLoader</text:span></text:p>
          <draw:enhanced-geometry svg:viewBox="0 0 21600 21600" draw:type="rectangle" draw:enhanced-path="M 0 0 L 21600 0 21600 21600 0 21600 0 0 Z N"/>
        </draw:custom-shape>
        <draw:custom-shape draw:style-name="gr16" draw:text-style-name="P22" xml:id="id34" draw:id="id34" draw:layer="layout" svg:width="4.5cm" svg:height="1.5cm" svg:x="21.5cm" svg:y="10.5cm">
          <text:p text:style-name="P9"><text:span text:style-name="T20">Loader</text:span></text:p>
          <draw:enhanced-geometry svg:viewBox="0 0 21600 21600" draw:type="rectangle" draw:enhanced-path="M 0 0 L 21600 0 21600 21600 0 21600 0 0 Z N"/>
        </draw:custom-shape>
        <draw:custom-shape draw:style-name="gr16" draw:text-style-name="P22" xml:id="id33" draw:id="id33" draw:layer="layout" svg:width="4.5cm" svg:height="1.5cm" svg:x="17.5cm" svg:y="13cm">
          <text:p text:style-name="P9"><text:span text:style-name="T20">FileLoader</text:span></text:p>
          <draw:enhanced-geometry svg:viewBox="0 0 21600 21600" draw:type="rectangle" draw:enhanced-path="M 0 0 L 21600 0 21600 21600 0 21600 0 0 Z N"/>
        </draw:custom-shape>
        <draw:custom-shape draw:style-name="gr16" draw:text-style-name="P22" xml:id="id31" draw:id="id31" draw:layer="layout" svg:width="4.5cm" svg:height="1.5cm" svg:x="5cm" svg:y="12cm">
          <text:p text:style-name="P9"><text:span text:style-name="T20">ContentLoader</text:span></text:p>
          <draw:enhanced-geometry svg:viewBox="0 0 21600 21600" draw:type="rectangle" draw:enhanced-path="M 0 0 L 21600 0 21600 21600 0 21600 0 0 Z N"/>
        </draw:custom-shape>
        <draw:custom-shape draw:style-name="gr16" draw:text-style-name="P22" xml:id="id29" draw:id="id29" draw:layer="layout" svg:width="4.5cm" svg:height="1.5cm" svg:x="2cm" svg:y="9cm">
          <text:p text:style-name="P9"><text:span text:style-name="T20">CacheLoader</text:span></text:p>
          <draw:enhanced-geometry svg:viewBox="0 0 21600 21600" draw:type="rectangle" draw:enhanced-path="M 0 0 L 21600 0 21600 21600 0 21600 0 0 Z N"/>
        </draw:custom-shape>
        <draw:custom-shape draw:style-name="gr16" draw:text-style-name="P22" draw:layer="layout" svg:width="4.5cm" svg:height="1.5cm" svg:x="2.5cm" svg:y="16.5cm">
          <text:p text:style-name="P9"><text:span text:style-name="T20">FrameLoader</text:span></text:p>
          <draw:enhanced-geometry svg:viewBox="0 0 21600 21600" draw:type="rectangle" draw:enhanced-path="M 0 0 L 21600 0 21600 21600 0 21600 0 0 Z N"/>
        </draw:custom-shape>
        <draw:connector draw:style-name="gr15" draw:text-style-name="P9" draw:layer="layout" draw:type="line" svg:x1="4.25cm" svg:y1="9cm" svg:x2="13.75cm" svg:y2="7cm" draw:start-shape="id29" draw:start-glue-point="0" draw:end-shape="id30" draw:end-glue-point="2" svg:d="m4250 9000 9500-2000">
          <text:p/>
        </draw:connector>
        <draw:connector draw:style-name="gr15" draw:text-style-name="P9" draw:layer="layout" draw:type="line" svg:x1="7.25cm" svg:y1="12cm" svg:x2="13.75cm" svg:y2="7cm" draw:start-shape="id31" draw:start-glue-point="0" draw:end-shape="id30" draw:end-glue-point="2" svg:d="m7250 12000 6500-5000">
          <text:p/>
        </draw:connector>
        <draw:connector draw:style-name="gr15" draw:text-style-name="P9" draw:layer="layout" draw:type="line" svg:x1="13.25cm" svg:y1="14cm" svg:x2="13.75cm" svg:y2="7cm" draw:start-shape="id32" draw:start-glue-point="0" draw:end-shape="id30" draw:end-glue-point="2" svg:d="m13250 14000 500-7000">
          <text:p/>
        </draw:connector>
        <draw:connector draw:style-name="gr15" draw:text-style-name="P9" draw:layer="layout" draw:type="line" svg:x1="19.75cm" svg:y1="13cm" svg:x2="13.75cm" svg:y2="7cm" draw:start-shape="id33" draw:start-glue-point="0" draw:end-shape="id30" draw:end-glue-point="2" svg:d="m19750 13000-6000-6000">
          <text:p/>
        </draw:connector>
        <draw:connector draw:style-name="gr15" draw:text-style-name="P9" draw:layer="layout" draw:type="line" svg:x1="23.75cm" svg:y1="10.5cm" svg:x2="13.75cm" svg:y2="7cm" draw:start-shape="id34" draw:start-glue-point="0" draw:end-shape="id30" draw:end-glue-point="2" svg:d="m23750 10500-10000-3500">
          <text:p/>
        </draw:connector>
        <presentation:notes draw:style-name="dp2">
          <draw:page-thumbnail draw:style-name="gr1" draw:layer="layout" svg:width="14.848cm" svg:height="11.135cm" svg:x="3.07cm" svg:y="2.257cm" draw:page-number="20" presentation:class="page"/>
          <draw:frame presentation:style-name="pr8" draw:layer="layout" svg:width="16.79cm" svg:height="13.114cm" svg:x="2.098cm" svg:y="14.107cm" presentation:class="notes">
            <draw:text-box>
              <text:p>CacheLoader: 該物件繼承 StreamLoader 抽象基礎類別，用於透過CacheResult 物件載入內容資料。</text:p>
              <text:p/>
              <text:p>ContentLoader: 用於載入 content: URIs.</text:p>
              <text:p/>
              <text:p>DataLoader: 用於載入網頁資料。</text:p>
              <text:p/>
              <text:p>FileLoader: 將文件資料載入 Frame 中。</text:p>
              <text:p/>
              <text:p>FrameLoader: 用於載入網頁 Frame 資料。</text:p>
              <text:p/>
              <text:p>StreamLoader: 所有內容載入器物件的基礎類別。該類別透過訊息方式控制的狀態機，用於將資料載入到 Frame 中。</text:p>
            </draw:text-box>
          </draw:frame>
        </presentation:notes>
      </draw:page>
      <draw:page draw:name="page21" draw:style-name="dp1" draw:master-page-name="oranssi" presentation:presentation-page-layout-name="AL1T32">
        <office:forms form:automatic-focus="false" form:apply-design-mode="false"/>
        <draw:custom-shape draw:style-name="gr16" draw:text-style-name="P34" xml:id="id35" draw:id="id35" draw:layer="layout" svg:width="3.5cm" svg:height="1.5cm" svg:x="6cm" svg:y="3cm">
          <text:p text:style-name="P9"><text:span text:style-name="T29">Chrome</text:span></text:p>
          <draw:enhanced-geometry svg:viewBox="0 0 21600 21600" draw:type="rectangle" draw:enhanced-path="M 0 0 L 21600 0 21600 21600 0 21600 0 0 Z N"/>
        </draw:custom-shape>
        <draw:custom-shape draw:style-name="gr16" draw:text-style-name="P34" xml:id="id36" draw:id="id36" draw:layer="layout" svg:width="3.5cm" svg:height="1.5cm" svg:x="6cm" svg:y="5.5cm">
          <text:p text:style-name="P9"><text:span text:style-name="T29">Page</text:span></text:p>
          <draw:enhanced-geometry svg:viewBox="0 0 21600 21600" draw:type="rectangle" draw:enhanced-path="M 0 0 L 21600 0 21600 21600 0 21600 0 0 Z N"/>
        </draw:custom-shape>
        <draw:custom-shape draw:style-name="gr16" draw:text-style-name="P34" xml:id="id37" draw:id="id37" draw:layer="layout" svg:width="3.5cm" svg:height="1.5cm" svg:x="6cm" svg:y="8cm">
          <text:p text:style-name="P9"><text:span text:style-name="T29">Frame</text:span></text:p>
          <draw:enhanced-geometry svg:viewBox="0 0 21600 21600" draw:type="rectangle" draw:enhanced-path="M 0 0 L 21600 0 21600 21600 0 21600 0 0 Z N"/>
        </draw:custom-shape>
        <draw:custom-shape draw:style-name="gr16" draw:text-style-name="P34" xml:id="id46" draw:id="id46" draw:layer="layout" svg:width="3.5cm" svg:height="1.5cm" svg:x="11.5cm" svg:y="5.5cm">
          <text:p text:style-name="P9"><text:span text:style-name="T29">Settings</text:span></text:p>
          <draw:enhanced-geometry svg:viewBox="0 0 21600 21600" draw:mirror-horizontal="false" draw:mirror-vertical="false" draw:type="rectangle" draw:enhanced-path="M 0 0 L 21600 0 21600 21600 0 21600 0 0 Z N"/>
        </draw:custom-shape>
        <draw:custom-shape draw:style-name="gr28" draw:text-style-name="P34" xml:id="id39" draw:id="id39" draw:layer="layout" svg:width="3.5cm" svg:height="1.5cm" svg:x="2.5cm" svg:y="14.5cm">
          <text:p text:style-name="P9"><text:span text:style-name="T29">Document</text:span></text:p>
          <draw:enhanced-geometry svg:viewBox="0 0 21600 21600" draw:type="rectangle" draw:enhanced-path="M 0 0 L 21600 0 21600 21600 0 21600 0 0 Z N"/>
        </draw:custom-shape>
        <draw:custom-shape draw:style-name="gr16" draw:text-style-name="P34" xml:id="id38" draw:id="id38" draw:layer="layout" svg:width="4.5cm" svg:height="1.5cm" svg:x="11cm" svg:y="8cm">
          <text:p text:style-name="P9"><text:span text:style-name="T29">FrameLoader</text:span></text:p>
          <draw:enhanced-geometry svg:viewBox="0 0 21600 21600" draw:type="rectangle" draw:enhanced-path="M 0 0 L 21600 0 21600 21600 0 21600 0 0 Z N"/>
        </draw:custom-shape>
        <draw:custom-shape draw:style-name="gr28" draw:text-style-name="P34" xml:id="id40" draw:id="id40" draw:layer="layout" svg:width="5cm" svg:height="1.5cm" svg:x="8.5cm" svg:y="11.5cm">
          <text:p text:style-name="P9"><text:span text:style-name="T29">DOMWindow</text:span></text:p>
          <draw:enhanced-geometry svg:viewBox="0 0 21600 21600" draw:type="rectangle" draw:enhanced-path="M 0 0 L 21600 0 21600 21600 0 21600 0 0 Z N"/>
        </draw:custom-shape>
        <draw:custom-shape draw:style-name="gr28" draw:text-style-name="P34" xml:id="id41" draw:id="id41" draw:layer="layout" svg:width="3.5cm" svg:height="1.5cm" svg:x="2.5cm" svg:y="17.5cm">
          <text:p text:style-name="P9"><text:span text:style-name="T29">Node</text:span></text:p>
          <draw:enhanced-geometry svg:viewBox="0 0 21600 21600" draw:type="rectangle" draw:enhanced-path="M 0 0 L 21600 0 21600 21600 0 21600 0 0 Z N"/>
        </draw:custom-shape>
        <draw:custom-shape draw:style-name="gr16" draw:text-style-name="P34" xml:id="id42" draw:id="id42" draw:layer="layout" svg:width="7cm" svg:height="1.5cm" svg:x="19cm" svg:y="7.5cm">
          <text:p text:style-name="P9"><text:span text:style-name="T29">JSDOMWindowShell</text:span></text:p>
          <draw:enhanced-geometry svg:viewBox="0 0 21600 21600" draw:type="rectangle" draw:enhanced-path="M 0 0 L 21600 0 21600 21600 0 21600 0 0 Z N"/>
        </draw:custom-shape>
        <draw:custom-shape draw:style-name="gr28" draw:text-style-name="P34" xml:id="id43" draw:id="id43" draw:layer="layout" svg:width="7cm" svg:height="1.5cm" svg:x="19cm" svg:y="11.5cm">
          <text:p text:style-name="P9"><text:span text:style-name="T29">JSDOMWindow</text:span></text:p>
          <draw:enhanced-geometry svg:viewBox="0 0 21600 21600" draw:type="rectangle" draw:enhanced-path="M 0 0 L 21600 0 21600 21600 0 21600 0 0 Z N"/>
        </draw:custom-shape>
        <draw:custom-shape draw:style-name="gr28" draw:text-style-name="P34" xml:id="id44" draw:id="id44" draw:layer="layout" svg:width="4.5cm" svg:height="1.5cm" svg:x="20cm" svg:y="14.5cm">
          <text:p text:style-name="P9"><text:span text:style-name="T29">JSDocument</text:span></text:p>
          <draw:enhanced-geometry svg:viewBox="0 0 21600 21600" draw:type="rectangle" draw:enhanced-path="M 0 0 L 21600 0 21600 21600 0 21600 0 0 Z N"/>
        </draw:custom-shape>
        <draw:custom-shape draw:style-name="gr28" draw:text-style-name="P34" xml:id="id45" draw:id="id45" draw:layer="layout" svg:width="3.5cm" svg:height="1.5cm" svg:x="20.5cm" svg:y="17.5cm">
          <text:p text:style-name="P9"><text:span text:style-name="T29">JSNode</text:span></text:p>
          <draw:enhanced-geometry svg:viewBox="0 0 21600 21600" draw:type="rectangle" draw:enhanced-path="M 0 0 L 21600 0 21600 21600 0 21600 0 0 Z N"/>
        </draw:custom-shape>
        <draw:connector draw:style-name="gr21" draw:text-style-name="P9" draw:layer="layout" svg:x1="7.75cm" svg:y1="4.5cm" svg:x2="7.75cm" svg:y2="5.5cm" draw:start-shape="id35" draw:start-glue-point="2" draw:end-shape="id36" draw:end-glue-point="0" svg:d="m7750 4500v1000">
          <text:p/>
        </draw:connector>
        <draw:connector draw:style-name="gr21" draw:text-style-name="P9" draw:layer="layout" svg:x1="7.75cm" svg:y1="7cm" svg:x2="7.75cm" svg:y2="8cm" draw:start-shape="id36" draw:start-glue-point="2" draw:end-shape="id37" draw:end-glue-point="0" svg:d="m7750 7000v1000">
          <text:p/>
        </draw:connector>
        <draw:connector draw:style-name="gr21" draw:text-style-name="P9" draw:layer="layout" svg:x1="9.5cm" svg:y1="8.75cm" svg:x2="11cm" svg:y2="8.75cm" draw:start-shape="id37" draw:start-glue-point="1" draw:end-shape="id38" draw:end-glue-point="3" svg:d="m9500 8750h1500">
          <text:p/>
        </draw:connector>
        <draw:connector draw:style-name="gr21" draw:text-style-name="P9" draw:layer="layout" svg:x1="6cm" svg:y1="8.75cm" svg:x2="4.25cm" svg:y2="14.5cm" draw:start-shape="id37" draw:start-glue-point="3" draw:end-shape="id39" draw:end-glue-point="0" svg:d="m6000 8750h-1750v5750">
          <text:p/>
        </draw:connector>
        <draw:connector draw:style-name="gr21" draw:text-style-name="P9" draw:layer="layout" svg:x1="7.75cm" svg:y1="9.5cm" svg:x2="11cm" svg:y2="11.5cm" draw:start-shape="id37" draw:start-glue-point="2" draw:end-shape="id40" draw:end-glue-point="0" svg:d="m7750 9500v1000h3250v1000">
          <text:p/>
        </draw:connector>
        <draw:connector draw:style-name="gr21" draw:text-style-name="P9" draw:layer="layout" svg:x1="4.25cm" svg:y1="16cm" svg:x2="4.25cm" svg:y2="17.5cm" draw:start-shape="id39" draw:start-glue-point="2" draw:end-shape="id41" draw:end-glue-point="0" svg:d="m4250 16000v1500">
          <text:p/>
        </draw:connector>
        <draw:connector draw:style-name="gr19" draw:text-style-name="P34" draw:layer="layout" svg:x1="22.5cm" svg:y1="9cm" svg:x2="22.5cm" svg:y2="11.5cm" draw:start-shape="id42" draw:start-glue-point="2" draw:end-shape="id43" draw:end-glue-point="0" svg:d="m22500 9000v2500">
          <text:p text:style-name="P9"><text:span text:style-name="T29">window</text:span></text:p>
        </draw:connector>
        <draw:connector draw:style-name="gr19" draw:text-style-name="P34" draw:layer="layout" draw:type="line" svg:x1="20cm" svg:y1="15.25cm" svg:x2="6cm" svg:y2="15.25cm" draw:start-shape="id44" draw:start-glue-point="3" draw:end-shape="id39" draw:end-glue-point="1" svg:d="m20000 15250h-14000">
          <text:p text:style-name="P9"><text:span text:style-name="T29">impl</text:span></text:p>
        </draw:connector>
        <draw:connector draw:style-name="gr19" draw:text-style-name="P34" draw:layer="layout" draw:type="line" svg:x1="20.5cm" svg:y1="18.25cm" svg:x2="6cm" svg:y2="18.25cm" draw:start-shape="id45" draw:start-glue-point="3" draw:end-shape="id41" svg:d="m20500 18250h-14500">
          <text:p text:style-name="P9"><text:span text:style-name="T29">impl</text:span></text:p>
        </draw:connector>
        <draw:connector draw:style-name="gr19" draw:text-style-name="P35" draw:layer="layout" draw:type="line" svg:x1="19cm" svg:y1="12.25cm" svg:x2="13.5cm" svg:y2="12.25cm" draw:start-shape="id43" draw:start-glue-point="3" draw:end-shape="id40" draw:end-glue-point="1" svg:d="m19000 12250h-5500">
          <text:p text:style-name="P9"><text:span text:style-name="T30">impl</text:span></text:p>
        </draw:connector>
        <draw:connector draw:style-name="gr15" draw:text-style-name="P9" draw:layer="layout" draw:type="line" svg:x1="9.5cm" svg:y1="6.25cm" svg:x2="11.5cm" svg:y2="6.25cm" draw:start-shape="id36" draw:start-glue-point="1" draw:end-shape="id46" draw:end-glue-point="3" svg:d="m9500 6250h2000">
          <text:p/>
        </draw:connector>
        <draw:frame draw:style-name="gr10" draw:text-style-name="P36" draw:layer="layout" svg:width="24.5cm" svg:height="1.505cm" svg:x="2cm" svg:y="0.5cm">
          <draw:text-box>
            <text:p text:style-name="P9"><text:span text:style-name="T31">Major Objects in WebCore with SquirrelFish</text:span></text:p>
          </draw:text-box>
        </draw:frame>
        <presentation:notes draw:style-name="dp2">
          <draw:page-thumbnail draw:style-name="gr1" draw:layer="layout" svg:width="14.848cm" svg:height="11.135cm" svg:x="3.07cm" svg:y="2.257cm" draw:page-number="21" presentation:class="page"/>
          <draw:frame presentation:style-name="pr8" draw:layer="layout" svg:width="16.79cm" svg:height="13.114cm" svg:x="2.098cm" svg:y="14.107cm" presentation:class="notes" presentation:placeholder="true">
            <draw:text-box/>
          </draw:frame>
        </presentation:notes>
      </draw:page>
      <draw:page draw:name="page22" draw:style-name="dp1" draw:master-page-name="oranssi" presentation:presentation-page-layout-name="AL1T32">
        <office:forms form:automatic-focus="false" form:apply-design-mode="false"/>
        <draw:custom-shape draw:style-name="gr16" draw:text-style-name="P34" xml:id="id47" draw:id="id47" draw:layer="layout" svg:width="3.5cm" svg:height="1.5cm" svg:x="6cm" svg:y="3cm">
          <text:p text:style-name="P9"><text:span text:style-name="T29">Chrome</text:span></text:p>
          <draw:enhanced-geometry svg:viewBox="0 0 21600 21600" draw:type="rectangle" draw:enhanced-path="M 0 0 L 21600 0 21600 21600 0 21600 0 0 Z N"/>
        </draw:custom-shape>
        <draw:custom-shape draw:style-name="gr16" draw:text-style-name="P34" xml:id="id48" draw:id="id48" draw:layer="layout" svg:width="3.5cm" svg:height="1.5cm" svg:x="6cm" svg:y="5.5cm">
          <text:p text:style-name="P9"><text:span text:style-name="T29">Page</text:span></text:p>
          <draw:enhanced-geometry svg:viewBox="0 0 21600 21600" draw:type="rectangle" draw:enhanced-path="M 0 0 L 21600 0 21600 21600 0 21600 0 0 Z N"/>
        </draw:custom-shape>
        <draw:custom-shape draw:style-name="gr16" draw:text-style-name="P34" xml:id="id49" draw:id="id49" draw:layer="layout" svg:width="3.5cm" svg:height="1.5cm" svg:x="6cm" svg:y="8cm">
          <text:p text:style-name="P9"><text:span text:style-name="T29">Frame</text:span></text:p>
          <draw:enhanced-geometry svg:viewBox="0 0 21600 21600" draw:type="rectangle" draw:enhanced-path="M 0 0 L 21600 0 21600 21600 0 21600 0 0 Z N"/>
        </draw:custom-shape>
        <draw:custom-shape draw:style-name="gr16" draw:text-style-name="P34" xml:id="id58" draw:id="id58" draw:layer="layout" svg:width="3.5cm" svg:height="1.5cm" svg:x="11.5cm" svg:y="5.5cm">
          <text:p text:style-name="P9"><text:span text:style-name="T29">Settings</text:span></text:p>
          <draw:enhanced-geometry svg:viewBox="0 0 21600 21600" draw:mirror-horizontal="false" draw:mirror-vertical="false" draw:type="rectangle" draw:enhanced-path="M 0 0 L 21600 0 21600 21600 0 21600 0 0 Z N"/>
        </draw:custom-shape>
        <draw:custom-shape draw:style-name="gr28" draw:text-style-name="P34" xml:id="id51" draw:id="id51" draw:layer="layout" svg:width="3.5cm" svg:height="1.5cm" svg:x="2.5cm" svg:y="14.5cm">
          <text:p text:style-name="P9"><text:span text:style-name="T29">Document</text:span></text:p>
          <draw:enhanced-geometry svg:viewBox="0 0 21600 21600" draw:type="rectangle" draw:enhanced-path="M 0 0 L 21600 0 21600 21600 0 21600 0 0 Z N"/>
        </draw:custom-shape>
        <draw:custom-shape draw:style-name="gr16" draw:text-style-name="P34" xml:id="id50" draw:id="id50" draw:layer="layout" svg:width="4.5cm" svg:height="1.5cm" svg:x="11cm" svg:y="8cm">
          <text:p text:style-name="P9"><text:span text:style-name="T29">FrameLoader</text:span></text:p>
          <draw:enhanced-geometry svg:viewBox="0 0 21600 21600" draw:type="rectangle" draw:enhanced-path="M 0 0 L 21600 0 21600 21600 0 21600 0 0 Z N"/>
        </draw:custom-shape>
        <draw:custom-shape draw:style-name="gr28" draw:text-style-name="P34" xml:id="id52" draw:id="id52" draw:layer="layout" svg:width="5cm" svg:height="1.5cm" svg:x="8.5cm" svg:y="11.5cm">
          <text:p text:style-name="P9"><text:span text:style-name="T29">DOMWindow</text:span></text:p>
          <draw:enhanced-geometry svg:viewBox="0 0 21600 21600" draw:type="rectangle" draw:enhanced-path="M 0 0 L 21600 0 21600 21600 0 21600 0 0 Z N"/>
        </draw:custom-shape>
        <draw:custom-shape draw:style-name="gr28" draw:text-style-name="P34" xml:id="id53" draw:id="id53" draw:layer="layout" svg:width="3.5cm" svg:height="1.5cm" svg:x="2.5cm" svg:y="17.5cm">
          <text:p text:style-name="P9"><text:span text:style-name="T29">Node</text:span></text:p>
          <draw:enhanced-geometry svg:viewBox="0 0 21600 21600" draw:type="rectangle" draw:enhanced-path="M 0 0 L 21600 0 21600 21600 0 21600 0 0 Z N"/>
        </draw:custom-shape>
        <draw:custom-shape draw:style-name="gr16" draw:text-style-name="P34" xml:id="id54" draw:id="id54" draw:layer="layout" svg:width="7cm" svg:height="1.5cm" svg:x="19cm" svg:y="7.5cm">
          <text:p text:style-name="P9"><text:span text:style-name="T29">V8DOMWindowShell</text:span></text:p>
          <draw:enhanced-geometry svg:viewBox="0 0 21600 21600" draw:type="rectangle" draw:enhanced-path="M 0 0 L 21600 0 21600 21600 0 21600 0 0 Z N"/>
        </draw:custom-shape>
        <draw:custom-shape draw:style-name="gr28" draw:text-style-name="P34" xml:id="id55" draw:id="id55" draw:layer="layout" svg:width="7cm" svg:height="1.5cm" svg:x="19cm" svg:y="11.5cm">
          <text:p text:style-name="P9"><text:span text:style-name="T29">V8DOMWindow</text:span></text:p>
          <draw:enhanced-geometry svg:viewBox="0 0 21600 21600" draw:type="rectangle" draw:enhanced-path="M 0 0 L 21600 0 21600 21600 0 21600 0 0 Z N"/>
        </draw:custom-shape>
        <draw:custom-shape draw:style-name="gr28" draw:text-style-name="P34" xml:id="id56" draw:id="id56" draw:layer="layout" svg:width="4.5cm" svg:height="1.5cm" svg:x="20cm" svg:y="14.5cm">
          <text:p text:style-name="P9"><text:span text:style-name="T29">V8Document</text:span></text:p>
          <draw:enhanced-geometry svg:viewBox="0 0 21600 21600" draw:type="rectangle" draw:enhanced-path="M 0 0 L 21600 0 21600 21600 0 21600 0 0 Z N"/>
        </draw:custom-shape>
        <draw:custom-shape draw:style-name="gr28" draw:text-style-name="P34" xml:id="id57" draw:id="id57" draw:layer="layout" svg:width="3.5cm" svg:height="1.5cm" svg:x="20.5cm" svg:y="17.5cm">
          <text:p text:style-name="P9"><text:span text:style-name="T29">V8Node</text:span></text:p>
          <draw:enhanced-geometry svg:viewBox="0 0 21600 21600" draw:type="rectangle" draw:enhanced-path="M 0 0 L 21600 0 21600 21600 0 21600 0 0 Z N"/>
        </draw:custom-shape>
        <draw:connector draw:style-name="gr21" draw:text-style-name="P9" draw:layer="layout" svg:x1="7.75cm" svg:y1="4.5cm" svg:x2="7.75cm" svg:y2="5.5cm" draw:start-shape="id47" draw:start-glue-point="2" draw:end-shape="id48" draw:end-glue-point="0" svg:d="m7750 4500v1000">
          <text:p/>
        </draw:connector>
        <draw:connector draw:style-name="gr21" draw:text-style-name="P9" draw:layer="layout" svg:x1="7.75cm" svg:y1="7cm" svg:x2="7.75cm" svg:y2="8cm" draw:start-shape="id48" draw:start-glue-point="2" draw:end-shape="id49" draw:end-glue-point="0" svg:d="m7750 7000v1000">
          <text:p/>
        </draw:connector>
        <draw:connector draw:style-name="gr21" draw:text-style-name="P9" draw:layer="layout" svg:x1="9.5cm" svg:y1="8.75cm" svg:x2="11cm" svg:y2="8.75cm" draw:start-shape="id49" draw:start-glue-point="1" draw:end-shape="id50" draw:end-glue-point="3" svg:d="m9500 8750h1500">
          <text:p/>
        </draw:connector>
        <draw:connector draw:style-name="gr21" draw:text-style-name="P9" draw:layer="layout" svg:x1="6cm" svg:y1="8.75cm" svg:x2="4.25cm" svg:y2="14.5cm" draw:start-shape="id49" draw:start-glue-point="3" draw:end-shape="id51" draw:end-glue-point="0" svg:d="m6000 8750h-1750v5750">
          <text:p/>
        </draw:connector>
        <draw:connector draw:style-name="gr21" draw:text-style-name="P9" draw:layer="layout" svg:x1="7.75cm" svg:y1="9.5cm" svg:x2="11cm" svg:y2="11.5cm" draw:start-shape="id49" draw:start-glue-point="2" draw:end-shape="id52" draw:end-glue-point="0" svg:d="m7750 9500v1000h3250v1000">
          <text:p/>
        </draw:connector>
        <draw:connector draw:style-name="gr21" draw:text-style-name="P9" draw:layer="layout" svg:x1="4.25cm" svg:y1="16cm" svg:x2="4.25cm" svg:y2="17.5cm" draw:start-shape="id51" draw:start-glue-point="2" draw:end-shape="id53" draw:end-glue-point="0" svg:d="m4250 16000v1500">
          <text:p/>
        </draw:connector>
        <draw:connector draw:style-name="gr19" draw:text-style-name="P34" draw:layer="layout" svg:x1="22.5cm" svg:y1="9cm" svg:x2="22.5cm" svg:y2="11.5cm" draw:start-shape="id54" draw:start-glue-point="2" draw:end-shape="id55" draw:end-glue-point="0" svg:d="m22500 9000v2500">
          <text:p text:style-name="P9"><text:span text:style-name="T29">window</text:span></text:p>
        </draw:connector>
        <draw:connector draw:style-name="gr19" draw:text-style-name="P34" draw:layer="layout" draw:type="line" svg:x1="20cm" svg:y1="15.25cm" svg:x2="6cm" svg:y2="15.25cm" draw:start-shape="id56" draw:start-glue-point="3" draw:end-shape="id51" draw:end-glue-point="1" svg:d="m20000 15250h-14000">
          <text:p text:style-name="P9"><text:span text:style-name="T29">impl</text:span></text:p>
        </draw:connector>
        <draw:connector draw:style-name="gr19" draw:text-style-name="P34" draw:layer="layout" draw:type="line" svg:x1="20.5cm" svg:y1="18.25cm" svg:x2="6cm" svg:y2="18.25cm" draw:start-shape="id57" draw:start-glue-point="3" draw:end-shape="id53" svg:d="m20500 18250h-14500">
          <text:p text:style-name="P9"><text:span text:style-name="T29">impl</text:span></text:p>
        </draw:connector>
        <draw:connector draw:style-name="gr19" draw:text-style-name="P35" draw:layer="layout" draw:type="line" svg:x1="19cm" svg:y1="12.25cm" svg:x2="13.5cm" svg:y2="12.25cm" draw:start-shape="id55" draw:start-glue-point="3" draw:end-shape="id52" draw:end-glue-point="1" svg:d="m19000 12250h-5500">
          <text:p text:style-name="P9"><text:span text:style-name="T30">impl</text:span></text:p>
        </draw:connector>
        <draw:connector draw:style-name="gr15" draw:text-style-name="P9" draw:layer="layout" draw:type="line" svg:x1="9.5cm" svg:y1="6.25cm" svg:x2="11.5cm" svg:y2="6.25cm" draw:start-shape="id48" draw:start-glue-point="1" draw:end-shape="id58" draw:end-glue-point="3" svg:d="m9500 6250h2000">
          <text:p/>
        </draw:connector>
        <draw:frame draw:style-name="gr10" draw:text-style-name="P36" draw:layer="layout" svg:width="24.5cm" svg:height="1.505cm" svg:x="2cm" svg:y="0.5cm">
          <draw:text-box>
            <text:p text:style-name="P9"><text:span text:style-name="T31">Major Objects in WebCore with V8</text:span></text:p>
          </draw:text-box>
        </draw:frame>
        <draw:custom-shape draw:style-name="gr16" draw:text-style-name="P34" xml:id="id59" draw:id="id59" draw:layer="layout" svg:width="3.5cm" svg:height="1.5cm" svg:x="20.7cm" svg:y="4.5cm">
          <text:p text:style-name="P9"><text:span text:style-name="T29">V8Proxy</text:span></text:p>
          <draw:enhanced-geometry svg:viewBox="0 0 21600 21600" draw:type="rectangle" draw:enhanced-path="M 0 0 L 21600 0 21600 21600 0 21600 0 0 Z N"/>
        </draw:custom-shape>
        <draw:connector draw:style-name="gr15" draw:text-style-name="P9" draw:layer="layout" draw:type="line" svg:x1="22.45cm" svg:y1="6cm" svg:x2="22.5cm" svg:y2="7.5cm" draw:start-shape="id59" draw:start-glue-point="2" draw:end-shape="id54" draw:end-glue-point="0" svg:d="m22450 6000 50 1500">
          <text:p/>
        </draw:connector>
        <presentation:notes draw:style-name="dp2">
          <draw:page-thumbnail draw:style-name="gr1" draw:layer="layout" svg:width="14.848cm" svg:height="11.135cm" svg:x="3.07cm" svg:y="2.257cm" draw:page-number="22" presentation:class="page"/>
          <draw:frame presentation:style-name="pr8" draw:text-style-name="P21" draw:layer="layout" svg:width="16.79cm" svg:height="13.114cm" svg:x="2.098cm" svg:y="14.107cm" presentation:class="notes" presentation:placeholder="true">
            <draw:text-box/>
          </draw:frame>
        </presentation:notes>
      </draw:page>
      <draw:page draw:name="page23"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WrapperTypeInfo</text:span></text:p>
          </draw:text-box>
        </draw:frame>
        <draw:frame presentation:style-name="pr14" draw:text-style-name="P37" draw:layer="layout" svg:width="25.199cm" svg:height="13.609cm" svg:x="1.301cm" svg:y="5.391cm" presentation:class="subtitle" presentation:user-transformed="true">
          <draw:text-box>
            <text:p text:style-name="P6"><text:span text:style-name="T32">static const int v8DOMWrapperTypeIndex = 0;</text:span></text:p>
            <text:p text:style-name="P6"><text:span text:style-name="T32">static const int v8DOMWrapperObjectIndex = 1; <text:s text:c="6"/>C++</text:span><text:span text:style-name="T32">物件指標在 </text:span><text:span text:style-name="T32">InternalField </text:span><text:span text:style-name="T32">中的索引</text:span></text:p>
            <text:p text:style-name="P6"><text:span text:style-name="T32">static const int v8DOMHiddenReferenceArrayIndex = 2;</text:span></text:p>
            <text:p text:style-name="P6"><text:span text:style-name="T32">static const int v8DefaultWrapperInternalFieldCount = 3;</text:span></text:p>
            <text:p text:style-name="P6"><text:span text:style-name="T32"/></text:p>
            <text:p text:style-name="P6"><text:span text:style-name="T32">typedef v8::Persistent&lt;v8::FunctionTemplate&gt; (*GetTemplateFunction)();</text:span></text:p>
            <text:p text:style-name="P6"><text:span text:style-name="T32">取得其搭配的 </text:span><text:span text:style-name="T32">static v8 FunctionTemplate</text:span><text:span text:style-name="T32">。</text:span></text:p>
            <text:p text:style-name="P6"><text:span text:style-name="T32"/></text:p>
            <text:p text:style-name="P6"><text:span text:style-name="T32">typedef void (*DerefObjectFunction)(void*);</text:span></text:p>
            <text:p text:style-name="P6"><text:span text:style-name="T32"/></text:p>
            <text:p text:style-name="P6"><text:span text:style-name="T32"/></text:p>
            <text:p text:style-name="P6"><text:span text:style-name="T32">typedef ActiveDOMObject* (*ToActiveDOMObjectFunction)(v8::Handle&lt;v8::Object&gt;);</text:span></text:p>
            <text:p text:style-name="P6"><text:span text:style-name="T32"/></text:p>
          </draw:text-box>
        </draw:frame>
        <presentation:notes draw:style-name="dp2">
          <draw:page-thumbnail draw:style-name="gr1" draw:layer="layout" svg:width="15.273cm" svg:height="10.475cm" svg:x="3.157cm" svg:y="2.123cm" draw:page-number="23" presentation:class="page"/>
          <draw:frame presentation:style-name="pr15" draw:text-style-name="P21" draw:layer="layout" svg:width="17.271cm" svg:height="12.573cm" svg:x="2.158cm" svg:y="13.27cm" presentation:class="notes" presentation:placeholder="true">
            <draw:text-box/>
          </draw:frame>
        </presentation:notes>
      </draw:page>
      <draw:page draw:name="page24"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BatchedAttribute</text:span></text:p>
          </draw:text-box>
        </draw:frame>
        <draw:frame presentation:style-name="pr14" draw:text-style-name="P37" draw:layer="layout" svg:width="25.199cm" svg:height="13.609cm" svg:x="1.301cm" svg:y="5.391cm" presentation:class="subtitle" presentation:user-transformed="true">
          <draw:text-box>
            <text:p text:style-name="P6"><text:span text:style-name="T32">Declared at V8Proxy.h</text:span></text:p>
            <text:p text:style-name="P6"><text:span text:style-name="T32"/></text:p>
            <text:p text:style-name="P6"><text:span text:style-name="T32">struct BatchedAttribute {</text:span></text:p>
            <text:p text:style-name="P6"><text:span text:style-name="T32"><text:s text:c="4"/></text:span><text:span text:style-name="T32">const char* const name;</text:span></text:p>
            <text:p text:style-name="P6"><text:span text:style-name="T32"><text:s text:c="4"/></text:span><text:span text:style-name="T32">v8::AccessorGetter getter;</text:span></text:p>
            <text:p text:style-name="P6"><text:span text:style-name="T32"><text:s text:c="4"/></text:span><text:span text:style-name="T32">v8::AccessorSetter setter;</text:span></text:p>
            <text:p text:style-name="P6"><text:span text:style-name="T32"><text:s text:c="4"/></text:span><text:span text:style-name="T32">WrapperTypeInfo* data;</text:span></text:p>
            <text:p text:style-name="P6"><text:span text:style-name="T32"><text:s text:c="4"/></text:span><text:span text:style-name="T32">v8::AccessControl settings;</text:span></text:p>
            <text:p text:style-name="P6"><text:span text:style-name="T32"><text:s text:c="4"/></text:span><text:span text:style-name="T32">v8::PropertyAttribute attribute;</text:span></text:p>
            <text:p text:style-name="P6"><text:span text:style-name="T32"><text:s text:c="4"/></text:span><text:span text:style-name="T32">Bool onProto;</text:span></text:p>
            <text:p text:style-name="P6"><text:span text:style-name="T32">};</text:span></text:p>
            <text:p text:style-name="P6"><text:span text:style-name="T32"/></text:p>
          </draw:text-box>
        </draw:frame>
        <presentation:notes draw:style-name="dp2">
          <draw:page-thumbnail draw:style-name="gr1" draw:layer="layout" svg:width="15.273cm" svg:height="10.475cm" svg:x="3.157cm" svg:y="2.123cm" draw:page-number="24" presentation:class="page"/>
          <draw:frame presentation:style-name="pr15" draw:text-style-name="P21" draw:layer="layout" svg:width="17.271cm" svg:height="12.573cm" svg:x="2.158cm" svg:y="13.27cm" presentation:class="notes" presentation:placeholder="true">
            <draw:text-box/>
          </draw:frame>
        </presentation:notes>
      </draw:page>
      <draw:page draw:name="page25"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BatchedCallback</text:span></text:p>
          </draw:text-box>
        </draw:frame>
        <draw:frame presentation:style-name="pr14" draw:text-style-name="P37" draw:layer="layout" svg:width="25.199cm" svg:height="13.609cm" svg:x="1.301cm" svg:y="5.391cm" presentation:class="subtitle" presentation:user-transformed="true">
          <draw:text-box>
            <text:p text:style-name="P6"><text:span text:style-name="T32">Declared at V8Proxy.h</text:span></text:p>
            <text:p text:style-name="P6"><text:span text:style-name="T32"/></text:p>
            <text:p text:style-name="P6"><text:span text:style-name="T32">struct BatchedCallback {</text:span></text:p>
            <text:p text:style-name="P6"><text:span text:style-name="T32"><text:s text:c="4"/></text:span><text:span text:style-name="T32">const char* const name;</text:span></text:p>
            <text:p text:style-name="P6"><text:span text:style-name="T32"><text:s text:c="4"/></text:span><text:span text:style-name="T32">v8::InvocationCallback callback;</text:span></text:p>
            <text:p text:style-name="P6"><text:span text:style-name="T32">};</text:span></text:p>
            <text:p text:style-name="P6"><text:span text:style-name="T32"/></text:p>
          </draw:text-box>
        </draw:frame>
        <presentation:notes draw:style-name="dp2">
          <draw:page-thumbnail draw:style-name="gr1" draw:layer="layout" svg:width="15.273cm" svg:height="10.475cm" svg:x="3.157cm" svg:y="2.123cm" draw:page-number="25" presentation:class="page"/>
          <draw:frame presentation:style-name="pr15" draw:text-style-name="P21" draw:layer="layout" svg:width="17.271cm" svg:height="12.573cm" svg:x="2.158cm" svg:y="13.27cm" presentation:class="notes" presentation:placeholder="true">
            <draw:text-box/>
          </draw:frame>
        </presentation:notes>
      </draw:page>
      <draw:page draw:name="page26"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V8Binding.h and .cpp</text:span></text:p>
          </draw:text-box>
        </draw:frame>
        <draw:frame presentation:style-name="pr14" draw:text-style-name="P37" draw:layer="layout" svg:width="25.199cm" svg:height="14.764cm" svg:x="1.301cm" svg:y="4.814cm" presentation:class="subtitle" presentation:user-transformed="true">
          <draw:text-box>
            <text:p text:style-name="P6"><text:span text:style-name="T32">Namespace WebCore {</text:span></text:p>
            <text:p text:style-name="P6"><text:span text:style-name="T32"><text:s text:c="4"/></text:span><text:span text:style-name="T32">//</text:span></text:p>
            <text:p text:style-name="P6"><text:span text:style-name="T32"><text:s text:c="4"/></text:span><text:span text:style-name="T32">void batchConfigureAttributes(v8::Handle&lt;v8::ObjectTemplate&gt; instance,</text:span></text:p>
            <text:p text:style-name="P6"><text:span text:style-name="T32"><text:s text:c="8"/></text:span><text:span text:style-name="T32">v8::Handle&lt;v8::ObjectTemplate&gt; proto,</text:span></text:p>
            <text:p text:style-name="P6"><text:span text:style-name="T32"><text:s text:c="8"/></text:span><text:span text:style-name="T32">const BatchedAttribute* attributes,</text:span></text:p>
            <text:p text:style-name="P6"><text:span text:style-name="T32"><text:s text:c="8"/></text:span><text:span text:style-name="T32">size_t attributeCount);</text:span></text:p>
            <text:p text:style-name="P6"><text:span text:style-name="T32"/></text:p>
            <text:p text:style-name="P6"><text:span text:style-name="T32"><text:s text:c="4"/></text:span><text:span text:style-name="T32">// This function is used to create a raw (empty) FunctionTemplate.</text:span></text:p>
            <text:p text:style-name="P6"><text:span text:style-name="T32"><text:s text:c="4"/></text:span><text:span text:style-name="T32">// This functionTemplate will be appended the approporiate attributes and callbacks.</text:span></text:p>
            <text:p text:style-name="P6"><text:span text:style-name="T32"><text:s text:c="4"/></text:span><text:span text:style-name="T32">v8::Persistent&lt;v8::FunctionTemplate&gt; createRawTemplate();</text:span></text:p>
            <text:p text:style-name="P6"><text:span text:style-name="T32"/></text:p>
            <text:p text:style-name="P6"><text:span text:style-name="T32"><text:s text:c="4"/></text:span><text:span text:style-name="T32">//</text:span></text:p>
            <text:p text:style-name="P6"><text:span text:style-name="T32"><text:s text:c="4"/></text:span><text:span text:style-name="T32">v8::Local&lt;v8::Signature&gt; configureTemplate(v8::Persistent&lt;v8::FunctionTemplate&gt; desc,</text:span></text:p>
            <text:p text:style-name="P6"><text:span text:style-name="T32"><text:s text:c="8"/></text:span><text:span text:style-name="T32">const char *interfaceName,</text:span></text:p>
            <text:p text:style-name="P6"><text:span text:style-name="T32"><text:s text:c="8"/></text:span><text:span text:style-name="T32">v8::Persistent&lt;v8::FunctionTemplate&gt; parentClass,</text:span></text:p>
            <text:p text:style-name="P6"><text:span text:style-name="T32"><text:s text:c="8"/></text:span><text:span text:style-name="T32">int fieldCount,</text:span></text:p>
            <text:p text:style-name="P6"><text:span text:style-name="T32"><text:s text:c="8"/></text:span><text:span text:style-name="T32">const BatchedAttribute* attributes,</text:span></text:p>
            <text:p text:style-name="P6"><text:span text:style-name="T32"><text:s text:c="8"/></text:span><text:span text:style-name="T32">size_t attributeCount,</text:span></text:p>
            <text:p text:style-name="P6"><text:span text:style-name="T32"><text:s text:c="8"/></text:span><text:span text:style-name="T32">const BatchedCallback* callbacks,</text:span></text:p>
            <text:p text:style-name="P6"><text:span text:style-name="T32"><text:s text:c="8"/></text:span><text:span text:style-name="T32">size_t callbackCount);</text:span></text:p>
            <text:p text:style-name="P6"><text:span text:style-name="T32">};</text:span></text:p>
          </draw:text-box>
        </draw:frame>
        <presentation:notes draw:style-name="dp2">
          <draw:page-thumbnail draw:style-name="gr1" draw:layer="layout" svg:width="15.273cm" svg:height="10.475cm" svg:x="3.157cm" svg:y="2.123cm" draw:page-number="26" presentation:class="page"/>
          <draw:frame presentation:style-name="pr15" draw:text-style-name="P21" draw:layer="layout" svg:width="17.271cm" svg:height="12.573cm" svg:x="2.158cm" svg:y="13.27cm" presentation:class="notes" presentation:placeholder="true">
            <draw:text-box/>
          </draw:frame>
        </presentation:notes>
      </draw:page>
      <draw:page draw:name="page27"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V8Proxy.h and .cpp</text:span></text:p>
          </draw:text-box>
        </draw:frame>
        <draw:frame presentation:style-name="pr14" draw:text-style-name="P37" draw:layer="layout" svg:width="25.199cm" svg:height="13.609cm" svg:x="1.301cm" svg:y="5.391cm" presentation:class="subtitle" presentation:user-transformed="true">
          <draw:text-box>
            <text:p text:style-name="P6"><text:span text:style-name="T32">Namespace WebCore {</text:span></text:p>
            <text:p text:style-name="P6"><text:span text:style-name="T32"><text:s text:c="4"/></text:span><text:span text:style-name="T32">//</text:span></text:p>
            <text:p text:style-name="P6"><text:span text:style-name="T32"><text:s text:c="4"/></text:span><text:span text:style-name="T32">void batchConfigureAttributes(v8::Handle&lt;v8::ObjectTemplate&gt; instance,</text:span></text:p>
            <text:p text:style-name="P6"><text:span text:style-name="T32"><text:s text:c="8"/></text:span><text:span text:style-name="T32">v8::Handle&lt;v8::ObjectTemplate&gt; proto,</text:span></text:p>
            <text:p text:style-name="P6"><text:span text:style-name="T32"><text:s text:c="8"/></text:span><text:span text:style-name="T32">const BatchedAttribute* attributes,</text:span></text:p>
            <text:p text:style-name="P6"><text:span text:style-name="T32"><text:s text:c="8"/></text:span><text:span text:style-name="T32">size_t attributeCount);</text:span></text:p>
            <text:p text:style-name="P6"><text:span text:style-name="T32"/></text:p>
            <text:p text:style-name="P6"><text:span text:style-name="T32"/></text:p>
            <text:p text:style-name="P6"><text:span text:style-name="T32"><text:s text:c="4"/></text:span><text:span text:style-name="T32">// Set the attribute into the instance or proto depends on the onProto value</text:span></text:p>
            <text:p text:style-name="P6"><text:span text:style-name="T32"><text:s text:c="4"/></text:span><text:span text:style-name="T32">inline void configureAttribute(v8::Handle&lt;v8::ObjectTemplate&gt; instance,</text:span></text:p>
            <text:p text:style-name="P6"><text:span text:style-name="T32"><text:s text:c="8"/></text:span><text:span text:style-name="T32">v8::Handle&lt;v8::ObjectTemplate&gt; proto,</text:span></text:p>
            <text:p text:style-name="P6"><text:span text:style-name="T32"><text:s text:c="8"/></text:span><text:span text:style-name="T32">const BatchedAttribute&amp; attribute);</text:span></text:p>
            <text:p text:style-name="P6"><text:span text:style-name="T32">};</text:span></text:p>
            <text:p text:style-name="P6"><text:span text:style-name="T32"/></text:p>
          </draw:text-box>
        </draw:frame>
        <presentation:notes draw:style-name="dp2">
          <draw:page-thumbnail draw:style-name="gr1" draw:layer="layout" svg:width="15.273cm" svg:height="10.475cm" svg:x="3.157cm" svg:y="2.123cm" draw:page-number="27" presentation:class="page"/>
          <draw:frame presentation:style-name="pr15" draw:text-style-name="P21" draw:layer="layout" svg:width="17.271cm" svg:height="12.573cm" svg:x="2.158cm" svg:y="13.27cm" presentation:class="notes" presentation:placeholder="true">
            <draw:text-box/>
          </draw:frame>
        </presentation:notes>
      </draw:page>
      <draw:page draw:name="page28"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V8Xxx.h</text:span></text:p>
          </draw:text-box>
        </draw:frame>
        <draw:frame presentation:style-name="pr14" draw:text-style-name="P37" draw:layer="layout" svg:width="25.199cm" svg:height="14.764cm" svg:x="1.301cm" svg:y="4.818cm" presentation:class="subtitle" presentation:user-transformed="true">
          <draw:text-box>
            <text:p text:style-name="P6"><text:span text:style-name="T32">class V8Xxx {</text:span></text:p>
            <text:p text:style-name="P6"><text:span text:style-name="T32">public:</text:span></text:p>
            <text:p text:style-name="P6"><text:span text:style-name="T32"><text:s text:c="4"/></text:span><text:span text:style-name="T32">static bool HasInstance(v8::Handle&lt;v8::Value&gt; value);</text:span></text:p>
            <text:p text:style-name="P6"><text:span text:style-name="T32"><text:s text:c="4"/></text:span><text:span text:style-name="T32">static v8::Persistent&lt;v8::FunctionTemplate&gt; GetRawTemplate();</text:span></text:p>
            <text:p text:style-name="P6"><text:span text:style-name="T32"><text:s text:c="4"/></text:span><text:span text:style-name="T32">static v8::Persistent&lt;v8::FunctionTemplate&gt; GetTemplate();</text:span></text:p>
            <text:p text:style-name="P6"><text:span text:style-name="T32"><text:s text:c="4"/></text:span><text:span text:style-name="T32">static Xxx* toNative(v8::Handle&lt;v8::Object&gt; object);</text:span></text:p>
            <text:p text:style-name="P6"><text:span text:style-name="T32"><text:s text:c="4"/></text:span><text:span text:style-name="T32">inline static v8::Handle&lt;v8::Object&gt; wrap(Xxx*);</text:span></text:p>
            <text:p text:style-name="P6"><text:span text:style-name="T32"><text:s text:c="4"/></text:span><text:span text:style-name="T32">static void derefObject(void*);</text:span></text:p>
            <text:p text:style-name="P6"><text:span text:style-name="T32"><text:s text:c="4"/></text:span><text:span text:style-name="T32">staticWrapperTypeInfo info;</text:span></text:p>
            <text:p text:style-name="P6"><text:span text:style-name="T32">private:</text:span></text:p>
            <text:p text:style-name="P6"><text:span text:style-name="T32"><text:s text:c="4"/></text:span><text:span text:style-name="T32">static v8::Handle&lt;v8::Object&gt; wrapSlow(Xxx*);</text:span></text:p>
            <text:p text:style-name="P6"><text:span text:style-name="T32">};</text:span></text:p>
            <text:p text:style-name="P6"><text:span text:style-name="T32"/></text:p>
            <text:p text:style-name="P6"><text:span text:style-name="T32">v8::Handle&lt;v8::Value&gt; V8Xxx::wrap(Xxx* impl){</text:span></text:p>
            <text:p text:style-name="P6"><text:span text:style-name="T32">}</text:span></text:p>
            <text:p text:style-name="P6"><text:span text:style-name="T32"/></text:p>
            <text:p text:style-name="P6"><text:span text:style-name="T32">inline v8::Handle&lt;v8::Value&gt; toV8(Xxx* impl){</text:span></text:p>
            <text:p text:style-name="P6"><text:span text:style-name="T32"><text:s text:c="4"/></text:span><text:span text:style-name="T32">if(!imple)</text:span></text:p>
            <text:p text:style-name="P6"><text:span text:style-name="T32"><text:s text:c="9"/></text:span><text:span text:style-name="T32">Return v8::Null();</text:span></text:p>
            <text:p text:style-name="P6"><text:span text:style-name="T32"><text:s text:c="4"/></text:span><text:span text:style-name="T32">return V8Xxx::wrap(impl);</text:span></text:p>
            <text:p text:style-name="P6"><text:span text:style-name="T32">}</text:span></text:p>
          </draw:text-box>
        </draw:frame>
        <presentation:notes draw:style-name="dp2">
          <draw:page-thumbnail draw:style-name="gr1" draw:layer="layout" svg:width="15.273cm" svg:height="10.475cm" svg:x="3.157cm" svg:y="2.123cm" draw:page-number="28" presentation:class="page"/>
          <draw:frame presentation:style-name="pr15" draw:text-style-name="P21" draw:layer="layout" svg:width="17.271cm" svg:height="12.573cm" svg:x="2.158cm" svg:y="13.27cm" presentation:class="notes" presentation:placeholder="true">
            <draw:text-box/>
          </draw:frame>
        </presentation:notes>
      </draw:page>
      <draw:page draw:name="page29"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V8Xxx.cpp</text:span></text:p>
          </draw:text-box>
        </draw:frame>
        <draw:frame presentation:style-name="pr14" draw:text-style-name="P37" draw:layer="layout" svg:width="25.199cm" svg:height="13.609cm" svg:x="1.301cm" svg:y="5.391cm" presentation:class="subtitle" presentation:user-transformed="true">
          <draw:text-box>
            <text:p text:style-name="P6"><text:span text:style-name="T32">// This function is used to configure the attribute and callback of this object.</text:span></text:p>
            <text:p text:style-name="P6"><text:span text:style-name="T32">static v8::Persistent&lt;v8::FunctionTemplate&gt; ConfigureV8XXXTemplate(</text:span></text:p>
            <text:p text:style-name="P6"><text:span text:style-name="T32"><text:s text:c="4"/></text:span><text:span text:style-name="T32">v8::Persistent&lt;v8::FunctionTemplate&gt; desc <text:s text:c="3"/>// This is the raw FunctionTemplate</text:span></text:p>
            <text:p text:style-name="P6"><text:span text:style-name="T32">);</text:span></text:p>
            <text:p text:style-name="P6"><text:span text:style-name="T32"/></text:p>
            <text:p text:style-name="P6"><text:span text:style-name="T32">// Create and hold a static raw cache of the raw (empty) FunctionTemplate.</text:span></text:p>
            <text:p text:style-name="P6"><text:span text:style-name="T32">v8::Persistent&lt;v8::FunctionTemplate&gt; V8XXX::GetRawTemplate();</text:span></text:p>
            <text:p text:style-name="P6"><text:span text:style-name="T32"/></text:p>
            <text:p text:style-name="P6"><text:span text:style-name="T32">// Configure and hold a cache of the FunctionTemplate. This function is used in</text:span></text:p>
            <text:p text:style-name="P6"><text:span text:style-name="T32">// WrapperTypeInfo to get the FunctionTemplate associate with this object.</text:span></text:p>
            <text:p text:style-name="P6"><text:span text:style-name="T32">v8::Persistent&lt;v8::FunctionTemplate&gt; V8XXX::GetTemplate();</text:span></text:p>
          </draw:text-box>
        </draw:frame>
        <presentation:notes draw:style-name="dp2">
          <draw:page-thumbnail draw:style-name="gr1" draw:layer="layout" svg:width="15.273cm" svg:height="10.475cm" svg:x="3.157cm" svg:y="2.123cm" draw:page-number="29" presentation:class="page"/>
          <draw:frame presentation:style-name="pr15" draw:text-style-name="P21" draw:layer="layout" svg:width="17.271cm" svg:height="12.573cm" svg:x="2.158cm" svg:y="13.27cm" presentation:class="notes" presentation:placeholder="true">
            <draw:text-box/>
          </draw:frame>
        </presentation:notes>
      </draw:page>
      <draw:page draw:name="page30" draw:style-name="dp1" draw:master-page-name="oranssi" presentation:presentation-page-layout-name="AL3T0">
        <office:forms form:automatic-focus="false" form:apply-design-mode="false"/>
        <draw:frame presentation:style-name="pr16" draw:text-style-name="P39" draw:layer="layout" svg:width="25.199cm" svg:height="13.86cm" svg:x="1.4cm" svg:y="4.914cm" presentation:class="subtitle">
          <draw:text-box>
            <text:p text:style-name="P38"><text:span text:style-name="T33">It is a euphemism for the graphical framework and elements surrounding the content, and thus means different things depending on the context.</text:span></text:p>
            <text:p text:style-name="P38"><text:span text:style-name="T33"/></text:p>
            <text:p text:style-name="P38"><text:span text:style-name="T33">In the context of a web browser it is the navigation, toolbar etc.</text:span></text:p>
            <text:p text:style-name="P38"><text:span text:style-name="T33"/></text:p>
            <text:p text:style-name="P38"><text:span text:style-name="T33">In the context of a website it is navigation, ad-space and other fixed aspects of the design.</text:span></text:p>
            <text:p text:style-name="P38"><text:span text:style-name="T33"/></text:p>
            <text:p text:style-name="P38"><text:span text:style-name="T33">The term "user interface chrome" is synonymous with "graphical user interface" or GUI for short, a term you are probably more familiar with.</text:span></text:p>
            <text:p text:style-name="P38"><text:span text:style-name="T33"/></text:p>
            <text:p text:style-name="P38"><text:span text:style-name="T33">In the context your are referring to in the browser.type documentation, it is actually just a way for the XUL framework to load privileged content via a URI. The name here may seem a little misused, but for the most part, this is the way the XUL framework loads all graphcis used to build the browser chrome, and as such it goes well with the first context i described. </text:span></text:p>
          </draw:text-box>
        </draw:frame>
        <draw:frame presentation:style-name="pr13" draw:text-style-name="P40" draw:layer="layout" svg:width="25.199cm" svg:height="3.507cm" svg:x="1.4cm" svg:y="0.837cm" presentation:class="title">
          <draw:text-box>
            <text:p><text:span text:style-name="T34">載入網頁的流程</text:span></text:p>
          </draw:text-box>
        </draw:frame>
        <presentation:notes draw:style-name="dp2">
          <draw:page-thumbnail draw:style-name="gr1" draw:layer="layout" svg:width="14.848cm" svg:height="11.135cm" svg:x="3.07cm" svg:y="2.257cm" draw:page-number="30" presentation:class="page"/>
          <draw:frame presentation:style-name="pr2" draw:text-style-name="P21" draw:layer="layout" svg:width="16.79cm" svg:height="13.365cm" svg:x="2.098cm" svg:y="14.107cm" presentation:class="notes" presentation:placeholder="true">
            <draw:text-box/>
          </draw:frame>
        </presentation:notes>
      </draw:page>
      <draw:page draw:name="page31"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35">What is Chrome?</text:span></text:p>
          </draw:text-box>
        </draw:frame>
        <draw:frame presentation:style-name="pr10" draw:text-style-name="P15" draw:layer="layout" svg:width="25.199cm" svg:height="13.609cm" svg:x="1.4cm" svg:y="5.036cm" presentation:class="subtitle" presentation:user-transformed="true">
          <draw:text-box>
            <text:p text:style-name="P6"><text:span text:style-name="T7">It is a euphemism for the graphical framework and elements surrounding the content, and thus means different things depending on the context.</text:span></text:p>
            <text:p text:style-name="P6"><text:span text:style-name="T7"/></text:p>
            <text:p text:style-name="P6"><text:span text:style-name="T7">In the context of a web browser it is the navigation, toolbar etc.</text:span></text:p>
            <text:p text:style-name="P6"><text:span text:style-name="T7"/></text:p>
            <text:p text:style-name="P6"><text:span text:style-name="T7">In the context of a website it is navigation, ad-space and other fixed aspects of the design.</text:span></text:p>
            <text:p text:style-name="P6"><text:span text:style-name="T7"/></text:p>
            <text:p text:style-name="P6"><text:span text:style-name="T7">The term "user interface chrome" is synonymous with "graphical user interface" or GUI for short, a term you are probably more familiar with.</text:span></text:p>
            <text:p text:style-name="P6"><text:span text:style-name="T7"/></text:p>
            <text:p text:style-name="P6"><text:span text:style-name="T7">In the context your are referring to in the browser.type documentation, it is actually just a way for the XUL framework to load privileged content via a URI. The name here may seem a little misused, but for the most part, this is the way the XUL framework loads all graphcis used to build the browser chrome, and as such it goes well with the first context i described. </text:span></text:p>
          </draw:text-box>
        </draw:frame>
        <presentation:notes draw:style-name="dp2">
          <draw:page-thumbnail draw:style-name="gr1" draw:layer="layout" svg:width="14.848cm" svg:height="11.135cm" svg:x="3.07cm" svg:y="2.257cm" draw:page-number="31" presentation:class="page"/>
          <draw:frame presentation:style-name="pr8" draw:layer="layout" svg:width="16.79cm" svg:height="13.114cm" svg:x="2.098cm" svg:y="14.107cm" presentation:class="notes" presentation:placeholder="true">
            <draw:text-box/>
          </draw:frame>
        </presentation:notes>
      </draw:page>
      <draw:page draw:name="page32" draw:style-name="dp1" draw:master-page-name="oranssi" presentation:presentation-page-layout-name="AL3T0">
        <office:forms form:automatic-focus="false" form:apply-design-mode="false"/>
        <draw:frame presentation:style-name="pr17" draw:text-style-name="P41" draw:layer="layout" svg:width="25.199cm" svg:height="3cm" svg:x="1.4cm" svg:y="1cm" presentation:class="title" presentation:user-transformed="true">
          <draw:text-box>
            <text:p><text:span text:style-name="T35">Chrome</text:span></text:p>
          </draw:text-box>
        </draw:frame>
        <draw:custom-shape draw:style-name="gr16" draw:text-style-name="P34" xml:id="id60" draw:id="id60" draw:layer="layout" svg:width="4.5cm" svg:height="1.5cm" svg:x="4cm" svg:y="9cm">
          <text:p text:style-name="P9"><text:span text:style-name="T29">Chrome</text:span></text:p>
          <draw:enhanced-geometry svg:viewBox="0 0 21600 21600" draw:type="rectangle" draw:enhanced-path="M 0 0 L 21600 0 21600 21600 0 21600 0 0 Z N"/>
        </draw:custom-shape>
        <draw:custom-shape draw:style-name="gr16" draw:text-style-name="P34" xml:id="id61" draw:id="id61" draw:layer="layout" svg:width="5.5cm" svg:height="2cm" svg:x="3.5cm" svg:y="4.5cm">
          <text:p text:style-name="P9"><text:span text:style-name="T29">HostWindow</text:span></text:p>
          <text:p text:style-name="P9"><text:span text:style-name="T29">(Abstract class)</text:span></text:p>
          <draw:enhanced-geometry svg:viewBox="0 0 21600 21600" draw:type="rectangle" draw:enhanced-path="M 0 0 L 21600 0 21600 21600 0 21600 0 0 Z N"/>
        </draw:custom-shape>
        <draw:custom-shape draw:style-name="gr16" draw:text-style-name="P34" xml:id="id65" draw:id="id65" draw:layer="layout" svg:width="8cm" svg:height="1.5cm" svg:x="16.5cm" svg:y="11.101cm">
          <text:p text:style-name="P9"><text:span text:style-name="T29">ChromeClientAndroid</text:span></text:p>
          <draw:enhanced-geometry svg:viewBox="0 0 21600 21600" draw:mirror-horizontal="false" draw:mirror-vertical="false" draw:type="rectangle" draw:enhanced-path="M 0 0 L 21600 0 21600 21600 0 21600 0 0 Z N"/>
        </draw:custom-shape>
        <draw:custom-shape draw:style-name="gr16" draw:text-style-name="P34" xml:id="id62" draw:id="id62" draw:layer="layout" svg:width="5.5cm" svg:height="2.5cm" svg:x="3.5cm" svg:y="13cm">
          <text:p text:style-name="P9"><text:span text:style-name="T29">ChromeClient</text:span></text:p>
          <text:p text:style-name="P9"><text:span text:style-name="T29">(Abstract class)</text:span></text:p>
          <draw:enhanced-geometry svg:viewBox="0 0 21600 21600" draw:type="rectangle" draw:enhanced-path="M 0 0 L 21600 0 21600 21600 0 21600 0 0 Z N"/>
        </draw:custom-shape>
        <draw:custom-shape draw:style-name="gr16" draw:text-style-name="P34" xml:id="id63" draw:id="id63" draw:layer="layout" svg:width="8cm" svg:height="1.5cm" svg:x="16.5cm" svg:y="6.1cm">
          <text:p text:style-name="P9"><text:span text:style-name="T29">ChromeClientBlackBerry</text:span></text:p>
          <draw:enhanced-geometry svg:viewBox="0 0 21600 21600" draw:type="rectangle" draw:enhanced-path="M 0 0 L 21600 0 21600 21600 0 21600 0 0 Z N"/>
        </draw:custom-shape>
        <draw:custom-shape draw:style-name="gr16" draw:text-style-name="P34" xml:id="id66" draw:id="id66" draw:layer="layout" svg:width="8cm" svg:height="1.5cm" svg:x="16.5cm" svg:y="13.601cm">
          <text:p text:style-name="P9"><text:span text:style-name="T29">ChromeClientQt</text:span></text:p>
          <draw:enhanced-geometry svg:viewBox="0 0 21600 21600" draw:mirror-horizontal="false" draw:mirror-vertical="false" draw:type="rectangle" draw:enhanced-path="M 0 0 L 21600 0 21600 21600 0 21600 0 0 Z N"/>
        </draw:custom-shape>
        <draw:custom-shape draw:style-name="gr16" draw:text-style-name="P34" xml:id="id64" draw:id="id64" draw:layer="layout" svg:width="8cm" svg:height="1.5cm" svg:x="16.5cm" svg:y="8.6cm">
          <text:p text:style-name="P9"><text:span text:style-name="T29">ChromeClientChromium</text:span></text:p>
          <draw:enhanced-geometry svg:viewBox="0 0 21600 21600" draw:mirror-horizontal="false" draw:mirror-vertical="false" draw:type="rectangle" draw:enhanced-path="M 0 0 L 21600 0 21600 21600 0 21600 0 0 Z N"/>
        </draw:custom-shape>
        <draw:custom-shape draw:style-name="gr16" draw:text-style-name="P34" xml:id="id67" draw:id="id67" draw:layer="layout" svg:width="9cm" svg:height="1.5cm" svg:x="16cm" svg:y="16.102cm">
          <text:p text:style-name="P9"><text:span text:style-name="T29">WebKit::ChromeClient(Gtk)</text:span></text:p>
          <draw:enhanced-geometry svg:viewBox="0 0 21600 21600" draw:mirror-horizontal="false" draw:mirror-vertical="false" draw:type="rectangle" draw:enhanced-path="M 0 0 L 21600 0 21600 21600 0 21600 0 0 Z N"/>
        </draw:custom-shape>
        <draw:connector draw:style-name="gr19" draw:text-style-name="P34" draw:layer="layout" draw:type="line" svg:x1="6.25cm" svg:y1="9cm" svg:x2="6.25cm" svg:y2="6.5cm" draw:start-shape="id60" draw:start-glue-point="0" draw:end-shape="id61" draw:end-glue-point="2" svg:d="m6250 9000v-2500">
          <text:p text:style-name="P9"><text:span text:style-name="T29">inherit</text:span></text:p>
        </draw:connector>
        <draw:connector draw:style-name="gr19" draw:text-style-name="P34" draw:layer="layout" draw:type="line" svg:x1="6.25cm" svg:y1="10.5cm" svg:x2="6.25cm" svg:y2="13cm" draw:start-shape="id60" draw:start-glue-point="2" draw:end-shape="id62" draw:end-glue-point="0" svg:d="m6250 10500v2500">
          <text:p text:style-name="P9"><text:span text:style-name="T29">delegate</text:span></text:p>
        </draw:connector>
        <draw:connector draw:style-name="gr15" draw:text-style-name="P9" draw:layer="layout" draw:type="line" svg:x1="16.5cm" svg:y1="6.85cm" svg:x2="9cm" svg:y2="14.25cm" draw:start-shape="id63" draw:end-shape="id62" svg:d="m16500 6850-7500 7400">
          <text:p/>
        </draw:connector>
        <draw:connector draw:style-name="gr15" draw:text-style-name="P9" draw:layer="layout" draw:type="line" svg:x1="16.5cm" svg:y1="9.35cm" svg:x2="9cm" svg:y2="14.25cm" draw:start-shape="id64" draw:start-glue-point="3" draw:end-shape="id62" draw:end-glue-point="1" svg:d="m16500 9350-7500 4900">
          <text:p/>
        </draw:connector>
        <draw:connector draw:style-name="gr15" draw:text-style-name="P9" draw:layer="layout" draw:type="line" svg:x1="16.5cm" svg:y1="11.851cm" svg:x2="9cm" svg:y2="14.25cm" draw:start-shape="id65" draw:start-glue-point="3" draw:end-shape="id62" draw:end-glue-point="1" svg:d="m16500 11851-7500 2399">
          <text:p/>
        </draw:connector>
        <draw:connector draw:style-name="gr15" draw:text-style-name="P9" draw:layer="layout" draw:type="line" svg:x1="16.5cm" svg:y1="14.351cm" svg:x2="9cm" svg:y2="14.25cm" draw:start-shape="id66" draw:start-glue-point="3" draw:end-shape="id62" draw:end-glue-point="1" svg:d="m16500 14351-7500-101">
          <text:p/>
        </draw:connector>
        <draw:connector draw:style-name="gr15" draw:text-style-name="P9" draw:layer="layout" draw:type="line" svg:x1="16cm" svg:y1="16.852cm" svg:x2="9cm" svg:y2="14.25cm" draw:start-shape="id67" draw:start-glue-point="3" draw:end-shape="id62" svg:d="m16000 16852-7000-2602">
          <text:p/>
        </draw:connector>
        <draw:frame draw:style-name="gr10" draw:text-style-name="P42" draw:layer="layout" svg:width="4.5cm" svg:height="1.034cm" svg:x="10.5cm" svg:y="12.5cm">
          <draw:text-box>
            <text:p text:style-name="P9"><text:span text:style-name="T29">inherit</text:span></text:p>
          </draw:text-box>
        </draw:frame>
        <presentation:notes draw:style-name="dp2">
          <draw:page-thumbnail draw:style-name="gr1" draw:layer="layout" svg:width="14.848cm" svg:height="11.135cm" svg:x="3.07cm" svg:y="2.257cm" draw:page-number="32" presentation:class="page"/>
          <draw:frame presentation:style-name="pr2" draw:layer="layout" svg:width="16.79cm" svg:height="13.365cm" svg:x="2.098cm" svg:y="14.107cm" presentation:class="notes" presentation:placeholder="true">
            <draw:text-box/>
          </draw:frame>
        </presentation:notes>
      </draw:page>
      <draw:page draw:name="page33" draw:style-name="dp1" draw:master-page-name="oranssi" presentation:presentation-page-layout-name="AL3T0">
        <office:forms form:automatic-focus="false" form:apply-design-mode="false"/>
        <draw:frame presentation:style-name="pr7" draw:text-style-name="P43" draw:layer="layout" svg:width="25.199cm" svg:height="3.256cm" svg:x="1.4cm" svg:y="0.962cm" presentation:class="title">
          <draw:text-box>
            <text:p><text:span text:style-name="T35">Chrome::runJavaScriptAlert</text:span></text:p>
          </draw:text-box>
        </draw:frame>
        <draw:frame presentation:style-name="pr18" draw:text-style-name="P45" draw:layer="layout" svg:width="25.199cm" svg:height="13.609cm" svg:x="1.4cm" svg:y="5.039cm" presentation:class="subtitle" presentation:user-transformed="true">
          <draw:text-box>
            <text:p text:style-name="P44"><text:span text:style-name="T36">void Chrome::runJavaScriptAlert(Frame* frame, const String&amp; message)</text:span></text:p>
            <text:p text:style-name="P44"><text:span text:style-name="T36">{</text:span></text:p>
            <text:p text:style-name="P44"><text:span text:style-name="T36"><text:s text:c="4"/></text:span><text:span text:style-name="T36">if (!canRunModalIfDuringPageDismissal(m_page, ChromeClient::AlertDialog, message))</text:span></text:p>
            <text:p text:style-name="P44"><text:span text:style-name="T36"><text:s text:c="8"/></text:span><text:span text:style-name="T36">return;</text:span></text:p>
            <text:p text:style-name="P44"><text:span text:style-name="T36"/></text:p>
            <text:p text:style-name="P44"><text:span text:style-name="T36"><text:s text:c="4"/></text:span><text:span text:style-name="T36">PageGroupLoadDeferrer deferrer(m_page, true);</text:span></text:p>
            <text:p text:style-name="P44"><text:span text:style-name="T36"/></text:p>
            <text:p text:style-name="P44"><text:span text:style-name="T36"><text:s text:c="4"/></text:span><text:span text:style-name="T36">m_client-&gt;runJavaScriptAlert(frame, frame-&gt;displayStringModifiedByEncoding(message));</text:span></text:p>
            <text:p text:style-name="P44"><text:span text:style-name="T36">}</text:span></text:p>
          </draw:text-box>
        </draw:frame>
        <presentation:notes draw:style-name="dp2">
          <draw:page-thumbnail draw:style-name="gr1" draw:layer="layout" svg:width="14.848cm" svg:height="11.135cm" svg:x="3.07cm" svg:y="2.257cm" draw:page-number="33" presentation:class="page"/>
          <draw:frame presentation:style-name="pr8" draw:layer="layout" svg:width="16.79cm" svg:height="13.114cm" svg:x="2.098cm" svg:y="14.107cm" presentation:class="notes" presentation:placeholder="true">
            <draw:text-box/>
          </draw:frame>
        </presentation:notes>
      </draw:page>
      <draw:page draw:name="page34" draw:style-name="dp1" draw:master-page-name="oranssi" presentation:presentation-page-layout-name="AL3T0">
        <office:forms form:automatic-focus="false" form:apply-design-mode="false"/>
        <draw:frame presentation:style-name="pr7" draw:text-style-name="P43" draw:layer="layout" svg:width="25.199cm" svg:height="3.256cm" svg:x="1.4cm" svg:y="0.962cm" presentation:class="title">
          <draw:text-box>
            <text:p><text:span text:style-name="T35">Chrome::runJavaScriptConfirm</text:span></text:p>
          </draw:text-box>
        </draw:frame>
        <draw:frame presentation:style-name="pr18" draw:text-style-name="P45" draw:layer="layout" svg:width="25.199cm" svg:height="13.609cm" svg:x="1.4cm" svg:y="5.039cm" presentation:class="subtitle" presentation:user-transformed="true">
          <draw:text-box>
            <text:p text:style-name="P44"><text:span text:style-name="T36">bool Chrome::runJavaScriptConfirm(Frame* frame, const String&amp; message) {</text:span></text:p>
            <text:p text:style-name="P44"><text:span text:style-name="T37"><text:s text:c="4"/></text:span><text:span text:style-name="T37">if (!canRunModalIfDuringPageDismissal(m_page, ChromeClient::ConfirmDialog, message))</text:span></text:p>
            <text:p text:style-name="P44"><text:span text:style-name="T37"><text:s text:c="8"/></text:span><text:span text:style-name="T37">return false;</text:span></text:p>
            <text:p text:style-name="P44"><text:span text:style-name="T37"/></text:p>
            <text:p text:style-name="P44"><text:span text:style-name="T37"><text:s text:c="4"/></text:span><text:span text:style-name="T37">PageGroupLoadDeferrer deferrer(m_page, true);</text:span></text:p>
            <text:p text:style-name="P44"><text:span text:style-name="T37"/></text:p>
            <text:p text:style-name="P44"><text:span text:style-name="T37"><text:s text:c="4"/></text:span><text:span text:style-name="T37">return m_client-&gt;runJavaScriptConfirm(frame, frame-&gt;displayStringModifiedByEncoding(message));</text:span></text:p>
            <text:p text:style-name="P44"><text:span text:style-name="T37">}</text:span></text:p>
          </draw:text-box>
        </draw:frame>
        <presentation:notes draw:style-name="dp2">
          <draw:page-thumbnail draw:style-name="gr1" draw:layer="layout" svg:width="14.848cm" svg:height="11.135cm" svg:x="3.07cm" svg:y="2.257cm" draw:page-number="34" presentation:class="page"/>
          <draw:frame presentation:style-name="pr8" draw:text-style-name="P21" draw:layer="layout" svg:width="16.79cm" svg:height="13.114cm" svg:x="2.098cm" svg:y="14.107cm" presentation:class="notes" presentation:placeholder="true">
            <draw:text-box/>
          </draw:frame>
        </presentation:notes>
      </draw:page>
      <draw:page draw:name="page35" draw:style-name="dp1" draw:master-page-name="oranssi" presentation:presentation-page-layout-name="AL3T0">
        <office:forms form:automatic-focus="false" form:apply-design-mode="false"/>
        <draw:frame presentation:style-name="pr7" draw:text-style-name="P43" draw:layer="layout" svg:width="25.199cm" svg:height="3.256cm" svg:x="1.4cm" svg:y="0.962cm" presentation:class="title">
          <draw:text-box>
            <text:p><text:span text:style-name="T35">Chrome::runJavaScriptPrompt</text:span></text:p>
          </draw:text-box>
        </draw:frame>
        <draw:frame presentation:style-name="pr18" draw:text-style-name="P45" draw:layer="layout" svg:width="25.199cm" svg:height="13.609cm" svg:x="1.4cm" svg:y="5.039cm" presentation:class="subtitle" presentation:user-transformed="true">
          <draw:text-box>
            <text:p text:style-name="P44"><text:span text:style-name="T36">bool Chrome::runJavaScriptPrompt(Frame* frame, const String&amp; prompt, const String&amp; defaultValue, String&amp; result) {</text:span></text:p>
            <text:p text:style-name="P44"><text:span text:style-name="T37"><text:s text:c="4"/></text:span><text:span text:style-name="T37">if (!canRunModalIfDuringPageDismissal(m_page, ChromeClient::PromptDialog, prompt))</text:span></text:p>
            <text:p text:style-name="P44"><text:span text:style-name="T37"><text:s text:c="8"/></text:span><text:span text:style-name="T37">return false;</text:span></text:p>
            <text:p text:style-name="P44"><text:span text:style-name="T37"/></text:p>
            <text:p text:style-name="P44"><text:span text:style-name="T37"><text:s text:c="4"/></text:span><text:span text:style-name="T37">PageGroupLoadDeferrer deferrer(m_page, true);</text:span></text:p>
            <text:p text:style-name="P44"><text:span text:style-name="T37"/></text:p>
            <text:p text:style-name="P44"><text:span text:style-name="T37"><text:s text:c="4"/></text:span><text:span text:style-name="T37">bool ok = m_client-&gt;runJavaScriptPrompt(frame, frame-&gt;displayStringModifiedByEncoding(prompt), \</text:span></text:p>
            <text:p text:style-name="P44"><text:span text:style-name="T37"><text:s text:c="21"/></text:span><text:span text:style-name="T37">frame-&gt;displayStringModifiedByEncoding(defaultValue), result);</text:span></text:p>
            <text:p text:style-name="P44"><text:span text:style-name="T37"/></text:p>
            <text:p text:style-name="P44"><text:span text:style-name="T37"><text:s text:c="4"/></text:span><text:span text:style-name="T37">if (ok)</text:span></text:p>
            <text:p text:style-name="P44"><text:span text:style-name="T37"><text:s text:c="8"/></text:span><text:span text:style-name="T37">result = frame-&gt;displayStringModifiedByEncoding(result);</text:span></text:p>
            <text:p text:style-name="P44"><text:span text:style-name="T37"/></text:p>
            <text:p text:style-name="P44"><text:span text:style-name="T37"><text:s text:c="4"/></text:span><text:span text:style-name="T37">return ok;</text:span></text:p>
            <text:p text:style-name="P44"><text:span text:style-name="T37">}</text:span></text:p>
          </draw:text-box>
        </draw:frame>
        <presentation:notes draw:style-name="dp2">
          <draw:page-thumbnail draw:style-name="gr1" draw:layer="layout" svg:width="14.848cm" svg:height="11.135cm" svg:x="3.07cm" svg:y="2.257cm" draw:page-number="35" presentation:class="page"/>
          <draw:frame presentation:style-name="pr8" draw:text-style-name="P21" draw:layer="layout" svg:width="16.79cm" svg:height="13.114cm" svg:x="2.098cm" svg:y="14.107cm" presentation:class="notes" presentation:placeholder="true">
            <draw:text-box/>
          </draw:frame>
        </presentation:notes>
      </draw:page>
      <draw:page draw:name="page36" draw:style-name="dp1" draw:master-page-name="oranssi" presentation:presentation-page-layout-name="AL3T0">
        <office:forms form:automatic-focus="false" form:apply-design-mode="false"/>
        <draw:frame presentation:style-name="pr7" draw:text-style-name="P46" draw:layer="layout" svg:width="25.199cm" svg:height="3.256cm" svg:x="1.4cm" svg:y="0.962cm" presentation:class="title">
          <draw:text-box>
            <text:p><text:span text:style-name="T35">Page</text:span></text:p>
          </draw:text-box>
        </draw:frame>
        <draw:custom-shape draw:style-name="gr16" draw:text-style-name="P34" xml:id="id69" draw:id="id69" draw:layer="layout" svg:width="3.5cm" svg:height="1.5cm" svg:x="11.5cm" svg:y="10.5cm">
          <text:p text:style-name="P9"><text:span text:style-name="T29">Page</text:span></text:p>
          <draw:enhanced-geometry svg:viewBox="0 0 21600 21600" draw:type="rectangle" draw:enhanced-path="M 0 0 L 21600 0 21600 21600 0 21600 0 0 Z N"/>
        </draw:custom-shape>
        <draw:custom-shape draw:style-name="gr16" draw:text-style-name="P34" xml:id="id77" draw:id="id77" draw:layer="layout" svg:width="3.5cm" svg:height="1.5cm" svg:x="19.5cm" svg:y="5.5cm">
          <text:p text:style-name="P9"><text:span text:style-name="T29">Settings</text:span></text:p>
          <draw:enhanced-geometry svg:viewBox="0 0 21600 21600" draw:type="rectangle" draw:enhanced-path="M 0 0 L 21600 0 21600 21600 0 21600 0 0 Z N"/>
        </draw:custom-shape>
        <draw:custom-shape draw:style-name="gr16" draw:text-style-name="P34" xml:id="id79" draw:id="id79" draw:layer="layout" svg:width="4cm" svg:height="1.5cm" svg:x="8.5cm" svg:y="5cm">
          <text:p text:style-name="P9"><text:span text:style-name="T29">PluginHalter</text:span></text:p>
          <draw:enhanced-geometry svg:viewBox="0 0 21600 21600" draw:type="rectangle" draw:enhanced-path="M 0 0 L 21600 0 21600 21600 0 21600 0 0 Z N"/>
        </draw:custom-shape>
        <draw:custom-shape draw:style-name="gr16" draw:text-style-name="P34" xml:id="id73" draw:id="id73" draw:layer="layout" svg:width="7.5cm" svg:height="1.5cm" svg:x="15.5cm" svg:y="17cm">
          <text:p text:style-name="P9"><text:span text:style-name="T29">DeviceMotionController</text:span></text:p>
          <draw:enhanced-geometry svg:viewBox="0 0 21600 21600" draw:type="rectangle" draw:enhanced-path="M 0 0 L 21600 0 21600 21600 0 21600 0 0 Z N"/>
        </draw:custom-shape>
        <draw:custom-shape draw:style-name="gr16" draw:text-style-name="P34" xml:id="id78" draw:id="id78" draw:layer="layout" svg:width="3.5cm" svg:height="1.5cm" svg:x="14cm" svg:y="5cm">
          <text:p text:style-name="P9"><text:span text:style-name="T29">PluginData</text:span></text:p>
          <draw:enhanced-geometry svg:viewBox="0 0 21600 21600" draw:type="rectangle" draw:enhanced-path="M 0 0 L 21600 0 21600 21600 0 21600 0 0 Z N"/>
        </draw:custom-shape>
        <draw:custom-shape draw:style-name="gr16" draw:text-style-name="P34" xml:id="id75" draw:id="id75" draw:layer="layout" svg:width="7.5cm" svg:height="1.5cm" svg:x="19cm" svg:y="11cm">
          <text:p text:style-name="P9"><text:span text:style-name="T29">BackForwardController</text:span></text:p>
          <draw:enhanced-geometry svg:viewBox="0 0 21600 21600" draw:type="rectangle" draw:enhanced-path="M 0 0 L 21600 0 21600 21600 0 21600 0 0 Z N"/>
        </draw:custom-shape>
        <draw:custom-shape draw:style-name="gr16" draw:text-style-name="P34" xml:id="id80" draw:id="id80" draw:layer="layout" svg:width="4cm" svg:height="1.5cm" svg:x="3.5cm" svg:y="6.5cm">
          <text:p text:style-name="P9"><text:span text:style-name="T29">EditorClient</text:span></text:p>
          <draw:enhanced-geometry svg:viewBox="0 0 21600 21600" draw:type="rectangle" draw:enhanced-path="M 0 0 L 21600 0 21600 21600 0 21600 0 0 Z N"/>
        </draw:custom-shape>
        <draw:custom-shape draw:style-name="gr16" draw:text-style-name="P34" xml:id="id74" draw:id="id74" draw:layer="layout" svg:width="6cm" svg:height="1.5cm" svg:x="19cm" svg:y="13.5cm">
          <text:p text:style-name="P9"><text:span text:style-name="T29">SelectionController</text:span></text:p>
          <draw:enhanced-geometry svg:viewBox="0 0 21600 21600" draw:type="rectangle" draw:enhanced-path="M 0 0 L 21600 0 21600 21600 0 21600 0 0 Z N"/>
        </draw:custom-shape>
        <draw:custom-shape draw:style-name="gr16" draw:text-style-name="P34" xml:id="id70" draw:id="id70" draw:layer="layout" svg:width="3.5cm" svg:height="1.5cm" svg:x="2cm" svg:y="12cm">
          <text:p text:style-name="P9"><text:span text:style-name="T29">Chrome</text:span></text:p>
          <draw:enhanced-geometry svg:viewBox="0 0 21600 21600" draw:type="rectangle" draw:enhanced-path="M 0 0 L 21600 0 21600 21600 0 21600 0 0 Z N"/>
        </draw:custom-shape>
        <draw:custom-shape draw:style-name="gr16" draw:text-style-name="P34" xml:id="id71" draw:id="id71" draw:layer="layout" svg:width="3.5cm" svg:height="1.5cm" svg:x="2cm" svg:y="9cm">
          <text:p text:style-name="P9"><text:span text:style-name="T29">Frame</text:span></text:p>
          <draw:enhanced-geometry svg:viewBox="0 0 21600 21600" draw:type="rectangle" draw:enhanced-path="M 0 0 L 21600 0 21600 21600 0 21600 0 0 Z N"/>
        </draw:custom-shape>
        <draw:custom-shape draw:style-name="gr16" draw:text-style-name="P34" xml:id="id76" draw:id="id76" draw:layer="layout" svg:width="5cm" svg:height="1.5cm" svg:x="20.5cm" svg:y="8cm">
          <text:p text:style-name="P9"><text:span text:style-name="T29">ProgressTracker</text:span></text:p>
          <draw:enhanced-geometry svg:viewBox="0 0 21600 21600" draw:type="rectangle" draw:enhanced-path="M 0 0 L 21600 0 21600 21600 0 21600 0 0 Z N"/>
        </draw:custom-shape>
        <draw:custom-shape draw:style-name="gr16" draw:text-style-name="P34" xml:id="id68" draw:id="id68" draw:layer="layout" svg:width="8.5cm" svg:height="1.5cm" svg:x="5.5cm" svg:y="17cm">
          <text:p text:style-name="P9"><text:span text:style-name="T29">DeviceOrientationController</text:span></text:p>
          <draw:enhanced-geometry svg:viewBox="0 0 21600 21600" draw:type="rectangle" draw:enhanced-path="M 0 0 L 21600 0 21600 21600 0 21600 0 0 Z N"/>
        </draw:custom-shape>
        <draw:custom-shape draw:style-name="gr16" draw:text-style-name="P34" xml:id="id72" draw:id="id72" draw:layer="layout" svg:width="4.5cm" svg:height="1.5cm" svg:x="3.5cm" svg:y="14.5cm">
          <text:p text:style-name="P9"><text:span text:style-name="T29">RenderTheme</text:span></text:p>
          <draw:enhanced-geometry svg:viewBox="0 0 21600 21600" draw:type="rectangle" draw:enhanced-path="M 0 0 L 21600 0 21600 21600 0 21600 0 0 Z N"/>
        </draw:custom-shape>
        <draw:connector draw:style-name="gr21" draw:text-style-name="P9" draw:layer="layout" draw:type="line" svg:x1="9.75cm" svg:y1="17cm" svg:x2="13.25cm" svg:y2="12cm" draw:start-shape="id68" draw:start-glue-point="0" draw:end-shape="id69" draw:end-glue-point="2" svg:d="m9750 17000 3500-5000">
          <text:p/>
        </draw:connector>
        <draw:connector draw:style-name="gr21" draw:text-style-name="P9" draw:layer="layout" draw:type="line" svg:x1="5.5cm" svg:y1="12.75cm" svg:x2="11.5cm" svg:y2="11.25cm" draw:start-shape="id70" draw:start-glue-point="1" draw:end-shape="id69" draw:end-glue-point="3" svg:d="m5500 12750 6000-1500">
          <text:p/>
        </draw:connector>
        <draw:connector draw:style-name="gr21" draw:text-style-name="P9" draw:layer="layout" draw:type="line" svg:x1="5.5cm" svg:y1="9.75cm" svg:x2="11.5cm" svg:y2="11.25cm" draw:start-shape="id71" draw:start-glue-point="1" draw:end-shape="id69" svg:d="m5500 9750 6000 1500">
          <text:p/>
        </draw:connector>
        <draw:connector draw:style-name="gr21" draw:text-style-name="P9" draw:layer="layout" draw:type="line" svg:x1="8cm" svg:y1="15.25cm" svg:x2="13.25cm" svg:y2="12cm" draw:start-shape="id72" draw:start-glue-point="1" draw:end-shape="id69" draw:end-glue-point="2" svg:d="m8000 15250 5250-3250">
          <text:p/>
        </draw:connector>
        <draw:connector draw:style-name="gr21" draw:text-style-name="P9" draw:layer="layout" draw:type="line" svg:x1="19.25cm" svg:y1="17cm" svg:x2="13.25cm" svg:y2="12cm" draw:start-shape="id73" draw:start-glue-point="0" draw:end-shape="id69" draw:end-glue-point="2" svg:d="m19250 17000-6000-5000">
          <text:p/>
        </draw:connector>
        <draw:connector draw:style-name="gr21" draw:text-style-name="P9" draw:layer="layout" draw:type="line" svg:x1="19cm" svg:y1="14.25cm" svg:x2="15cm" svg:y2="11.25cm" draw:start-shape="id74" draw:start-glue-point="3" draw:end-shape="id69" svg:d="m19000 14250-4000-3000">
          <text:p/>
        </draw:connector>
        <draw:connector draw:style-name="gr21" draw:text-style-name="P9" draw:layer="layout" draw:type="line" svg:x1="19cm" svg:y1="11.75cm" svg:x2="15cm" svg:y2="11.25cm" draw:start-shape="id75" draw:start-glue-point="3" draw:end-shape="id69" draw:end-glue-point="1" svg:d="m19000 11750-4000-500">
          <text:p/>
        </draw:connector>
        <draw:connector draw:style-name="gr21" draw:text-style-name="P9" draw:layer="layout" draw:type="line" svg:x1="20.5cm" svg:y1="8.75cm" svg:x2="15cm" svg:y2="11.25cm" draw:start-shape="id76" draw:start-glue-point="3" draw:end-shape="id69" draw:end-glue-point="1" svg:d="m20500 8750-5500 2500">
          <text:p/>
        </draw:connector>
        <draw:connector draw:style-name="gr21" draw:text-style-name="P9" draw:layer="layout" draw:type="line" svg:x1="19.5cm" svg:y1="6.25cm" svg:x2="13.25cm" svg:y2="10.5cm" draw:start-shape="id77" draw:start-glue-point="3" draw:end-shape="id69" draw:end-glue-point="0" svg:d="m19500 6250-6250 4250">
          <text:p/>
        </draw:connector>
        <draw:connector draw:style-name="gr21" draw:text-style-name="P9" draw:layer="layout" draw:type="line" svg:x1="15.75cm" svg:y1="6.5cm" svg:x2="13.25cm" svg:y2="10.5cm" draw:start-shape="id78" draw:start-glue-point="2" draw:end-shape="id69" draw:end-glue-point="0" svg:d="m15750 6500-2500 4000">
          <text:p/>
        </draw:connector>
        <draw:connector draw:style-name="gr21" draw:text-style-name="P9" draw:layer="layout" draw:type="line" svg:x1="10.5cm" svg:y1="6.5cm" svg:x2="13.25cm" svg:y2="10.5cm" draw:start-shape="id79" draw:start-glue-point="2" draw:end-shape="id69" draw:end-glue-point="0" svg:d="m10500 6500 2750 4000">
          <text:p/>
        </draw:connector>
        <draw:connector draw:style-name="gr21" draw:text-style-name="P9" draw:layer="layout" draw:type="line" svg:x1="7.5cm" svg:y1="7.25cm" svg:x2="13.25cm" svg:y2="10.5cm" draw:start-shape="id80" draw:start-glue-point="1" draw:end-shape="id69" draw:end-glue-point="0" svg:d="m7500 7250 5750 3250">
          <text:p/>
        </draw:connector>
        <presentation:notes draw:style-name="dp2">
          <draw:page-thumbnail draw:style-name="gr1" draw:layer="layout" svg:width="14.848cm" svg:height="11.135cm" svg:x="3.07cm" svg:y="2.257cm" draw:page-number="36" presentation:class="page"/>
          <draw:frame presentation:style-name="pr8" draw:layer="layout" svg:width="16.79cm" svg:height="13.114cm" svg:x="2.098cm" svg:y="14.107cm" presentation:class="notes">
            <draw:text-box>
              <text:p>瀏覽器的請求一般是以頁面為單位，當使用者透過網址列輸入一個 url，瀏覽器就開始一個頁面請求。Page class 就是用來對應這樣的頁面請求。Page class 是 WebCore 中非常重要的一個類別，它就像內核對外的一個聚合器。</text:p>
              <text:p/>
              <text:p>Settings:與設置相關的類別。</text:p>
              <text:p>Chrome: Chrome 相關。</text:p>
              <text:p>Frame: 主要的 frame。</text:p>
              <text:p>PluginData: Plugin 相關。</text:p>
              <text:p>PluginHalter: 用來控制 Plugin 的停止與重新開始。</text:p>
              <text:p>RenderTheme: 提供了控件的渲染和繪製界面。</text:p>
              <text:p>EditorClient: 編輯功能相關。例如，拷貝，剪下。</text:p>
            </draw:text-box>
          </draw:frame>
        </presentation:notes>
      </draw:page>
      <draw:page draw:name="page37" draw:style-name="dp1" draw:master-page-name="oranssi" presentation:presentation-page-layout-name="AL3T0">
        <office:forms form:automatic-focus="false" form:apply-design-mode="false"/>
        <draw:frame presentation:style-name="pr7" draw:text-style-name="P46" draw:layer="layout" svg:width="25.199cm" svg:height="3.256cm" svg:x="1.4cm" svg:y="0.962cm" presentation:class="title" presentation:user-transformed="true">
          <draw:text-box>
            <text:p><text:span text:style-name="T35">Frame</text:span></text:p>
          </draw:text-box>
        </draw:frame>
        <draw:custom-shape draw:style-name="gr16" draw:text-style-name="P34" xml:id="id82" draw:id="id82" draw:layer="layout" svg:width="3.5cm" svg:height="1.5cm" svg:x="11.5cm" svg:y="10.5cm">
          <text:p text:style-name="P9"><text:span text:style-name="T29">Frame</text:span></text:p>
          <draw:enhanced-geometry svg:viewBox="0 0 21600 21600" draw:type="rectangle" draw:enhanced-path="M 0 0 L 21600 0 21600 21600 0 21600 0 0 Z N"/>
        </draw:custom-shape>
        <draw:custom-shape draw:style-name="gr16" draw:text-style-name="P34" xml:id="id86" draw:id="id86" draw:layer="layout" svg:width="3.5cm" svg:height="1.5cm" svg:x="2.5cm" svg:y="8.5cm">
          <text:p text:style-name="P9"><text:span text:style-name="T29">Page</text:span></text:p>
          <draw:enhanced-geometry svg:viewBox="0 0 21600 21600" draw:type="rectangle" draw:enhanced-path="M 0 0 L 21600 0 21600 21600 0 21600 0 0 Z N"/>
        </draw:custom-shape>
        <draw:custom-shape draw:style-name="gr16" draw:text-style-name="P34" xml:id="id85" draw:id="id85" draw:layer="layout" svg:width="4.5cm" svg:height="1.5cm" svg:x="2cm" svg:y="11.5cm">
          <text:p text:style-name="P9"><text:span text:style-name="T29">FrameLoader</text:span></text:p>
          <draw:enhanced-geometry svg:viewBox="0 0 21600 21600" draw:type="rectangle" draw:enhanced-path="M 0 0 L 21600 0 21600 21600 0 21600 0 0 Z N"/>
        </draw:custom-shape>
        <draw:custom-shape draw:style-name="gr16" draw:text-style-name="P34" xml:id="id84" draw:id="id84" draw:layer="layout" svg:width="4cm" svg:height="1.5cm" svg:x="4cm" svg:y="14.5cm">
          <text:p text:style-name="P9"><text:span text:style-name="T29">FrameView</text:span></text:p>
          <draw:enhanced-geometry svg:viewBox="0 0 21600 21600" draw:type="rectangle" draw:enhanced-path="M 0 0 L 21600 0 21600 21600 0 21600 0 0 Z N"/>
        </draw:custom-shape>
        <draw:custom-shape draw:style-name="gr16" draw:text-style-name="P34" xml:id="id92" draw:id="id92" draw:layer="layout" svg:width="3.5cm" svg:height="1.5cm" svg:x="20cm" svg:y="14cm">
          <text:p text:style-name="P9"><text:span text:style-name="T29">Document</text:span></text:p>
          <draw:enhanced-geometry svg:viewBox="0 0 21600 21600" draw:type="rectangle" draw:enhanced-path="M 0 0 L 21600 0 21600 21600 0 21600 0 0 Z N"/>
        </draw:custom-shape>
        <draw:custom-shape draw:style-name="gr16" draw:text-style-name="P34" xml:id="id90" draw:id="id90" draw:layer="layout" svg:width="5cm" svg:height="1.5cm" svg:x="20.5cm" svg:y="8.5cm">
          <text:p text:style-name="P9"><text:span text:style-name="T29">ScriptController</text:span></text:p>
          <draw:enhanced-geometry svg:viewBox="0 0 21600 21600" draw:type="rectangle" draw:enhanced-path="M 0 0 L 21600 0 21600 21600 0 21600 0 0 Z N"/>
        </draw:custom-shape>
        <draw:custom-shape draw:style-name="gr16" draw:text-style-name="P34" xml:id="id89" draw:id="id89" draw:layer="layout" svg:width="4.5cm" svg:height="1.5cm" svg:x="19cm" svg:y="6.5cm">
          <text:p text:style-name="P9"><text:span text:style-name="T29">DOMWindow</text:span></text:p>
          <draw:enhanced-geometry svg:viewBox="0 0 21600 21600" draw:type="rectangle" draw:enhanced-path="M 0 0 L 21600 0 21600 21600 0 21600 0 0 Z N"/>
        </draw:custom-shape>
        <draw:custom-shape draw:style-name="gr16" draw:text-style-name="P34" xml:id="id88" draw:id="id88" draw:layer="layout" svg:width="3.5cm" svg:height="1.5cm" svg:x="5.5cm" svg:y="5.5cm">
          <text:p text:style-name="P9"><text:span text:style-name="T29">FrameTree</text:span></text:p>
          <draw:enhanced-geometry svg:viewBox="0 0 21600 21600" draw:type="rectangle" draw:enhanced-path="M 0 0 L 21600 0 21600 21600 0 21600 0 0 Z N"/>
        </draw:custom-shape>
        <draw:custom-shape draw:style-name="gr16" draw:text-style-name="P34" xml:id="id91" draw:id="id91" draw:layer="layout" svg:width="4.5cm" svg:height="1.5cm" svg:x="21.5cm" svg:y="11cm">
          <text:p text:style-name="P9"><text:span text:style-name="T29">EventHandler</text:span></text:p>
          <draw:enhanced-geometry svg:viewBox="0 0 21600 21600" draw:type="rectangle" draw:enhanced-path="M 0 0 L 21600 0 21600 21600 0 21600 0 0 Z N"/>
        </draw:custom-shape>
        <draw:custom-shape draw:style-name="gr16" draw:text-style-name="P34" xml:id="id87" draw:id="id87" draw:layer="layout" svg:width="8.5cm" svg:height="1.5cm" svg:x="10cm" svg:y="4.5cm">
          <text:p text:style-name="P9"><text:span text:style-name="T29">HTMLFrameOwnerElement</text:span></text:p>
          <draw:enhanced-geometry svg:viewBox="0 0 21600 21600" draw:type="rectangle" draw:enhanced-path="M 0 0 L 21600 0 21600 21600 0 21600 0 0 Z N"/>
        </draw:custom-shape>
        <draw:custom-shape draw:style-name="gr16" draw:text-style-name="P34" xml:id="id81" draw:id="id81" draw:layer="layout" svg:width="6.5cm" svg:height="1.5cm" svg:x="7.5cm" svg:y="17cm">
          <text:p text:style-name="P9"><text:span text:style-name="T29">NavigationScheduler</text:span></text:p>
          <draw:enhanced-geometry svg:viewBox="0 0 21600 21600" draw:type="rectangle" draw:enhanced-path="M 0 0 L 21600 0 21600 21600 0 21600 0 0 Z N"/>
        </draw:custom-shape>
        <draw:custom-shape draw:style-name="gr16" draw:text-style-name="P34" xml:id="id83" draw:id="id83" draw:layer="layout" svg:width="3.5cm" svg:height="1.5cm" svg:x="16cm" svg:y="16.5cm">
          <text:p text:style-name="P9"><text:span text:style-name="T29">Editor</text:span></text:p>
          <draw:enhanced-geometry svg:viewBox="0 0 21600 21600" draw:mirror-horizontal="false" draw:mirror-vertical="false" draw:type="rectangle" draw:enhanced-path="M 0 0 L 21600 0 21600 21600 0 21600 0 0 Z N"/>
        </draw:custom-shape>
        <draw:connector draw:style-name="gr21" draw:text-style-name="P9" draw:layer="layout" draw:type="line" svg:x1="10.75cm" svg:y1="17cm" svg:x2="13.25cm" svg:y2="12cm" draw:start-shape="id81" draw:start-glue-point="0" draw:end-shape="id82" draw:end-glue-point="2" svg:d="m10750 17000 2500-5000">
          <text:p/>
        </draw:connector>
        <draw:connector draw:style-name="gr21" draw:text-style-name="P9" draw:layer="layout" draw:type="line" svg:x1="17.75cm" svg:y1="16.5cm" svg:x2="13.25cm" svg:y2="12cm" draw:start-shape="id83" draw:start-glue-point="0" draw:end-shape="id82" draw:end-glue-point="2" svg:d="m17750 16500-4500-4500">
          <text:p/>
        </draw:connector>
        <draw:connector draw:style-name="gr21" draw:text-style-name="P9" draw:layer="layout" draw:type="line" svg:x1="8cm" svg:y1="15.25cm" svg:x2="13.25cm" svg:y2="12cm" draw:start-shape="id84" draw:start-glue-point="1" draw:end-shape="id82" draw:end-glue-point="2" svg:d="m8000 15250 5250-3250">
          <text:p/>
        </draw:connector>
        <draw:connector draw:style-name="gr21" draw:text-style-name="P9" draw:layer="layout" draw:type="line" svg:x1="6.5cm" svg:y1="12.25cm" svg:x2="11.5cm" svg:y2="11.25cm" draw:start-shape="id85" draw:start-glue-point="1" draw:end-shape="id82" draw:end-glue-point="3" svg:d="m6500 12250 5000-1000">
          <text:p/>
        </draw:connector>
        <draw:connector draw:style-name="gr21" draw:text-style-name="P9" draw:layer="layout" draw:type="line" svg:x1="6cm" svg:y1="9.25cm" svg:x2="11.5cm" svg:y2="11.25cm" draw:start-shape="id86" draw:start-glue-point="1" draw:end-shape="id82" svg:d="m6000 9250 5500 2000">
          <text:p/>
        </draw:connector>
        <draw:connector draw:style-name="gr21" draw:text-style-name="P9" draw:layer="layout" draw:type="line" svg:x1="14.25cm" svg:y1="6cm" svg:x2="13.25cm" svg:y2="10.5cm" draw:start-shape="id87" draw:start-glue-point="2" draw:end-shape="id82" draw:end-glue-point="0" svg:d="m14250 6000-1000 4500">
          <text:p/>
        </draw:connector>
        <draw:connector draw:style-name="gr21" draw:text-style-name="P9" draw:layer="layout" draw:type="line" svg:x1="7.25cm" svg:y1="7cm" svg:x2="13.25cm" svg:y2="10.5cm" draw:start-shape="id88" draw:start-glue-point="2" draw:end-shape="id82" draw:end-glue-point="0" svg:d="m7250 7000 6000 3500">
          <text:p/>
        </draw:connector>
        <draw:connector draw:style-name="gr21" draw:text-style-name="P9" draw:layer="layout" draw:type="line" svg:x1="19cm" svg:y1="7.25cm" svg:x2="13.25cm" svg:y2="10.5cm" draw:start-shape="id89" draw:start-glue-point="3" draw:end-shape="id82" draw:end-glue-point="0" svg:d="m19000 7250-5750 3250">
          <text:p/>
        </draw:connector>
        <draw:connector draw:style-name="gr21" draw:text-style-name="P9" draw:layer="layout" draw:type="line" svg:x1="20.5cm" svg:y1="9.25cm" svg:x2="15cm" svg:y2="11.25cm" draw:start-shape="id90" draw:start-glue-point="3" draw:end-shape="id82" svg:d="m20500 9250-5500 2000">
          <text:p/>
        </draw:connector>
        <draw:connector draw:style-name="gr21" draw:text-style-name="P9" draw:layer="layout" draw:type="line" svg:x1="21.5cm" svg:y1="11.75cm" svg:x2="15cm" svg:y2="11.25cm" draw:start-shape="id91" draw:start-glue-point="3" draw:end-shape="id82" svg:d="m21500 11750-6500-500">
          <text:p/>
        </draw:connector>
        <draw:connector draw:style-name="gr21" draw:text-style-name="P9" draw:layer="layout" draw:type="line" svg:x1="20cm" svg:y1="14.75cm" svg:x2="15cm" svg:y2="11.25cm" draw:start-shape="id92" draw:start-glue-point="3" draw:end-shape="id82" svg:d="m20000 14750-5000-3500">
          <text:p/>
        </draw:connector>
        <presentation:notes draw:style-name="dp2">
          <draw:page-thumbnail draw:style-name="gr1" draw:layer="layout" svg:width="14.848cm" svg:height="11.135cm" svg:x="3.07cm" svg:y="2.257cm" draw:page-number="37" presentation:class="page"/>
          <draw:frame presentation:style-name="pr8" draw:text-style-name="P21" draw:layer="layout" svg:width="16.79cm" svg:height="13.114cm" svg:x="2.098cm" svg:y="14.107cm" presentation:class="notes">
            <draw:text-box>
              <text:p><text:span text:style-name="T25">FrameTree: </text:span><text:span text:style-name="T25">用來管理 </text:span><text:span text:style-name="T25">parent frame and child frame </text:span><text:span text:style-name="T25">的關係。</text:span><text:span text:style-name="T25">Subframe </text:span><text:span text:style-name="T25">是用 </text:span><text:span text:style-name="T25">FrameLoaderClient::createFrame </text:span><text:span text:style-name="T25">來產生，並透過 </text:span><text:span text:style-name="T25">appendChild </text:span><text:span text:style-name="T25">加入樹狀結構中。</text:span></text:p>
              <text:p><text:span text:style-name="T25">FrameLoader: </text:span><text:span text:style-name="T25">用來完成 </text:span><text:span text:style-name="T25">Frame </text:span><text:span text:style-name="T25">的載入。</text:span></text:p>
              <text:p><text:span text:style-name="T25">DOMWindow: </text:span><text:span text:style-name="T25">用來管理 </text:span><text:span text:style-name="T25">DOM </text:span><text:span text:style-name="T25">相關的事件，屬性及訊息。</text:span></text:p>
              <text:p><text:span text:style-name="T25">Document: DOM tree </text:span><text:span text:style-name="T25">的根節點。不同類型的文件會建立不同的文件類別。</text:span></text:p>
              <text:p><text:span text:style-name="T25">ScriptContoller: </text:span><text:span text:style-name="T25">用來管理 </text:span><text:span text:style-name="T25">script </text:span><text:span text:style-name="T25">的執行及操作。</text:span></text:p>
              <text:p><text:span text:style-name="T25">EventHandler: </text:span><text:span text:style-name="T25">事件的處裡對象。</text:span></text:p>
              <text:p><text:span text:style-name="T25">FrameView: Frame </text:span><text:span text:style-name="T25">的排版。</text:span></text:p>
              <text:p><text:span text:style-name="T25"/></text:p>
            </draw:text-box>
          </draw:frame>
        </presentation:notes>
      </draw:page>
      <draw:page draw:name="page38" draw:style-name="dp1" draw:master-page-name="oranssi" presentation:presentation-page-layout-name="AL3T0">
        <office:forms form:automatic-focus="false" form:apply-design-mode="false"/>
        <draw:frame presentation:style-name="pr7" draw:text-style-name="P46" draw:layer="layout" svg:width="25.199cm" svg:height="3.256cm" svg:x="1.4cm" svg:y="0.962cm" presentation:class="title" presentation:user-transformed="true">
          <draw:text-box>
            <text:p><text:span text:style-name="T35">FrameLoader</text:span></text:p>
          </draw:text-box>
        </draw:frame>
        <draw:custom-shape draw:style-name="gr16" draw:text-style-name="P34" xml:id="id94" draw:id="id94" draw:layer="layout" svg:width="4.5cm" svg:height="1.5cm" svg:x="11.054cm" svg:y="10.47cm">
          <text:p text:style-name="P9"><text:span text:style-name="T29">FrameLoader</text:span></text:p>
          <draw:enhanced-geometry svg:viewBox="0 0 21600 21600" draw:type="rectangle" draw:enhanced-path="M 0 0 L 21600 0 21600 21600 0 21600 0 0 Z N"/>
        </draw:custom-shape>
        <draw:custom-shape draw:style-name="gr16" draw:text-style-name="P34" xml:id="id98" draw:id="id98" draw:layer="layout" svg:width="3.5cm" svg:height="1.5cm" svg:x="2.5cm" svg:y="8.5cm">
          <text:p text:style-name="P9"><text:span text:style-name="T29">Frame</text:span></text:p>
          <draw:enhanced-geometry svg:viewBox="0 0 21600 21600" draw:type="rectangle" draw:enhanced-path="M 0 0 L 21600 0 21600 21600 0 21600 0 0 Z N"/>
        </draw:custom-shape>
        <draw:custom-shape draw:style-name="gr16" draw:text-style-name="P34" xml:id="id97" draw:id="id97" draw:layer="layout" svg:width="6cm" svg:height="1.5cm" svg:x="1cm" svg:y="11.5cm">
          <text:p text:style-name="P9"><text:span text:style-name="T29">FrameLoaderClient</text:span></text:p>
          <draw:enhanced-geometry svg:viewBox="0 0 21600 21600" draw:type="rectangle" draw:enhanced-path="M 0 0 L 21600 0 21600 21600 0 21600 0 0 Z N"/>
        </draw:custom-shape>
        <draw:custom-shape draw:style-name="gr16" draw:text-style-name="P34" xml:id="id96" draw:id="id96" draw:layer="layout" svg:width="5cm" svg:height="1.5cm" svg:x="3cm" svg:y="14.5cm">
          <text:p text:style-name="P9"><text:span text:style-name="T29">PolicyChecker</text:span></text:p>
          <draw:enhanced-geometry svg:viewBox="0 0 21600 21600" draw:type="rectangle" draw:enhanced-path="M 0 0 L 21600 0 21600 21600 0 21600 0 0 Z N"/>
        </draw:custom-shape>
        <draw:custom-shape draw:style-name="gr16" draw:text-style-name="P34" xml:id="id104" draw:id="id104" draw:layer="layout" svg:width="6cm" svg:height="2cm" svg:x="20cm" svg:y="13.5cm">
          <text:p text:style-name="P9"><text:span text:style-name="T29">DocumentLoader</text:span></text:p>
          <text:p text:style-name="P9"><text:span text:style-name="T29">(Committed Phase)</text:span></text:p>
          <draw:enhanced-geometry svg:viewBox="0 0 21600 21600" draw:type="rectangle" draw:enhanced-path="M 0 0 L 21600 0 21600 21600 0 21600 0 0 Z N"/>
        </draw:custom-shape>
        <draw:custom-shape draw:style-name="gr16" draw:text-style-name="P34" xml:id="id102" draw:id="id102" draw:layer="layout" svg:width="6cm" svg:height="2cm" svg:x="20cm" svg:y="8cm">
          <text:p text:style-name="P9"><text:span text:style-name="T29">DocumentLoader</text:span></text:p>
          <text:p text:style-name="P9"><text:span text:style-name="T29">(Policy Stage)</text:span></text:p>
          <draw:enhanced-geometry svg:viewBox="0 0 21600 21600" draw:type="rectangle" draw:enhanced-path="M 0 0 L 21600 0 21600 21600 0 21600 0 0 Z N"/>
        </draw:custom-shape>
        <draw:custom-shape draw:style-name="gr16" draw:text-style-name="P34" xml:id="id101" draw:id="id101" draw:layer="layout" svg:width="8.5cm" svg:height="1.5cm" svg:x="9.5cm" svg:y="4.5cm">
          <text:p text:style-name="P9"><text:span text:style-name="T29">FrameLoaderStateMachine</text:span></text:p>
          <draw:enhanced-geometry svg:viewBox="0 0 21600 21600" draw:type="rectangle" draw:enhanced-path="M 0 0 L 21600 0 21600 21600 0 21600 0 0 Z N"/>
        </draw:custom-shape>
        <draw:custom-shape draw:style-name="gr16" draw:text-style-name="P34" xml:id="id100" draw:id="id100" draw:layer="layout" svg:width="5.5cm" svg:height="1.5cm" svg:x="3.5cm" svg:y="6cm">
          <text:p text:style-name="P9"><text:span text:style-name="T29">DocumentWriter</text:span></text:p>
          <draw:enhanced-geometry svg:viewBox="0 0 21600 21600" draw:type="rectangle" draw:enhanced-path="M 0 0 L 21600 0 21600 21600 0 21600 0 0 Z N"/>
        </draw:custom-shape>
        <draw:custom-shape draw:style-name="gr16" draw:text-style-name="P34" xml:id="id103" draw:id="id103" draw:layer="layout" svg:width="6cm" svg:height="2cm" svg:x="21cm" svg:y="10.5cm">
          <text:p text:style-name="P9"><text:span text:style-name="T29">DocumentLoader</text:span></text:p>
          <text:p text:style-name="P9"><text:span text:style-name="T29">(Provisional Phase)</text:span></text:p>
          <draw:enhanced-geometry svg:viewBox="0 0 21600 21600" draw:type="rectangle" draw:enhanced-path="M 0 0 L 21600 0 21600 21600 0 21600 0 0 Z N"/>
        </draw:custom-shape>
        <draw:custom-shape draw:style-name="gr16" draw:text-style-name="P34" xml:id="id99" draw:id="id99" draw:layer="layout" svg:width="4.5cm" svg:height="1.5cm" svg:x="19.5cm" svg:y="5cm">
          <text:p text:style-name="P9"><text:span text:style-name="T29">FrameState</text:span></text:p>
          <draw:enhanced-geometry svg:viewBox="0 0 21600 21600" draw:type="rectangle" draw:enhanced-path="M 0 0 L 21600 0 21600 21600 0 21600 0 0 Z N"/>
        </draw:custom-shape>
        <draw:custom-shape draw:style-name="gr16" draw:text-style-name="P34" xml:id="id93" draw:id="id93" draw:layer="layout" svg:width="6.5cm" svg:height="1.5cm" svg:x="7.5cm" svg:y="17cm">
          <text:p text:style-name="P9"><text:span text:style-name="T29">ResourceNotifier</text:span></text:p>
          <draw:enhanced-geometry svg:viewBox="0 0 21600 21600" draw:type="rectangle" draw:enhanced-path="M 0 0 L 21600 0 21600 21600 0 21600 0 0 Z N"/>
        </draw:custom-shape>
        <draw:custom-shape draw:style-name="gr16" draw:text-style-name="P34" xml:id="id95" draw:id="id95" draw:layer="layout" svg:width="5.5cm" svg:height="1.5cm" svg:x="15.5cm" svg:y="17cm">
          <text:p text:style-name="P9"><text:span text:style-name="T29">SubframeLoader</text:span></text:p>
          <draw:enhanced-geometry svg:viewBox="0 0 21600 21600" draw:mirror-horizontal="false" draw:mirror-vertical="false" draw:type="rectangle" draw:enhanced-path="M 0 0 L 21600 0 21600 21600 0 21600 0 0 Z N"/>
        </draw:custom-shape>
        <draw:connector draw:style-name="gr21" draw:text-style-name="P9" draw:layer="layout" draw:type="line" svg:x1="10.75cm" svg:y1="17cm" svg:x2="13.304cm" svg:y2="11.97cm" draw:start-shape="id93" draw:start-glue-point="0" draw:end-shape="id94" draw:end-glue-point="2" svg:d="m10750 17000 2554-5030">
          <text:p/>
        </draw:connector>
        <draw:connector draw:style-name="gr21" draw:text-style-name="P9" draw:layer="layout" draw:type="line" svg:x1="18.25cm" svg:y1="17cm" svg:x2="13.304cm" svg:y2="11.97cm" draw:start-shape="id95" draw:start-glue-point="0" draw:end-shape="id94" draw:end-glue-point="2" svg:d="m18250 17000-4946-5030">
          <text:p/>
        </draw:connector>
        <draw:connector draw:style-name="gr21" draw:text-style-name="P9" draw:layer="layout" draw:type="line" svg:x1="8cm" svg:y1="15.25cm" svg:x2="13.304cm" svg:y2="11.97cm" draw:start-shape="id96" draw:start-glue-point="1" draw:end-shape="id94" draw:end-glue-point="2" svg:d="m8000 15250 5304-3280">
          <text:p/>
        </draw:connector>
        <draw:connector draw:style-name="gr21" draw:text-style-name="P9" draw:layer="layout" draw:type="line" svg:x1="7cm" svg:y1="12.25cm" svg:x2="11.054cm" svg:y2="11.22cm" draw:start-shape="id97" draw:start-glue-point="1" draw:end-shape="id94" draw:end-glue-point="3" svg:d="m7000 12250 4054-1030">
          <text:p/>
        </draw:connector>
        <draw:connector draw:style-name="gr21" draw:text-style-name="P9" draw:layer="layout" draw:type="line" svg:x1="6cm" svg:y1="9.25cm" svg:x2="11.054cm" svg:y2="11.22cm" draw:start-shape="id98" draw:start-glue-point="1" draw:end-shape="id94" svg:d="m6000 9250 5054 1970">
          <text:p/>
        </draw:connector>
        <draw:connector draw:style-name="gr21" draw:text-style-name="P9" draw:layer="layout" draw:type="line" svg:x1="19.5cm" svg:y1="5.75cm" svg:x2="13.304cm" svg:y2="10.47cm" draw:start-shape="id99" draw:start-glue-point="3" draw:end-shape="id94" draw:end-glue-point="0" svg:d="m19500 5750-6196 4720">
          <text:p/>
        </draw:connector>
        <draw:connector draw:style-name="gr21" draw:text-style-name="P9" draw:layer="layout" draw:type="line" svg:x1="6.25cm" svg:y1="7.5cm" svg:x2="13.304cm" svg:y2="10.47cm" draw:start-shape="id100" draw:start-glue-point="2" draw:end-shape="id94" draw:end-glue-point="0" svg:d="m6250 7500 7054 2970">
          <text:p/>
        </draw:connector>
        <draw:connector draw:style-name="gr21" draw:text-style-name="P9" draw:layer="layout" draw:type="line" svg:x1="13.75cm" svg:y1="6cm" svg:x2="13.304cm" svg:y2="10.47cm" draw:start-shape="id101" draw:start-glue-point="2" draw:end-shape="id94" draw:end-glue-point="0" svg:d="m13750 6000-446 4470">
          <text:p/>
        </draw:connector>
        <draw:connector draw:style-name="gr21" draw:text-style-name="P9" draw:layer="layout" draw:type="line" svg:x1="20cm" svg:y1="9cm" svg:x2="15.554cm" svg:y2="11.22cm" draw:start-shape="id102" draw:start-glue-point="3" draw:end-shape="id94" svg:d="m20000 9000-4446 2220">
          <text:p/>
        </draw:connector>
        <draw:connector draw:style-name="gr21" draw:text-style-name="P9" draw:layer="layout" draw:type="line" svg:x1="21cm" svg:y1="11.5cm" svg:x2="15.554cm" svg:y2="11.22cm" draw:start-shape="id103" draw:start-glue-point="3" draw:end-shape="id94" svg:d="m21000 11500-5446-280">
          <text:p/>
        </draw:connector>
        <draw:connector draw:style-name="gr21" draw:text-style-name="P9" draw:layer="layout" draw:type="line" svg:x1="20cm" svg:y1="14.5cm" svg:x2="15.554cm" svg:y2="11.22cm" draw:start-shape="id104" draw:start-glue-point="3" draw:end-shape="id94" svg:d="m20000 14500-4446-3280">
          <text:p/>
        </draw:connector>
        <presentation:notes draw:style-name="dp2">
          <draw:page-thumbnail draw:style-name="gr1" draw:layer="layout" svg:width="14.848cm" svg:height="11.135cm" svg:x="3.07cm" svg:y="2.257cm" draw:page-number="38" presentation:class="page"/>
          <draw:frame presentation:style-name="pr8" draw:text-style-name="P21" draw:layer="layout" svg:width="16.79cm" svg:height="14.745cm" svg:x="2.098cm" svg:y="14.107cm" presentation:class="notes" presentation:user-transformed="true">
            <draw:text-box>
              <text:p>FrameLoaderClient: </text:p>
              <text:p>SubframeLoader: 管理 Document 所送出的 subframe 載入請求。</text:p>
              <text:p>DocumentWriter: 接收 Frame 所收到的資料並進行下一步的處裡。</text:p>
              <text:p>DocumentLoader: 維護三個DocumentLoader 物件。分別對應三個不同的階段: policy stage, provisional phase and committed phase。</text:p>
              <text:p>ResourceLoadNotifier: 當 ResourceLoader 有事件發生時，透過 ResourceLoadNotifier 通知 FrameLoader。</text:p>
              <text:p>PolicyChecker: 主要用來對 FrameLoader 進行一些檢驗。包括：Navigation, NewWindow and Content。</text:p>
              <text:p>FrameLoaderStateMachine: 紀錄DocumentLoader 相關狀態。</text:p>
              <text:p>FrameState: 紀錄 Document 的載入狀態: Provisional, CommittedPage and Complete。</text:p>
            </draw:text-box>
          </draw:frame>
        </presentation:notes>
      </draw:page>
      <draw:page draw:name="page39" draw:style-name="dp1" draw:master-page-name="oranssi" presentation:presentation-page-layout-name="AL3T0">
        <office:forms form:automatic-focus="false" form:apply-design-mode="false"/>
        <draw:frame presentation:style-name="pr13" draw:text-style-name="P40" draw:layer="layout" svg:width="25.199cm" svg:height="3.507cm" svg:x="1.4cm" svg:y="0.837cm" presentation:class="title" presentation:user-transformed="true">
          <draw:text-box>
            <text:p><text:span text:style-name="T38">Loading a Web Page (1/4)</text:span></text:p>
          </draw:text-box>
        </draw:frame>
        <draw:custom-shape draw:style-name="gr16" draw:text-style-name="P34" xml:id="id107" draw:id="id107" draw:layer="layout" svg:width="6cm" svg:height="1.5cm" svg:x="7.6cm" svg:y="16.5cm">
          <text:p text:style-name="P9"><text:span text:style-name="T29">FrameLoaderClient</text:span></text:p>
          <draw:enhanced-geometry svg:viewBox="0 0 21600 21600" draw:type="rectangle" draw:enhanced-path="M 0 0 L 21600 0 21600 21600 0 21600 0 0 Z N"/>
        </draw:custom-shape>
        <draw:custom-shape draw:style-name="gr16" draw:text-style-name="P34" xml:id="id108" draw:id="id108" draw:layer="layout" svg:width="5.5cm" svg:height="1.5cm" svg:x="16.6cm" svg:y="16.5cm">
          <text:p text:style-name="P9"><text:span text:style-name="T29">DocumentLoader</text:span></text:p>
          <draw:enhanced-geometry svg:viewBox="0 0 21600 21600" draw:type="rectangle" draw:enhanced-path="M 0 0 L 21600 0 21600 21600 0 21600 0 0 Z N"/>
        </draw:custom-shape>
        <draw:custom-shape draw:style-name="gr16" draw:text-style-name="P34" xml:id="id109" draw:id="id109" draw:layer="layout" svg:width="4.5cm" svg:height="1.5cm" svg:x="1.1cm" svg:y="13cm">
          <text:p text:style-name="P9"><text:span text:style-name="T29">PolicyChecker</text:span></text:p>
          <draw:enhanced-geometry svg:viewBox="0 0 21600 21600" draw:type="rectangle" draw:enhanced-path="M 0 0 L 21600 0 21600 21600 0 21600 0 0 Z N"/>
        </draw:custom-shape>
        <draw:custom-shape draw:style-name="gr16" draw:text-style-name="P34" xml:id="id110" draw:id="id110" draw:layer="layout" svg:width="6.5cm" svg:height="1.5cm" svg:x="20.5cm" svg:y="12.3cm">
          <text:p text:style-name="P9"><text:span text:style-name="T29">MainResourceLoader</text:span></text:p>
          <draw:enhanced-geometry svg:viewBox="0 0 21600 21600" draw:mirror-horizontal="false" draw:mirror-vertical="false" draw:type="rectangle" draw:enhanced-path="M 0 0 L 21600 0 21600 21600 0 21600 0 0 Z N"/>
        </draw:custom-shape>
        <draw:custom-shape draw:style-name="gr16" draw:text-style-name="P34" xml:id="id106" draw:id="id106" draw:layer="layout" svg:width="4.5cm" svg:height="1.5cm" svg:x="8.34cm" svg:y="9.5cm">
          <text:p text:style-name="P9"><text:span text:style-name="T29">FrameLoader</text:span></text:p>
          <draw:enhanced-geometry svg:viewBox="0 0 21600 21600" draw:type="rectangle" draw:enhanced-path="M 0 0 L 21600 0 21600 21600 0 21600 0 0 Z N"/>
        </draw:custom-shape>
        <draw:custom-shape draw:style-name="gr16" draw:text-style-name="P34" xml:id="id111" draw:id="id111" draw:layer="layout" svg:width="5.5cm" svg:height="1.5cm" svg:x="21cm" svg:y="8.3cm">
          <text:p text:style-name="P9"><text:span text:style-name="T29">ResourceHandle</text:span></text:p>
          <draw:enhanced-geometry svg:viewBox="0 0 21600 21600" draw:type="rectangle" draw:enhanced-path="M 0 0 L 21600 0 21600 21600 0 21600 0 0 Z N"/>
        </draw:custom-shape>
        <draw:custom-shape draw:style-name="gr16" draw:text-style-name="P34" xml:id="id105" draw:id="id105" draw:layer="layout" svg:width="3.5cm" svg:height="1.5cm" svg:x="8.86cm" svg:y="4.5cm">
          <text:p text:style-name="P9"><text:span text:style-name="T29">WebKit</text:span></text:p>
          <draw:enhanced-geometry svg:viewBox="0 0 21600 21600" draw:type="rectangle" draw:enhanced-path="M 0 0 L 21600 0 21600 21600 0 21600 0 0 Z N"/>
        </draw:custom-shape>
        <draw:connector draw:style-name="gr19" draw:text-style-name="P22" draw:layer="layout" draw:type="line" svg:x1="10.61cm" svg:y1="6cm" svg:x2="10.59cm" svg:y2="9.5cm" draw:start-shape="id105" draw:start-glue-point="2" draw:end-shape="id106" draw:end-glue-point="0" svg:d="m10610 6000-20 3500">
          <text:p text:style-name="P9"><text:span text:style-name="T20">load</text:span></text:p>
        </draw:connector>
        <draw:connector draw:style-name="gr19" draw:text-style-name="P22" draw:layer="layout" draw:type="line" svg:x1="10.59cm" svg:y1="11cm" svg:x2="10.6cm" svg:y2="16.5cm" draw:start-shape="id106" draw:start-glue-point="2" draw:end-shape="id107" draw:end-glue-point="0" svg:d="m10590 11000 10 5500">
          <text:p text:style-name="P9"><text:span text:style-name="T20">CreateDocumentLoader</text:span></text:p>
        </draw:connector>
        <draw:connector draw:style-name="gr18" draw:text-style-name="P22" draw:layer="layout" draw:type="line" svg:x1="13.6cm" svg:y1="17.25cm" svg:x2="16.6cm" svg:y2="17.25cm" draw:start-shape="id107" draw:start-glue-point="1" draw:end-shape="id108" svg:d="m13600 17250h3000">
          <text:p text:style-name="P9"><text:span text:style-name="T20">create</text:span></text:p>
        </draw:connector>
        <draw:connector draw:style-name="gr15" draw:text-style-name="P22" draw:layer="layout" svg:x1="8.34cm" svg:y1="10.25cm" svg:x2="3.35cm" svg:y2="13cm" draw:start-shape="id106" draw:start-glue-point="3" draw:end-shape="id109" draw:end-glue-point="0" svg:d="m8340 10250h-4990v2750">
          <text:p/>
        </draw:connector>
        <draw:connector draw:style-name="gr29" draw:text-style-name="P9" draw:layer="layout" svg:x1="3.35cm" svg:y1="14.5cm" svg:x2="7.6cm" svg:y2="17.25cm" draw:start-shape="id109" draw:start-glue-point="2" draw:end-shape="id107" draw:end-glue-point="3" svg:d="m3350 14500v2750h4250">
          <text:p/>
        </draw:connector>
        <draw:frame draw:style-name="gr10" draw:layer="layout" svg:width="7.5cm" svg:height="0.954cm" svg:x="0.5cm" svg:y="9.5cm">
          <draw:text-box>
            <text:p text:style-name="P9"><text:span text:style-name="T20">NavigationPolicyCheck</text:span></text:p>
          </draw:text-box>
        </draw:frame>
        <draw:frame draw:style-name="gr10" draw:text-style-name="P22" draw:layer="layout" svg:width="5cm" svg:height="2.36cm" svg:x="1cm" svg:y="16.14cm">
          <draw:text-box>
            <text:p text:style-name="P9"><text:span text:style-name="T20">Dispatch NavigationPolicyCheck</text:span></text:p>
          </draw:text-box>
        </draw:frame>
        <draw:connector draw:style-name="gr30" draw:text-style-name="P9" draw:layer="layout" svg:x1="12.84cm" svg:y1="10.25cm" svg:x2="19.35cm" svg:y2="16.5cm" draw:start-shape="id106" draw:start-glue-point="1" draw:end-shape="id108" draw:end-glue-point="0" svg:d="m12840 10250h6510v6250">
          <text:p text:style-name="P9"><text:span text:style-name="T20">6. start loading</text:span></text:p>
          <text:p text:style-name="P9"><text:span text:style-name="T20">main resource</text:span></text:p>
          <text:p text:style-name="P9"><text:span text:style-name="T20">message</text:span></text:p>
        </draw:connector>
        <draw:connector draw:style-name="gr19" draw:text-style-name="P22" draw:layer="layout" svg:x1="22.1cm" svg:y1="17.25cm" svg:x2="23.75cm" svg:y2="13.8cm" draw:start-shape="id108" draw:start-glue-point="1" draw:end-shape="id110" svg:d="m22100 17250h1650v-3450">
          <text:p text:style-name="P9"><text:span text:style-name="T20">7. create and load</text:span></text:p>
          <text:p text:style-name="P9"><text:span text:style-name="T20">message</text:span></text:p>
        </draw:connector>
        <draw:connector draw:style-name="gr19" draw:text-style-name="P22" draw:layer="layout" draw:type="line" svg:x1="23.75cm" svg:y1="12.3cm" svg:x2="23.75cm" svg:y2="9.8cm" draw:start-shape="id110" draw:end-shape="id111" draw:end-glue-point="2" svg:d="m23750 12300v-2500">
          <text:p text:style-name="P9"><text:span text:style-name="T20">8. create and start</text:span></text:p>
        </draw:connector>
        <draw:connector draw:style-name="gr19" draw:text-style-name="P22" draw:layer="layout" draw:type="line" svg:x1="7.6cm" svg:y1="17.25cm" svg:x2="5.6cm" svg:y2="13.75cm" draw:start-shape="id107" draw:end-shape="id109" draw:end-glue-point="1" svg:d="m7600 17250-2000-3500">
          <text:p text:style-name="P9"><text:span text:style-name="T20">OK</text:span></text:p>
        </draw:connector>
        <draw:connector draw:style-name="gr19" draw:text-style-name="P9" draw:layer="layout" draw:type="line" svg:x1="5.6cm" svg:y1="13.75cm" svg:x2="8.34cm" svg:y2="10.25cm" draw:start-shape="id109" draw:start-glue-point="1" draw:end-shape="id106" svg:d="m5600 13750 2740-3500">
          <text:p text:style-name="P9"><text:span text:style-name="T20">OK</text:span></text:p>
        </draw:connector>
        <draw:custom-shape draw:style-name="gr31" draw:text-style-name="P47" draw:layer="layout" svg:width="5.5cm" svg:height="2cm" svg:x="3cm" svg:y="6.5cm">
          <text:p text:style-name="P9"><text:span text:style-name="T39">Provisional Phase</text:span></text:p>
          <draw:enhanced-geometry svg:viewBox="0 0 21600 21600" draw:glue-points="10800 0 3160 3160 0 10800 3160 18440 10800 21600 18440 18440 21600 10800 18440 3160 ?f14 ?f15" draw:text-areas="3200 3200 18400 18400" draw:type="round-callout" draw:modifiers="23472.9685511725 35406.29685157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47" draw:layer="layout" svg:width="5.5cm" svg:height="2cm" svg:x="1cm" svg:y="4cm">
          <text:p text:style-name="P9"><text:span text:style-name="T39">Policy Stage</text:span></text:p>
          <draw:enhanced-geometry svg:viewBox="0 0 21600 21600" draw:glue-points="10800 0 3160 3160 0 10800 3160 18440 10800 21600 18440 18440 21600 10800 18440 3160 ?f14 ?f15" draw:text-areas="3200 3200 18400 18400" draw:type="round-callout" draw:modifiers="23472.9685511725 35406.29685157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9" draw:text-style-name="P22" draw:layer="layout" draw:type="line" svg:x1="23.75cm" svg:y1="8.3cm" svg:x2="23.783cm" svg:y2="5.708cm" draw:start-shape="id111" draw:start-glue-point="0" svg:d="m23750 8300 33-2592">
          <text:p text:style-name="P9"><text:span text:style-name="T20">HTTP Request</text:span></text:p>
        </draw:connector>
        <presentation:notes draw:style-name="dp2">
          <draw:page-thumbnail draw:style-name="gr1" draw:layer="layout" svg:width="14.848cm" svg:height="11.135cm" svg:x="3.07cm" svg:y="2.257cm" draw:page-number="39" presentation:class="page"/>
          <draw:frame presentation:style-name="pr2" draw:layer="layout" svg:width="24.402cm" svg:height="15.741cm" svg:x="2.098cm" svg:y="14.107cm" presentation:class="notes" presentation:user-transformed="true">
            <draw:text-box>
              <text:p>WebCoreFrameBridge.cpp :: LoadUrl</text:p>
              <text:p>→ FrameLoader::load</text:p>
              <text:p>→ → FrameLoaderClient::createDocumentLoader</text:p>
              <text:p>→ → FrameLoader::loadWithDocumentLoader</text:p>
              <text:p>→ → → FrameLoader::setPolicyDocument</text:p>
              <text:p><text:span text:style-name="T40">==== Policy stage <text:s/>====</text:span></text:p>
              <text:p><text:span text:style-name="T41">→ → → </text:span><text:span text:style-name="T41">PolicyChecker::checkNavigationPolicy</text:span></text:p>
              <text:p><text:span text:style-name="T41">→ → → → </text:span>FrameLoaderClient::dispatchDecidePolicyForNavigationAction</text:p>
              <text:p>callback to</text:p>
              <text:p>FrameLoader::continueLoadAfterNavigationPolicy</text:p>
              <text:p>→ FrameLoader::setProvisionalDocumentLoader</text:p>
              <text:p><text:span text:style-name="T40">==== Provisional Phase ====</text:span></text:p>
              <text:p>→ FrameLoader::continueLoadAfterWillSubmitForm</text:p>
              <text:p>→ → DocumentLoader::startLoadingMainResource</text:p>
              <text:p>→ → → MainResourceLoader::create</text:p>
              <text:p>→ → → MainResourceLoader::load</text:p>
              <text:p>→ → → → MainResourceLoader::loadNow</text:p>
              <text:p>→ → → → → MainResourceLoader::willSendRequest</text:p>
              <text:p>→ → → → → ResourceHandle::create</text:p>
              <text:p>→ → → → → → ResourceHandle::start (Implemented by http library)</text:p>
            </draw:text-box>
          </draw:frame>
        </presentation:notes>
      </draw:page>
      <draw:page draw:name="page40" draw:style-name="dp1" draw:master-page-name="oranssi" presentation:presentation-page-layout-name="AL3T0">
        <office:forms form:automatic-focus="false" form:apply-design-mode="false"/>
        <draw:frame presentation:style-name="pr13" draw:text-style-name="P40" draw:layer="layout" svg:width="25.199cm" svg:height="3.507cm" svg:x="1.4cm" svg:y="0.837cm" presentation:class="title" presentation:user-transformed="true">
          <draw:text-box>
            <text:p><text:span text:style-name="T38">Loading a Web Page (2/4)</text:span></text:p>
          </draw:text-box>
        </draw:frame>
        <draw:custom-shape draw:style-name="gr16" draw:text-style-name="P34" xml:id="id115" draw:id="id115" draw:layer="layout" svg:width="6cm" svg:height="1.5cm" svg:x="14.923cm" svg:y="18cm">
          <text:p text:style-name="P9"><text:span text:style-name="T29">FrameLoaderClient</text:span></text:p>
          <draw:enhanced-geometry svg:viewBox="0 0 21600 21600" draw:type="rectangle" draw:enhanced-path="M 0 0 L 21600 0 21600 21600 0 21600 0 0 Z N"/>
        </draw:custom-shape>
        <draw:custom-shape draw:style-name="gr16" draw:text-style-name="P34" xml:id="id114" draw:id="id114" draw:layer="layout" svg:width="4.5cm" svg:height="1.5cm" svg:x="8.423cm" svg:y="14.5cm">
          <text:p text:style-name="P9"><text:span text:style-name="T29">PolicyChecker</text:span></text:p>
          <draw:enhanced-geometry svg:viewBox="0 0 21600 21600" draw:type="rectangle" draw:enhanced-path="M 0 0 L 21600 0 21600 21600 0 21600 0 0 Z N"/>
        </draw:custom-shape>
        <draw:custom-shape draw:style-name="gr16" draw:text-style-name="P34" xml:id="id113" draw:id="id113" draw:layer="layout" svg:width="6.5cm" svg:height="1.5cm" svg:x="14.723cm" svg:y="11cm">
          <text:p text:style-name="P9"><text:span text:style-name="T29">MainResourceLoader</text:span></text:p>
          <draw:enhanced-geometry svg:viewBox="0 0 21600 21600" draw:type="rectangle" draw:enhanced-path="M 0 0 L 21600 0 21600 21600 0 21600 0 0 Z N"/>
        </draw:custom-shape>
        <draw:custom-shape draw:style-name="gr16" draw:text-style-name="P34" xml:id="id112" draw:id="id112" draw:layer="layout" svg:width="6.5cm" svg:height="1.5cm" svg:x="14.723cm" svg:y="6cm">
          <text:p text:style-name="P9"><text:span text:style-name="T42">WebUrlLoaderClient</text:span></text:p>
          <draw:enhanced-geometry svg:viewBox="0 0 21600 21600" draw:type="rectangle" draw:enhanced-path="M 0 0 L 21600 0 21600 21600 0 21600 0 0 Z N"/>
        </draw:custom-shape>
        <draw:connector draw:style-name="gr19" draw:text-style-name="P22" draw:layer="layout" draw:type="line" svg:x1="17.973cm" svg:y1="7.5cm" svg:x2="17.973cm" svg:y2="11cm" draw:start-shape="id112" draw:start-glue-point="2" draw:end-shape="id113" draw:end-glue-point="0" svg:d="m17973 7500v3500">
          <text:p text:style-name="P9"><text:span text:style-name="T20">HTTP Response</text:span></text:p>
        </draw:connector>
        <draw:connector draw:style-name="gr15" draw:text-style-name="P22" draw:layer="layout" svg:x1="14.723cm" svg:y1="11.75cm" svg:x2="10.673cm" svg:y2="14.5cm" draw:start-shape="id113" draw:start-glue-point="3" draw:end-shape="id114" draw:end-glue-point="0" svg:d="m14723 11750h-4050v2750">
          <text:p/>
        </draw:connector>
        <draw:connector draw:style-name="gr15" draw:text-style-name="P9" draw:layer="layout" svg:x1="10.673cm" svg:y1="16cm" svg:x2="14.923cm" svg:y2="18.75cm" draw:start-shape="id114" draw:start-glue-point="2" draw:end-shape="id115" draw:end-glue-point="3" svg:d="m10673 16000v2750h4250">
          <text:p/>
        </draw:connector>
        <draw:frame draw:style-name="gr10" draw:text-style-name="P23" draw:layer="layout" svg:width="7cm" svg:height="0.954cm" svg:x="7.823cm" svg:y="10.843cm">
          <draw:text-box>
            <text:p text:style-name="P9"><text:span text:style-name="T21">Content Policy Check</text:span></text:p>
          </draw:text-box>
        </draw:frame>
        <draw:frame draw:style-name="gr10" draw:text-style-name="P23" draw:layer="layout" svg:width="5cm" svg:height="1.657cm" svg:x="8.323cm" svg:y="17.14cm">
          <draw:text-box>
            <text:p text:style-name="P9"><text:span text:style-name="T21">Dispatch Content Policy Check</text:span></text:p>
          </draw:text-box>
        </draw:frame>
        <draw:connector draw:style-name="gr19" draw:text-style-name="P22" draw:layer="layout" draw:type="line" svg:x1="9.456cm" svg:y1="6.75cm" svg:x2="14.723cm" svg:y2="6.75cm" draw:start-shape="id116" draw:start-glue-point="8" draw:end-shape="id112" svg:d="m9456 6750h5267">
          <text:p text:style-name="P9"><text:span text:style-name="T20">HTTP</text:span></text:p>
          <text:p text:style-name="P9"><text:span text:style-name="T20">Response</text:span></text:p>
        </draw:connector>
        <draw:connector draw:style-name="gr19" draw:text-style-name="P22" draw:layer="layout" draw:type="line" svg:x1="17.923cm" svg:y1="18cm" svg:x2="12.923cm" svg:y2="15.25cm" draw:start-shape="id115" draw:start-glue-point="0" draw:end-shape="id114" draw:end-glue-point="1" svg:d="m17923 18000-5000-2750">
          <text:p text:style-name="P9"><text:span text:style-name="T20">OK</text:span></text:p>
        </draw:connector>
        <draw:connector draw:style-name="gr19" draw:text-style-name="P22" draw:layer="layout" draw:type="line" svg:x1="12.923cm" svg:y1="15.25cm" svg:x2="17.973cm" svg:y2="12.5cm" draw:start-shape="id114" draw:end-shape="id113" draw:end-glue-point="2" svg:d="m12923 15250 5050-2750">
          <text:p text:style-name="P9"><text:span text:style-name="T20">OK</text:span></text:p>
        </draw:connector>
        <draw:custom-shape draw:style-name="gr32" draw:text-style-name="P22" draw:layer="layout" svg:width="7cm" svg:height="3cm" svg:x="19.723cm" svg:y="11.5cm">
          <text:p><text:span text:style-name="T20">Parsing the http hea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3" xml:id="id116" draw:id="id116" draw:layer="layout" svg:width="3.5cm" svg:height="3.5cm" svg:x="5.956cm" svg:y="5cm">
          <text:p text:style-name="P9"><text:span text:style-name="T21">Chromium</text:span></text:p>
          <text:p text:style-name="P9"><text:span text:style-name="T21">Network</text:span></text:p>
          <text:p text:style-name="P9"><text:span text:style-name="T21">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22" draw:layer="layout" draw:type="line" svg:x1="1.367cm" svg:y1="6.747cm" svg:x2="5.956cm" svg:y2="6.75cm" draw:end-shape="id116" draw:end-glue-point="6" svg:d="m1367 6747 4589 3">
          <text:p text:style-name="P9"><text:span text:style-name="T43">HTTP</text:span></text:p>
          <text:p text:style-name="P9"><text:span text:style-name="T43">Response</text:span></text:p>
        </draw:connector>
        <presentation:notes draw:style-name="dp2">
          <draw:page-thumbnail draw:style-name="gr1" draw:layer="layout" svg:width="14.848cm" svg:height="11.135cm" svg:x="3.07cm" svg:y="2.257cm" draw:page-number="40" presentation:class="page"/>
          <draw:frame presentation:style-name="pr19" draw:text-style-name="P5" draw:layer="layout" svg:width="26.402cm" svg:height="15.579cm" svg:x="2.098cm" svg:y="14.122cm" presentation:class="notes" presentation:user-transformed="true">
            <draw:text-box>
              <text:p><text:span text:style-name="T44">==== Provisional Phase ====</text:span></text:p>
              <text:p><text:span text:style-name="T45">→ </text:span><text:span text:style-name="T45">ResourceLoader::didReceiveResponse</text:span></text:p>
              <text:p><text:span text:style-name="T45">→ → </text:span><text:span text:style-name="T45">MainResourceLoader::didReceiveResponse</text:span></text:p>
              <text:p><text:span text:style-name="T45">→ → → </text:span><text:span text:style-name="T45">PolicyChecker::checkContentPolicy</text:span></text:p>
              <text:p><text:span text:style-name="T45">→ → → → </text:span><text:span text:style-name="T45">FrameLoaderClient::dispatchDecidePolicyForResponse</text:span></text:p>
              <text:p><text:span text:style-name="T45">callback to</text:span></text:p>
              <text:p><text:span text:style-name="T45">MainResourceLoader::continueAfterContentPolicy</text:span></text:p>
              <text:p><text:span text:style-name="T45">Parsing the http header</text:span></text:p>
            </draw:text-box>
          </draw:frame>
        </presentation:notes>
      </draw:page>
      <draw:page draw:name="page41" draw:style-name="dp1" draw:master-page-name="oranssi" presentation:presentation-page-layout-name="AL3T0">
        <office:forms form:automatic-focus="false" form:apply-design-mode="false"/>
        <draw:frame presentation:style-name="pr13" draw:text-style-name="P40" draw:layer="layout" svg:width="25.199cm" svg:height="3.507cm" svg:x="1.4cm" svg:y="0.837cm" presentation:class="title" presentation:user-transformed="true">
          <draw:text-box>
            <text:p><text:span text:style-name="T38">Loading a Web Page (3/4)</text:span></text:p>
          </draw:text-box>
        </draw:frame>
        <draw:custom-shape draw:style-name="gr16" draw:text-style-name="P34" xml:id="id123" draw:id="id123" draw:layer="layout" svg:width="6cm" svg:height="1.5cm" svg:x="10cm" svg:y="11cm">
          <text:p text:style-name="P9"><text:span text:style-name="T29">FrameLoaderClient</text:span></text:p>
          <draw:enhanced-geometry svg:viewBox="0 0 21600 21600" draw:type="rectangle" draw:enhanced-path="M 0 0 L 21600 0 21600 21600 0 21600 0 0 Z N"/>
        </draw:custom-shape>
        <draw:custom-shape draw:style-name="gr16" draw:text-style-name="P34" xml:id="id122" draw:id="id122" draw:layer="layout" svg:width="5.5cm" svg:height="1.5cm" svg:x="1cm" svg:y="14cm">
          <text:p text:style-name="P9"><text:span text:style-name="T29">DocumentLoader</text:span></text:p>
          <draw:enhanced-geometry svg:viewBox="0 0 21600 21600" draw:type="rectangle" draw:enhanced-path="M 0 0 L 21600 0 21600 21600 0 21600 0 0 Z N"/>
        </draw:custom-shape>
        <draw:custom-shape draw:style-name="gr16" draw:text-style-name="P34" xml:id="id118" draw:id="id118" draw:layer="layout" svg:width="6.5cm" svg:height="1.5cm" svg:x="10cm" svg:y="8.5cm">
          <text:p text:style-name="P9"><text:span text:style-name="T29">MainResourceLoader</text:span></text:p>
          <draw:enhanced-geometry svg:viewBox="0 0 21600 21600" draw:type="rectangle" draw:enhanced-path="M 0 0 L 21600 0 21600 21600 0 21600 0 0 Z N"/>
        </draw:custom-shape>
        <draw:custom-shape draw:style-name="gr16" draw:text-style-name="P34" xml:id="id117" draw:id="id117" draw:layer="layout" svg:width="6.5cm" svg:height="1.5cm" svg:x="10cm" svg:y="5cm">
          <text:p text:style-name="P9"><text:span text:style-name="T42">WebUrlLoaderClient</text:span></text:p>
          <draw:enhanced-geometry svg:viewBox="0 0 21600 21600" draw:type="rectangle" draw:enhanced-path="M 0 0 L 21600 0 21600 21600 0 21600 0 0 Z N"/>
        </draw:custom-shape>
        <draw:connector draw:style-name="gr19" draw:text-style-name="P22" draw:layer="layout" draw:type="line" svg:x1="13.25cm" svg:y1="6.5cm" svg:x2="13.25cm" svg:y2="8.5cm" draw:start-shape="id117" draw:start-glue-point="2" draw:end-shape="id118" draw:end-glue-point="0" svg:d="m13250 6500v2000">
          <text:p text:style-name="P9"><text:span text:style-name="T20">Data</text:span></text:p>
        </draw:connector>
        <draw:connector draw:style-name="gr18" draw:text-style-name="P22" draw:layer="layout" draw:type="line" svg:x1="7cm" svg:y1="5.75cm" svg:x2="10cm" svg:y2="5.75cm" draw:start-shape="id119" draw:start-glue-point="8" draw:end-shape="id117" svg:d="m7000 5750h3000">
          <text:p text:style-name="P9"><text:span text:style-name="T20">Data</text:span></text:p>
        </draw:connector>
        <draw:custom-shape draw:style-name="gr16" draw:text-style-name="P23" xml:id="id119" draw:id="id119" draw:layer="layout" svg:width="3.5cm" svg:height="3.5cm" svg:x="3.5cm" svg:y="4cm">
          <text:p text:style-name="P9"><text:span text:style-name="T21">Chromium</text:span></text:p>
          <text:p text:style-name="P9"><text:span text:style-name="T21">Network</text:span></text:p>
          <text:p text:style-name="P9"><text:span text:style-name="T21">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34" xml:id="id121" draw:id="id121" draw:layer="layout" svg:width="5.5cm" svg:height="1.5cm" svg:x="18.5cm" svg:y="18cm">
          <text:p text:style-name="P9"><text:span text:style-name="T29">DocumentWriter</text:span></text:p>
          <draw:enhanced-geometry svg:viewBox="0 0 21600 21600" draw:type="rectangle" draw:enhanced-path="M 0 0 L 21600 0 21600 21600 0 21600 0 0 Z N"/>
        </draw:custom-shape>
        <draw:custom-shape draw:style-name="gr16" draw:text-style-name="P34" xml:id="id120" draw:id="id120" draw:layer="layout" svg:width="4.5cm" svg:height="1.5cm" svg:x="8.5cm" svg:y="18cm">
          <text:p text:style-name="P9"><text:span text:style-name="T29">FrameLoader</text:span></text:p>
          <draw:enhanced-geometry svg:viewBox="0 0 21600 21600" draw:type="rectangle" draw:enhanced-path="M 0 0 L 21600 0 21600 21600 0 21600 0 0 Z N"/>
        </draw:custom-shape>
        <draw:connector draw:style-name="gr18" draw:text-style-name="P22" draw:layer="layout" draw:type="line" svg:x1="13cm" svg:y1="18.75cm" svg:x2="18.5cm" svg:y2="18.75cm" draw:start-shape="id120" draw:start-glue-point="1" draw:end-shape="id121" draw:end-glue-point="3" svg:d="m13000 18750h5500">
          <text:p text:style-name="P9"><text:span text:style-name="T20">Set MIME type</text:span></text:p>
        </draw:connector>
        <draw:connector draw:style-name="gr33" draw:text-style-name="P9" draw:layer="layout" svg:x1="10cm" svg:y1="9.25cm" svg:x2="3.75cm" svg:y2="14cm" draw:start-shape="id118" draw:start-glue-point="3" draw:end-shape="id122" draw:end-glue-point="0" svg:d="m10000 9250h-6250v4750">
          <text:p text:style-name="P9"><text:span text:style-name="T20">Data</text:span></text:p>
        </draw:connector>
        <draw:connector draw:style-name="gr34" draw:text-style-name="P9" draw:layer="layout" svg:x1="3.75cm" svg:y1="15.5cm" svg:x2="8.5cm" svg:y2="18.75cm" draw:start-shape="id122" draw:start-glue-point="2" draw:end-shape="id120" draw:end-glue-point="3" svg:d="m3750 15500v3250h4750">
          <text:p text:style-name="P9"><text:span text:style-name="T20">Commit</text:span></text:p>
          <text:p text:style-name="P9"><text:span text:style-name="T20">Provisional</text:span></text:p>
          <text:p text:style-name="P9"><text:span text:style-name="T20">load</text:span></text:p>
        </draw:connector>
        <draw:connector draw:style-name="gr19" draw:text-style-name="P22" draw:layer="layout" draw:type="line" svg:x1="6.5cm" svg:y1="14.75cm" svg:x2="10cm" svg:y2="11.75cm" draw:start-shape="id122" draw:start-glue-point="1" draw:end-shape="id123" svg:d="m6500 14750 3500-3000">
          <text:p text:style-name="P9"><text:span text:style-name="T20">Commited</text:span></text:p>
          <text:p text:style-name="P9"><text:span text:style-name="T20">Load</text:span></text:p>
        </draw:connector>
        <draw:connector draw:style-name="gr35" draw:text-style-name="P22" draw:layer="layout" svg:x1="13cm" svg:y1="12.5cm" svg:x2="6.5cm" svg:y2="14.75cm" draw:start-shape="id123" draw:start-glue-point="2" draw:end-shape="id122" draw:end-glue-point="1" svg:d="m13000 12500v2250h-6500">
          <text:p text:style-name="P9"><text:span text:style-name="T20">Commit data</text:span></text:p>
        </draw:connector>
        <draw:custom-shape draw:style-name="gr16" draw:text-style-name="P34" xml:id="id124" draw:id="id124" draw:layer="layout" svg:width="5.5cm" svg:height="1.5cm" svg:x="17cm" svg:y="12.5cm">
          <text:p text:style-name="P9"><text:span text:style-name="T29">Document</text:span></text:p>
          <draw:enhanced-geometry svg:viewBox="0 0 21600 21600" draw:type="rectangle" draw:enhanced-path="M 0 0 L 21600 0 21600 21600 0 21600 0 0 Z N"/>
        </draw:custom-shape>
        <draw:connector draw:style-name="gr19" draw:text-style-name="P22" draw:layer="layout" draw:type="line" svg:x1="21.25cm" svg:y1="18cm" svg:x2="19.75cm" svg:y2="14cm" draw:start-shape="id121" draw:start-glue-point="0" draw:end-shape="id124" draw:end-glue-point="2" svg:d="m21250 18000-1500-4000">
          <text:p text:style-name="P9"><text:span text:style-name="T20">create</text:span></text:p>
        </draw:connector>
        <draw:custom-shape draw:style-name="gr16" draw:text-style-name="P34" xml:id="id125" draw:id="id125" draw:layer="layout" svg:width="5.5cm" svg:height="1.5cm" svg:x="20cm" svg:y="8cm">
          <text:p text:style-name="P9"><text:span text:style-name="T29">DocumentParser</text:span></text:p>
          <draw:enhanced-geometry svg:viewBox="0 0 21600 21600" draw:type="rectangle" draw:enhanced-path="M 0 0 L 21600 0 21600 21600 0 21600 0 0 Z N"/>
        </draw:custom-shape>
        <draw:connector draw:style-name="gr19" draw:text-style-name="P22" draw:layer="layout" draw:type="line" svg:x1="6.5cm" svg:y1="14.75cm" svg:x2="21.25cm" svg:y2="18cm" draw:start-shape="id122" draw:start-glue-point="1" draw:end-shape="id121" draw:end-glue-point="0" svg:d="m6500 14750 14750 3250">
          <text:p text:style-name="P9"><text:span text:style-name="T20">Set encoding and add data</text:span></text:p>
        </draw:connector>
        <draw:connector draw:style-name="gr19" draw:text-style-name="P22" draw:layer="layout" draw:line-skew="0.499cm" svg:x1="24cm" svg:y1="18.75cm" svg:x2="25.5cm" svg:y2="8.75cm" draw:start-shape="id121" draw:start-glue-point="1" draw:end-shape="id125" draw:end-glue-point="1" svg:d="m24000 18750h2500v-10000h-1000">
          <text:p text:style-name="P9"><text:span text:style-name="T20">Append bytes</text:span></text:p>
        </draw:connector>
        <draw:custom-shape draw:style-name="gr32" draw:text-style-name="P22" draw:layer="layout" svg:width="4.5cm" svg:height="2cm" svg:x="17cm" svg:y="6.5cm">
          <text:p><text:span text:style-name="T20">Pars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47" draw:layer="layout" svg:width="5.5cm" svg:height="2cm" svg:x="0.5cm" svg:y="18.5cm">
          <text:p text:style-name="P9"><text:span text:style-name="T39">Committed Phase</text:span></text:p>
          <draw:enhanced-geometry svg:viewBox="0 0 21600 21600" draw:glue-points="10800 0 3160 3160 0 10800 3160 18440 10800 21600 18440 18440 21600 10800 18440 3160 ?f14 ?f15" draw:text-areas="3200 3200 18400 18400" draw:type="round-callout" draw:modifiers="31981.8214870024 4544.527736131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8" draw:text-style-name="P22" draw:layer="layout" draw:type="line" svg:x1="1.367cm" svg:y1="5.776cm" svg:x2="3.5cm" svg:y2="5.75cm" draw:end-shape="id119" draw:end-glue-point="6" svg:d="m1367 5776 2133-26">
          <text:p text:style-name="P9"><text:span text:style-name="T20">Data</text:span></text:p>
        </draw:connector>
        <presentation:notes draw:style-name="dp2">
          <draw:page-thumbnail draw:style-name="gr1" draw:layer="layout" svg:width="14.848cm" svg:height="11.135cm" svg:x="3.07cm" svg:y="2.257cm" draw:page-number="41" presentation:class="page"/>
          <draw:frame presentation:style-name="pr20" draw:text-style-name="P5" draw:layer="layout" svg:width="26.402cm" svg:height="24.398cm" svg:x="2.098cm" svg:y="14cm" presentation:class="notes" presentation:user-transformed="true">
            <draw:text-box>
              <text:p><text:span text:style-name="T44">==== Provisional Phase ====</text:span></text:p>
              <text:p><text:span text:style-name="T45">→ </text:span><text:span text:style-name="T45">ResourceLoader::didReceiveData</text:span></text:p>
              <text:p><text:span text:style-name="T45">→ → </text:span><text:span text:style-name="T45">MainResourceLoader::didReceiveData</text:span></text:p>
              <text:p><text:span text:style-name="T45">→ → → </text:span><text:span text:style-name="T45">ResourceLoader::didReceiveData</text:span></text:p>
              <text:p><text:span text:style-name="T45">→ → → → </text:span><text:span text:style-name="T45">MainResourceLoader::addData</text:span></text:p>
              <text:p><text:span text:style-name="T45">→ → → → → </text:span><text:span text:style-name="T45">ResourceLoader::addData (create sharedbuffer)</text:span></text:p>
              <text:p><text:span text:style-name="T45">→ → → → → </text:span><text:span text:style-name="T45">DocumentLoader::receivedData</text:span></text:p>
              <text:p><text:span text:style-name="T45">→ → → → → → </text:span><text:span text:style-name="T45">DocumentLoader::commitLoad</text:span></text:p>
              <text:p><text:span text:style-name="T45">→ → → → → → → </text:span><text:span text:style-name="T45">DocumentLoader::commitIfReady</text:span></text:p>
              <text:p><text:span text:style-name="T45">→ → → → → → → → </text:span><text:span text:style-name="T45">FrameLoader::commitProvisionalLoad</text:span></text:p>
              <text:p><text:span text:style-name="T45">→ → → → → → → → → </text:span><text:span text:style-name="T45">FrameLoader::transitionToCommitted</text:span></text:p>
              <text:p><text:span text:style-name="T45">→ → → → → → → → → → </text:span><text:span text:style-name="T45">FrameLoader::setDocumentLoader</text:span></text:p>
              <text:p><text:span text:style-name="T44">==== Committed Phase ====</text:span></text:p>
              <text:p><text:span text:style-name="T45">→ → → → → → → → → → </text:span><text:span text:style-name="T45">DocumentWriter::setMIMEType</text:span></text:p>
              <text:p><text:span text:style-name="T45"/></text:p>
              <text:p><text:span text:style-name="T45">→ → → → → → → </text:span><text:span text:style-name="T45">FrameLoaderClient::commitedLoad</text:span></text:p>
              <text:p><text:span text:style-name="T45">→ → → → → → → → </text:span><text:span text:style-name="T45">DocumentLoader::commitData</text:span></text:p>
              <text:p><text:span text:style-name="T45">→ → → → → → → → → </text:span><text:span text:style-name="T45">DocumentWriter::setEncoding</text:span></text:p>
              <text:p><text:span text:style-name="T45">→ → → → → → → → → → </text:span><text:span text:style-name="T45">FrameLoader::willSetEncoding</text:span></text:p>
              <text:p><text:span text:style-name="T45">→ → → → → → → → → → → </text:span><text:span text:style-name="T45">FrameLoader::receivedFirstData (first time)</text:span></text:p>
              <text:p><text:span text:style-name="T45">→ → → → → → → → → → → → </text:span><text:span text:style-name="T45">DocumentWriter::begin</text:span></text:p>
              <text:p><text:span text:style-name="T45">→ → → → → → → → → → → → → </text:span><text:span text:style-name="T45">DocumentWriter::createDocument</text:span></text:p>
              <text:p><text:span text:style-name="T45">→ → → → → → → → → → → → → → </text:span><text:span text:style-name="T45">DOMImplementation::createDocument </text:span><text:span text:style-name="T44">(*)</text:span></text:p>
              <text:p><text:span text:style-name="T45"/></text:p>
              <text:p><text:span text:style-name="T45">→ → → → → → → → → → → → → </text:span><text:span text:style-name="T45">Frame::setDocument</text:span></text:p>
              <text:p><text:span text:style-name="T45">→ → → → → → → → → → → → → </text:span><text:span text:style-name="T45">DOMWindow::setURL</text:span></text:p>
              <text:p><text:span text:style-name="T45">→ → → → → → → → → → → → → </text:span><text:span text:style-name="T45">DOMWindow::setSecurityOrigin</text:span></text:p>
              <text:p><text:span text:style-name="T45">→ → → → → → → → → </text:span><text:span text:style-name="T45">DocumentWriter::addData</text:span></text:p>
              <text:p><text:span text:style-name="T45">→ → → → → → → → → → </text:span><text:span text:style-name="T45">DocumentParser::appendBytes</text:span></text:p>
              <text:p><text:span text:style-name="T45">… </text:span><text:span text:style-name="T45">Parsing</text:span></text:p>
              <text:p><text:span text:style-name="T45"/></text:p>
            </draw:text-box>
          </draw:frame>
        </presentation:notes>
      </draw:page>
      <draw:page draw:name="page42" draw:style-name="dp1" draw:master-page-name="oranssi" presentation:presentation-page-layout-name="AL3T0">
        <office:forms form:automatic-focus="false" form:apply-design-mode="false"/>
        <draw:frame presentation:style-name="pr13" draw:text-style-name="P40" draw:layer="layout" svg:width="25.199cm" svg:height="3.507cm" svg:x="1.4cm" svg:y="0.837cm" presentation:class="title" presentation:user-transformed="true">
          <draw:text-box>
            <text:p><text:span text:style-name="T38">Loading a Web Page (4/4)</text:span></text:p>
          </draw:text-box>
        </draw:frame>
        <draw:custom-shape draw:style-name="gr16" draw:text-style-name="P34" xml:id="id129" draw:id="id129" draw:layer="layout" svg:width="6cm" svg:height="1.5cm" svg:x="10.233cm" svg:y="17.244cm">
          <text:p text:style-name="P9"><text:span text:style-name="T29">FrameLoader</text:span></text:p>
          <draw:enhanced-geometry svg:viewBox="0 0 21600 21600" draw:type="rectangle" draw:enhanced-path="M 0 0 L 21600 0 21600 21600 0 21600 0 0 Z N"/>
        </draw:custom-shape>
        <draw:custom-shape draw:style-name="gr16" draw:text-style-name="P34" xml:id="id131" draw:id="id131" draw:layer="layout" svg:width="6.1cm" svg:height="1.5cm" svg:x="16.133cm" svg:y="13.244cm">
          <text:p text:style-name="P9"><text:span text:style-name="T29">FrameLoaderClient</text:span></text:p>
          <draw:enhanced-geometry svg:viewBox="0 0 21600 21600" draw:type="rectangle" draw:enhanced-path="M 0 0 L 21600 0 21600 21600 0 21600 0 0 Z N"/>
        </draw:custom-shape>
        <draw:custom-shape draw:style-name="gr16" draw:text-style-name="P34" xml:id="id130" draw:id="id130" draw:layer="layout" svg:width="5.4cm" svg:height="1.5cm" svg:x="3.733cm" svg:y="12.984cm">
          <text:p text:style-name="P9"><text:span text:style-name="T29">DocumentLoader</text:span></text:p>
          <draw:enhanced-geometry svg:viewBox="0 0 21600 21600" draw:type="rectangle" draw:enhanced-path="M 0 0 L 21600 0 21600 21600 0 21600 0 0 Z N"/>
        </draw:custom-shape>
        <draw:custom-shape draw:style-name="gr16" draw:text-style-name="P34" xml:id="id132" draw:id="id132" draw:layer="layout" svg:width="6.5cm" svg:height="1.5cm" svg:x="20.633cm" svg:y="9.744cm">
          <text:p text:style-name="P9"><text:span text:style-name="T29">DocumentWriter</text:span></text:p>
          <draw:enhanced-geometry svg:viewBox="0 0 21600 21600" draw:mirror-horizontal="false" draw:mirror-vertical="false" draw:type="rectangle" draw:enhanced-path="M 0 0 L 21600 0 21600 21600 0 21600 0 0 Z N"/>
        </draw:custom-shape>
        <draw:custom-shape draw:style-name="gr16" draw:text-style-name="P34" xml:id="id127" draw:id="id127" draw:layer="layout" svg:width="6.5cm" svg:height="1.5cm" svg:x="10.033cm" svg:y="10.484cm">
          <text:p text:style-name="P9"><text:span text:style-name="T29">MainResourceLoader</text:span></text:p>
          <draw:enhanced-geometry svg:viewBox="0 0 21600 21600" draw:type="rectangle" draw:enhanced-path="M 0 0 L 21600 0 21600 21600 0 21600 0 0 Z N"/>
        </draw:custom-shape>
        <draw:custom-shape draw:style-name="gr16" draw:text-style-name="P34" xml:id="id126" draw:id="id126" draw:layer="layout" svg:width="6.5cm" svg:height="1.5cm" svg:x="10.033cm" svg:y="5.484cm">
          <text:p text:style-name="P9"><text:span text:style-name="T42">WebUrlLoaderClient</text:span></text:p>
          <draw:enhanced-geometry svg:viewBox="0 0 21600 21600" draw:type="rectangle" draw:enhanced-path="M 0 0 L 21600 0 21600 21600 0 21600 0 0 Z N"/>
        </draw:custom-shape>
        <draw:connector draw:style-name="gr19" draw:text-style-name="P22" draw:layer="layout" draw:type="line" svg:x1="13.283cm" svg:y1="6.984cm" svg:x2="13.283cm" svg:y2="10.484cm" draw:start-shape="id126" draw:start-glue-point="2" draw:end-shape="id127" draw:end-glue-point="0" svg:d="m13283 6984v3500">
          <text:p text:style-name="P9"><text:span text:style-name="T20">Finish Loading</text:span></text:p>
        </draw:connector>
        <draw:connector draw:style-name="gr18" draw:text-style-name="P22" draw:layer="layout" draw:type="line" svg:x1="6.633cm" svg:y1="6.25cm" svg:x2="10.033cm" svg:y2="6.234cm" draw:start-shape="id128" draw:start-glue-point="8" draw:end-shape="id126" svg:d="m6633 6250 3400-16">
          <text:p text:style-name="P9"><text:span text:style-name="T20">Last Data</text:span></text:p>
        </draw:connector>
        <draw:connector draw:style-name="gr19" draw:text-style-name="P22" draw:layer="layout" draw:type="line" svg:x1="13.283cm" svg:y1="11.984cm" svg:x2="13.233cm" svg:y2="17.244cm" draw:start-shape="id127" draw:start-glue-point="2" draw:end-shape="id129" draw:end-glue-point="0" svg:d="m13283 11984-50 5260">
          <text:p text:style-name="P9"><text:span text:style-name="T20">Finish Loading</text:span></text:p>
        </draw:connector>
        <draw:connector draw:style-name="gr19" draw:text-style-name="P9" draw:layer="layout" draw:type="line" svg:x1="10.233cm" svg:y1="17.994cm" svg:x2="6.433cm" svg:y2="14.484cm" draw:start-shape="id129" draw:end-shape="id130" draw:end-glue-point="2" svg:d="m10233 17994-3800-3510">
          <text:p text:style-name="P9"><text:span text:style-name="T20">Finish Loading</text:span></text:p>
        </draw:connector>
        <draw:connector draw:style-name="gr19" draw:text-style-name="P9" draw:layer="layout" draw:type="line" svg:x1="16.233cm" svg:y1="17.994cm" svg:x2="19.183cm" svg:y2="14.744cm" draw:start-shape="id129" draw:start-glue-point="1" draw:end-shape="id131" draw:end-glue-point="2" svg:d="m16233 17994 2950-3250">
          <text:p text:style-name="P9"><text:span text:style-name="T20">Finish Loading</text:span></text:p>
        </draw:connector>
        <draw:connector draw:style-name="gr35" draw:text-style-name="P9" draw:layer="layout" svg:x1="16.233cm" svg:y1="17.994cm" svg:x2="23.883cm" svg:y2="11.244cm" draw:start-shape="id129" draw:start-glue-point="1" draw:end-shape="id132" draw:end-glue-point="2" svg:d="m16233 17994h7650v-6750">
          <text:p text:style-name="P9"><text:span text:style-name="T20">End</text:span></text:p>
        </draw:connector>
        <draw:custom-shape draw:style-name="gr16" draw:text-style-name="P23" xml:id="id128" draw:id="id128" draw:layer="layout" svg:width="3.5cm" svg:height="3.5cm" svg:x="3.133cm" svg:y="4.5cm">
          <text:p text:style-name="P9"><text:span text:style-name="T21">Chromium</text:span></text:p>
          <text:p text:style-name="P9"><text:span text:style-name="T21">Network</text:span></text:p>
          <text:p text:style-name="P9"><text:span text:style-name="T21">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8" draw:text-style-name="P22" draw:layer="layout" draw:type="line" svg:x1="0.368cm" svg:y1="6.241cm" svg:x2="3.133cm" svg:y2="6.25cm" draw:end-shape="id128" draw:end-glue-point="6" svg:d="m368 6241 2765 9">
          <text:p text:style-name="P9"><text:span text:style-name="T20">Data</text:span></text:p>
        </draw:connector>
        <presentation:notes draw:style-name="dp2">
          <draw:page-thumbnail draw:style-name="gr1" draw:layer="layout" svg:width="14.848cm" svg:height="11.135cm" svg:x="3.07cm" svg:y="2.257cm" draw:page-number="42" presentation:class="page"/>
          <draw:frame presentation:style-name="pr2" draw:text-style-name="P5" draw:layer="layout" svg:width="23.902cm" svg:height="13.365cm" svg:x="2.098cm" svg:y="14.107cm" presentation:class="notes" presentation:user-transformed="true">
            <draw:text-box>
              <text:p><text:span text:style-name="T45">… </text:span><text:span text:style-name="T45">Parsing</text:span></text:p>
              <text:p><text:span text:style-name="T45">→ </text:span><text:span text:style-name="T45">ResourceLoader::didFinishLoading</text:span></text:p>
              <text:p><text:span text:style-name="T45">→ → </text:span><text:span text:style-name="T45">MainResourceLoader::didFinishLoading</text:span></text:p>
              <text:p><text:span text:style-name="T45">→ → → </text:span><text:span text:style-name="T45">FrameLoader::finishedLoading</text:span></text:p>
              <text:p><text:span text:style-name="T45">→ → → → </text:span><text:span text:style-name="T45">DocumentLoader::finishedLoading</text:span></text:p>
              <text:p><text:span text:style-name="T45">→ → → → → </text:span><text:span text:style-name="T45">FrameLoader::finishedLoadingDocument</text:span></text:p>
              <text:p><text:span text:style-name="T45">→ → → → → → </text:span><text:span text:style-name="T45">FrameLoaderClient::finishedLoading</text:span></text:p>
              <text:p><text:span text:style-name="T45">→ → → → → <text:s/></text:span><text:span text:style-name="T45">DocumentWriter::end</text:span></text:p>
              <text:p><text:span text:style-name="T45">→ → → → → → </text:span><text:span text:style-name="T45">DocumentWriter::endIfNotLoadingMainResource</text:span></text:p>
              <text:p><text:span text:style-name="T45">→ → → → → → → </text:span><text:span text:style-name="T45">DocumentParser::flush</text:span></text:p>
              <text:p><text:span text:style-name="T45">→ → → → → → → </text:span><text:span text:style-name="T45">DocumentParser::finish</text:span></text:p>
              <text:p><text:span text:style-name="T45">→ → → → </text:span><text:span text:style-name="T45">FrameLoaderClient::dispatchDidLoadMainResource</text:span></text:p>
              <text:p><text:span text:style-name="T45">→ → → → </text:span><text:span text:style-name="T45">FrameLoader::checkLoadComplete</text:span></text:p>
              <text:p><text:span text:style-name="T45">→ → → </text:span><text:span text:style-name="T45">ResourceLoader::didFinishLoading</text:span></text:p>
            </draw:text-box>
          </draw:frame>
        </presentation:notes>
      </draw:page>
      <draw:page draw:name="page43"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46">The NetworkingContext</text:span></text:p>
          </draw:text-box>
        </draw:frame>
        <draw:custom-shape draw:style-name="gr16" draw:text-style-name="P34" xml:id="id136" draw:id="id136" draw:layer="layout" svg:width="6cm" svg:height="1.5cm" svg:x="10.736cm" svg:y="5cm">
          <text:p text:style-name="P9"><text:span text:style-name="T29">NetworkingContext</text:span></text:p>
          <draw:enhanced-geometry svg:viewBox="0 0 21600 21600" draw:type="rectangle" draw:enhanced-path="M 0 0 L 21600 0 21600 21600 0 21600 0 0 Z N"/>
        </draw:custom-shape>
        <draw:custom-shape draw:style-name="gr16" draw:text-style-name="P34" xml:id="id134" draw:id="id134" draw:layer="layout" svg:width="7.5cm" svg:height="1.5cm" svg:x="10cm" svg:y="8.5cm">
          <text:p text:style-name="P9"><text:span text:style-name="T29">FrameNetworkingContext</text:span></text:p>
          <draw:enhanced-geometry svg:viewBox="0 0 21600 21600" draw:type="rectangle" draw:enhanced-path="M 0 0 L 21600 0 21600 21600 0 21600 0 0 Z N"/>
        </draw:custom-shape>
        <draw:custom-shape draw:style-name="gr16" draw:text-style-name="P34" xml:id="id137" draw:id="id137" draw:layer="layout" svg:width="10.3cm" svg:height="1.5cm" svg:x="3.5cm" svg:y="16.5cm">
          <text:p text:style-name="P9"><text:span text:style-name="T29">FrameNetworkingContextAndroid</text:span></text:p>
          <draw:enhanced-geometry svg:viewBox="0 0 21600 21600" draw:type="rectangle" draw:enhanced-path="M 0 0 L 21600 0 21600 21600 0 21600 0 0 Z N"/>
        </draw:custom-shape>
        <draw:custom-shape draw:style-name="gr16" draw:text-style-name="P34" xml:id="id133" draw:id="id133" draw:layer="layout" svg:width="8.5cm" svg:height="1.5cm" svg:x="1cm" svg:y="13cm">
          <text:p text:style-name="P9"><text:span text:style-name="T29">FrameNetworkingContextQt</text:span></text:p>
          <draw:enhanced-geometry svg:viewBox="0 0 21600 21600" draw:type="rectangle" draw:enhanced-path="M 0 0 L 21600 0 21600 21600 0 21600 0 0 Z N"/>
        </draw:custom-shape>
        <draw:custom-shape draw:style-name="gr16" draw:text-style-name="P34" xml:id="id135" draw:id="id135" draw:layer="layout" svg:width="9cm" svg:height="1.5cm" svg:x="18cm" svg:y="13cm">
          <text:p text:style-name="P9"><text:span text:style-name="T29">FrameNetworkingContextGtk</text:span></text:p>
          <draw:enhanced-geometry svg:viewBox="0 0 21600 21600" draw:type="rectangle" draw:enhanced-path="M 0 0 L 21600 0 21600 21600 0 21600 0 0 Z N"/>
        </draw:custom-shape>
        <draw:connector draw:style-name="gr19" draw:text-style-name="P22" draw:layer="layout" draw:type="line" svg:x1="5.25cm" svg:y1="13cm" svg:x2="13.75cm" svg:y2="10cm" draw:start-shape="id133" draw:start-glue-point="0" draw:end-shape="id134" draw:end-glue-point="2" svg:d="m5250 13000 8500-3000">
          <text:p text:style-name="P9"><text:span text:style-name="T20">inherit</text:span></text:p>
        </draw:connector>
        <draw:connector draw:style-name="gr19" draw:text-style-name="P9" draw:layer="layout" draw:type="line" svg:x1="22.5cm" svg:y1="13cm" svg:x2="13.75cm" svg:y2="10cm" draw:start-shape="id135" draw:start-glue-point="0" draw:end-shape="id134" draw:end-glue-point="2" svg:d="m22500 13000-8750-3000">
          <text:p text:style-name="P9"><text:span text:style-name="T20">inherit</text:span></text:p>
        </draw:connector>
        <draw:connector draw:style-name="gr19" draw:text-style-name="P9" draw:layer="layout" draw:type="line" svg:x1="13.75cm" svg:y1="8.5cm" svg:x2="13.736cm" svg:y2="6.5cm" draw:start-shape="id134" draw:start-glue-point="0" draw:end-shape="id136" draw:end-glue-point="2" svg:d="m13750 8500-14-2000">
          <text:p><text:span text:style-name="T20">inherit</text:span></text:p>
        </draw:connector>
        <draw:connector draw:style-name="gr19" draw:text-style-name="P34" draw:layer="layout" draw:type="line" svg:x1="8.65cm" svg:y1="16.5cm" svg:x2="13.75cm" svg:y2="10cm" draw:start-shape="id137" draw:start-glue-point="0" draw:end-shape="id134" draw:end-glue-point="2" svg:d="m8650 16500 5100-6500">
          <text:p text:style-name="P34">inherit</text:p>
        </draw:connector>
        <draw:custom-shape draw:style-name="gr16" draw:text-style-name="P34" xml:id="id138" draw:id="id138" draw:layer="layout" svg:width="9.5cm" svg:height="1.5cm" svg:x="14.5cm" svg:y="16.5cm">
          <text:p text:style-name="P9"><text:span text:style-name="T29">FrameNetworkingContextImpl</text:span></text:p>
          <draw:enhanced-geometry svg:viewBox="0 0 21600 21600" draw:type="rectangle" draw:enhanced-path="M 0 0 L 21600 0 21600 21600 0 21600 0 0 Z N"/>
        </draw:custom-shape>
        <draw:connector draw:style-name="gr19" draw:text-style-name="P34" draw:layer="layout" draw:type="line" svg:x1="19.25cm" svg:y1="16.5cm" svg:x2="13.75cm" svg:y2="10cm" draw:start-shape="id138" draw:start-glue-point="0" svg:d="m19250 16500-5500-6500">
          <text:p text:style-name="P34">inherit</text:p>
        </draw:connector>
        <presentation:notes draw:style-name="dp2">
          <draw:page-thumbnail draw:style-name="gr1" draw:layer="layout" svg:width="14.848cm" svg:height="11.135cm" svg:x="3.07cm" svg:y="2.257cm" draw:page-number="43" presentation:class="page"/>
          <draw:frame presentation:style-name="pr8" draw:layer="layout" svg:width="16.79cm" svg:height="13.114cm" svg:x="2.098cm" svg:y="14.107cm" presentation:class="notes">
            <draw:text-box>
              <text:p>willSendRequest: 開始網路請求前呼叫，可設置特定的 http header，重定向時亦會自動調用。</text:p>
              <text:p>didSendData: 上傳資料時呼叫，可根據此 callback 顯示上傳進度。</text:p>
              <text:p>didReceiveResponse: 收到 http response 時呼叫。</text:p>
              <text:p>didReceiveData: 收到 data 時呼叫。</text:p>
              <text:p>didFinishLoading: 載入完成，資料到齊。</text:p>
              <text:p>didFail: 載入失敗。</text:p>
              <text:p>didReceiveAuthenticationChallenge: 要求 user 憑證時呼叫。</text:p>
              <text:p/>
            </draw:text-box>
          </draw:frame>
        </presentation:notes>
      </draw:page>
      <draw:page draw:name="page44"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46">The HTTP Network Classes</text:span></text:p>
          </draw:text-box>
        </draw:frame>
        <draw:custom-shape draw:style-name="gr16" draw:text-style-name="P34" xml:id="id144" draw:id="id144" draw:layer="layout" svg:width="5cm" svg:height="1.5cm" svg:x="3.3cm" svg:y="6cm">
          <text:p text:style-name="P48"><text:span text:style-name="T29">ResourceHandle</text:span></text:p>
          <draw:enhanced-geometry svg:viewBox="0 0 21600 21600" draw:type="rectangle" draw:enhanced-path="M 0 0 L 21600 0 21600 21600 0 21600 0 0 Z N"/>
        </draw:custom-shape>
        <draw:custom-shape draw:style-name="gr16" draw:text-style-name="P34" xml:id="id143" draw:id="id143" draw:layer="layout" svg:width="7.5cm" svg:height="1.5cm" svg:x="2.031cm" svg:y="11.232cm">
          <text:p text:style-name="P48"><text:span text:style-name="T29">ResourceHandleAndroid</text:span></text:p>
          <draw:enhanced-geometry svg:viewBox="0 0 21600 21600" draw:type="rectangle" draw:enhanced-path="M 0 0 L 21600 0 21600 21600 0 21600 0 0 Z N"/>
        </draw:custom-shape>
        <draw:custom-shape draw:style-name="gr16" draw:text-style-name="P34" xml:id="id140" draw:id="id140" draw:layer="layout" svg:width="7cm" svg:height="1.5cm" svg:x="16.6cm" svg:y="6cm">
          <text:p text:style-name="P48"><text:span text:style-name="T29">ResourceHandleClient</text:span></text:p>
          <draw:enhanced-geometry svg:viewBox="0 0 21600 21600" draw:type="rectangle" draw:enhanced-path="M 0 0 L 21600 0 21600 21600 0 21600 0 0 Z N"/>
        </draw:custom-shape>
        <draw:custom-shape draw:style-name="gr16" draw:text-style-name="P34" xml:id="id139" draw:id="id139" draw:layer="layout" svg:width="5cm" svg:height="1.5cm" svg:x="17.6cm" svg:y="9.5cm">
          <text:p text:style-name="P48"><text:span text:style-name="T29">ResourceLoader</text:span></text:p>
          <draw:enhanced-geometry svg:viewBox="0 0 21600 21600" draw:type="rectangle" draw:enhanced-path="M 0 0 L 21600 0 21600 21600 0 21600 0 0 Z N"/>
        </draw:custom-shape>
        <draw:custom-shape draw:style-name="gr16" draw:text-style-name="P34" xml:id="id141" draw:id="id141" draw:layer="layout" svg:width="6.6cm" svg:height="1.5cm" svg:x="13.4cm" svg:y="15.5cm">
          <text:p text:style-name="P48"><text:span text:style-name="T29">MainResourceLoader</text:span></text:p>
          <draw:enhanced-geometry svg:viewBox="0 0 21600 21600" draw:type="rectangle" draw:enhanced-path="M 0 0 L 21600 0 21600 21600 0 21600 0 0 Z N"/>
        </draw:custom-shape>
        <draw:custom-shape draw:style-name="gr16" draw:text-style-name="P34" xml:id="id142" draw:id="id142" draw:layer="layout" svg:width="6.2cm" svg:height="1.5cm" svg:x="20.8cm" svg:y="15.5cm">
          <text:p text:style-name="P48"><text:span text:style-name="T29">SubResourceLoader</text:span></text:p>
          <draw:enhanced-geometry svg:viewBox="0 0 21600 21600" draw:type="rectangle" draw:enhanced-path="M 0 0 L 21600 0 21600 21600 0 21600 0 0 Z N"/>
        </draw:custom-shape>
        <draw:connector draw:style-name="gr19" draw:text-style-name="P22" draw:layer="layout" draw:type="line" svg:x1="20.1cm" svg:y1="9.5cm" svg:x2="20.1cm" svg:y2="7.5cm" draw:start-shape="id139" draw:start-glue-point="0" draw:end-shape="id140" draw:end-glue-point="2" svg:d="m20100 9500v-2000">
          <text:p text:style-name="P9"><text:span text:style-name="T20">inherit</text:span></text:p>
        </draw:connector>
        <draw:connector draw:style-name="gr19" draw:text-style-name="P9" draw:layer="layout" draw:type="line" svg:x1="16.7cm" svg:y1="15.5cm" svg:x2="20.1cm" svg:y2="11cm" draw:start-shape="id141" draw:start-glue-point="0" draw:end-shape="id139" draw:end-glue-point="2" svg:d="m16700 15500 3400-4500">
          <text:p text:style-name="P9"><text:span text:style-name="T20">inherit</text:span></text:p>
        </draw:connector>
        <draw:connector draw:style-name="gr19" draw:text-style-name="P9" draw:layer="layout" draw:type="line" svg:x1="23.9cm" svg:y1="15.5cm" svg:x2="20.1cm" svg:y2="11cm" draw:start-shape="id142" draw:start-glue-point="0" draw:end-shape="id139" draw:end-glue-point="2" svg:d="m23900 15500-3800-4500">
          <text:p text:style-name="P9"><text:span text:style-name="T20">inherit</text:span></text:p>
        </draw:connector>
        <draw:connector draw:style-name="gr19" draw:text-style-name="P9" draw:layer="layout" draw:type="line" svg:x1="5.781cm" svg:y1="11.232cm" svg:x2="5.8cm" svg:y2="7.5cm" draw:start-shape="id143" draw:start-glue-point="0" draw:end-shape="id144" draw:end-glue-point="2" svg:d="m5781 11232 19-3732">
          <text:p><text:span text:style-name="T20">implement</text:span></text:p>
        </draw:connector>
        <draw:connector draw:style-name="gr18" draw:text-style-name="P34" draw:layer="layout" draw:type="line" svg:x1="8.3cm" svg:y1="6.75cm" svg:x2="16.6cm" svg:y2="6.75cm" draw:start-shape="id144" draw:start-glue-point="1" draw:end-shape="id140" draw:end-glue-point="3" svg:d="m8300 6750h8300">
          <text:p><text:span text:style-name="T20">pass data</text:span></text:p>
        </draw:connector>
        <presentation:notes draw:style-name="dp2">
          <office:forms form:automatic-focus="false" form:apply-design-mode="false"/>
          <draw:page-thumbnail draw:style-name="gr1" draw:layer="layout" svg:width="14.848cm" svg:height="11.135cm" svg:x="3.07cm" svg:y="2.257cm" draw:page-number="44" presentation:class="page"/>
          <draw:frame presentation:style-name="pr8" draw:text-style-name="P5" draw:layer="layout" svg:width="16.79cm" svg:height="13.114cm" svg:x="2.098cm" svg:y="14.107cm" presentation:class="notes">
            <draw:text-box>
              <text:p text:style-name="P5">willSendRequest: 開始網路請求前呼叫，可設置特定的 http header，重定向時亦會自動調用。</text:p>
              <text:p text:style-name="P5">didSendData: 上傳資料時呼叫，可根據此 callback 顯示上傳進度。</text:p>
              <text:p text:style-name="P5">didReceiveResponse: 收到 http response 時呼叫。</text:p>
              <text:p text:style-name="P5">didReceiveData: 收到 data 時呼叫。</text:p>
              <text:p text:style-name="P5">didFinishLoading: 載入完成，資料到齊。</text:p>
              <text:p text:style-name="P5">didFail: 載入失敗。</text:p>
              <text:p text:style-name="P5">didReceiveAuthenticationChallenge: 要求 user 憑證時呼叫。</text:p>
              <text:p text:style-name="P5"/>
            </draw:text-box>
          </draw:frame>
        </presentation:notes>
      </draw:page>
      <draw:page draw:name="page45"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46">The HTTP Network Classes</text:span></text:p>
          </draw:text-box>
        </draw:frame>
        <draw:custom-shape draw:style-name="gr16" draw:text-style-name="P34" xml:id="id150" draw:id="id150" draw:layer="layout" svg:width="5cm" svg:height="1.5cm" svg:x="3.3cm" svg:y="6cm">
          <text:p text:style-name="P48"><text:span text:style-name="T29">ResourceHandle</text:span></text:p>
          <draw:enhanced-geometry svg:viewBox="0 0 21600 21600" draw:type="rectangle" draw:enhanced-path="M 0 0 L 21600 0 21600 21600 0 21600 0 0 Z N"/>
        </draw:custom-shape>
        <draw:custom-shape draw:style-name="gr16" draw:text-style-name="P34" xml:id="id149" draw:id="id149" draw:layer="layout" svg:width="7.5cm" svg:height="1.5cm" svg:x="2.031cm" svg:y="11.232cm">
          <text:p text:style-name="P48"><text:span text:style-name="T29">ResourceHandleAndroid</text:span></text:p>
          <draw:enhanced-geometry svg:viewBox="0 0 21600 21600" draw:type="rectangle" draw:enhanced-path="M 0 0 L 21600 0 21600 21600 0 21600 0 0 Z N"/>
        </draw:custom-shape>
        <draw:custom-shape draw:style-name="gr16" draw:text-style-name="P34" xml:id="id146" draw:id="id146" draw:layer="layout" svg:width="7cm" svg:height="1.5cm" svg:x="16.6cm" svg:y="6cm">
          <text:p text:style-name="P48"><text:span text:style-name="T29">ResourceHandleClient</text:span></text:p>
          <draw:enhanced-geometry svg:viewBox="0 0 21600 21600" draw:type="rectangle" draw:enhanced-path="M 0 0 L 21600 0 21600 21600 0 21600 0 0 Z N"/>
        </draw:custom-shape>
        <draw:custom-shape draw:style-name="gr16" draw:text-style-name="P34" xml:id="id145" draw:id="id145" draw:layer="layout" svg:width="5cm" svg:height="1.5cm" svg:x="17.6cm" svg:y="9.5cm">
          <text:p text:style-name="P48"><text:span text:style-name="T29">ResourceLoader</text:span></text:p>
          <draw:enhanced-geometry svg:viewBox="0 0 21600 21600" draw:type="rectangle" draw:enhanced-path="M 0 0 L 21600 0 21600 21600 0 21600 0 0 Z N"/>
        </draw:custom-shape>
        <draw:custom-shape draw:style-name="gr16" draw:text-style-name="P34" xml:id="id147" draw:id="id147" draw:layer="layout" svg:width="6.6cm" svg:height="1.5cm" svg:x="13.4cm" svg:y="15.5cm">
          <text:p text:style-name="P48"><text:span text:style-name="T29">MainResourceLoader</text:span></text:p>
          <draw:enhanced-geometry svg:viewBox="0 0 21600 21600" draw:type="rectangle" draw:enhanced-path="M 0 0 L 21600 0 21600 21600 0 21600 0 0 Z N"/>
        </draw:custom-shape>
        <draw:custom-shape draw:style-name="gr16" draw:text-style-name="P34" xml:id="id148" draw:id="id148" draw:layer="layout" svg:width="6.2cm" svg:height="1.5cm" svg:x="20.8cm" svg:y="15.5cm">
          <text:p text:style-name="P48"><text:span text:style-name="T29">SubResourceLoader</text:span></text:p>
          <draw:enhanced-geometry svg:viewBox="0 0 21600 21600" draw:type="rectangle" draw:enhanced-path="M 0 0 L 21600 0 21600 21600 0 21600 0 0 Z N"/>
        </draw:custom-shape>
        <draw:connector draw:style-name="gr19" draw:text-style-name="P22" draw:layer="layout" draw:type="line" svg:x1="20.1cm" svg:y1="9.5cm" svg:x2="20.1cm" svg:y2="7.5cm" draw:start-shape="id145" draw:start-glue-point="0" draw:end-shape="id146" draw:end-glue-point="2" svg:d="m20100 9500v-2000">
          <text:p text:style-name="P9"><text:span text:style-name="T20">inherit</text:span></text:p>
        </draw:connector>
        <draw:connector draw:style-name="gr19" draw:text-style-name="P9" draw:layer="layout" draw:type="line" svg:x1="16.7cm" svg:y1="15.5cm" svg:x2="20.1cm" svg:y2="11cm" draw:start-shape="id147" draw:start-glue-point="0" draw:end-shape="id145" draw:end-glue-point="2" svg:d="m16700 15500 3400-4500">
          <text:p text:style-name="P9"><text:span text:style-name="T20">inherit</text:span></text:p>
        </draw:connector>
        <draw:connector draw:style-name="gr19" draw:text-style-name="P9" draw:layer="layout" draw:type="line" svg:x1="23.9cm" svg:y1="15.5cm" svg:x2="20.1cm" svg:y2="11cm" draw:start-shape="id148" draw:start-glue-point="0" draw:end-shape="id145" draw:end-glue-point="2" svg:d="m23900 15500-3800-4500">
          <text:p text:style-name="P9"><text:span text:style-name="T20">inherit</text:span></text:p>
        </draw:connector>
        <draw:connector draw:style-name="gr19" draw:text-style-name="P9" draw:layer="layout" draw:type="line" svg:x1="5.781cm" svg:y1="11.232cm" svg:x2="5.8cm" svg:y2="7.5cm" draw:start-shape="id149" draw:start-glue-point="0" draw:end-shape="id150" draw:end-glue-point="2" svg:d="m5781 11232 19-3732">
          <text:p><text:span text:style-name="T20">implement</text:span></text:p>
        </draw:connector>
        <draw:connector draw:style-name="gr18" draw:text-style-name="P34" draw:layer="layout" draw:type="line" svg:x1="8.3cm" svg:y1="6.75cm" svg:x2="16.6cm" svg:y2="6.75cm" draw:start-shape="id150" draw:start-glue-point="1" draw:end-shape="id146" draw:end-glue-point="3" svg:d="m8300 6750h8300">
          <text:p><text:span text:style-name="T20">pass data</text:span></text:p>
        </draw:connector>
        <presentation:notes draw:style-name="dp2">
          <office:forms form:automatic-focus="false" form:apply-design-mode="false"/>
          <draw:page-thumbnail draw:style-name="gr1" draw:layer="layout" svg:width="14.848cm" svg:height="11.135cm" svg:x="3.07cm" svg:y="2.257cm" draw:page-number="45" presentation:class="page"/>
          <draw:frame presentation:style-name="pr8" draw:text-style-name="P5" draw:layer="layout" svg:width="16.79cm" svg:height="13.114cm" svg:x="2.098cm" svg:y="14.107cm" presentation:class="notes">
            <draw:text-box>
              <text:p text:style-name="P5">willSendRequest: 開始網路請求前呼叫，可設置特定的 http header，重定向時亦會自動調用。</text:p>
              <text:p text:style-name="P5">didSendData: 上傳資料時呼叫，可根據此 callback 顯示上傳進度。</text:p>
              <text:p text:style-name="P5">didReceiveResponse: 收到 http response 時呼叫。</text:p>
              <text:p text:style-name="P5">didReceiveData: 收到 data 時呼叫。</text:p>
              <text:p text:style-name="P5">didFinishLoading: 載入完成，資料到齊。</text:p>
              <text:p text:style-name="P5">didFail: 載入失敗。</text:p>
              <text:p text:style-name="P5">didReceiveAuthenticationChallenge: 要求 user 憑證時呼叫。</text:p>
              <text:p text:style-name="P5"/>
            </draw:text-box>
          </draw:frame>
        </presentation:notes>
      </draw:page>
      <draw:page draw:name="page46"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46">The HTTP Network Classes</text:span></text:p>
          </draw:text-box>
        </draw:frame>
        <draw:custom-shape draw:style-name="gr16" draw:text-style-name="P34" xml:id="id156" draw:id="id156" draw:layer="layout" svg:width="5cm" svg:height="1.5cm" svg:x="3.3cm" svg:y="6cm">
          <text:p text:style-name="P48"><text:span text:style-name="T29">ResourceHandle</text:span></text:p>
          <draw:enhanced-geometry svg:viewBox="0 0 21600 21600" draw:type="rectangle" draw:enhanced-path="M 0 0 L 21600 0 21600 21600 0 21600 0 0 Z N"/>
        </draw:custom-shape>
        <draw:custom-shape draw:style-name="gr16" draw:text-style-name="P34" xml:id="id155" draw:id="id155" draw:layer="layout" svg:width="7.5cm" svg:height="1.5cm" svg:x="2.031cm" svg:y="11.232cm">
          <text:p text:style-name="P48"><text:span text:style-name="T29">ResourceHandleAndroid</text:span></text:p>
          <draw:enhanced-geometry svg:viewBox="0 0 21600 21600" draw:type="rectangle" draw:enhanced-path="M 0 0 L 21600 0 21600 21600 0 21600 0 0 Z N"/>
        </draw:custom-shape>
        <draw:custom-shape draw:style-name="gr16" draw:text-style-name="P34" xml:id="id152" draw:id="id152" draw:layer="layout" svg:width="7cm" svg:height="1.5cm" svg:x="16.6cm" svg:y="6cm">
          <text:p text:style-name="P48"><text:span text:style-name="T29">ResourceHandleClient</text:span></text:p>
          <draw:enhanced-geometry svg:viewBox="0 0 21600 21600" draw:type="rectangle" draw:enhanced-path="M 0 0 L 21600 0 21600 21600 0 21600 0 0 Z N"/>
        </draw:custom-shape>
        <draw:custom-shape draw:style-name="gr16" draw:text-style-name="P34" xml:id="id151" draw:id="id151" draw:layer="layout" svg:width="5cm" svg:height="1.5cm" svg:x="17.6cm" svg:y="9.5cm">
          <text:p text:style-name="P48"><text:span text:style-name="T29">ResourceLoader</text:span></text:p>
          <draw:enhanced-geometry svg:viewBox="0 0 21600 21600" draw:type="rectangle" draw:enhanced-path="M 0 0 L 21600 0 21600 21600 0 21600 0 0 Z N"/>
        </draw:custom-shape>
        <draw:custom-shape draw:style-name="gr16" draw:text-style-name="P34" xml:id="id153" draw:id="id153" draw:layer="layout" svg:width="6.6cm" svg:height="1.5cm" svg:x="13.4cm" svg:y="15.5cm">
          <text:p text:style-name="P48"><text:span text:style-name="T29">MainResourceLoader</text:span></text:p>
          <draw:enhanced-geometry svg:viewBox="0 0 21600 21600" draw:type="rectangle" draw:enhanced-path="M 0 0 L 21600 0 21600 21600 0 21600 0 0 Z N"/>
        </draw:custom-shape>
        <draw:custom-shape draw:style-name="gr16" draw:text-style-name="P34" xml:id="id154" draw:id="id154" draw:layer="layout" svg:width="6.2cm" svg:height="1.5cm" svg:x="20.8cm" svg:y="15.5cm">
          <text:p text:style-name="P48"><text:span text:style-name="T29">SubResourceLoader</text:span></text:p>
          <draw:enhanced-geometry svg:viewBox="0 0 21600 21600" draw:type="rectangle" draw:enhanced-path="M 0 0 L 21600 0 21600 21600 0 21600 0 0 Z N"/>
        </draw:custom-shape>
        <draw:connector draw:style-name="gr19" draw:text-style-name="P22" draw:layer="layout" draw:type="line" svg:x1="20.1cm" svg:y1="9.5cm" svg:x2="20.1cm" svg:y2="7.5cm" draw:start-shape="id151" draw:start-glue-point="0" draw:end-shape="id152" draw:end-glue-point="2" svg:d="m20100 9500v-2000">
          <text:p text:style-name="P9"><text:span text:style-name="T20">inherit</text:span></text:p>
        </draw:connector>
        <draw:connector draw:style-name="gr19" draw:text-style-name="P9" draw:layer="layout" draw:type="line" svg:x1="16.7cm" svg:y1="15.5cm" svg:x2="20.1cm" svg:y2="11cm" draw:start-shape="id153" draw:start-glue-point="0" draw:end-shape="id151" draw:end-glue-point="2" svg:d="m16700 15500 3400-4500">
          <text:p text:style-name="P9"><text:span text:style-name="T20">inherit</text:span></text:p>
        </draw:connector>
        <draw:connector draw:style-name="gr19" draw:text-style-name="P9" draw:layer="layout" draw:type="line" svg:x1="23.9cm" svg:y1="15.5cm" svg:x2="20.1cm" svg:y2="11cm" draw:start-shape="id154" draw:start-glue-point="0" draw:end-shape="id151" draw:end-glue-point="2" svg:d="m23900 15500-3800-4500">
          <text:p text:style-name="P9"><text:span text:style-name="T20">inherit</text:span></text:p>
        </draw:connector>
        <draw:connector draw:style-name="gr19" draw:text-style-name="P9" draw:layer="layout" draw:type="line" svg:x1="5.781cm" svg:y1="11.232cm" svg:x2="5.8cm" svg:y2="7.5cm" draw:start-shape="id155" draw:start-glue-point="0" draw:end-shape="id156" draw:end-glue-point="2" svg:d="m5781 11232 19-3732">
          <text:p><text:span text:style-name="T20">implement</text:span></text:p>
        </draw:connector>
        <draw:connector draw:style-name="gr18" draw:text-style-name="P34" draw:layer="layout" draw:type="line" svg:x1="8.3cm" svg:y1="6.75cm" svg:x2="16.6cm" svg:y2="6.75cm" draw:start-shape="id156" draw:start-glue-point="1" draw:end-shape="id152" draw:end-glue-point="3" svg:d="m8300 6750h8300">
          <text:p><text:span text:style-name="T20">pass data</text:span></text:p>
        </draw:connector>
        <presentation:notes draw:style-name="dp2">
          <office:forms form:automatic-focus="false" form:apply-design-mode="false"/>
          <draw:page-thumbnail draw:style-name="gr1" draw:layer="layout" svg:width="14.848cm" svg:height="11.135cm" svg:x="3.07cm" svg:y="2.257cm" draw:page-number="46" presentation:class="page"/>
          <draw:frame presentation:style-name="pr8" draw:text-style-name="P5" draw:layer="layout" svg:width="16.79cm" svg:height="13.114cm" svg:x="2.098cm" svg:y="14.107cm" presentation:class="notes">
            <draw:text-box>
              <text:p text:style-name="P5">willSendRequest: 開始網路請求前呼叫，可設置特定的 http header，重定向時亦會自動調用。</text:p>
              <text:p text:style-name="P5">didSendData: 上傳資料時呼叫，可根據此 callback 顯示上傳進度。</text:p>
              <text:p text:style-name="P5">didReceiveResponse: 收到 http response 時呼叫。</text:p>
              <text:p text:style-name="P5">didReceiveData: 收到 data 時呼叫。</text:p>
              <text:p text:style-name="P5">didFinishLoading: 載入完成，資料到齊。</text:p>
              <text:p text:style-name="P5">didFail: 載入失敗。</text:p>
              <text:p text:style-name="P5">didReceiveAuthenticationChallenge: 要求 user 憑證時呼叫。</text:p>
              <text:p text:style-name="P5"/>
            </draw:text-box>
          </draw:frame>
        </presentation:notes>
      </draw:page>
      <draw:page draw:name="page47"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46">The HTTP Network Classes</text:span></text:p>
          </draw:text-box>
        </draw:frame>
        <draw:custom-shape draw:style-name="gr16" draw:text-style-name="P34" xml:id="id158" draw:id="id158" draw:layer="layout" svg:width="5cm" svg:height="1.5cm" svg:x="11cm" svg:y="11cm">
          <text:p text:style-name="P9"><text:span text:style-name="T29">ResourceHandle</text:span></text:p>
          <draw:enhanced-geometry svg:viewBox="0 0 21600 21600" draw:type="rectangle" draw:enhanced-path="M 0 0 L 21600 0 21600 21600 0 21600 0 0 Z N"/>
        </draw:custom-shape>
        <draw:custom-shape draw:style-name="gr16" draw:text-style-name="P34" xml:id="id157" draw:id="id157" draw:layer="layout" svg:width="7.5cm" svg:height="1.5cm" svg:x="3.5cm" svg:y="16cm">
          <text:p text:style-name="P9"><text:span text:style-name="T29">ResourceHandleAndroid</text:span></text:p>
          <draw:enhanced-geometry svg:viewBox="0 0 21600 21600" draw:type="rectangle" draw:enhanced-path="M 0 0 L 21600 0 21600 21600 0 21600 0 0 Z N"/>
        </draw:custom-shape>
        <draw:connector draw:style-name="gr19" draw:text-style-name="P9" draw:layer="layout" draw:type="line" svg:x1="7.25cm" svg:y1="16cm" svg:x2="13.5cm" svg:y2="12.5cm" draw:start-shape="id157" draw:start-glue-point="0" draw:end-shape="id158" draw:end-glue-point="2" svg:d="m7250 16000 6250-3500">
          <text:p><text:span text:style-name="T20">implement</text:span></text:p>
        </draw:connector>
        <draw:custom-shape draw:style-name="gr16" draw:text-style-name="P34" xml:id="id162" draw:id="id162" draw:layer="layout" svg:width="6.5cm" svg:height="1.5cm" svg:x="16cm" svg:y="6cm">
          <text:p text:style-name="P9"><text:span text:style-name="T29">ResourceHandleCurl</text:span></text:p>
          <draw:enhanced-geometry svg:viewBox="0 0 21600 21600" draw:type="rectangle" draw:enhanced-path="M 0 0 L 21600 0 21600 21600 0 21600 0 0 Z N"/>
        </draw:custom-shape>
        <draw:custom-shape draw:style-name="gr16" draw:text-style-name="P34" xml:id="id160" draw:id="id160" draw:layer="layout" svg:width="6.5cm" svg:height="1.5cm" svg:x="17.5cm" svg:y="16.5cm">
          <text:p text:style-name="P9"><text:span text:style-name="T29">ResourceHandleSoup</text:span></text:p>
          <draw:enhanced-geometry svg:viewBox="0 0 21600 21600" draw:type="rectangle" draw:enhanced-path="M 0 0 L 21600 0 21600 21600 0 21600 0 0 Z N"/>
        </draw:custom-shape>
        <draw:custom-shape draw:style-name="gr16" draw:text-style-name="P34" xml:id="id159" draw:id="id159" draw:layer="layout" svg:width="6cm" svg:height="1.5cm" svg:x="1cm" svg:y="11cm">
          <text:p text:style-name="P9"><text:span text:style-name="T29">ResourceHandleQt</text:span></text:p>
          <draw:enhanced-geometry svg:viewBox="0 0 21600 21600" draw:type="rectangle" draw:enhanced-path="M 0 0 L 21600 0 21600 21600 0 21600 0 0 Z N"/>
        </draw:custom-shape>
        <draw:connector draw:style-name="gr19" draw:text-style-name="P9" draw:layer="layout" draw:type="line" svg:x1="7cm" svg:y1="11.75cm" svg:x2="11cm" svg:y2="11.75cm" draw:start-shape="id159" draw:start-glue-point="1" draw:end-shape="id158" svg:d="m7000 11750h4000">
          <text:p><text:span text:style-name="T20">implement</text:span></text:p>
        </draw:connector>
        <draw:custom-shape draw:style-name="gr16" draw:text-style-name="P34" xml:id="id163" draw:id="id163" draw:layer="layout" svg:width="6.5cm" svg:height="1.5cm" svg:x="6cm" svg:y="6cm">
          <text:p text:style-name="P9"><text:span text:style-name="T29">ResourceHandleMac</text:span></text:p>
          <draw:enhanced-geometry svg:viewBox="0 0 21600 21600" draw:type="rectangle" draw:enhanced-path="M 0 0 L 21600 0 21600 21600 0 21600 0 0 Z N"/>
        </draw:custom-shape>
        <draw:custom-shape draw:style-name="gr16" draw:text-style-name="P34" xml:id="id161" draw:id="id161" draw:layer="layout" svg:width="6.5cm" svg:height="1.5cm" svg:x="19.5cm" svg:y="11cm">
          <text:p text:style-name="P9"><text:span text:style-name="T29">ResourceHandleWin</text:span></text:p>
          <draw:enhanced-geometry svg:viewBox="0 0 21600 21600" draw:type="rectangle" draw:enhanced-path="M 0 0 L 21600 0 21600 21600 0 21600 0 0 Z N"/>
        </draw:custom-shape>
        <draw:connector draw:style-name="gr19" draw:text-style-name="P9" draw:layer="layout" draw:type="line" svg:x1="20.75cm" svg:y1="16.5cm" svg:x2="13.5cm" svg:y2="12.5cm" draw:start-shape="id160" draw:start-glue-point="0" draw:end-shape="id158" draw:end-glue-point="2" svg:d="m20750 16500-7250-4000">
          <text:p><text:span text:style-name="T20">implement</text:span></text:p>
        </draw:connector>
        <draw:connector draw:style-name="gr19" draw:text-style-name="P9" draw:layer="layout" draw:type="line" svg:x1="19.5cm" svg:y1="11.75cm" svg:x2="16cm" svg:y2="11.75cm" draw:start-shape="id161" draw:start-glue-point="3" draw:end-shape="id158" draw:end-glue-point="1" svg:d="m19500 11750h-3500">
          <text:p><text:span text:style-name="T20">implement</text:span></text:p>
        </draw:connector>
        <draw:connector draw:style-name="gr19" draw:text-style-name="P9" draw:layer="layout" draw:type="line" svg:x1="19.25cm" svg:y1="7.5cm" svg:x2="13.5cm" svg:y2="11cm" draw:start-shape="id162" draw:start-glue-point="2" draw:end-shape="id158" draw:end-glue-point="0" svg:d="m19250 7500-5750 3500">
          <text:p><text:span text:style-name="T20">implement</text:span></text:p>
        </draw:connector>
        <draw:connector draw:style-name="gr19" draw:text-style-name="P9" draw:layer="layout" draw:type="line" svg:x1="9.25cm" svg:y1="7.5cm" svg:x2="13.5cm" svg:y2="11cm" draw:start-shape="id163" draw:start-glue-point="2" draw:end-shape="id158" draw:end-glue-point="0" svg:d="m9250 7500 4250 3500">
          <text:p><text:span text:style-name="T20">implement</text:span></text:p>
        </draw:connector>
        <presentation:notes draw:style-name="dp2">
          <draw:page-thumbnail draw:style-name="gr1" draw:layer="layout" svg:width="14.848cm" svg:height="11.135cm" svg:x="3.07cm" svg:y="2.257cm" draw:page-number="47" presentation:class="page"/>
          <draw:frame presentation:style-name="pr8" draw:text-style-name="P21" draw:layer="layout" svg:width="16.79cm" svg:height="13.114cm" svg:x="2.098cm" svg:y="14.107cm" presentation:class="notes">
            <draw:text-box>
              <text:p><text:span text:style-name="T25">willSendRequest: </text:span><text:span text:style-name="T25">開始網路請求前呼叫，可設置特定的 </text:span><text:span text:style-name="T25">http header</text:span><text:span text:style-name="T25">，重定向時亦會自動調用。</text:span></text:p>
              <text:p><text:span text:style-name="T25">didSendData: </text:span><text:span text:style-name="T25">上傳資料時呼叫，可根據此 </text:span><text:span text:style-name="T25">callback </text:span><text:span text:style-name="T25">顯示上傳進度。</text:span></text:p>
              <text:p><text:span text:style-name="T25">didReceiveResponse: </text:span><text:span text:style-name="T25">收到 </text:span><text:span text:style-name="T25">http response </text:span><text:span text:style-name="T25">時呼叫。</text:span></text:p>
              <text:p><text:span text:style-name="T25">didReceiveData: </text:span><text:span text:style-name="T25">收到 </text:span><text:span text:style-name="T25">data </text:span><text:span text:style-name="T25">時呼叫。</text:span></text:p>
              <text:p><text:span text:style-name="T25">didFinishLoading: </text:span><text:span text:style-name="T25">載入完成，資料到齊。</text:span></text:p>
              <text:p><text:span text:style-name="T25">didFail: </text:span><text:span text:style-name="T25">載入失敗。</text:span></text:p>
              <text:p><text:span text:style-name="T25">didReceiveAuthenticationChallenge: </text:span><text:span text:style-name="T25">要求 </text:span><text:span text:style-name="T25">user </text:span><text:span text:style-name="T25">憑證時呼叫。</text:span></text:p>
              <text:p><text:span text:style-name="T25"/></text:p>
            </draw:text-box>
          </draw:frame>
        </presentation:notes>
      </draw:page>
      <draw:page draw:name="page48"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46">Network module</text:span></text:p>
          </draw:text-box>
        </draw:frame>
        <draw:custom-shape draw:style-name="gr16" draw:text-style-name="P34" xml:id="id165" draw:id="id165" draw:layer="layout" svg:width="7cm" svg:height="1.5cm" svg:x="10.5cm" svg:y="7cm">
          <text:p text:style-name="P9"><text:span text:style-name="T29">ResourceLoadNotifier</text:span></text:p>
          <draw:enhanced-geometry svg:viewBox="0 0 21600 21600" draw:type="rectangle" draw:enhanced-path="M 0 0 L 21600 0 21600 21600 0 21600 0 0 Z N"/>
        </draw:custom-shape>
        <draw:custom-shape draw:style-name="gr16" draw:text-style-name="P34" xml:id="id164" draw:id="id164" draw:layer="layout" svg:width="7cm" svg:height="1.5cm" svg:x="1.5cm" svg:y="7cm">
          <text:p text:style-name="P9"><text:span text:style-name="T29">ResourceLoader</text:span></text:p>
          <draw:enhanced-geometry svg:viewBox="0 0 21600 21600" draw:type="rectangle" draw:enhanced-path="M 0 0 L 21600 0 21600 21600 0 21600 0 0 Z N"/>
        </draw:custom-shape>
        <draw:custom-shape draw:style-name="gr16" draw:text-style-name="P34" xml:id="id166" draw:id="id166" draw:layer="layout" svg:width="7cm" svg:height="1.5cm" svg:x="19cm" svg:y="7cm">
          <text:p text:style-name="P9"><text:span text:style-name="T29">FrameLoaderClient</text:span></text:p>
          <draw:enhanced-geometry svg:viewBox="0 0 21600 21600" draw:type="rectangle" draw:enhanced-path="M 0 0 L 21600 0 21600 21600 0 21600 0 0 Z N"/>
        </draw:custom-shape>
        <draw:custom-shape draw:style-name="gr16" draw:text-style-name="P34" xml:id="id167" draw:id="id167" draw:layer="layout" svg:width="8.5cm" svg:height="1.5cm" svg:x="18.27cm" svg:y="10.5cm">
          <text:p text:style-name="P9"><text:span text:style-name="T29">FrameLoaderClientAndroid</text:span></text:p>
          <draw:enhanced-geometry svg:viewBox="0 0 21600 21600" draw:type="rectangle" draw:enhanced-path="M 0 0 L 21600 0 21600 21600 0 21600 0 0 Z N"/>
        </draw:custom-shape>
        <draw:connector draw:style-name="gr15" draw:text-style-name="P22" draw:layer="layout" draw:type="line" svg:x1="8.5cm" svg:y1="7.75cm" svg:x2="10.5cm" svg:y2="7.75cm" draw:start-shape="id164" draw:start-glue-point="1" draw:end-shape="id165" svg:d="m8500 7750h2000">
          <text:p/>
        </draw:connector>
        <draw:connector draw:style-name="gr15" draw:text-style-name="P9" draw:layer="layout" draw:type="line" svg:x1="17.5cm" svg:y1="7.75cm" svg:x2="19cm" svg:y2="7.75cm" draw:start-shape="id165" draw:end-shape="id166" draw:end-glue-point="3" svg:d="m17500 7750h1500">
          <text:p/>
        </draw:connector>
        <draw:connector draw:style-name="gr19" draw:text-style-name="P9" draw:layer="layout" draw:type="line" svg:x1="22.52cm" svg:y1="10.5cm" svg:x2="22.5cm" svg:y2="8.5cm" draw:start-shape="id167" draw:start-glue-point="0" draw:end-shape="id166" draw:end-glue-point="2" svg:d="m22520 10500-20-2000">
          <text:p text:style-name="P9"><text:span text:style-name="T20">inherit</text:span></text:p>
        </draw:connector>
        <presentation:notes draw:style-name="dp2">
          <draw:page-thumbnail draw:style-name="gr1" draw:layer="layout" svg:width="14.848cm" svg:height="11.135cm" svg:x="3.07cm" svg:y="2.257cm" draw:page-number="48" presentation:class="page"/>
          <draw:frame presentation:style-name="pr8" draw:text-style-name="P21" draw:layer="layout" svg:width="16.79cm" svg:height="13.114cm" svg:x="2.098cm" svg:y="14.107cm" presentation:class="notes" presentation:user-transformed="true">
            <draw:text-box>
              <text:p>MainResource (HTML document or download items): 載入是立即發起的。</text:p>
              <text:p>SubResource (javascript, css or images): 有快取機制(ResourceCache)，用於保存原始資料(JS or css) 以及解碼過後的圖片。透過快取機制可以節省網路請求及圖片解碼的時間。</text:p>
              <text:p>不同於 Page Cache，Page Cache 存的是 DOM tree and rendering tree 的資料結構，用來在前進後退時快速顯示頁面。</text:p>
            </draw:text-box>
          </draw:frame>
        </presentation:notes>
      </draw:page>
      <draw:page draw:name="page49" draw:style-name="dp1" draw:master-page-name="oranssi" presentation:presentation-page-layout-name="AL3T0">
        <office:forms form:automatic-focus="false" form:apply-design-mode="false"/>
        <draw:frame presentation:style-name="pr13" draw:text-style-name="P40" draw:layer="layout" svg:width="25.199cm" svg:height="3.507cm" svg:x="1.4cm" svg:y="0.837cm" presentation:class="title" presentation:user-transformed="true">
          <draw:text-box>
            <text:p><text:span text:style-name="T38">Http Network Stack</text:span></text:p>
          </draw:text-box>
        </draw:frame>
        <draw:custom-shape draw:style-name="gr16" draw:text-style-name="P34" xml:id="id168" draw:id="id168" draw:layer="layout" svg:width="8cm" svg:height="1.5cm" svg:x="4.5cm" svg:y="10.5cm">
          <text:p text:style-name="P9"><text:span text:style-name="T29">WebCoreResourceLoader</text:span></text:p>
          <draw:enhanced-geometry svg:viewBox="0 0 21600 21600" draw:type="rectangle" draw:enhanced-path="M 0 0 L 21600 0 21600 21600 0 21600 0 0 Z N"/>
        </draw:custom-shape>
        <draw:custom-shape draw:style-name="gr16" draw:text-style-name="P34" xml:id="id171" draw:id="id171" draw:layer="layout" svg:width="6.5cm" svg:height="1.5cm" svg:x="5.248cm" svg:y="15cm">
          <text:p text:style-name="P9"><text:span text:style-name="T29">MyResourceLoader</text:span></text:p>
          <draw:enhanced-geometry svg:viewBox="0 0 21600 21600" draw:type="rectangle" draw:enhanced-path="M 0 0 L 21600 0 21600 21600 0 21600 0 0 Z N"/>
        </draw:custom-shape>
        <draw:custom-shape draw:style-name="gr16" draw:text-style-name="P34" xml:id="id170" draw:id="id170" draw:layer="layout" svg:width="5.6cm" svg:height="1.5cm" svg:x="17cm" svg:y="10.5cm">
          <text:p text:style-name="P9"><text:span text:style-name="T29">WebUrlLoader</text:span></text:p>
          <draw:enhanced-geometry svg:viewBox="0 0 21600 21600" draw:type="rectangle" draw:enhanced-path="M 0 0 L 21600 0 21600 21600 0 21600 0 0 Z N"/>
        </draw:custom-shape>
        <draw:connector draw:style-name="gr19" draw:text-style-name="P22" draw:layer="layout" draw:type="line" svg:x1="8.5cm" svg:y1="10.5cm" svg:x2="14.25cm" svg:y2="7.5cm" draw:start-shape="id168" draw:start-glue-point="0" draw:end-shape="id169" draw:end-glue-point="2" svg:d="m8500 10500 5750-3000">
          <text:p text:style-name="P9"><text:span text:style-name="T20">inherit</text:span></text:p>
        </draw:connector>
        <draw:connector draw:style-name="gr19" draw:text-style-name="P22" draw:layer="layout" draw:type="line" svg:x1="19.8cm" svg:y1="10.5cm" svg:x2="14.25cm" svg:y2="7.5cm" draw:start-shape="id170" draw:start-glue-point="0" draw:end-shape="id169" draw:end-glue-point="2" svg:d="m19800 10500-5550-3000">
          <text:p text:style-name="P9"><text:span text:style-name="T20">inherit</text:span></text:p>
        </draw:connector>
        <draw:custom-shape draw:style-name="gr16" draw:text-style-name="P34" xml:id="id169" draw:id="id169" draw:layer="layout" svg:width="7.5cm" svg:height="1.5cm" svg:x="10.5cm" svg:y="6cm">
          <text:p text:style-name="P9"><text:span text:style-name="T29">ResourceLoaderAndroid</text:span></text:p>
          <draw:enhanced-geometry svg:viewBox="0 0 21600 21600" draw:type="rectangle" draw:enhanced-path="M 0 0 L 21600 0 21600 21600 0 21600 0 0 Z N"/>
        </draw:custom-shape>
        <draw:connector draw:style-name="gr19" draw:text-style-name="P9" draw:layer="layout" draw:type="line" svg:x1="8.498cm" svg:y1="15cm" svg:x2="8.5cm" svg:y2="12cm" draw:start-shape="id171" draw:start-glue-point="0" draw:end-shape="id168" svg:d="m8498 15000 2-3000">
          <text:p text:style-name="P9"><text:span text:style-name="T20">inherit</text:span></text:p>
        </draw:connector>
        <presentation:notes draw:style-name="dp2">
          <draw:page-thumbnail draw:style-name="gr1" draw:layer="layout" svg:width="14.848cm" svg:height="11.135cm" svg:x="3.07cm" svg:y="2.257cm" draw:page-number="49" presentation:class="page"/>
          <draw:frame presentation:style-name="pr19" draw:text-style-name="P5" draw:layer="layout" svg:width="26.402cm" svg:height="15.579cm" svg:x="2.098cm" svg:y="14.122cm" presentation:class="notes" presentation:user-transformed="true">
            <draw:text-box>
              <text:p><text:span text:style-name="T44">==== Provisional Phase ====</text:span></text:p>
              <text:p><text:span text:style-name="T45">→ </text:span><text:span text:style-name="T45">ResourceLoader::didReceiveResponse</text:span></text:p>
              <text:p><text:span text:style-name="T45">→ → </text:span><text:span text:style-name="T45">MainResourceLoader::didReceiveResponse</text:span></text:p>
              <text:p><text:span text:style-name="T45">→ → → </text:span><text:span text:style-name="T45">PolicyChecker::checkContentPolicy</text:span></text:p>
              <text:p><text:span text:style-name="T45">→ → → → </text:span><text:span text:style-name="T45">FrameLoaderClient::dispatchDecidePolicyForResponse</text:span></text:p>
              <text:p><text:span text:style-name="T45">callback to</text:span></text:p>
              <text:p><text:span text:style-name="T45">MainResourceLoader::continueAfterContentPolicy</text:span></text:p>
              <text:p><text:span text:style-name="T45">Parsing the http header</text:span></text:p>
            </draw:text-box>
          </draw:frame>
        </presentation:notes>
      </draw:page>
      <draw:page draw:name="page50" draw:style-name="dp1" draw:master-page-name="oranssi" presentation:presentation-page-layout-name="AL3T0">
        <office:forms form:automatic-focus="false" form:apply-design-mode="false"/>
        <draw:frame presentation:style-name="pr13" draw:text-style-name="P40" draw:layer="layout" svg:width="25.199cm" svg:height="3.507cm" svg:x="1.5cm" svg:y="0.5cm" presentation:class="title" presentation:user-transformed="true">
          <draw:text-box>
            <text:p><text:span text:style-name="T38">Http Network Stack</text:span></text:p>
          </draw:text-box>
        </draw:frame>
        <draw:custom-shape draw:style-name="gr16" draw:text-style-name="P34" xml:id="id175" draw:id="id175" draw:layer="layout" svg:width="6.5cm" svg:height="1.5cm" svg:x="19.515cm" svg:y="17cm">
          <text:p text:style-name="P9"><text:span text:style-name="T29">WebUrlLoaderClient</text:span></text:p>
          <draw:enhanced-geometry svg:viewBox="0 0 21600 21600" draw:type="rectangle" draw:enhanced-path="M 0 0 L 21600 0 21600 21600 0 21600 0 0 Z N"/>
        </draw:custom-shape>
        <draw:custom-shape draw:style-name="gr16" draw:text-style-name="P34" xml:id="id174" draw:id="id174" draw:layer="layout" svg:width="5.6cm" svg:height="1.5cm" svg:x="14.015cm" svg:y="14cm">
          <text:p text:style-name="P9"><text:span text:style-name="T29">WebUrlLoader</text:span></text:p>
          <draw:enhanced-geometry svg:viewBox="0 0 21600 21600" draw:type="rectangle" draw:enhanced-path="M 0 0 L 21600 0 21600 21600 0 21600 0 0 Z N"/>
        </draw:custom-shape>
        <draw:custom-shape draw:style-name="gr16" draw:text-style-name="P34" xml:id="id172" draw:id="id172" draw:layer="layout" svg:width="5.5cm" svg:height="1.5cm" svg:x="4.515cm" svg:y="5cm">
          <text:p text:style-name="P9"><text:span text:style-name="T29">ResourceHandle</text:span></text:p>
          <draw:enhanced-geometry svg:viewBox="0 0 21600 21600" draw:type="rectangle" draw:enhanced-path="M 0 0 L 21600 0 21600 21600 0 21600 0 0 Z N"/>
        </draw:custom-shape>
        <draw:connector draw:style-name="gr19" draw:text-style-name="P22" draw:layer="layout" draw:type="line" svg:x1="7.265cm" svg:y1="6.5cm" svg:x2="7.265cm" svg:y2="10.5cm" draw:start-shape="id172" draw:end-shape="id173" svg:d="m7265 6500v4000">
          <text:p text:style-name="P9"><text:span text:style-name="T20">start</text:span></text:p>
        </draw:connector>
        <draw:connector draw:style-name="gr19" draw:text-style-name="P22" draw:layer="layout" draw:type="line" svg:x1="19.615cm" svg:y1="14.75cm" svg:x2="22.765cm" svg:y2="17cm" draw:start-shape="id174" draw:start-glue-point="1" draw:end-shape="id175" draw:end-glue-point="0" svg:d="m19615 14750 3150 2250">
          <text:p text:style-name="P9"><text:span text:style-name="T20">start</text:span></text:p>
        </draw:connector>
        <draw:connector draw:style-name="gr19" draw:text-style-name="P22" draw:layer="layout" draw:type="line" svg:x1="11.015cm" svg:y1="11.25cm" svg:x2="14.015cm" svg:y2="14.75cm" draw:start-shape="id173" draw:end-shape="id174" svg:d="m11015 11250 3000 3500">
          <text:p text:style-name="P9"><text:span text:style-name="T20">start</text:span></text:p>
        </draw:connector>
        <draw:custom-shape draw:style-name="gr16" draw:text-style-name="P34" xml:id="id173" draw:id="id173" draw:layer="layout" svg:width="7.5cm" svg:height="1.5cm" svg:x="3.515cm" svg:y="10.5cm">
          <text:p text:style-name="P9"><text:span text:style-name="T29">ResourceLoaderAndroid</text:span></text:p>
          <draw:enhanced-geometry svg:viewBox="0 0 21600 21600" draw:type="rectangle" draw:enhanced-path="M 0 0 L 21600 0 21600 21600 0 21600 0 0 Z N"/>
        </draw:custom-shape>
        <draw:connector draw:style-name="gr18" draw:text-style-name="P9" draw:layer="layout" draw:type="line" svg:x1="2cm" svg:y1="5.76cm" svg:x2="4.515cm" svg:y2="5.75cm" draw:end-shape="id172" svg:d="m2000 5760 2515-10">
          <text:p text:style-name="P9"><text:span text:style-name="T20">start</text:span></text:p>
        </draw:connector>
        <draw:connector draw:style-name="gr36" draw:text-style-name="P49" draw:layer="layout" draw:type="line" svg:x1="11.015cm" svg:y1="11.25cm" svg:x2="13.915cm" svg:y2="6cm" draw:start-shape="id173" draw:end-shape="id176" draw:end-glue-point="3" svg:d="m11015 11250 2900-5250">
          <text:p text:style-name="P9"><text:span text:style-name="T47">start loading resource</text:span></text:p>
          <text:p text:style-name="P9"><text:span text:style-name="T47">(deprecated)</text:span></text:p>
        </draw:connector>
        <draw:custom-shape draw:style-name="gr16" draw:text-style-name="P34" xml:id="id176" draw:id="id176" draw:layer="layout" svg:width="6.6cm" svg:height="2cm" svg:x="13.915cm" svg:y="5cm">
          <text:p text:style-name="P9"><text:span text:style-name="T29">BrowserFrame(Java)</text:span></text:p>
          <text:p text:style-name="P9"><text:span text:style-name="T29">WebFrame(Native)</text:span></text:p>
          <draw:enhanced-geometry svg:viewBox="0 0 21600 21600" draw:type="rectangle" draw:enhanced-path="M 0 0 L 21600 0 21600 21600 0 21600 0 0 Z N"/>
        </draw:custom-shape>
        <draw:custom-shape draw:style-name="gr16" draw:text-style-name="P34" xml:id="id177" draw:id="id177" draw:layer="layout" svg:width="10.1cm" svg:height="2cm" svg:x="16.515cm" svg:y="8cm">
          <text:p text:style-name="P9"><text:span text:style-name="T29">LoaderListener(Java)</text:span></text:p>
          <text:p text:style-name="P9"><text:span text:style-name="T29">WebCoreResourceLoader(Native)</text:span></text:p>
          <draw:enhanced-geometry svg:viewBox="0 0 21600 21600" draw:type="rectangle" draw:enhanced-path="M 0 0 L 21600 0 21600 21600 0 21600 0 0 Z N"/>
        </draw:custom-shape>
        <draw:connector draw:style-name="gr15" draw:text-style-name="P9" draw:layer="layout" draw:type="line" svg:x1="20.515cm" svg:y1="6cm" svg:x2="21.565cm" svg:y2="8cm" draw:start-shape="id176" draw:start-glue-point="1" draw:end-shape="id177" draw:end-glue-point="0" svg:d="m20515 6000 1050 2000">
          <text:p/>
        </draw:connector>
        <draw:connector draw:style-name="gr37" draw:text-style-name="P11" draw:layer="layout" draw:type="line" svg:x1="12.417cm" svg:y1="11.528cm" svg:x2="26.937cm" svg:y2="11.528cm" svg:d="m12417 11528h14520">
          <text:p text:style-name="P9"><text:span text:style-name="T13">Android</text:span></text:p>
          <text:p text:style-name="P9"><text:span text:style-name="T13"/></text:p>
          <text:p text:style-name="P9"><text:span text:style-name="T13">Chromiom Network Stack</text:span></text:p>
        </draw:connector>
        <presentation:notes draw:style-name="dp2">
          <draw:page-thumbnail draw:style-name="gr1" draw:layer="layout" svg:width="14.848cm" svg:height="11.135cm" svg:x="3.07cm" svg:y="2.257cm" draw:page-number="50" presentation:class="page"/>
          <draw:frame presentation:style-name="pr19" draw:text-style-name="P5" draw:layer="layout" svg:width="26.402cm" svg:height="15.579cm" svg:x="2.098cm" svg:y="14.122cm" presentation:class="notes" presentation:user-transformed="true">
            <draw:text-box>
              <text:p><text:span text:style-name="T44">==== Provisional Phase ====</text:span></text:p>
              <text:p><text:span text:style-name="T45">→ </text:span><text:span text:style-name="T45">ResourceLoader::didReceiveResponse</text:span></text:p>
              <text:p><text:span text:style-name="T45">→ → </text:span><text:span text:style-name="T45">MainResourceLoader::didReceiveResponse</text:span></text:p>
              <text:p><text:span text:style-name="T45">→ → → </text:span><text:span text:style-name="T45">PolicyChecker::checkContentPolicy</text:span></text:p>
              <text:p><text:span text:style-name="T45">→ → → → </text:span><text:span text:style-name="T45">FrameLoaderClient::dispatchDecidePolicyForResponse</text:span></text:p>
              <text:p><text:span text:style-name="T45">callback to</text:span></text:p>
              <text:p><text:span text:style-name="T45">MainResourceLoader::continueAfterContentPolicy</text:span></text:p>
              <text:p><text:span text:style-name="T45">Parsing the http header</text:span></text:p>
            </draw:text-box>
          </draw:frame>
        </presentation:notes>
      </draw:page>
      <draw:page draw:name="page51" draw:style-name="dp1" draw:master-page-name="oranssi" presentation:presentation-page-layout-name="AL3T0">
        <office:forms form:automatic-focus="false" form:apply-design-mode="false"/>
        <draw:frame presentation:style-name="pr21" draw:layer="layout" svg:width="25.199cm" svg:height="16.873cm" svg:x="1.301cm" svg:y="5cm" presentation:class="subtitle" presentation:user-transformed="true">
          <draw:text-box>
            <text:p text:style-name="P6"><text:span text:style-name="T33">如何確定網頁的字串編碼，一般有下列幾種方式：</text:span></text:p>
            <text:p text:style-name="P6"><text:span text:style-name="T33">1) </text:span><text:span text:style-name="T33">父節點繼承過來的 </text:span><text:span text:style-name="T33">charset </text:span><text:span text:style-name="T33">屬性，比如 </text:span><text:span text:style-name="T33">iframe </text:span><text:span text:style-name="T33">裡面的 </text:span><text:span text:style-name="T33">charset </text:span></text:p>
            <text:p text:style-name="P6"><text:span text:style-name="T33">2) HTTP response header </text:span><text:span text:style-name="T33">中包含了 </text:span><text:span text:style-name="T33">charset </text:span><text:span text:style-name="T33">屬性。</text:span></text:p>
            <text:p text:style-name="P6"><text:span text:style-name="T33">3) </text:span><text:span text:style-name="T33">如果有外部 </text:span><text:span text:style-name="T33">css</text:span><text:span text:style-name="T33">，也可能由外部 </text:span><text:span text:style-name="T33">css </text:span><text:span text:style-name="T33">來指定 </text:span><text:span text:style-name="T33">charset</text:span><text:span text:style-name="T33">。</text:span></text:p>
            <text:p text:style-name="P6"><text:span text:style-name="T33">4) HTML </text:span><text:span text:style-name="T33">裡 </text:span><text:span text:style-name="T33">head </text:span><text:span text:style-name="T33">元素裡面的 </text:span><text:span text:style-name="T33">meta </text:span><text:span text:style-name="T33">標籤指定了字串編碼，如</text:span></text:p>
            <text:p text:style-name="P6"><text:span text:style-name="T33">&lt;head&gt;&lt;meta http-equiv="Content-Type" content="text/html;charset=utf-8"&gt;</text:span></text:p>
            <text:p text:style-name="P6"><text:span text:style-name="T33">5) </text:span><text:span text:style-name="T33">如果是 </text:span><text:span text:style-name="T33">XML </text:span><text:span text:style-name="T33">頁面，</text:span><text:span text:style-name="T33">XML header </text:span><text:span text:style-name="T33">中指定了 </text:span><text:span text:style-name="T33">charset</text:span><text:span text:style-name="T33">，如</text:span></text:p>
            <text:p text:style-name="P6"><text:span text:style-name="T33">&lt;?xml version="1.0" encoding="utf-8"?&gt;</text:span></text:p>
            <text:p text:style-name="P6"><text:span text:style-name="T33"/></text:p>
            <text:p text:style-name="P6"><text:span text:style-name="T33">TextResourceDecoder and TextCodec</text:span></text:p>
            <text:p text:style-name="P6"><text:span text:style-name="T33">Subclass of TextCodec: TextCodecICU, TextCodecQt, TextCodecMac etc.</text:span></text:p>
            <text:p text:style-name="P6"><text:span text:style-name="T33"/></text:p>
            <text:p text:style-name="P6"><text:span text:style-name="T33">WebCore </text:span><text:span text:style-name="T33">透過 </text:span><text:span text:style-name="T33">DocumentWriter </text:span><text:span text:style-name="T33">維護了一個 </text:span><text:span text:style-name="T33">TextResourceDecoder(m_decoder)</text:span><text:span text:style-name="T33">，以此來實現對文件資源解碼功能的調用和控制。</text:span></text:p>
            <text:p text:style-name="P6"><text:span text:style-name="T33"/></text:p>
            <text:p text:style-name="P6"><text:span text:style-name="T33">當網路有資料到來時，會調用 </text:span><text:span text:style-name="T33">DocumentWriter </text:span><text:span text:style-name="T33">的 </text:span><text:span text:style-name="T33">createDecoderIfNeeded</text:span><text:span text:style-name="T33">，這裡可以看到一個 </text:span><text:span text:style-name="T33">TextResourceDecoder </text:span><text:span text:style-name="T33">的建立。建立 </text:span><text:span text:style-name="T33">decoder </text:span><text:span text:style-name="T33">後就可以對資料進行解碼。</text:span><text:span text:style-name="T33">DecodedDataDocumentParser </text:span><text:span text:style-name="T33">的 </text:span><text:span text:style-name="T33">appendBytes </text:span><text:span text:style-name="T33">會調用 </text:span><text:span text:style-name="T33">TextResourceDecoder </text:span><text:span text:style-name="T33">的 </text:span><text:span text:style-name="T33">decode </text:span><text:span text:style-name="T33">方法，對收到的資料進行解碼。由於資料是分段收到，所以是分段解碼。如果資料收齊或者中斷，就會調用 </text:span><text:span text:style-name="T33">TextResourceDecoder </text:span><text:span text:style-name="T33">的 </text:span><text:span text:style-name="T33">flush </text:span><text:span text:style-name="T33">方法來結束解碼流程。</text:span></text:p>
            <text:p text:style-name="P6"><text:span text:style-name="T33"/></text:p>
            <text:p text:style-name="P6"><text:span text:style-name="T33">TextResourceDecoder </text:span><text:span text:style-name="T33">維護了一個 </text:span><text:span text:style-name="T33">TextCodec(m_codec)</text:span><text:span text:style-name="T33">　解碼套件。開始解碼時，會根據 </text:span><text:span text:style-name="T33">charset </text:span><text:span text:style-name="T33">建立一個 </text:span><text:span text:style-name="T33">TextCodec</text:span><text:span text:style-name="T33">，然後調用 </text:span><text:span text:style-name="T33">m_codec </text:span><text:span text:style-name="T33">來完成解碼。解碼完成後，則將 </text:span><text:span text:style-name="T33">m_codec </text:span><text:span text:style-name="T33">釋放。</text:span></text:p>
          </draw:text-box>
        </draw:frame>
        <draw:frame presentation:style-name="pr7" draw:layer="layout" svg:width="25.199cm" svg:height="3.256cm" svg:x="1.4cm" svg:y="0.962cm" presentation:class="title" presentation:user-transformed="true">
          <draw:text-box>
            <text:p><text:span text:style-name="T11">Encoding in WebKit</text:span></text:p>
          </draw:text-box>
        </draw:frame>
        <presentation:notes draw:style-name="dp2">
          <draw:page-thumbnail draw:style-name="gr1" draw:layer="layout" svg:width="14.848cm" svg:height="11.135cm" svg:x="3.07cm" svg:y="2.257cm" draw:page-number="51" presentation:class="page"/>
          <draw:frame presentation:style-name="pr8" draw:layer="layout" svg:width="16.79cm" svg:height="13.114cm" svg:x="2.098cm" svg:y="14.107cm" presentation:class="notes" presentation:placeholder="true">
            <draw:text-box/>
          </draw:frame>
        </presentation:notes>
      </draw:page>
      <draw:page draw:name="page52" draw:style-name="dp1" draw:master-page-name="oranssi" presentation:presentation-page-layout-name="AL3T0">
        <draw:frame presentation:style-name="pr21" draw:layer="layout" svg:width="25.199cm" svg:height="13.86cm" svg:x="1.4cm" svg:y="4.914cm" presentation:class="subtitle" presentation:placeholder="true">
          <draw:text-box/>
        </draw:frame>
        <draw:frame presentation:style-name="pr7" draw:layer="layout" svg:width="25.199cm" svg:height="3.256cm" svg:x="1.4cm" svg:y="0.962cm" presentation:class="title">
          <draw:text-box>
            <text:p><text:span text:style-name="T11">TextResourceDecoder</text:span></text:p>
          </draw:text-box>
        </draw:frame>
        <presentation:notes draw:style-name="dp2">
          <draw:page-thumbnail draw:style-name="gr1" draw:layer="layout" svg:width="14.848cm" svg:height="11.135cm" svg:x="3.07cm" svg:y="2.257cm" draw:page-number="52" presentation:class="page"/>
          <draw:frame presentation:style-name="pr8" draw:layer="layout" svg:width="16.79cm" svg:height="13.114cm" svg:x="2.098cm" svg:y="14.107cm" presentation:class="notes" presentation:placeholder="true">
            <draw:text-box/>
          </draw:frame>
        </presentation:notes>
      </draw:page>
      <draw:page draw:name="page53" draw:style-name="dp1" draw:master-page-name="oranssi" presentation:presentation-page-layout-name="AL3T0">
        <draw:frame presentation:style-name="pr21" draw:text-style-name="P32" draw:layer="layout" svg:width="25.199cm" svg:height="13.86cm" svg:x="1.4cm" svg:y="4.914cm" presentation:class="subtitle" presentation:placeholder="true">
          <draw:text-box/>
        </draw:frame>
        <draw:frame presentation:style-name="pr7" draw:layer="layout" svg:width="25.199cm" svg:height="3.256cm" svg:x="1.4cm" svg:y="0.962cm" presentation:class="title">
          <draw:text-box>
            <text:p><text:span text:style-name="T11">TextCodec</text:span></text:p>
          </draw:text-box>
        </draw:frame>
        <presentation:notes draw:style-name="dp2">
          <draw:page-thumbnail draw:style-name="gr1" draw:layer="layout" svg:width="14.848cm" svg:height="11.135cm" svg:x="3.07cm" svg:y="2.257cm" draw:page-number="53" presentation:class="page"/>
          <draw:frame presentation:style-name="pr8" draw:text-style-name="P21" draw:layer="layout" svg:width="16.79cm" svg:height="13.114cm" svg:x="2.098cm" svg:y="14.107cm" presentation:class="notes" presentation:placeholder="true">
            <draw:text-box/>
          </draw:frame>
        </presentation:notes>
      </draw:page>
      <draw:page draw:name="page54" draw:style-name="dp1" draw:master-page-name="oranssi" presentation:presentation-page-layout-name="AL3T0">
        <draw:frame presentation:style-name="pr6" draw:text-style-name="P50" draw:layer="layout" svg:width="25.199cm" svg:height="20.388cm" svg:x="1.4cm" svg:y="4.914cm" presentation:class="subtitle" presentation:user-transformed="true">
          <draw:text-box>
            <text:p text:style-name="P6"><text:span text:style-name="T33">WebCore </text:span><text:span text:style-name="T33">本身並不實現 </text:span><text:span text:style-name="T33">http </text:span><text:span text:style-name="T33">協定，它透過調用不同平台的 </text:span><text:span text:style-name="T33">http </text:span><text:span text:style-name="T33">函式庫，如 </text:span><text:span text:style-name="T33">Qt </text:span><text:span text:style-name="T33">的 </text:span><text:span text:style-name="T33">QnetWorkRequest</text:span><text:span text:style-name="T33">，</text:span><text:span text:style-name="T33">gtk </text:span><text:span text:style-name="T33">的 </text:span><text:span text:style-name="T33">soup or curl </text:span><text:span text:style-name="T33">等來實現 </text:span><text:span text:style-name="T33">http </text:span><text:span text:style-name="T33">協定的功能。</text:span></text:p>
            <text:p text:style-name="P6"><text:span text:style-name="T33"/></text:p>
            <text:p text:style-name="P14"><text:span text:style-name="T7">WebCore does not implement http protocol itself. It utilize different http libraries in different platforms to implement the function of the http protocol. For examples,</text:span><text:span text:style-name="T26"> QnetWorkRequest in QT, soup or curl in gtk.</text:span></text:p>
            <text:p text:style-name="P14"><text:span text:style-name="T26"/></text:p>
            <text:p text:style-name="P6"><text:span text:style-name="T33">WebCore </text:span><text:span text:style-name="T33">並不需要關注 </text:span><text:span text:style-name="T33">http </text:span><text:span text:style-name="T33">協定的細節實現，</text:span><text:span text:style-name="T33">WebCore </text:span><text:span text:style-name="T33">需要關注的是如何設置 </text:span><text:span text:style-name="T33">request header and message body</text:span><text:span text:style-name="T33">，以及如何處裡從伺服器回傳的 </text:span><text:span text:style-name="T33">response header and message body</text:span><text:span text:style-name="T33">。</text:span></text:p>
            <text:p text:style-name="P14"><text:span text:style-name="T26">WebCore does not care about the details of the implementation of the http protocol. The only thing it cares is how to configure the request header and message body, and how to deal with the response header and message body that are received from the server.</text:span></text:p>
            <text:p text:style-name="P14"><text:span text:style-name="T26"/></text:p>
            <text:p text:style-name="P6"><text:span text:style-name="T33">主要的 </text:span><text:span text:style-name="T33">class </text:span><text:span text:style-name="T33">為 </text:span><text:span text:style-name="T33">ResourceRequest, ResourceResponse, ResourceHandle and ResourceHandleManager. </text:span><text:span text:style-name="T33">這些 </text:span><text:span text:style-name="T33">class </text:span><text:span text:style-name="T33">皆與平台相關，會因為平台及 </text:span><text:span text:style-name="T33">http </text:span><text:span text:style-name="T33">函式庫的不同有不同的實作。</text:span></text:p>
            <text:p text:style-name="P6"><text:span text:style-name="T33"/></text:p>
            <text:p text:style-name="P6"><text:span text:style-name="T33">ResourceRequest </text:span><text:span text:style-name="T33">繼承至 </text:span><text:span text:style-name="T33">ResourceRequestBase</text:span><text:span text:style-name="T33">。</text:span></text:p>
            <text:p text:style-name="P6"><text:span text:style-name="T33">ResourceResponse </text:span><text:span text:style-name="T33">繼承至 </text:span><text:span text:style-name="T33">ResourceResponseBase</text:span><text:span text:style-name="T33">。</text:span></text:p>
            <text:p text:style-name="P6"><text:span text:style-name="T33">ResourceRequestBase and ResourceResponseBase </text:span><text:span text:style-name="T33">實作了大部份與平台無關的功能。</text:span></text:p>
            <text:p text:style-name="P6"><text:span text:style-name="T33"/></text:p>
            <text:p text:style-name="P6"><text:span text:style-name="T33">開始一個網頁請求或點擊一個鏈結時，都會建構一個 </text:span><text:span text:style-name="T33">ResourceRequest </text:span><text:span text:style-name="T33">物件，並分別調用 </text:span><text:span text:style-name="T33">FrameLoader </text:span><text:span text:style-name="T33">的 </text:span><text:span text:style-name="T33">load and urlSelected </text:span><text:span text:style-name="T33">方法來開始一個載入網頁的工作。根據資源的種類，</text:span><text:span text:style-name="T33">Subresource </text:span><text:span text:style-name="T33">的請求亦會建構 </text:span><text:span text:style-name="T33">ResourceRequest(ResourceRequestBase </text:span><text:span text:style-name="T33">的 </text:span><text:span text:style-name="T33">TargetType)</text:span><text:span text:style-name="T33">。</text:span></text:p>
            <text:p text:style-name="P6"><text:span text:style-name="T33"/></text:p>
            <text:p text:style-name="P14"><text:span text:style-name="T33">ResourceHandleManager </text:span><text:span text:style-name="T33">的 </text:span><text:span text:style-name="T33">initializeHandle </text:span><text:span text:style-name="T33">中，會通過 </text:span><text:span text:style-name="T33">ResourceHandle </text:span><text:span text:style-name="T33">來訪問 </text:span><text:span text:style-name="T33">ResourceRequest objects</text:span><text:span text:style-name="T33">，獲得之前設置過的 </text:span><text:span text:style-name="T33">ResourceRequest </text:span><text:span text:style-name="T33">的訊息。</text:span></text:p>
          </draw:text-box>
        </draw:frame>
        <draw:frame presentation:style-name="pr7" draw:layer="layout" svg:width="25.199cm" svg:height="3.256cm" svg:x="1.4cm" svg:y="0.962cm" presentation:class="title" presentation:user-transformed="true">
          <draw:text-box>
            <text:p><text:span text:style-name="T11">Http Protocol in WebCore</text:span></text:p>
          </draw:text-box>
        </draw:frame>
        <presentation:notes draw:style-name="dp2">
          <draw:page-thumbnail draw:style-name="gr1" draw:layer="layout" svg:width="14.848cm" svg:height="11.135cm" svg:x="3.07cm" svg:y="2.257cm" draw:page-number="54" presentation:class="page"/>
          <draw:frame presentation:style-name="pr8" draw:layer="layout" svg:width="16.79cm" svg:height="13.114cm" svg:x="2.098cm" svg:y="14.107cm" presentation:class="notes" presentation:placeholder="true">
            <draw:text-box/>
          </draw:frame>
        </presentation:notes>
      </draw:page>
      <draw:page draw:name="page55" draw:style-name="dp1" draw:master-page-name="oranssi" presentation:presentation-page-layout-name="AL3T0">
        <draw:frame presentation:style-name="pr21" draw:text-style-name="P32" draw:layer="layout" svg:width="25.199cm" svg:height="13.86cm" svg:x="1.4cm" svg:y="4.914cm" presentation:class="subtitle" presentation:placeholder="true" presentation:user-transformed="true">
          <draw:text-box/>
        </draw:frame>
        <draw:frame presentation:style-name="pr7" draw:layer="layout" svg:width="25.199cm" svg:height="3.256cm" svg:x="1.4cm" svg:y="0.962cm" presentation:class="title">
          <draw:text-box>
            <text:p><text:span text:style-name="T11">ResourceRequestBase</text:span></text:p>
          </draw:text-box>
        </draw:frame>
        <presentation:notes draw:style-name="dp2">
          <draw:page-thumbnail draw:style-name="gr1" draw:layer="layout" svg:width="14.848cm" svg:height="11.135cm" svg:x="3.07cm" svg:y="2.257cm" draw:page-number="55" presentation:class="page"/>
          <draw:frame presentation:style-name="pr8" draw:text-style-name="P21" draw:layer="layout" svg:width="16.79cm" svg:height="13.114cm" svg:x="2.098cm" svg:y="14.107cm" presentation:class="notes" presentation:placeholder="true">
            <draw:text-box/>
          </draw:frame>
        </presentation:notes>
      </draw:page>
      <draw:page draw:name="page56" draw:style-name="dp1" draw:master-page-name="oranssi" presentation:presentation-page-layout-name="AL3T0">
        <draw:frame presentation:style-name="pr21" draw:text-style-name="P32" draw:layer="layout" svg:width="25.199cm" svg:height="13.86cm" svg:x="1.4cm" svg:y="4.914cm" presentation:class="subtitle" presentation:placeholder="true" presentation:user-transformed="true">
          <draw:text-box/>
        </draw:frame>
        <draw:frame presentation:style-name="pr7" draw:layer="layout" svg:width="25.199cm" svg:height="3.256cm" svg:x="1.4cm" svg:y="0.962cm" presentation:class="title">
          <draw:text-box>
            <text:p><text:span text:style-name="T11">ResourceRequest</text:span></text:p>
          </draw:text-box>
        </draw:frame>
        <presentation:notes draw:style-name="dp2">
          <draw:page-thumbnail draw:style-name="gr1" draw:layer="layout" svg:width="14.848cm" svg:height="11.135cm" svg:x="3.07cm" svg:y="2.257cm" draw:page-number="56" presentation:class="page"/>
          <draw:frame presentation:style-name="pr8" draw:text-style-name="P21" draw:layer="layout" svg:width="16.79cm" svg:height="13.114cm" svg:x="2.098cm" svg:y="14.107cm" presentation:class="notes" presentation:placeholder="true">
            <draw:text-box/>
          </draw:frame>
        </presentation:notes>
      </draw:page>
      <draw:page draw:name="page57" draw:style-name="dp1" draw:master-page-name="oranssi" presentation:presentation-page-layout-name="AL3T0">
        <draw:frame presentation:style-name="pr21" draw:text-style-name="P32" draw:layer="layout" svg:width="25.199cm" svg:height="13.86cm" svg:x="1.4cm" svg:y="4.914cm" presentation:class="subtitle" presentation:placeholder="true">
          <draw:text-box/>
        </draw:frame>
        <draw:frame presentation:style-name="pr7" draw:layer="layout" svg:width="25.199cm" svg:height="3.256cm" svg:x="1.4cm" svg:y="0.962cm" presentation:class="title">
          <draw:text-box>
            <text:p><text:span text:style-name="T11">ResourceResponseBase</text:span></text:p>
          </draw:text-box>
        </draw:frame>
        <presentation:notes draw:style-name="dp2">
          <draw:page-thumbnail draw:style-name="gr1" draw:layer="layout" svg:width="14.848cm" svg:height="11.135cm" svg:x="3.07cm" svg:y="2.257cm" draw:page-number="57" presentation:class="page"/>
          <draw:frame presentation:style-name="pr8" draw:text-style-name="P21" draw:layer="layout" svg:width="16.79cm" svg:height="13.114cm" svg:x="2.098cm" svg:y="14.107cm" presentation:class="notes" presentation:placeholder="true">
            <draw:text-box/>
          </draw:frame>
        </presentation:notes>
      </draw:page>
      <draw:page draw:name="page58" draw:style-name="dp1" draw:master-page-name="oranssi" presentation:presentation-page-layout-name="AL3T0">
        <draw:frame presentation:style-name="pr21" draw:text-style-name="P32" draw:layer="layout" svg:width="25.199cm" svg:height="13.86cm" svg:x="1.4cm" svg:y="4.914cm" presentation:class="subtitle" presentation:placeholder="true">
          <draw:text-box/>
        </draw:frame>
        <draw:frame presentation:style-name="pr7" draw:layer="layout" svg:width="25.199cm" svg:height="3.256cm" svg:x="1.4cm" svg:y="0.962cm" presentation:class="title">
          <draw:text-box>
            <text:p><text:span text:style-name="T11">ResourceResponse</text:span></text:p>
          </draw:text-box>
        </draw:frame>
        <presentation:notes draw:style-name="dp2">
          <draw:page-thumbnail draw:style-name="gr1" draw:layer="layout" svg:width="14.848cm" svg:height="11.135cm" svg:x="3.07cm" svg:y="2.257cm" draw:page-number="58" presentation:class="page"/>
          <draw:frame presentation:style-name="pr8" draw:text-style-name="P21" draw:layer="layout" svg:width="16.79cm" svg:height="13.114cm" svg:x="2.098cm" svg:y="14.107cm" presentation:class="notes" presentation:placeholder="true">
            <draw:text-box/>
          </draw:frame>
        </presentation:notes>
      </draw:page>
      <draw:page draw:name="page59" draw:style-name="dp1" draw:master-page-name="oranssi" presentation:presentation-page-layout-name="AL3T0">
        <draw:frame presentation:style-name="pr7" draw:text-style-name="P46" draw:layer="layout" svg:width="25.199cm" svg:height="3.256cm" svg:x="1.4cm" svg:y="0.962cm" presentation:class="title" presentation:user-transformed="true">
          <draw:text-box>
            <text:p><text:span text:style-name="T35">Gecko Reflow Visualization</text:span></text:p>
          </draw:text-box>
        </draw:frame>
        <draw:frame draw:style-name="standard" draw:layer="layout" svg:width="12.699cm" svg:height="9.524cm" svg:x="7.699cm" svg:y="5.79cm">
          <draw:plugin xlink:href="../../../../Videos/Gecko%20Reflow%20Visualization%20-%20google.co.jp.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4.848cm" svg:height="11.135cm" svg:x="3.07cm" svg:y="2.257cm" draw:page-number="59" presentation:class="page"/>
          <draw:frame presentation:style-name="pr8" draw:layer="layout" svg:width="16.79cm" svg:height="13.114cm" svg:x="2.098cm" svg:y="14.107cm" presentation:class="notes" presentation:placeholder="true">
            <draw:text-box/>
          </draw:frame>
        </presentation:notes>
      </draw:page>
      <draw:page draw:name="page60" draw:style-name="dp1" draw:master-page-name="oranssi" presentation:presentation-page-layout-name="AL3T0">
        <draw:frame presentation:style-name="pr13" draw:text-style-name="P40" draw:layer="layout" svg:width="25.199cm" svg:height="3.507cm" svg:x="1.4cm" svg:y="0.837cm" presentation:class="title">
          <draw:text-box>
            <text:p><text:span text:style-name="T38">Event Handling (1/4)</text:span></text:p>
          </draw:text-box>
        </draw:frame>
        <draw:custom-shape draw:style-name="gr16" draw:text-style-name="P34" xml:id="id179" draw:id="id179" draw:layer="layout" svg:width="4.5cm" svg:height="1.5cm" svg:x="3.5cm" svg:y="4.5cm">
          <text:p text:style-name="P9"><text:span text:style-name="T29">EventListener</text:span></text:p>
          <draw:enhanced-geometry svg:viewBox="0 0 21600 21600" draw:type="rectangle" draw:enhanced-path="M 0 0 L 21600 0 21600 21600 0 21600 0 0 Z N"/>
        </draw:custom-shape>
        <draw:custom-shape draw:style-name="gr16" draw:text-style-name="P34" xml:id="id178" draw:id="id178" draw:layer="layout" svg:width="5cm" svg:height="1.5cm" svg:x="7.5cm" svg:y="8.5cm">
          <text:p text:style-name="P9"><text:span text:style-name="T29">JSEventListener</text:span></text:p>
          <draw:enhanced-geometry svg:viewBox="0 0 21600 21600" draw:type="rectangle" draw:enhanced-path="M 0 0 L 21600 0 21600 21600 0 21600 0 0 Z N"/>
        </draw:custom-shape>
        <draw:custom-shape draw:style-name="gr16" draw:text-style-name="P34" xml:id="id180" draw:id="id180" draw:layer="layout" svg:width="7.5cm" svg:height="1.5cm" svg:x="0.5cm" svg:y="10.7cm">
          <text:p text:style-name="P9"><text:span text:style-name="T29">V8AbstractEventListener</text:span></text:p>
          <draw:enhanced-geometry svg:viewBox="0 0 21600 21600" draw:type="rectangle" draw:enhanced-path="M 0 0 L 21600 0 21600 21600 0 21600 0 0 Z N"/>
        </draw:custom-shape>
        <draw:custom-shape draw:style-name="gr16" draw:text-style-name="P34" xml:id="id181" draw:id="id181" draw:layer="layout" svg:width="6.5cm" svg:height="1.5cm" svg:x="6.731cm" svg:y="13.4cm">
          <text:p text:style-name="P9"><text:span text:style-name="T29">JSLazyEventListener</text:span></text:p>
          <draw:enhanced-geometry svg:viewBox="0 0 21600 21600" draw:type="rectangle" draw:enhanced-path="M 0 0 L 21600 0 21600 21600 0 21600 0 0 Z N"/>
        </draw:custom-shape>
        <draw:custom-shape draw:style-name="gr16" draw:text-style-name="P34" xml:id="id182" draw:id="id182" draw:layer="layout" svg:width="5.5cm" svg:height="1.5cm" svg:x="1.469cm" svg:y="16.3cm">
          <text:p text:style-name="P9"><text:span text:style-name="T29">V8EventListener</text:span></text:p>
          <draw:enhanced-geometry svg:viewBox="0 0 21600 21600" draw:type="rectangle" draw:enhanced-path="M 0 0 L 21600 0 21600 21600 0 21600 0 0 Z N"/>
        </draw:custom-shape>
        <draw:custom-shape draw:style-name="gr16" draw:text-style-name="P34" xml:id="id189" draw:id="id189" draw:layer="layout" svg:width="5.5cm" svg:height="1.5cm" svg:x="11cm" svg:y="4.5cm">
          <text:p text:style-name="P9"><text:span text:style-name="T29">EventTargetData</text:span></text:p>
          <draw:enhanced-geometry svg:viewBox="0 0 21600 21600" draw:type="rectangle" draw:enhanced-path="M 0 0 L 21600 0 21600 21600 0 21600 0 0 Z N"/>
        </draw:custom-shape>
        <draw:custom-shape draw:style-name="gr16" draw:text-style-name="P34" xml:id="id184" draw:id="id184" draw:layer="layout" svg:width="4.5cm" svg:height="1.5cm" svg:x="19.5cm" svg:y="4.5cm">
          <text:p text:style-name="P9"><text:span text:style-name="T29">EventTarget</text:span></text:p>
          <draw:enhanced-geometry svg:viewBox="0 0 21600 21600" draw:type="rectangle" draw:enhanced-path="M 0 0 L 21600 0 21600 21600 0 21600 0 0 Z N"/>
        </draw:custom-shape>
        <draw:custom-shape draw:style-name="gr16" draw:text-style-name="P34" xml:id="id183" draw:id="id183" draw:layer="layout" svg:width="4.5cm" svg:height="1.5cm" svg:x="14.5cm" svg:y="8.5cm">
          <text:p text:style-name="P9"><text:span text:style-name="T29">DOMWindow</text:span></text:p>
          <draw:enhanced-geometry svg:viewBox="0 0 21600 21600" draw:type="rectangle" draw:enhanced-path="M 0 0 L 21600 0 21600 21600 0 21600 0 0 Z N"/>
        </draw:custom-shape>
        <draw:custom-shape draw:style-name="gr16" draw:text-style-name="P34" xml:id="id187" draw:id="id187" draw:layer="layout" svg:width="6.5cm" svg:height="1.5cm" svg:x="16.269cm" svg:y="18cm">
          <text:p text:style-name="P9"><text:span text:style-name="T29">HTMLBodyElement</text:span></text:p>
          <draw:enhanced-geometry svg:viewBox="0 0 21600 21600" draw:type="rectangle" draw:enhanced-path="M 0 0 L 21600 0 21600 21600 0 21600 0 0 Z N"/>
        </draw:custom-shape>
        <draw:custom-shape draw:style-name="gr16" draw:text-style-name="P34" xml:id="id186" draw:id="id186" draw:layer="layout" svg:width="3cm" svg:height="1.5cm" svg:x="18cm" svg:y="11.5cm">
          <text:p text:style-name="P9"><text:span text:style-name="T29">Node</text:span></text:p>
          <draw:enhanced-geometry svg:viewBox="0 0 21600 21600" draw:type="rectangle" draw:enhanced-path="M 0 0 L 21600 0 21600 21600 0 21600 0 0 Z N"/>
        </draw:custom-shape>
        <draw:custom-shape draw:style-name="gr16" draw:text-style-name="P34" xml:id="id185" draw:id="id185" draw:layer="layout" svg:width="6cm" svg:height="1.5cm" svg:x="21.5cm" svg:y="9cm">
          <text:p text:style-name="P9"><text:span text:style-name="T29">XMLHttpRequest</text:span></text:p>
          <draw:enhanced-geometry svg:viewBox="0 0 21600 21600" draw:type="rectangle" draw:enhanced-path="M 0 0 L 21600 0 21600 21600 0 21600 0 0 Z N"/>
        </draw:custom-shape>
        <draw:custom-shape draw:style-name="gr16" draw:text-style-name="P34" xml:id="id188" draw:id="id188" draw:layer="layout" svg:width="5cm" svg:height="1.5cm" svg:x="17cm" svg:y="14.8cm">
          <text:p text:style-name="P9"><text:span text:style-name="T29">HTMLElement</text:span></text:p>
          <draw:enhanced-geometry svg:viewBox="0 0 21600 21600" draw:type="rectangle" draw:enhanced-path="M 0 0 L 21600 0 21600 21600 0 21600 0 0 Z N"/>
        </draw:custom-shape>
        <draw:connector draw:style-name="gr19" draw:text-style-name="P9" draw:layer="layout" draw:type="line" svg:x1="10cm" svg:y1="8.5cm" svg:x2="5.75cm" svg:y2="6cm" draw:start-shape="id178" draw:start-glue-point="0" draw:end-shape="id179" draw:end-glue-point="2" svg:d="m10000 8500-4250-2500">
          <text:p text:style-name="P9"><text:span text:style-name="T20">inherit</text:span></text:p>
        </draw:connector>
        <draw:connector draw:style-name="gr19" draw:text-style-name="P9" draw:layer="layout" draw:type="line" svg:x1="4.25cm" svg:y1="10.7cm" svg:x2="5.75cm" svg:y2="6cm" draw:start-shape="id180" draw:start-glue-point="0" draw:end-shape="id179" draw:end-glue-point="2" svg:d="m4250 10700 1500-4700">
          <text:p text:style-name="P9"><text:span text:style-name="T20">inherit</text:span></text:p>
        </draw:connector>
        <draw:connector draw:style-name="gr19" draw:text-style-name="P9" draw:layer="layout" draw:type="line" svg:x1="9.981cm" svg:y1="13.4cm" svg:x2="10cm" svg:y2="10cm" draw:start-shape="id181" draw:start-glue-point="0" draw:end-shape="id178" draw:end-glue-point="2" svg:d="m9981 13400 19-3400">
          <text:p text:style-name="P9"><text:span text:style-name="T20">inherit</text:span></text:p>
        </draw:connector>
        <draw:connector draw:style-name="gr19" draw:text-style-name="P9" draw:layer="layout" draw:type="line" svg:x1="4.219cm" svg:y1="16.3cm" svg:x2="4.25cm" svg:y2="12.2cm" draw:start-shape="id182" draw:start-glue-point="0" draw:end-shape="id180" svg:d="m4219 16300 31-4100">
          <text:p text:style-name="P9"><text:span text:style-name="T20">inherit</text:span></text:p>
        </draw:connector>
        <draw:connector draw:style-name="gr19" draw:text-style-name="P22" draw:layer="layout" draw:type="line" svg:x1="16.75cm" svg:y1="8.5cm" svg:x2="21.75cm" svg:y2="6cm" draw:start-shape="id183" draw:start-glue-point="0" draw:end-shape="id184" draw:end-glue-point="2" svg:d="m16750 8500 5000-2500">
          <text:p text:style-name="P9"><text:span text:style-name="T20">inherit</text:span></text:p>
        </draw:connector>
        <draw:connector draw:style-name="gr19" draw:text-style-name="P9" draw:layer="layout" draw:type="line" svg:x1="24.5cm" svg:y1="9cm" svg:x2="21.75cm" svg:y2="6cm" draw:start-shape="id185" draw:start-glue-point="0" draw:end-shape="id184" draw:end-glue-point="2" svg:d="m24500 9000-2750-3000">
          <text:p text:style-name="P9"><text:span text:style-name="T20">inherit</text:span></text:p>
        </draw:connector>
        <draw:connector draw:style-name="gr19" draw:text-style-name="P9" draw:layer="layout" draw:type="line" svg:x1="19.5cm" svg:y1="11.5cm" svg:x2="21.75cm" svg:y2="6cm" draw:start-shape="id186" draw:start-glue-point="0" draw:end-shape="id184" draw:end-glue-point="2" svg:d="m19500 11500 2250-5500">
          <text:p text:style-name="P9"><text:span text:style-name="T20">inherit</text:span></text:p>
        </draw:connector>
        <draw:connector draw:style-name="gr19" draw:text-style-name="P9" draw:layer="layout" draw:type="line" svg:x1="19.519cm" svg:y1="18cm" svg:x2="19.5cm" svg:y2="16.3cm" draw:start-shape="id187" draw:start-glue-point="0" draw:end-shape="id188" draw:end-glue-point="2" svg:d="m19519 18000-19-1700">
          <text:p text:style-name="P9"><text:span text:style-name="T20">inherit</text:span></text:p>
        </draw:connector>
        <draw:connector draw:style-name="gr19" draw:text-style-name="P9" draw:layer="layout" draw:type="line" svg:x1="19.5cm" svg:y1="14.8cm" svg:x2="19.5cm" svg:y2="13cm" draw:start-shape="id188" draw:start-glue-point="0" draw:end-shape="id186" draw:end-glue-point="2" svg:d="m19500 14800v-1800">
          <text:p text:style-name="P9"><text:span text:style-name="T20">inherit</text:span></text:p>
        </draw:connector>
        <draw:connector draw:style-name="gr15" draw:text-style-name="P9" draw:layer="layout" draw:type="line" svg:x1="8cm" svg:y1="5.25cm" svg:x2="11cm" svg:y2="5.25cm" draw:start-shape="id179" draw:end-shape="id189" draw:end-glue-point="3" svg:d="m8000 5250h3000">
          <text:p/>
        </draw:connector>
        <draw:connector draw:style-name="gr15" draw:text-style-name="P9" draw:layer="layout" draw:type="line" svg:x1="16.5cm" svg:y1="5.25cm" svg:x2="19.5cm" svg:y2="5.25cm" draw:start-shape="id189" draw:start-glue-point="1" draw:end-shape="id184" svg:d="m16500 5250h3000">
          <text:p/>
        </draw:connector>
        <draw:connector draw:style-name="gr38" draw:text-style-name="P9" draw:layer="layout" draw:type="line" svg:x1="16.269cm" svg:y1="18.75cm" svg:x2="9.981cm" svg:y2="14.9cm" draw:start-shape="id187" draw:start-glue-point="3" draw:end-shape="id181" draw:end-glue-point="2" svg:d="m16269 18750-6288-3850">
          <text:p text:style-name="P9"><text:span text:style-name="T20">create</text:span></text:p>
        </draw:connector>
        <draw:connector draw:style-name="gr38" draw:text-style-name="P9" draw:layer="layout" draw:type="line" svg:x1="16.269cm" svg:y1="18.75cm" svg:x2="6.969cm" svg:y2="17.05cm" draw:start-shape="id187" draw:start-glue-point="3" draw:end-shape="id182" draw:end-glue-point="1" svg:d="m16269 18750-9300-1700">
          <text:p text:style-name="P9"><text:span text:style-name="T20">create</text:span></text:p>
        </draw:connector>
        <presentation:notes draw:style-name="dp2">
          <draw:page-thumbnail draw:style-name="gr1" draw:layer="layout" svg:width="14.848cm" svg:height="11.135cm" svg:x="3.07cm" svg:y="2.257cm" draw:page-number="60" presentation:class="page"/>
          <draw:frame presentation:style-name="pr2" draw:text-style-name="P21" draw:layer="layout" svg:width="16.79cm" svg:height="13.365cm" svg:x="2.098cm" svg:y="14.107cm" presentation:class="notes" presentation:placeholder="true">
            <draw:text-box/>
          </draw:frame>
        </presentation:notes>
      </draw:page>
      <draw:page draw:name="page61" draw:style-name="dp1" draw:master-page-name="oranssi" presentation:presentation-page-layout-name="AL3T0">
        <draw:frame presentation:style-name="pr13" draw:text-style-name="P40" draw:layer="layout" svg:width="25.199cm" svg:height="3.507cm" svg:x="1.4cm" svg:y="0.837cm" presentation:class="title">
          <draw:text-box>
            <text:p><text:span text:style-name="T38">Event Handling (2/4)</text:span></text:p>
          </draw:text-box>
        </draw:frame>
        <draw:custom-shape draw:style-name="gr39" draw:text-style-name="P34" draw:layer="layout" svg:width="5.5cm" svg:height="1.4cm" svg:x="4.5cm" svg:y="4.6cm">
          <text:p text:style-name="P9"><text:span text:style-name="T29">JavaScript Engine</text:span></text:p>
          <draw:enhanced-geometry svg:viewBox="0 0 21600 21600" draw:type="rectangle" draw:enhanced-path="M 0 0 L 21600 0 21600 21600 0 21600 0 0 Z N"/>
        </draw:custom-shape>
        <draw:custom-shape draw:style-name="gr16" draw:text-style-name="P34" draw:layer="layout" svg:width="3.5cm" svg:height="1.4cm" svg:x="5.5cm" svg:y="7.1cm">
          <text:p text:style-name="P9"><text:span text:style-name="T29">Webkit</text:span></text:p>
          <draw:enhanced-geometry svg:viewBox="0 0 21600 21600" draw:type="rectangle" draw:enhanced-path="M 0 0 L 21600 0 21600 21600 0 21600 0 0 Z N"/>
        </draw:custom-shape>
        <draw:custom-shape draw:style-name="gr16" draw:text-style-name="P34" draw:layer="layout" svg:width="3.5cm" svg:height="1.4cm" svg:x="5.5cm" svg:y="12.1cm">
          <text:p text:style-name="P9"><text:span text:style-name="T29">Kernel</text:span></text:p>
          <draw:enhanced-geometry svg:viewBox="0 0 21600 21600" draw:type="rectangle" draw:enhanced-path="M 0 0 L 21600 0 21600 21600 0 21600 0 0 Z N"/>
        </draw:custom-shape>
        <draw:custom-shape draw:style-name="gr16" draw:text-style-name="P34" draw:layer="layout" svg:width="4.5cm" svg:height="1.4cm" svg:x="5cm" svg:y="9.6cm">
          <text:p text:style-name="P9"><text:span text:style-name="T29">GUI Toolkit</text:span></text:p>
          <draw:enhanced-geometry svg:viewBox="0 0 21600 21600" draw:type="rectangle" draw:enhanced-path="M 0 0 L 21600 0 21600 21600 0 21600 0 0 Z N"/>
        </draw:custom-shape>
        <draw:custom-shape draw:style-name="gr16" draw:text-style-name="P34" draw:layer="layout" svg:width="4.5cm" svg:height="1.4cm" svg:x="5cm" svg:y="14.563cm">
          <text:p text:style-name="P9"><text:span text:style-name="T29">Device Driver</text:span></text:p>
          <draw:enhanced-geometry svg:viewBox="0 0 21600 21600" draw:type="rectangle" draw:enhanced-path="M 0 0 L 21600 0 21600 21600 0 21600 0 0 Z N"/>
        </draw:custom-shape>
        <draw:custom-shape draw:style-name="gr16" draw:text-style-name="P34" draw:layer="layout" svg:width="4.5cm" svg:height="1.4cm" svg:x="5cm" svg:y="17.1cm">
          <text:p text:style-name="P9"><text:span text:style-name="T29">Hardware</text:span></text:p>
          <draw:enhanced-geometry svg:viewBox="0 0 21600 21600" draw:type="rectangle" draw:enhanced-path="M 0 0 L 21600 0 21600 21600 0 21600 0 0 Z N"/>
        </draw:custom-shape>
        <draw:custom-shape draw:style-name="gr20" draw:text-style-name="P9" draw:layer="layout" svg:width="1.5cm" svg:height="1.062cm" svg:x="6.5cm" svg:y="1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1.5cm" svg:height="1.062cm" svg:x="6.5cm" svg:y="13.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1.5cm" svg:height="1.062cm" svg:x="6.5cm" svg:y="11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1.5cm" svg:height="1.062cm" svg:x="6.5cm" svg:y="8.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1.5cm" svg:height="1.062cm" svg:x="6.5cm" svg:y="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51" draw:layer="layout" svg:width="3cm" svg:height="0.954cm" svg:x="8.5cm" svg:y="16.046cm">
          <draw:text-box>
            <text:p><text:span text:style-name="T20">Interrupt</text:span></text:p>
          </draw:text-box>
        </draw:frame>
        <draw:frame draw:style-name="gr40" draw:text-style-name="P51" draw:layer="layout" svg:width="5.5cm" svg:height="0.954cm" svg:x="8.5cm" svg:y="13.546cm">
          <draw:text-box>
            <text:p><text:span text:style-name="T20">Interrupt handling</text:span></text:p>
          </draw:text-box>
        </draw:frame>
        <draw:frame draw:style-name="gr10" draw:text-style-name="P51" draw:layer="layout" svg:width="4.5cm" svg:height="0.954cm" svg:x="8.5cm" svg:y="8.546cm">
          <draw:text-box>
            <text:p><text:span text:style-name="T20">WebView</text:span></text:p>
          </draw:text-box>
        </draw:frame>
        <draw:frame draw:style-name="gr10" draw:text-style-name="P51" draw:layer="layout" svg:width="4cm" svg:height="0.954cm" svg:x="8.5cm" svg:y="11cm">
          <draw:text-box>
            <text:p><text:span text:style-name="T20">Kernel APIs</text:span></text:p>
          </draw:text-box>
        </draw:frame>
        <draw:frame draw:style-name="gr41" draw:text-style-name="P51" draw:layer="layout" svg:width="4.5cm" svg:height="0.954cm" svg:x="8.5cm" svg:y="6.046cm">
          <draw:text-box>
            <text:p><text:span text:style-name="T20">EventListener</text:span></text:p>
          </draw:text-box>
        </draw:frame>
        <presentation:notes draw:style-name="dp2">
          <draw:page-thumbnail draw:style-name="gr1" draw:layer="layout" svg:width="14.848cm" svg:height="11.135cm" svg:x="3.07cm" svg:y="2.257cm" draw:page-number="61" presentation:class="page"/>
          <draw:frame presentation:style-name="pr2" draw:text-style-name="P21" draw:layer="layout" svg:width="23.402cm" svg:height="22.037cm" svg:x="2.098cm" svg:y="14.107cm" presentation:class="notes" presentation:user-transformed="true">
            <draw:text-box>
              <text:p><text:span text:style-name="T25">EventHandler::handleMouseReleaseEvent</text:span></text:p>
              <text:p><text:span text:style-name="T25">→ </text:span><text:span text:style-name="T25">EventHandler::dispatchMouseEvent</text:span></text:p>
              <text:p><text:span text:style-name="T25">→ → </text:span><text:span text:style-name="T25">Node::dispatchMouseEvent <text:s/>(node under mouse)</text:span></text:p>
              <text:p><text:span text:style-name="T25">→ → → </text:span><text:span text:style-name="T25">EventDispatcher::dispatchEvent <text:s text:c="3"/>(static member function)</text:span></text:p>
              <text:p><text:span text:style-name="T25">→ → → → </text:span><text:span text:style-name="T25">create a EventDispatcher</text:span></text:p>
              <text:p><text:span text:style-name="T25">→ → → → </text:span><text:span text:style-name="T25">MouseEventDispatchMediator::dispatchEvent</text:span></text:p>
              <text:p><text:span text:style-name="T25">→ → → → → </text:span><text:span text:style-name="T25">EventDispatcher::dispatchEvent</text:span></text:p>
              <text:p><text:span text:style-name="T25">→ → → → → → </text:span><text:span text:style-name="T25">EventDispatcher::ensureEventAncestors</text:span></text:p>
              <text:p><text:span text:style-name="T48">==== Capturing Phase ====</text:span></text:p>
              <text:p><text:span text:style-name="T25">→ → → → → → </text:span><text:span text:style-name="T25">for loop</text:span></text:p>
              <text:p><text:span text:style-name="T25">→ → → → → → </text:span><text:span text:style-name="T25">EventContext::handleLocalEvents</text:span></text:p>
              <text:p><text:span text:style-name="T25">→ → → → → → → </text:span><text:span text:style-name="T25">Node::handleLocalEvents</text:span></text:p>
              <text:p><text:span text:style-name="T25">→ → → → → → → → </text:span><text:span text:style-name="T25">Node::fireEventListeners</text:span></text:p>
              <text:p><text:span text:style-name="T25">→ → → → → → → → → </text:span><text:span text:style-name="T25">JSEventListener::handleEvent</text:span></text:p>
              <text:p><text:span text:style-name="T25">→ → → → → → → → → </text:span><text:span text:style-name="T25">or</text:span></text:p>
              <text:p><text:span text:style-name="T25">→ → → → → → → → → </text:span><text:span text:style-name="T25">V8EventListener::handleEvent</text:span></text:p>
              <text:p><text:span text:style-name="T25">→ → → → → → </text:span><text:span text:style-name="T25">for loop end</text:span></text:p>
              <text:p><text:span text:style-name="T48">==== At Target ====</text:span></text:p>
              <text:p><text:span text:style-name="T25">→ → → → → → </text:span><text:span text:style-name="T25">Node::handleLocalEvents</text:span></text:p>
              <text:p><text:span text:style-name="T48">==== Bubbling Phase ====</text:span></text:p>
              <text:p><text:span text:style-name="T25">→ → → → → → </text:span><text:span text:style-name="T25">for loop</text:span></text:p>
              <text:p><text:span text:style-name="T25">→ → → → → → </text:span><text:span text:style-name="T25">EventContext::handleLocalEvents</text:span></text:p>
              <text:p><text:span text:style-name="T25">→ → → → → → → </text:span><text:span text:style-name="T25">Node::handleLocalEvents</text:span></text:p>
              <text:p><text:span text:style-name="T25">→ → → → → → → → </text:span><text:span text:style-name="T25">Node::fireEventListeners</text:span></text:p>
              <text:p><text:span text:style-name="T25">→ → → → → → → → → </text:span><text:span text:style-name="T25">JSEventListener::handleEvent</text:span></text:p>
              <text:p><text:span text:style-name="T25">→ → → → → → → → → </text:span><text:span text:style-name="T25">or</text:span></text:p>
              <text:p><text:span text:style-name="T25">→ → → → → → → → → </text:span><text:span text:style-name="T25">V8EventListener::handleEvent</text:span></text:p>
              <text:p><text:span text:style-name="T25">→ → → → → → </text:span><text:span text:style-name="T25">for loop end</text:span></text:p>
            </draw:text-box>
          </draw:frame>
        </presentation:notes>
      </draw:page>
      <draw:page draw:name="page62" draw:style-name="dp1" draw:master-page-name="oranssi" presentation:presentation-page-layout-name="AL3T0">
        <draw:frame presentation:style-name="pr13" draw:text-style-name="P40" draw:layer="layout" svg:width="25.199cm" svg:height="3.507cm" svg:x="1.4cm" svg:y="0.837cm" presentation:class="title">
          <draw:text-box>
            <text:p><text:span text:style-name="T38">Event Handling (3/4)</text:span></text:p>
          </draw:text-box>
        </draw:frame>
        <draw:custom-shape draw:style-name="gr42" draw:text-style-name="P28" xml:id="id190" draw:id="id190" draw:layer="layout" svg:width="3cm" svg:height="1cm" svg:x="12cm" svg:y="4cm">
          <text:p text:style-name="P9"><text:span text:style-name="T24">Document</text:span></text:p>
          <draw:enhanced-geometry svg:viewBox="0 0 21600 21600" draw:type="rectangle" draw:enhanced-path="M 0 0 L 21600 0 21600 21600 0 21600 0 0 Z N"/>
        </draw:custom-shape>
        <draw:custom-shape draw:style-name="gr16" draw:text-style-name="P28" xml:id="id191" draw:id="id191" draw:layer="layout" svg:width="3cm" svg:height="1cm" svg:x="12cm" svg:y="6cm">
          <text:p text:style-name="P9"><text:span text:style-name="T24">&lt;html&gt;</text:span></text:p>
          <draw:enhanced-geometry svg:viewBox="0 0 21600 21600" draw:type="rectangle" draw:enhanced-path="M 0 0 L 21600 0 21600 21600 0 21600 0 0 Z N"/>
        </draw:custom-shape>
        <draw:custom-shape draw:style-name="gr16" draw:text-style-name="P28" xml:id="id197" draw:id="id197" draw:layer="layout" svg:width="3cm" svg:height="1cm" svg:x="8.5cm" svg:y="14cm">
          <text:p text:style-name="P9"><text:span text:style-name="T24">&lt;tr&gt;</text:span></text:p>
          <draw:enhanced-geometry svg:viewBox="0 0 21600 21600" draw:type="rectangle" draw:enhanced-path="M 0 0 L 21600 0 21600 21600 0 21600 0 0 Z N"/>
        </draw:custom-shape>
        <draw:custom-shape draw:style-name="gr16" draw:text-style-name="P28" xml:id="id198" draw:id="id198" draw:layer="layout" svg:width="3cm" svg:height="1cm" svg:x="9.4cm" svg:y="16.5cm">
          <text:p text:style-name="P9"><text:span text:style-name="T24">&lt;td&gt;</text:span></text:p>
          <draw:enhanced-geometry svg:viewBox="0 0 21600 21600" draw:type="rectangle" draw:enhanced-path="M 0 0 L 21600 0 21600 21600 0 21600 0 0 Z N"/>
        </draw:custom-shape>
        <draw:custom-shape draw:style-name="gr16" draw:text-style-name="P28" xml:id="id195" draw:id="id195" draw:layer="layout" svg:width="3cm" svg:height="1cm" svg:x="12cm" svg:y="10cm">
          <text:p text:style-name="P9"><text:span text:style-name="T24">&lt;table&gt;</text:span></text:p>
          <draw:enhanced-geometry svg:viewBox="0 0 21600 21600" draw:type="rectangle" draw:enhanced-path="M 0 0 L 21600 0 21600 21600 0 21600 0 0 Z N"/>
        </draw:custom-shape>
        <draw:custom-shape draw:style-name="gr16" draw:text-style-name="P28" xml:id="id192" draw:id="id192" draw:layer="layout" svg:width="3cm" svg:height="1cm" svg:x="15.5cm" svg:y="14cm">
          <text:p text:style-name="P9"><text:span text:style-name="T24">&lt;tr&gt;</text:span></text:p>
          <draw:enhanced-geometry svg:viewBox="0 0 21600 21600" draw:type="rectangle" draw:enhanced-path="M 0 0 L 21600 0 21600 21600 0 21600 0 0 Z N"/>
        </draw:custom-shape>
        <draw:custom-shape draw:style-name="gr16" draw:text-style-name="P28" xml:id="id193" draw:id="id193" draw:layer="layout" svg:width="3cm" svg:height="1cm" svg:x="19.5cm" svg:y="16.5cm">
          <text:p text:style-name="P9"><text:span text:style-name="T24">&lt;td&gt;</text:span></text:p>
          <draw:enhanced-geometry svg:viewBox="0 0 21600 21600" draw:type="rectangle" draw:enhanced-path="M 0 0 L 21600 0 21600 21600 0 21600 0 0 Z N"/>
        </draw:custom-shape>
        <draw:custom-shape draw:style-name="gr16" draw:text-style-name="P28" xml:id="id194" draw:id="id194" draw:layer="layout" svg:width="3cm" svg:height="1cm" svg:x="12cm" svg:y="8cm">
          <text:p text:style-name="P9"><text:span text:style-name="T24">&lt;body&gt;</text:span></text:p>
          <draw:enhanced-geometry svg:viewBox="0 0 21600 21600" draw:type="rectangle" draw:enhanced-path="M 0 0 L 21600 0 21600 21600 0 21600 0 0 Z N"/>
        </draw:custom-shape>
        <draw:connector draw:style-name="gr15" draw:text-style-name="P22" draw:layer="layout" draw:type="line" svg:x1="13.5cm" svg:y1="5cm" svg:x2="13.5cm" svg:y2="6cm" draw:start-shape="id190" draw:end-shape="id191" draw:end-glue-point="0" svg:d="m13500 5000v1000">
          <text:p/>
        </draw:connector>
        <draw:connector draw:style-name="gr15" draw:text-style-name="P22" draw:layer="layout" draw:type="line" svg:x1="17cm" svg:y1="15cm" svg:x2="21cm" svg:y2="16.5cm" draw:start-shape="id192" draw:start-glue-point="2" draw:end-shape="id193" draw:end-glue-point="0" svg:d="m17000 15000 4000 1500">
          <text:p/>
        </draw:connector>
        <draw:connector draw:style-name="gr15" draw:text-style-name="P22" draw:layer="layout" draw:type="line" svg:x1="13.5cm" svg:y1="7cm" svg:x2="13.5cm" svg:y2="8cm" draw:start-shape="id191" draw:start-glue-point="2" draw:end-shape="id194" svg:d="m13500 7000v1000">
          <text:p/>
        </draw:connector>
        <draw:connector draw:style-name="gr15" draw:text-style-name="P22" draw:layer="layout" draw:type="line" svg:x1="13.5cm" svg:y1="9cm" svg:x2="13.5cm" svg:y2="10cm" draw:start-shape="id194" draw:start-glue-point="2" draw:end-shape="id195" draw:end-glue-point="0" svg:d="m13500 9000v1000">
          <text:p/>
        </draw:connector>
        <draw:connector draw:style-name="gr15" draw:text-style-name="P22" draw:layer="layout" draw:type="line" svg:x1="13.5cm" svg:y1="13cm" svg:x2="17cm" svg:y2="14cm" draw:start-shape="id196" draw:start-glue-point="2" draw:end-shape="id192" draw:end-glue-point="0" svg:d="m13500 13000 3500 1000">
          <text:p/>
        </draw:connector>
        <draw:custom-shape draw:style-name="gr16" draw:text-style-name="P28" xml:id="id196" draw:id="id196" draw:layer="layout" svg:width="3cm" svg:height="1cm" svg:x="12cm" svg:y="12cm">
          <text:p text:style-name="P9"><text:span text:style-name="T24">&lt;tbody&gt;</text:span></text:p>
          <draw:enhanced-geometry svg:viewBox="0 0 21600 21600" draw:type="rectangle" draw:enhanced-path="M 0 0 L 21600 0 21600 21600 0 21600 0 0 Z N"/>
        </draw:custom-shape>
        <draw:connector draw:style-name="gr15" draw:text-style-name="P22" draw:layer="layout" draw:type="line" svg:x1="13.5cm" svg:y1="11cm" svg:x2="13.5cm" svg:y2="12cm" draw:start-shape="id195" draw:start-glue-point="2" svg:d="m13500 11000v1000">
          <text:p/>
        </draw:connector>
        <draw:custom-shape draw:style-name="gr16" draw:text-style-name="P28" xml:id="id199" draw:id="id199" draw:layer="layout" svg:width="3cm" svg:height="1cm" svg:x="4.5cm" svg:y="16.5cm">
          <text:p text:style-name="P9"><text:span text:style-name="T24">&lt;td&gt;</text:span></text:p>
          <draw:enhanced-geometry svg:viewBox="0 0 21600 21600" draw:type="rectangle" draw:enhanced-path="M 0 0 L 21600 0 21600 21600 0 21600 0 0 Z N"/>
        </draw:custom-shape>
        <draw:custom-shape draw:style-name="gr43" draw:text-style-name="P52" xml:id="id200" draw:id="id200" draw:layer="layout" svg:width="3cm" svg:height="1cm" svg:x="14.6cm" svg:y="16.5cm">
          <text:p text:style-name="P9"><text:span text:style-name="T49">&lt;td&gt;</text:span></text:p>
          <draw:enhanced-geometry svg:viewBox="0 0 21600 21600" draw:type="rectangle" draw:enhanced-path="M 0 0 L 21600 0 21600 21600 0 21600 0 0 Z N"/>
        </draw:custom-shape>
        <draw:connector draw:style-name="gr15" draw:text-style-name="P9" draw:layer="layout" draw:type="line" svg:x1="13.5cm" svg:y1="13cm" svg:x2="10cm" svg:y2="14cm" draw:start-shape="id196" draw:start-glue-point="2" draw:end-shape="id197" draw:end-glue-point="0" svg:d="m13500 13000-3500 1000">
          <text:p/>
        </draw:connector>
        <draw:connector draw:style-name="gr15" draw:text-style-name="P9" draw:layer="layout" draw:type="line" svg:x1="10cm" svg:y1="15cm" svg:x2="10.9cm" svg:y2="16.5cm" draw:start-shape="id197" draw:start-glue-point="2" draw:end-shape="id198" svg:d="m10000 15000 900 1500">
          <text:p/>
        </draw:connector>
        <draw:connector draw:style-name="gr15" draw:text-style-name="P9" draw:layer="layout" draw:type="line" svg:x1="10cm" svg:y1="15cm" svg:x2="6cm" svg:y2="16.5cm" draw:start-shape="id197" draw:start-glue-point="2" draw:end-shape="id199" draw:end-glue-point="0" svg:d="m10000 15000-4000 1500">
          <text:p/>
        </draw:connector>
        <draw:connector draw:style-name="gr15" draw:text-style-name="P9" draw:layer="layout" draw:type="line" svg:x1="17cm" svg:y1="15cm" svg:x2="16.1cm" svg:y2="16.5cm" draw:start-shape="id192" draw:start-glue-point="2" draw:end-shape="id200" draw:end-glue-point="0" svg:d="m17000 15000-900 1500">
          <text:p/>
        </draw:connector>
        <draw:custom-shape draw:style-name="gr44" draw:text-style-name="P28" xml:id="id201" draw:id="id201" draw:layer="layout" svg:width="3cm" svg:height="1.5cm" svg:x="4.5cm" svg:y="18.5cm">
          <text:p text:style-name="P9"><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8" xml:id="id204" draw:id="id204" draw:layer="layout" svg:width="3cm" svg:height="1.5cm" svg:x="19.5cm" svg:y="18.5cm">
          <text:p text:style-name="P9"><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8" xml:id="id203" draw:id="id203" draw:layer="layout" svg:width="3cm" svg:height="1.5cm" svg:x="14.6cm" svg:y="18.5cm">
          <text:p text:style-name="P9"><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8" xml:id="id202" draw:id="id202" draw:layer="layout" svg:width="3cm" svg:height="1.5cm" svg:x="9.4cm" svg:y="18.5cm">
          <text:p text:style-name="P9"><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9" draw:layer="layout" draw:type="line" svg:x1="6cm" svg:y1="17.5cm" svg:x2="6cm" svg:y2="18.5cm" draw:start-shape="id199" draw:start-glue-point="2" draw:end-shape="id201" draw:end-glue-point="4" svg:d="m6000 17500v1000">
          <text:p/>
        </draw:connector>
        <draw:connector draw:style-name="gr15" draw:text-style-name="P9" draw:layer="layout" draw:type="line" svg:x1="10.9cm" svg:y1="17.5cm" svg:x2="10.9cm" svg:y2="18.5cm" draw:start-shape="id198" draw:start-glue-point="2" draw:end-shape="id202" svg:d="m10900 17500v1000">
          <text:p/>
        </draw:connector>
        <draw:connector draw:style-name="gr15" draw:text-style-name="P9" draw:layer="layout" draw:type="line" svg:x1="16.1cm" svg:y1="17.5cm" svg:x2="16.1cm" svg:y2="18.5cm" draw:start-shape="id200" draw:start-glue-point="2" draw:end-shape="id203" draw:end-glue-point="4" svg:d="m16100 17500v1000">
          <text:p/>
        </draw:connector>
        <draw:connector draw:style-name="gr15" draw:text-style-name="P9" draw:layer="layout" draw:type="line" svg:x1="21cm" svg:y1="17.5cm" svg:x2="21cm" svg:y2="18.5cm" draw:start-shape="id193" draw:start-glue-point="2" draw:end-shape="id204" draw:end-glue-point="4" svg:d="m21000 17500v1000">
          <text:p/>
        </draw:connector>
        <draw:line draw:style-name="gr45" draw:text-style-name="P9" draw:layer="layout" svg:x1="11cm" svg:y1="5cm" svg:x2="11cm" svg:y2="6.5cm">
          <text:p/>
        </draw:line>
        <draw:line draw:style-name="gr45" draw:text-style-name="P9" draw:layer="layout" svg:x1="11cm" svg:y1="7cm" svg:x2="11cm" svg:y2="8.5cm">
          <text:p/>
        </draw:line>
        <draw:line draw:style-name="gr45" draw:text-style-name="P9" draw:layer="layout" svg:x1="11cm" svg:y1="9cm" svg:x2="11cm" svg:y2="10.5cm">
          <text:p/>
        </draw:line>
        <draw:line draw:style-name="gr45" draw:text-style-name="P9" draw:layer="layout" svg:x1="11cm" svg:y1="11cm" svg:x2="11cm" svg:y2="12.5cm">
          <text:p/>
        </draw:line>
        <draw:line draw:style-name="gr24" draw:text-style-name="P9" draw:layer="layout" svg:x1="16cm" svg:y1="6.5cm" svg:x2="16cm" svg:y2="5cm">
          <text:p/>
        </draw:line>
        <draw:line draw:style-name="gr24" draw:text-style-name="P9" draw:layer="layout" svg:x1="16cm" svg:y1="8.5cm" svg:x2="16cm" svg:y2="7cm">
          <text:p/>
        </draw:line>
        <draw:line draw:style-name="gr24" draw:text-style-name="P9" draw:layer="layout" svg:x1="16cm" svg:y1="10.5cm" svg:x2="16cm" svg:y2="9cm">
          <text:p/>
        </draw:line>
        <draw:line draw:style-name="gr24" draw:text-style-name="P9" draw:layer="layout" svg:x1="16cm" svg:y1="12.5cm" svg:x2="16cm" svg:y2="11cm">
          <text:p/>
        </draw:line>
        <draw:line draw:style-name="gr45" draw:text-style-name="P9" draw:layer="layout" svg:x1="13.5cm" svg:y1="14cm" svg:x2="15cm" svg:y2="14.5cm">
          <text:p/>
        </draw:line>
        <draw:line draw:style-name="gr24" draw:text-style-name="P9" draw:layer="layout" svg:x1="17.5cm" svg:y1="13.5cm" svg:x2="16cm" svg:y2="13cm">
          <text:p/>
        </draw:line>
        <draw:line draw:style-name="gr45" draw:text-style-name="P9" draw:layer="layout" svg:x1="16cm" svg:y1="15.5cm" svg:x2="15.5cm" svg:y2="16.5cm">
          <text:p/>
        </draw:line>
        <draw:line draw:style-name="gr24" draw:text-style-name="P9" draw:layer="layout" svg:x1="17cm" svg:y1="16cm" svg:x2="17.5cm" svg:y2="15cm">
          <text:p/>
        </draw:line>
        <draw:frame draw:style-name="gr46" draw:text-style-name="P53" draw:layer="layout" svg:width="3cm" svg:height="1.889cm" svg:x="7.5cm" svg:y="8.111cm">
          <draw:text-box>
            <text:p text:style-name="P9"><text:span text:style-name="T50">capture</text:span></text:p>
            <text:p text:style-name="P9"><text:span text:style-name="T50">phase</text:span></text:p>
            <text:p text:style-name="P9"><text:span text:style-name="T50">(1)</text:span></text:p>
          </draw:text-box>
        </draw:frame>
        <draw:frame draw:style-name="gr46" draw:text-style-name="P54" draw:layer="layout" svg:width="3cm" svg:height="1.889cm" svg:x="16.5cm" svg:y="8cm">
          <draw:text-box>
            <text:p text:style-name="P9"><text:span text:style-name="T51">bubbling</text:span></text:p>
            <text:p text:style-name="P9"><text:span text:style-name="T51">phase</text:span></text:p>
            <text:p text:style-name="P9"><text:span text:style-name="T51">(3)</text:span></text:p>
          </draw:text-box>
        </draw:frame>
        <draw:frame draw:style-name="gr47" draw:text-style-name="P55" draw:layer="layout" svg:width="3cm" svg:height="1.889cm" svg:x="12.5cm" svg:y="15.111cm">
          <draw:text-box>
            <text:p text:style-name="P9"><text:span text:style-name="T52">target</text:span></text:p>
            <text:p text:style-name="P9"><text:span text:style-name="T52">phase</text:span></text:p>
            <text:p text:style-name="P9"><text:span text:style-name="T52">(2)</text:span></text:p>
          </draw:text-box>
        </draw:frame>
        <presentation:notes draw:style-name="dp2">
          <draw:page-thumbnail draw:style-name="gr1" draw:layer="layout" svg:width="14.848cm" svg:height="11.135cm" svg:x="3.07cm" svg:y="2.257cm" draw:page-number="62" presentation:class="page"/>
          <draw:frame presentation:style-name="pr2" draw:text-style-name="P56" draw:layer="layout" svg:width="23.402cm" svg:height="22.037cm" svg:x="2.098cm" svg:y="14.107cm" presentation:class="notes" presentation:user-transformed="true">
            <draw:text-box>
              <text:p><text:span text:style-name="T53">EventHandler::handleMouseReleaseEvent</text:span></text:p>
              <text:p><text:span text:style-name="T53">→ </text:span><text:span text:style-name="T53">EventHandler::dispatchMouseEvent</text:span></text:p>
              <text:p><text:span text:style-name="T53">→ → </text:span><text:span text:style-name="T53">Node::dispatchMouseEvent <text:s/>(node under mouse)</text:span></text:p>
              <text:p><text:span text:style-name="T53">→ → → </text:span><text:span text:style-name="T53">EventDispatcher::dispatchEvent <text:s text:c="3"/>(static member function)</text:span></text:p>
              <text:p><text:span text:style-name="T53">→ → → → </text:span><text:span text:style-name="T53">create a EventDispatcher</text:span></text:p>
              <text:p><text:span text:style-name="T53">→ → → → </text:span><text:span text:style-name="T53">MouseEventDispatchMediator::dispatchEvent</text:span></text:p>
              <text:p><text:span text:style-name="T53">→ → → → → </text:span><text:span text:style-name="T53">EventDispatcher::dispatchEvent</text:span></text:p>
              <text:p><text:span text:style-name="T53">→ → → → → → </text:span><text:span text:style-name="T53">EventDispatcher::ensureEventAncestors</text:span></text:p>
              <text:p><text:span text:style-name="T54">==== Capturing Phase ====</text:span></text:p>
              <text:p><text:span text:style-name="T53">→ → → → → → </text:span><text:span text:style-name="T53">for loop</text:span></text:p>
              <text:p><text:span text:style-name="T53">→ → → → → → </text:span><text:span text:style-name="T53">EventContext::handleLocalEvents</text:span></text:p>
              <text:p><text:span text:style-name="T53">→ → → → → → → </text:span><text:span text:style-name="T53">Node::handleLocalEvents</text:span></text:p>
              <text:p><text:span text:style-name="T53">→ → → → → → → → </text:span><text:span text:style-name="T53">Node::fireEventListeners</text:span></text:p>
              <text:p><text:span text:style-name="T53">→ → → → → → → → → </text:span><text:span text:style-name="T53">JSEventListener::handleEvent</text:span></text:p>
              <text:p><text:span text:style-name="T53">→ → → → → → → → → </text:span><text:span text:style-name="T53">or</text:span></text:p>
              <text:p><text:span text:style-name="T53">→ → → → → → → → → </text:span><text:span text:style-name="T53">V8EventListener::handleEvent</text:span></text:p>
              <text:p><text:span text:style-name="T53">→ → → → → → </text:span><text:span text:style-name="T53">for loop end</text:span></text:p>
              <text:p><text:span text:style-name="T54">==== At Target ====</text:span></text:p>
              <text:p><text:span text:style-name="T53">→ → → → → → </text:span><text:span text:style-name="T53">Node::handleLocalEvents</text:span></text:p>
              <text:p><text:span text:style-name="T54">==== Bubbling Phase ====</text:span></text:p>
              <text:p><text:span text:style-name="T53">→ → → → → → </text:span><text:span text:style-name="T53">for loop</text:span></text:p>
              <text:p><text:span text:style-name="T53">→ → → → → → </text:span><text:span text:style-name="T53">EventContext::handleLocalEvents</text:span></text:p>
              <text:p><text:span text:style-name="T53">→ → → → → → → </text:span><text:span text:style-name="T53">Node::handleLocalEvents</text:span></text:p>
              <text:p><text:span text:style-name="T53">→ → → → → → → → </text:span><text:span text:style-name="T53">Node::fireEventListeners</text:span></text:p>
              <text:p><text:span text:style-name="T53">→ → → → → → → → → </text:span><text:span text:style-name="T53">JSEventListener::handleEvent</text:span></text:p>
              <text:p><text:span text:style-name="T53">→ → → → → → → → → </text:span><text:span text:style-name="T53">or</text:span></text:p>
              <text:p><text:span text:style-name="T53">→ → → → → → → → → </text:span><text:span text:style-name="T53">V8EventListener::handleEvent</text:span></text:p>
              <text:p><text:span text:style-name="T53">→ → → → → → </text:span><text:span text:style-name="T53">for loop end</text:span></text:p>
            </draw:text-box>
          </draw:frame>
        </presentation:notes>
      </draw:page>
      <draw:page draw:name="page63" draw:style-name="dp1" draw:master-page-name="oranssi" presentation:presentation-page-layout-name="AL3T0">
        <draw:frame presentation:style-name="pr13" draw:text-style-name="P40" draw:layer="layout" svg:width="25.199cm" svg:height="3.507cm" svg:x="1.4cm" svg:y="0.837cm" presentation:class="title">
          <draw:text-box>
            <text:p><text:span text:style-name="T38">Event Handling (4/4)</text:span></text:p>
          </draw:text-box>
        </draw:frame>
        <draw:custom-shape draw:style-name="gr16" draw:text-style-name="P34" xml:id="id205" draw:id="id205" draw:layer="layout" svg:width="3.5cm" svg:height="1.5cm" svg:x="5.5cm" svg:y="5.431cm">
          <text:p text:style-name="P9"><text:span text:style-name="T29">WebKit</text:span></text:p>
          <draw:enhanced-geometry svg:viewBox="0 0 21600 21600" draw:type="rectangle" draw:enhanced-path="M 0 0 L 21600 0 21600 21600 0 21600 0 0 Z N"/>
        </draw:custom-shape>
        <draw:custom-shape draw:style-name="gr16" draw:text-style-name="P34" xml:id="id206" draw:id="id206" draw:layer="layout" svg:width="4.5cm" svg:height="1.5cm" svg:x="5cm" svg:y="9cm">
          <text:p text:style-name="P9"><text:span text:style-name="T29">EventHandler</text:span></text:p>
          <draw:enhanced-geometry svg:viewBox="0 0 21600 21600" draw:type="rectangle" draw:enhanced-path="M 0 0 L 21600 0 21600 21600 0 21600 0 0 Z N"/>
        </draw:custom-shape>
        <draw:custom-shape draw:style-name="gr16" draw:text-style-name="P34" xml:id="id210" draw:id="id210" draw:layer="layout" svg:width="5.5cm" svg:height="1.5cm" svg:x="4.5cm" svg:y="14cm">
          <text:p text:style-name="P9"><text:span text:style-name="T29">EventDispatcher</text:span></text:p>
          <draw:enhanced-geometry svg:viewBox="0 0 21600 21600" draw:type="rectangle" draw:enhanced-path="M 0 0 L 21600 0 21600 21600 0 21600 0 0 Z N"/>
        </draw:custom-shape>
        <draw:custom-shape draw:style-name="gr16" draw:text-style-name="P34" xml:id="id211" draw:id="id211" draw:layer="layout" svg:width="7.5cm" svg:height="1.5cm" svg:x="3.5cm" svg:y="17.5cm">
          <text:p text:style-name="P9"><text:span text:style-name="T29">EventDispatchMediator</text:span></text:p>
          <draw:enhanced-geometry svg:viewBox="0 0 21600 21600" draw:type="rectangle" draw:enhanced-path="M 0 0 L 21600 0 21600 21600 0 21600 0 0 Z N"/>
        </draw:custom-shape>
        <draw:custom-shape draw:style-name="gr16" draw:text-style-name="P34" xml:id="id212" draw:id="id212" draw:layer="layout" svg:width="4.5cm" svg:height="1.5cm" svg:x="14.5cm" svg:y="14cm">
          <text:p text:style-name="P9"><text:span text:style-name="T29">EventContext</text:span></text:p>
          <draw:enhanced-geometry svg:viewBox="0 0 21600 21600" draw:type="rectangle" draw:enhanced-path="M 0 0 L 21600 0 21600 21600 0 21600 0 0 Z N"/>
        </draw:custom-shape>
        <draw:custom-shape draw:style-name="gr16" draw:text-style-name="P34" xml:id="id207" draw:id="id207" draw:layer="layout" svg:width="4cm" svg:height="1.5cm" svg:x="22cm" svg:y="9cm">
          <text:p text:style-name="P9"><text:span text:style-name="T29">EventTarget</text:span></text:p>
          <draw:enhanced-geometry svg:viewBox="0 0 21600 21600" draw:type="rectangle" draw:enhanced-path="M 0 0 L 21600 0 21600 21600 0 21600 0 0 Z N"/>
        </draw:custom-shape>
        <draw:custom-shape draw:style-name="gr16" draw:text-style-name="P34" xml:id="id208" draw:id="id208" draw:layer="layout" svg:width="4.5cm" svg:height="1.5cm" svg:x="21.7cm" svg:y="13.5cm">
          <text:p text:style-name="P9"><text:span text:style-name="T29">EventListener</text:span></text:p>
          <draw:enhanced-geometry svg:viewBox="0 0 21600 21600" draw:type="rectangle" draw:enhanced-path="M 0 0 L 21600 0 21600 21600 0 21600 0 0 Z N"/>
        </draw:custom-shape>
        <draw:custom-shape draw:style-name="gr16" draw:text-style-name="P34" xml:id="id209" draw:id="id209" draw:layer="layout" svg:width="3.5cm" svg:height="1.5cm" svg:x="15cm" svg:y="9cm">
          <text:p text:style-name="P9"><text:span text:style-name="T29">Node</text:span></text:p>
          <draw:enhanced-geometry svg:viewBox="0 0 21600 21600" draw:type="rectangle" draw:enhanced-path="M 0 0 L 21600 0 21600 21600 0 21600 0 0 Z N"/>
        </draw:custom-shape>
        <draw:connector draw:style-name="gr18" draw:text-style-name="P22" draw:layer="layout" draw:type="line" svg:x1="1.969cm" svg:y1="6.184cm" svg:x2="5.5cm" svg:y2="6.181cm" draw:end-shape="id205" draw:end-glue-point="3" svg:d="m1969 6184 3531-3">
          <text:p text:style-name="P9"><text:span text:style-name="T20">UI Event</text:span></text:p>
        </draw:connector>
        <draw:connector draw:style-name="gr19" draw:text-style-name="P22" draw:layer="layout" draw:type="line" svg:x1="7.25cm" svg:y1="6.931cm" svg:x2="7.25cm" svg:y2="9cm" draw:start-shape="id205" draw:end-shape="id206" draw:end-glue-point="0" svg:d="m7250 6931v2069">
          <text:p text:style-name="P9"><text:span text:style-name="T20">handle message</text:span></text:p>
        </draw:connector>
        <draw:connector draw:style-name="gr19" draw:text-style-name="P22" draw:layer="layout" draw:type="line" svg:x1="24cm" svg:y1="10.5cm" svg:x2="23.95cm" svg:y2="13.5cm" draw:start-shape="id207" draw:start-glue-point="2" draw:end-shape="id208" svg:d="m24000 10500-50 3000">
          <text:p text:style-name="P9"><text:span text:style-name="T20">handle message</text:span></text:p>
        </draw:connector>
        <draw:connector draw:style-name="gr19" draw:text-style-name="P22" draw:layer="layout" draw:type="line" svg:x1="9.5cm" svg:y1="9.75cm" svg:x2="15cm" svg:y2="9.75cm" draw:start-shape="id206" draw:end-shape="id209" draw:end-glue-point="3" svg:d="m9500 9750h5500">
          <text:p text:style-name="P9"><text:span text:style-name="T20">dispatch</text:span></text:p>
        </draw:connector>
        <draw:connector draw:style-name="gr19" draw:text-style-name="P22" draw:layer="layout" draw:type="line" svg:x1="15cm" svg:y1="9.75cm" svg:x2="7.25cm" svg:y2="14cm" draw:start-shape="id209" draw:start-glue-point="3" draw:end-shape="id210" draw:end-glue-point="0" svg:d="m15000 9750-7750 4250">
          <text:p text:style-name="P9"><text:span text:style-name="T20">dispatch</text:span></text:p>
        </draw:connector>
        <draw:connector draw:style-name="gr48" draw:text-style-name="P22" draw:layer="layout" draw:line-skew="-0.499cm" svg:x1="4.5cm" svg:y1="14.75cm" svg:x2="3.5cm" svg:y2="18.25cm" draw:start-shape="id210" draw:start-glue-point="3" draw:end-shape="id211" svg:d="m4500 14750h-2000v3500h1000">
          <text:p text:style-name="P9"><text:span text:style-name="T20">dispatch</text:span></text:p>
        </draw:connector>
        <draw:connector draw:style-name="gr19" draw:text-style-name="P9" draw:layer="layout" draw:type="line" svg:x1="7.25cm" svg:y1="17.5cm" svg:x2="7.25cm" svg:y2="15.5cm" draw:start-shape="id211" draw:start-glue-point="0" draw:end-shape="id210" draw:end-glue-point="2" svg:d="m7250 17500v-2000">
          <text:p text:style-name="P9"><text:span text:style-name="T20">dispatch</text:span></text:p>
        </draw:connector>
        <draw:connector draw:style-name="gr19" draw:text-style-name="P9" draw:layer="layout" draw:type="line" svg:x1="10cm" svg:y1="14.75cm" svg:x2="14.5cm" svg:y2="14.75cm" draw:start-shape="id210" draw:start-glue-point="1" draw:end-shape="id212" draw:end-glue-point="3" svg:d="m10000 14750h4500">
          <text:p text:style-name="P9"><text:span text:style-name="T20">handle</text:span></text:p>
        </draw:connector>
        <draw:connector draw:style-name="gr19" draw:text-style-name="P9" draw:layer="layout" draw:type="line" svg:x1="16.75cm" svg:y1="14cm" svg:x2="16.75cm" svg:y2="10.5cm" draw:start-shape="id212" draw:start-glue-point="0" draw:end-shape="id209" draw:end-glue-point="2" svg:d="m16750 14000v-3500">
          <text:p text:style-name="P9"><text:span text:style-name="T20">handle</text:span></text:p>
        </draw:connector>
        <draw:connector draw:style-name="gr18" draw:text-style-name="P22" draw:layer="layout" draw:type="line" svg:x1="18.5cm" svg:y1="9.75cm" svg:x2="22cm" svg:y2="9.75cm" draw:start-shape="id209" draw:start-glue-point="1" draw:end-shape="id207" draw:end-glue-point="3" svg:d="m18500 9750h3500">
          <text:p text:style-name="P9"><text:span text:style-name="T20">fire event</text:span></text:p>
        </draw:connector>
        <draw:connector draw:style-name="gr15" draw:text-style-name="P9" draw:layer="layout" draw:type="line" svg:x1="23.95cm" svg:y1="15cm" svg:x2="23.95cm" svg:y2="16.9cm" draw:start-shape="id208" draw:start-glue-point="2" draw:end-shape="id213" draw:end-glue-point="0" svg:d="m23950 15000v1900">
          <text:p/>
        </draw:connector>
        <draw:custom-shape draw:style-name="gr16" draw:text-style-name="P34" xml:id="id213" draw:id="id213" draw:layer="layout" svg:width="4.5cm" svg:height="2cm" svg:x="21.7cm" svg:y="16.9cm">
          <text:p text:style-name="P9"><text:span text:style-name="T29">JavaScript</text:span></text:p>
          <text:p text:style-name="P9"><text:span text:style-name="T29">Engine</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cm" svg:y="2.257cm" draw:page-number="63" presentation:class="page"/>
          <draw:frame presentation:style-name="pr2" draw:text-style-name="P56" draw:layer="layout" svg:width="23.402cm" svg:height="22.037cm" svg:x="2.098cm" svg:y="14.107cm" presentation:class="notes" presentation:user-transformed="true">
            <draw:text-box>
              <text:p><text:span text:style-name="T53">EventHandler::handleMouseReleaseEvent</text:span></text:p>
              <text:p><text:span text:style-name="T53">→ </text:span><text:span text:style-name="T53">EventHandler::dispatchMouseEvent</text:span></text:p>
              <text:p><text:span text:style-name="T53">→ → </text:span><text:span text:style-name="T53">Node::dispatchMouseEvent <text:s/>(node under mouse)</text:span></text:p>
              <text:p><text:span text:style-name="T53">→ → → </text:span><text:span text:style-name="T53">EventDispatcher::dispatchEvent <text:s text:c="3"/>(static member function)</text:span></text:p>
              <text:p><text:span text:style-name="T53">→ → → → </text:span><text:span text:style-name="T53">create a EventDispatcher</text:span></text:p>
              <text:p><text:span text:style-name="T53">→ → → → </text:span><text:span text:style-name="T53">MouseEventDispatchMediator::dispatchEvent</text:span></text:p>
              <text:p><text:span text:style-name="T53">→ → → → → </text:span><text:span text:style-name="T53">EventDispatcher::dispatchEvent</text:span></text:p>
              <text:p><text:span text:style-name="T53">→ → → → → → </text:span><text:span text:style-name="T53">EventDispatcher::ensureEventAncestors</text:span></text:p>
              <text:p><text:span text:style-name="T54">==== Capturing Phase ====</text:span></text:p>
              <text:p><text:span text:style-name="T53">→ → → → → → </text:span><text:span text:style-name="T53">for loop</text:span></text:p>
              <text:p><text:span text:style-name="T53">→ → → → → → </text:span><text:span text:style-name="T53">EventContext::handleLocalEvents</text:span></text:p>
              <text:p><text:span text:style-name="T53">→ → → → → → → </text:span><text:span text:style-name="T53">Node::handleLocalEvents</text:span></text:p>
              <text:p><text:span text:style-name="T53">→ → → → → → → → </text:span><text:span text:style-name="T53">Node::fireEventListeners</text:span></text:p>
              <text:p><text:span text:style-name="T53">→ → → → → → → → → </text:span><text:span text:style-name="T53">JSEventListener::handleEvent</text:span></text:p>
              <text:p><text:span text:style-name="T53">→ → → → → → → → → </text:span><text:span text:style-name="T53">or</text:span></text:p>
              <text:p><text:span text:style-name="T53">→ → → → → → → → → </text:span><text:span text:style-name="T53">V8EventListener::handleEvent</text:span></text:p>
              <text:p><text:span text:style-name="T53">→ → → → → → </text:span><text:span text:style-name="T53">for loop end</text:span></text:p>
              <text:p><text:span text:style-name="T54">==== At Target ====</text:span></text:p>
              <text:p><text:span text:style-name="T53">→ → → → → → </text:span><text:span text:style-name="T53">Node::handleLocalEvents</text:span></text:p>
              <text:p><text:span text:style-name="T54">==== Bubbling Phase ====</text:span></text:p>
              <text:p><text:span text:style-name="T53">→ → → → → → </text:span><text:span text:style-name="T53">for loop</text:span></text:p>
              <text:p><text:span text:style-name="T53">→ → → → → → </text:span><text:span text:style-name="T53">EventContext::handleLocalEvents</text:span></text:p>
              <text:p><text:span text:style-name="T53">→ → → → → → → </text:span><text:span text:style-name="T53">Node::handleLocalEvents</text:span></text:p>
              <text:p><text:span text:style-name="T53">→ → → → → → → → </text:span><text:span text:style-name="T53">Node::fireEventListeners</text:span></text:p>
              <text:p><text:span text:style-name="T53">→ → → → → → → → → </text:span><text:span text:style-name="T53">JSEventListener::handleEvent</text:span></text:p>
              <text:p><text:span text:style-name="T53">→ → → → → → → → → </text:span><text:span text:style-name="T53">or</text:span></text:p>
              <text:p><text:span text:style-name="T53">→ → → → → → → → → </text:span><text:span text:style-name="T53">V8EventListener::handleEvent</text:span></text:p>
              <text:p><text:span text:style-name="T53">→ → → → → → </text:span><text:span text:style-name="T53">for loop en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Sky" xlink:href="Pictures/100000000000005E0000005E47394922.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draw:stroke-dash="Ultra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預設-background" style:family="presentation">
      <style:graphic-properties draw:stroke="none" draw:fill="none"/>
      <style:text-properties style:letter-kerning="true"/>
    </style:style>
    <style:style style:name="預設-backgroundobjects" style:family="presentation">
      <style:graphic-properties draw:shadow="hidden" draw:shadow-offset-x="0.3cm" draw:shadow-offset-y="0.3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cm" fo:margin-bottom="0.4cm"/>
      <style:text-properties fo:font-size="28pt" style:font-size-asian="28pt" style:font-size-complex="28pt"/>
    </style:style>
    <style:style style:name="預設-outline3" style:family="presentation" style:parent-style-name="預設-outline2">
      <style:paragraph-properties fo:margin-top="0cm" fo:margin-bottom="0.3cm"/>
      <style:text-properties fo:font-size="24pt" style:font-size-asian="24pt" style:font-size-complex="24pt"/>
    </style:style>
    <style:style style:name="預設-outline4" style:family="presentation" style:parent-style-name="預設-outline3">
      <style:paragraph-properties fo:margin-top="0cm" fo:margin-bottom="0.2cm"/>
      <style:text-properties fo:font-size="20pt" style:font-size-asian="20pt" style:font-size-complex="20pt"/>
    </style:style>
    <style:style style:name="預設-outline5" style:family="presentation" style:parent-style-name="預設-outline4">
      <style:paragraph-properties fo:margin-top="0cm" fo:margin-bottom="0.1cm"/>
      <style:text-properties fo:font-size="20pt" style:font-size-asian="20pt" style:font-size-complex="20pt"/>
    </style:style>
    <style:style style:name="預設-outline6" style:family="presentation" style:parent-style-name="預設-outline5">
      <style:paragraph-properties fo:margin-top="0cm" fo:margin-bottom="0.1cm"/>
      <style:text-properties fo:font-size="20pt" style:font-size-asian="20pt" style:font-size-complex="20pt"/>
    </style:style>
    <style:style style:name="預設-outline7" style:family="presentation" style:parent-style-name="預設-outline6">
      <style:paragraph-properties fo:margin-top="0cm" fo:margin-bottom="0.1cm"/>
      <style:text-properties fo:font-size="20pt" style:font-size-asian="20pt" style:font-size-complex="20pt"/>
    </style:style>
    <style:style style:name="預設-outline8" style:family="presentation" style:parent-style-name="預設-outline7">
      <style:paragraph-properties fo:margin-top="0cm" fo:margin-bottom="0.1cm"/>
      <style:text-properties fo:font-size="20pt" style:font-size-asian="20pt" style:font-size-complex="20pt"/>
    </style:style>
    <style:style style:name="預設-outline9" style:family="presentation" style:parent-style-name="預設-outline8">
      <style:paragraph-properties fo:margin-top="0cm" fo:margin-bottom="0.1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fill-color="#008080" draw:fill-image-width="0cm" draw:fill-image-height="0cm"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zen_5f_tausta" draw:fill-image-width="100%" draw:fill-image-height="10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harmaa2-title">
      <style:graphic-properties draw:fill-color="#ffffff" draw:auto-grow-height="false" fo:min-height="3.507cm"/>
    </style:style>
    <style:style style:name="Mpr2" style:family="presentation" style:parent-style-name="harmaa2-outline1">
      <style:graphic-properties draw:fill-color="#ffffff" draw:auto-grow-height="false" fo:min-height="13.86cm"/>
    </style:style>
    <style:style style:name="Mpr3" style:family="presentation" style:parent-style-name="harmaa2-backgroundobjects">
      <style:graphic-properties draw:stroke="none" draw:fill="none" draw:fill-color="#ffffff" draw:auto-grow-height="false" fo:min-height="1.449cm"/>
    </style:style>
    <style:style style:name="Mpr4" style:family="presentation" style:parent-style-name="harmaa2-backgroundobjects">
      <style:graphic-properties draw:stroke="none" draw:fill="none" draw:fill-color="#ffffff" draw:auto-grow-height="false" fo:min-height="1.485cm"/>
    </style:style>
    <style:style style:name="Mpr5" style:family="presentation" style:parent-style-name="harmaa2-backgroundobjects">
      <style:graphic-properties draw:stroke="none" draw:fill="none" draw:fill-color="#ffffff" draw:textarea-vertical-align="bottom" draw:auto-grow-height="false" fo:min-height="1.485cm"/>
    </style:style>
    <style:style style:name="Mpr6" style:family="presentation" style:parent-style-name="預設-backgroundobjects">
      <style:graphic-properties draw:stroke="none" draw:fill="none" draw:fill-color="#ffffff" draw:auto-grow-height="false" fo:min-height="1.449cm"/>
    </style:style>
    <style:style style:name="Mpr7" style:family="presentation" style:parent-style-name="預設-backgroundobjects">
      <style:graphic-properties draw:stroke="none" draw:fill="none" draw:fill-color="#ffffff" draw:auto-grow-height="false" fo:min-height="1.397cm"/>
    </style:style>
    <style:style style:name="Mpr8" style:family="presentation" style:parent-style-name="預設-backgroundobjects">
      <style:graphic-properties draw:stroke="none" draw:fill="none" draw:fill-color="#ffffff" draw:textarea-vertical-align="bottom" draw:auto-grow-height="false" fo:min-height="1.397cm"/>
    </style:style>
    <style:style style:name="Mpr9" style:family="presentation" style:parent-style-name="oranssi-backgroundobjects">
      <style:graphic-properties draw:stroke="none" draw:fill="gradient" draw:fill-gradient-name="Gradient_20_7" draw:textarea-horizontal-align="center" draw:textarea-vertical-align="middle"/>
    </style:style>
    <style:style style:name="Mpr10" style:family="presentation" style:parent-style-name="oranssi-title">
      <style:graphic-properties draw:fill-color="#ffffff" draw:auto-grow-height="false" fo:min-height="3.507cm"/>
    </style:style>
    <style:style style:name="Mpr11" style:family="presentation" style:parent-style-name="oranssi-outline1">
      <style:graphic-properties draw:fill-color="#ffffff" draw:auto-grow-height="false" fo:min-height="13.86cm"/>
    </style:style>
    <style:style style:name="Mpr12" style:family="presentation" style:parent-style-name="oranssi-backgroundobjects">
      <style:graphic-properties draw:stroke="none" draw:fill="none" draw:fill-color="#ffffff" draw:auto-grow-height="false" fo:min-height="1.449cm"/>
    </style:style>
    <style:style style:name="Mpr13" style:family="presentation" style:parent-style-name="oranssi-backgroundobjects">
      <style:graphic-properties draw:stroke="none" draw:fill="none" draw:fill-color="#ffffff" draw:auto-grow-height="false" fo:min-height="1.485cm"/>
    </style:style>
    <style:style style:name="Mpr14" style:family="presentation" style:parent-style-name="oranssi-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text-properties fo:font-size="14pt" style:font-size-asian="14pt" style:font-size-complex="14pt"/>
    </style:style>
    <style:style style:name="MP15" style:family="paragraph">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style:paragraph-properties fo:text-align="center"/>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harmaa2" style:page-layout-name="PM1" draw:style-name="Mdp1">
      <office:forms form:automatic-focus="false" form:apply-design-mode="false"/>
      <draw:frame presentation:style-name="Mpr1" draw:text-style-name="MP3" draw:layer="backgroundobjects" svg:width="25.199cm" svg:height="3.506cm" svg:x="1.4cm" svg:y="0.837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0.5cm" svg:x="11.261cm" svg:y="20.5cm" presentation:class="date-time">
        <draw:text-box>
          <text:p text:style-name="MP1"><text:span text:style-name="MT2"><presentation:date-time/></text:span></text:p>
        </draw:text-box>
      </draw:frame>
      <draw:frame presentation:style-name="Mpr3" draw:text-style-name="MP13" draw:layer="backgroundobjects" svg:width="8.875cm" svg:height="0.5cm" svg:x="0.5cm" svg:y="20.5cm" presentation:class="footer">
        <draw:text-box>
          <text:p text:style-name="MP13"><text:span text:style-name="MT2"><presentation:footer/></text:span></text:p>
        </draw:text-box>
      </draw:frame>
      <draw:frame presentation:style-name="Mpr3" draw:text-style-name="MP2" draw:layer="backgroundobjects" svg:width="6.523cm" svg:height="0.5cm" svg:x="20cm" svg:y="20.5cm" presentation:class="page-number">
        <draw:text-box>
          <text:p text:style-name="MP2"><text:span text:style-name="MT2"><text:page-number>&lt;number&gt;</text:page-number></text:span></text:p>
        </draw:text-box>
      </draw:frame>
      <presentation:notes style:page-layout-name="PM2">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預設" style:page-layout-name="PM1" draw:style-name="Mdp2">
      <office:forms form:automatic-focus="false" form:apply-design-mode="false"/>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3.86cm" svg:x="1.4cm" svg:y="4.914cm" presentation:class="outline" presentation:placeholder="true">
        <draw:text-box/>
      </draw:frame>
      <draw:frame presentation:style-name="Mpr6" draw:text-style-name="MP14" draw:layer="backgroundobjects" svg:width="6.523cm" svg:height="1.448cm" svg:x="1.4cm" svg:y="19.131cm" presentation:class="date-time">
        <draw:text-box>
          <text:p text:style-name="MP14"><text:span text:style-name="MT1"><presentation:date-time/></text:span></text:p>
        </draw:text-box>
      </draw:frame>
      <draw:frame presentation:style-name="Mpr6" draw:text-style-name="MP15" draw:layer="backgroundobjects" svg:width="8.875cm" svg:height="1.448cm" svg:x="9.576cm" svg:y="19.131cm" presentation:class="footer">
        <draw:text-box>
          <text:p text:style-name="MP15"><text:span text:style-name="MT1"><presentation:footer/></text:span></text:p>
        </draw:text-box>
      </draw:frame>
      <draw:frame presentation:style-name="Mpr6" draw:text-style-name="MP16" draw:layer="backgroundobjects" svg:width="6.523cm" svg:height="1.448cm" svg:x="20.076cm" svg:y="19.131cm" presentation:class="page-number">
        <draw:text-box>
          <text:p text:style-name="MP16"><text:span text:style-name="MT1"><text:page-number>&lt;number&gt;</text:page-number></text:span></text:p>
        </draw:text-box>
      </draw:frame>
      <presentation:notes style:page-layout-name="PM2">
        <draw:page-thumbnail presentation:style-name="預設-title" draw:layer="backgroundobjects" svg:width="13.579cm" svg:height="11.136cm" svg:x="3.703cm" svg:y="2.256cm" presentation:class="page"/>
        <draw:frame presentation:style-name="預設-notes" draw:layer="backgroundobjects" svg:width="16.79cm" svg:height="13.364cm" svg:x="2.098cm" svg:y="14.107cm" presentation:class="notes" presentation:placeholder="true">
          <draw:text-box/>
        </draw:frame>
        <draw:frame presentation:style-name="Mpr7" draw:text-style-name="MP14" draw:layer="backgroundobjects" svg:width="9.108cm" svg:height="1.484cm" svg:x="0.001cm" svg:y="0cm" presentation:class="header">
          <draw:text-box>
            <text:p text:style-name="MP14"><text:span text:style-name="MT1"><presentation:header/></text:span></text:p>
          </draw:text-box>
        </draw:frame>
        <draw:frame presentation:style-name="Mpr7" draw:text-style-name="MP16" draw:layer="backgroundobjects" svg:width="9.108cm" svg:height="1.484cm" svg:x="11.879cm" svg:y="0cm" presentation:class="date-time">
          <draw:text-box>
            <text:p text:style-name="MP16"><text:span text:style-name="MT1"><presentation:date-time/></text:span></text:p>
          </draw:text-box>
        </draw:frame>
        <draw:frame presentation:style-name="Mpr8" draw:text-style-name="MP14" draw:layer="backgroundobjects" svg:width="9.108cm" svg:height="1.484cm" svg:x="0.001cm" svg:y="28.215cm" presentation:class="footer">
          <draw:text-box>
            <text:p text:style-name="MP14"><text:span text:style-name="MT1"><presentation:footer/></text:span></text:p>
          </draw:text-box>
        </draw:frame>
        <draw:frame presentation:style-name="Mpr8" draw:text-style-name="MP16" draw:layer="backgroundobjects" svg:width="9.108cm" svg:height="1.484cm" svg:x="11.879cm" svg:y="28.215cm" presentation:class="page-number">
          <draw:text-box>
            <text:p text:style-name="MP16"><text:span text:style-name="MT1"><text:page-number>&lt;number&gt;</text:page-number></text:span></text:p>
          </draw:text-box>
        </draw:frame>
      </presentation:notes>
    </style:master-page>
    <style:master-page style:name="oranssi" style:page-layout-name="PM1" draw:style-name="Mdp2">
      <office:forms form:automatic-focus="false" form:apply-design-mode="false"/>
      <draw:rect presentation:style-name="Mpr9" draw:text-style-name="MP17" draw:layer="backgroundobjects" svg:width="28cm" svg:height="10.5cm" svg:x="0cm" svg:y="0cm">
        <text:p/>
      </draw:rect>
      <draw:frame presentation:style-name="Mpr10" draw:layer="backgroundobjects" svg:width="25.199cm" svg:height="3.506cm" svg:x="1.4cm" svg:y="0.837cm" presentation:class="title">
        <draw:text-box>
          <text:p text:style-name="MP3">Muokkaa otsikon tekstimuotoa napsauttamalla</text:p>
        </draw:text-box>
      </draw:frame>
      <draw:frame presentation:style-name="Mpr11" draw:layer="backgroundobjects" svg:width="25.199cm" svg:height="13.859cm" svg:x="1.4cm" svg:y="4.914cm" presentation:class="outline">
        <draw:text-box>
          <text:list text:style-name="ML4">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13" draw:layer="backgroundobjects" svg:width="8.875cm" svg:height="1.448cm" svg:x="9.576cm" svg:y="19.131cm" presentation:class="footer">
        <draw:text-box>
          <text:p text:style-name="MP13"><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13" draw:text-style-name="MP1" draw:layer="backgroundobjects" svg:width="9.108cm" svg:height="1.484cm" svg:x="0cm" svg:y="0cm" presentation:class="header">
          <draw:text-box>
            <text:p text:style-name="MP1"><text:span text:style-name="MT1"><presentation:header/></text:span></text:p>
          </draw:text-box>
        </draw:frame>
        <draw:frame presentation:style-name="Mpr13" draw:text-style-name="MP2" draw:layer="backgroundobjects" svg:width="9.108cm" svg:height="1.484cm" svg:x="11.88cm" svg:y="0cm" presentation:class="date-time">
          <draw:text-box>
            <text:p text:style-name="MP2"><text:span text:style-name="MT1"><presentation:date-time/></text:span></text:p>
          </draw:text-box>
        </draw:frame>
        <draw:frame presentation:style-name="Mpr14" draw:text-style-name="MP1" draw:layer="backgroundobjects" svg:width="9.108cm" svg:height="1.484cm" svg:x="0cm" svg:y="28.216cm" presentation:class="footer">
          <draw:text-box>
            <text:p text:style-name="MP1"><text:span text:style-name="MT1"><presentation:footer/></text:span></text:p>
          </draw:text-box>
        </draw:frame>
        <draw:frame presentation:style-name="Mpr14"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3-20T14:01:31</meta:creation-date>
    <dc:language>fi-FI</dc:language>
    <meta:editing-cycles>88</meta:editing-cycles>
    <meta:editing-duration>P14DT4H48M58S</meta:editing-duration>
    <meta:initial-creator>Daniel Tsai</meta:initial-creator>
    <dc:date>2012-04-24T09:59:12</dc:date>
    <dc:creator>Chung-Wen Tsai</dc:creator>
    <meta:document-statistic meta:object-count="766"/>
    <meta:user-defined meta:name="Info 1"/>
    <meta:user-defined meta:name="Info 2"/>
    <meta:user-defined meta:name="Info 3"/>
    <meta:user-defined meta:name="Info 4"/>
    <meta:template xlink:type="simple" xlink:actuate="onRequest" xlink:title="" xlink:href="../../../usr/lib/openoffice/basis3.2/share/template/en-US/presnt/Grey.otp"/>
  </office:meta>
</office:document-meta>
</file>